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1">SlovParl Corpus in CLARIN.SI Repository</text:h>
      <text:p text:style-name="Text_20_body">This TEI customization file specifies the schema for the SlovParl (Proceedings of the Slovenian Parliament) corpus in CLARIN.SI repository.</text:p>
      <text:h text:outline-level="1">Elements</text:h>
      <text:h text:outline-level="2"><text:bookmark text:name="TEI.TEI"/>&lt;TEI&gt;</text:h>
      <table:table table:name="table1" table:style-name="Table1">
        <table:table-column table:style-name="Table1.col1"/>
        <table:table-column table:style-name="Table2.col2"/>
        <table:table-row>
          <table:table-cell table:number-columns-spanned="2">
            <text:p><text:span text:style-name="Highlight">&lt;TEI&gt; </text:span>(<text:span>TEI document</text:span>) <text:span>contains a single TEI-conformant document, containing a single TEI header, a single text, one or more members of the model.resourceLike class, or a combination of these. A series of &lt;TEI&gt; elements may be combined together to form a &lt;teiCorpus&gt; element.</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2" table:style-name="Table1">
              <table:table-column table:style-name="Table1.col1"/>
              <table:table-column table:style-name="Table2.col2"/>
              <table:table-row>
                <table:table-cell>
                  <text:p>version</text:p>
                </table:table-cell>
                <table:table-cell>
                  <text:p><text:span>specifies the major version number of the TEI Guidelines against which this document is valid.</text:span></text:p>
                  <table:table table:name="table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version</text:p>
                      </table:table-cell>
                    </table:table-row>
                    <table:table-row>
                      <table:table-cell>
                        <text:p><text:span text:style-name="Highlight">Note</text:span></text:p>
                      </table:table-cell>
                      <table:table-cell>
                        <text:p>The major version number is historically prefixed by a P (for Proposal), and is distinct from the version number used for individual releases of the Guidelines, as used by (for example) the <text:span text:style-name="Emphasis">source</text:span> of the &lt;schemaSpec&gt; element. The current version is P5.</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able:table-cell>
        </table:table-row>
        <table:table-row>
          <table:table-cell>
            <text:p><text:span text:style-name="Highlight">May contain</text:span></text:p>
          </table:table-cell>
          <table:table-cell>
            <text:p><text:span>header: </text:span><text:span>teiHeader</text:span></text:p>
            <text:p><text:span>textstructure: </text:span><text:span>text</text:span></text:p>
          </table:table-cell>
        </table:table-row>
        <table:table-row>
          <table:table-cell>
            <text:p><text:span text:style-name="Highlight">Declaration</text:span></text:p>
          </table:table-cell>
          <table:table-cell>
            <text:p text:style-name="Preformatted_20_Text"/>
            <text:p text:style-name="Preformatted_20_Text">element TEI</text:p>
            <text:p text:style-name="Preformatted_20_Text">{</text:p>
            <text:p text:style-name="Preformatted_20_Text">   att.global.attributes,</text:p>
            <text:p text:style-name="Preformatted_20_Text">   attribute version { data.version }?,</text:p>
            <text:p text:style-name="Preformatted_20_Text">   ( teiHeader, ( ( model.resourceLike+, text? ) | text ) )</text:p>
            <text:p text:style-name="Preformatted_20_Text">}</text:p>
          </table:table-cell>
        </table:table-row>
        <table:table-row>
          <table:table-cell>
            <text:p><text:span text:style-name="Highlight">Schematron</text:span></text:p>
          </table:table-cell>
          <table:table-cell>
            <text:p>
&lt;s:ns prefix="tei"
 uri="http://www.tei-c.org/ns/1.0"/&gt;
&lt;s:ns prefix="xs"
 uri="http://www.w3.org/2001/XMLSchema"/&gt;</text:p>
          </table:table-cell>
        </table:table-row>
        <table:table-row>
          <table:table-cell>
            <text:p><text:span text:style-name="Highlight">Schematron</text:span></text:p>
          </table:table-cell>
          <table:table-cell>
            <text:p>
&lt;s:ns prefix="rng"
 uri="http://relaxng.org/ns/structure/1.0"/&gt;</text:p>
          </table:table-cell>
        </table:table-row>
        <table:table-row>
          <table:table-cell>
            <text:p><text:span text:style-name="Highlight">Example</text:span></text:p>
          </table:table-cell>
          <table:table-cell>
            <text:p text:style-name="Preformatted_20_Text">&lt;TEI version="5.0" xmlns="http://www.tei-c.org/ns/1.0"&gt;</text:p>
            <text:p text:style-name="Preformatted_20_Text"> &lt;teiHeader&gt;</text:p>
            <text:p text:style-name="Preformatted_20_Text">  &lt;fileDesc&gt;</text:p>
            <text:p text:style-name="Preformatted_20_Text">   &lt;titleStmt&gt;</text:p>
            <text:p text:style-name="Preformatted_20_Text">    &lt;title&gt;The shortest TEI Document Imaginable&lt;/title&gt;</text:p>
            <text:p text:style-name="Preformatted_20_Text">   &lt;/titleStmt&gt;</text:p>
            <text:p text:style-name="Preformatted_20_Text">   &lt;publicationStmt&gt;</text:p>
            <text:p text:style-name="Preformatted_20_Text">    &lt;p&gt;First published as part of TEI P2, this is the P5</text:p>
            <text:p text:style-name="Preformatted_20_Text">         version using a name spac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text&gt;</text:p>
            <text:p text:style-name="Preformatted_20_Text">  &lt;body&gt;</text:p>
            <text:p text:style-name="Preformatted_20_Text">   &lt;p&gt;This is about the shortest TEI document imaginable.&lt;/p&gt;</text:p>
            <text:p text:style-name="Preformatted_20_Text">  &lt;/body&gt;</text:p>
            <text:p text:style-name="Preformatted_20_Text"> &lt;/text&gt;</text:p>
            <text:p text:style-name="Preformatted_20_Text">&lt;/TEI&gt;</text:p>
          </table:table-cell>
        </table:table-row>
        <table:table-row>
          <table:table-cell>
            <text:p><text:span text:style-name="Highlight">Example</text:span></text:p>
          </table:table-cell>
          <table:table-cell>
            <text:p text:style-name="Preformatted_20_Text">&lt;TEI version="5.0" xmlns="http://www.tei-c.org/ns/1.0"&gt;</text:p>
            <text:p text:style-name="Preformatted_20_Text"> &lt;teiHeader&gt;</text:p>
            <text:p text:style-name="Preformatted_20_Text">  &lt;fileDesc&gt;</text:p>
            <text:p text:style-name="Preformatted_20_Text">   &lt;titleStmt&gt;</text:p>
            <text:p text:style-name="Preformatted_20_Text">    &lt;title&gt;A TEI Document containing four page images &lt;/title&gt;</text:p>
            <text:p text:style-name="Preformatted_20_Text">   &lt;/titleStmt&gt;</text:p>
            <text:p text:style-name="Preformatted_20_Text">   &lt;publicationStmt&gt;</text:p>
            <text:p text:style-name="Preformatted_20_Text">    &lt;p&gt;Unpublished demonstration fil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facsimile&gt;</text:p>
            <text:p text:style-name="Preformatted_20_Text">  &lt;graphic url="page1.png"/&gt;</text:p>
            <text:p text:style-name="Preformatted_20_Text">  &lt;graphic url="page2.png"/&gt;</text:p>
            <text:p text:style-name="Preformatted_20_Text">  &lt;graphic url="page3.png"/&gt;</text:p>
            <text:p text:style-name="Preformatted_20_Text">  &lt;graphic url="page4.png"/&gt;</text:p>
            <text:p text:style-name="Preformatted_20_Text"> &lt;/facsimile&gt;</text:p>
            <text:p text:style-name="Preformatted_20_Text">&lt;/TEI&gt;</text:p>
          </table:table-cell>
        </table:table-row>
        <table:table-row>
          <table:table-cell>
            <text:p><text:span text:style-name="Highlight">Note</text:span></text:p>
          </table:table-cell>
          <table:table-cell>
            <text:p>This element is required. It is customary to specify the TEI namespace <text:span text:style-name="User_20_Entry">http://www.tei-c.org/ns/1.0</text:span> on it, using the <text:span text:style-name="Emphasis">xmlns</text:span> attribute.</text:p>
          </table:table-cell>
        </table:table-row>
      </table:table>
      <text:h text:outline-level="2"><text:bookmark text:name="TEI.addName"/>&lt;addName&gt;</text:h>
      <table:table table:name="table4" table:style-name="Table1">
        <table:table-column table:style-name="Table1.col1"/>
        <table:table-column table:style-name="Table2.col2"/>
        <table:table-row>
          <table:table-cell table:number-columns-spanned="2">
            <text:p><text:span text:style-name="Highlight">&lt;addName&gt; </text:span>(<text:span>additional name</text:span>) <text:span>contains an additional name component, such as a nickname, epithet, or alias, or any other descriptive phrase used within a person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persNamePart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dd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ersName&gt;</text:p>
            <text:p text:style-name="Preformatted_20_Text"> &lt;forename&gt;Frederick&lt;/forename&gt;</text:p>
            <text:p text:style-name="Preformatted_20_Text"> &lt;addName type="epithet"&gt;the Great&lt;/addName&gt;</text:p>
            <text:p text:style-name="Preformatted_20_Text"> &lt;roleName&gt;Emperor of Prussia&lt;/roleName&gt;</text:p>
            <text:p text:style-name="Preformatted_20_Text">&lt;/persName&gt;</text:p>
          </table:table-cell>
        </table:table-row>
      </table:table>
      <text:h text:outline-level="2"><text:bookmark text:name="TEI.addrLine"/>&lt;addrLine&gt;</text:h>
      <table:table table:name="table5" table:style-name="Table1">
        <table:table-column table:style-name="Table1.col1"/>
        <table:table-column table:style-name="Table2.col2"/>
        <table:table-row>
          <table:table-cell table:number-columns-spanned="2">
            <text:p><text:span text:style-name="Highlight">&lt;addrLine&gt; </text:span>(<text:span>address line</text:span>) <text:span>contains one line of a postal address.</text:span> [<text:a xlink:type="simple" xlink:href="http://www.tei-c.org/release/doc/tei-p5-doc/en/html/CO.html#CONAAD">3.5.2. Addresses</text:a> <text:a xlink:type="simple" xlink:href="http://www.tei-c.org/release/doc/tei-p5-doc/en/html/HD.html#HD24">2.2.4. Publication, Distribution, Licensing, etc.</text:a>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addrPart</text:p>
          </table:table-cell>
        </table:table-row>
        <table:table-row>
          <table:table-cell>
            <text:p><text:span text:style-name="Highlight">Contained by</text:span></text:p>
          </table:table-cell>
          <table:table-cell>
            <text:p><text:span>core: </text:span><text:span>address</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ddrLine { att.global.attributes, macro.phraseSeq }</text:p>
          </table:table-cell>
        </table:table-row>
        <table:table-row>
          <table:table-cell>
            <text:p><text:span text:style-name="Highlight">Example</text:span></text:p>
          </table:table-cell>
          <table:table-cell>
            <text:p text:style-name="Preformatted_20_Text">&lt;address&gt;</text:p>
            <text:p text:style-name="Preformatted_20_Text"> &lt;addrLine&gt;Computing Center, MC 135&lt;/addrLine&gt;</text:p>
            <text:p text:style-name="Preformatted_20_Text"> &lt;addrLine&gt;P.O. Box 6998&lt;/addrLine&gt;</text:p>
            <text:p text:style-name="Preformatted_20_Text"> &lt;addrLine&gt;Chicago, IL&lt;/addrLine&gt;</text:p>
            <text:p text:style-name="Preformatted_20_Text"> &lt;addrLine&gt;60680 USA&lt;/addrLine&gt;</text:p>
            <text:p text:style-name="Preformatted_20_Text">&lt;/address&gt;</text:p>
          </table:table-cell>
        </table:table-row>
        <table:table-row>
          <table:table-cell>
            <text:p><text:span text:style-name="Highlight">Example</text:span></text:p>
          </table:table-cell>
          <table:table-cell>
            <text:p text:style-name="Preformatted_20_Text">&lt;addrLine&gt;</text:p>
            <text:p text:style-name="Preformatted_20_Text"> &lt;ref target="tel:+1-201-555-0123"&gt;(201) 555 0123&lt;/ref&gt;</text:p>
            <text:p text:style-name="Preformatted_20_Text">&lt;/addrLine&gt;</text:p>
          </table:table-cell>
        </table:table-row>
        <table:table-row>
          <table:table-cell>
            <text:p><text:span text:style-name="Highlight">Note</text:span></text:p>
          </table:table-cell>
          <table:table-cell>
            <text:p>Addresses may be encoded either as a sequence of lines, or using any sequence of component elements from the <text:span>model.addrPart</text:span> class. Other non-postal forms of address, such as telephone numbers or email, should not be included within an &lt;address&gt; element directly but may be wrapped within an &lt;addrLine&gt; if they form part of the printed address in some source text.</text:p>
          </table:table-cell>
        </table:table-row>
      </table:table>
      <text:h text:outline-level="2"><text:bookmark text:name="TEI.address"/>&lt;address&gt;</text:h>
      <table:table table:name="table6" table:style-name="Table1">
        <table:table-column table:style-name="Table1.col1"/>
        <table:table-column table:style-name="Table2.col2"/>
        <table:table-row>
          <table:table-cell table:number-columns-spanned="2">
            <text:p><text:span text:style-name="Highlight">&lt;address&gt; </text:span><text:span>contains a postal address, for example of a publisher, an organization, or an individual.</text:span> [<text:a xlink:type="simple" xlink:href="http://www.tei-c.org/release/doc/tei-p5-doc/en/html/CO.html#CONAAD">3.5.2. Addresses</text:a> <text:a xlink:type="simple" xlink:href="http://www.tei-c.org/release/doc/tei-p5-doc/en/html/HD.html#HD24">2.2.4. Publication, Distribution, Licensing, etc.</text:a>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addressLike model.publicationStmtPart.detail </text:p>
          </table:table-cell>
        </table:table-row>
        <table:table-row>
          <table:table-cell>
            <text:p><text:span text:style-name="Highlight">Contained by</text:span></text:p>
          </table:table-cell>
          <table:table-cell>
            <text:p><text:span>analysis: </text:span><text:span>s</text:span></text:p>
            <text:p><text:span>core: </text:span><text:span>addrLine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publicationStmt sponsor tagUsage</text:span></text:p>
            <text:p><text:span>namesdates: </text:span><text:span>addName affiliation age birth bloc country death district education faith floruit forename genName langKnown location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Line gap note postBox postCode street</text:span></text:p>
            <text:p><text:span>header: </text:span><text:span>idno</text:span></text:p>
            <text:p><text:span>linking: </text:span><text:span>anchor timeline</text:span></text:p>
            <text:p><text:span>namesdates: </text:span><text:span>addName bloc country district forename genName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ddress</text:p>
            <text:p text:style-name="Preformatted_20_Text">{</text:p>
            <text:p text:style-name="Preformatted_20_Text">   att.global.attributes,</text:p>
            <text:p text:style-name="Preformatted_20_Text">   ( model.global*, ( ( model.addrPart ), model.global* )+ )</text:p>
            <text:p text:style-name="Preformatted_20_Text">}</text:p>
          </table:table-cell>
        </table:table-row>
        <table:table-row>
          <table:table-cell>
            <text:p><text:span text:style-name="Highlight">Example</text:span></text:p>
          </table:table-cell>
          <table:table-cell>
            <text:p text:style-name="Preformatted_20_Text">&lt;address&gt;</text:p>
            <text:p text:style-name="Preformatted_20_Text"> &lt;street&gt;via Marsala 24&lt;/street&gt;</text:p>
            <text:p text:style-name="Preformatted_20_Text"> &lt;postCode&gt;40126&lt;/postCode&gt;</text:p>
            <text:p text:style-name="Preformatted_20_Text"> &lt;name&gt;Bologna&lt;/name&gt;</text:p>
            <text:p text:style-name="Preformatted_20_Text"> &lt;name n="I"&gt;Italy&lt;/name&gt;</text:p>
            <text:p text:style-name="Preformatted_20_Text">&lt;/address&gt;</text:p>
          </table:table-cell>
        </table:table-row>
        <table:table-row>
          <table:table-cell>
            <text:p><text:span text:style-name="Highlight">Example</text:span></text:p>
          </table:table-cell>
          <table:table-cell>
            <text:p text:style-name="Preformatted_20_Text">&lt;address&gt;</text:p>
            <text:p text:style-name="Preformatted_20_Text"> &lt;addrLine&gt;Computing Center, MC 135&lt;/addrLine&gt;</text:p>
            <text:p text:style-name="Preformatted_20_Text"> &lt;addrLine&gt;P.O. Box 6998&lt;/addrLine&gt;</text:p>
            <text:p text:style-name="Preformatted_20_Text"> &lt;addrLine&gt;Chicago, IL 60680&lt;/addrLine&gt;</text:p>
            <text:p text:style-name="Preformatted_20_Text"> &lt;addrLine&gt;USA&lt;/addrLine&gt;</text:p>
            <text:p text:style-name="Preformatted_20_Text">&lt;/address&gt;</text:p>
          </table:table-cell>
        </table:table-row>
        <table:table-row>
          <table:table-cell>
            <text:p><text:span text:style-name="Highlight">Note</text:span></text:p>
          </table:table-cell>
          <table:table-cell>
            <text:p>This element should be used for postal addresses only. Within it, the generic element &lt;addrLine&gt; may be used as an alternative to any of the more specialized elements available from the <text:span>model.addrPart</text:span> class, such as &lt;street&gt;, &lt;postCode&gt; etc.</text:p>
          </table:table-cell>
        </table:table-row>
      </table:table>
      <text:h text:outline-level="2"><text:bookmark text:name="TEI.affiliation"/>&lt;affiliation&gt;</text:h>
      <table:table table:name="table7" table:style-name="Table1">
        <table:table-column table:style-name="Table1.col1"/>
        <table:table-column table:style-name="Table2.col2"/>
        <table:table-row>
          <table:table-cell table:number-columns-spanned="2">
            <text:p><text:span text:style-name="Highlight">&lt;affiliation&gt; </text:span><text:span>contains an informal description of a person's present or past affiliation with some organization, for example an employer or sponsor.</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addressLike model.persStateLike </text:p>
          </table:table-cell>
        </table:table-row>
        <table:table-row>
          <table:table-cell>
            <text:p><text:span text:style-name="Highlight">Contained by</text:span></text:p>
          </table:table-cell>
          <table:table-cell>
            <text:p><text:span>analysis: </text:span><text:span>s</text:span></text:p>
            <text:p><text:span>core: </text:span><text:span>addrLine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Name persName person personGrp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ffiliation</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affiliation&gt;Junior project officer for the US &lt;name type="org"&gt;National Endowment for</text:p>
            <text:p text:style-name="Preformatted_20_Text">   the Humanities&lt;/name&gt;</text:p>
            <text:p text:style-name="Preformatted_20_Text">&lt;/affiliation&gt;</text:p>
            <text:p text:style-name="Preformatted_20_Text">&lt;affiliation notAfter="1960-01-01"</text:p>
            <text:p text:style-name="Preformatted_20_Text"> notBefore="1957-02-28"&gt;Paid up member of the</text:p>
            <text:p text:style-name="Preformatted_20_Text">&lt;orgName&gt;Australian Journalists Association&lt;/orgName&gt;</text:p>
            <text:p text:style-name="Preformatted_20_Text">&lt;/affiliation&gt;</text:p>
          </table:table-cell>
        </table:table-row>
        <table:table-row>
          <table:table-cell>
            <text:p><text:span text:style-name="Highlight">Note</text:span></text:p>
          </table:table-cell>
          <table:table-cell>
            <text:p>If included, the name of an organization may be tagged using either the &lt;name&gt; element as above, or the more specific &lt;orgName&gt; element.</text:p>
          </table:table-cell>
        </table:table-row>
      </table:table>
      <text:h text:outline-level="2"><text:bookmark text:name="TEI.age"/>&lt;age&gt;</text:h>
      <table:table table:name="table8" table:style-name="Table1">
        <table:table-column table:style-name="Table1.col1"/>
        <table:table-column table:style-name="Table2.col2"/>
        <table:table-row>
          <table:table-cell table:number-columns-spanned="2">
            <text:p><text:span text:style-name="Highlight">&lt;age&gt; </text:span><text:span>specifies the age of a person.</text:span>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text:p>
            <table:table table:name="table9" table:style-name="Table1">
              <table:table-column table:style-name="Table1.col1"/>
              <table:table-column table:style-name="Table2.col2"/>
              <table:table-row>
                <table:table-cell>
                  <text:p>value</text:p>
                </table:table-cell>
                <table:table-cell>
                  <text:p><text:span>supplies a numeric code representing the age or age group</text:span></text:p>
                  <table:table table:name="table1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ount</text:p>
                      </table:table-cell>
                    </table:table-row>
                    <table:table-row>
                      <table:table-cell>
                        <text:p><text:span text:style-name="Highlight">Note</text:span></text:p>
                      </table:table-cell>
                      <table:table-cell>
                        <text:p>This attribute may be used to complement a more detailed discussion of a person's age in the content of the element</text:p>
                      </table:table-cell>
                    </table:table-row>
                  </table:table>
                </table:table-cell>
              </table:table-row>
            </table:table>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ge</text:p>
            <text:p text:style-name="Preformatted_20_Text">{</text:p>
            <text:p text:style-name="Preformatted_20_Text">   att.global.attributes,</text:p>
            <text:p text:style-name="Preformatted_20_Text">   att.datable.attributes,</text:p>
            <text:p text:style-name="Preformatted_20_Text">   attribute value { data.count }?,</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age value="2" notAfter="1986"&gt;under 20 in the early eighties&lt;/age&gt;</text:p>
          </table:table-cell>
        </table:table-row>
        <table:table-row>
          <table:table-cell>
            <text:p><text:span text:style-name="Highlight">Note</text:span></text:p>
          </table:table-cell>
          <table:table-cell>
            <text:p>As with other culturally-constructed traits such as sex, the way in which this concept is described in different cultural contexts may vary. The normalizing attributes are provided as a means of simplifying that variety to Western European norms and should not be used where that is inappropriate. The content of the element may be used to describe the intended concept in more detail, using plain text.</text:p>
          </table:table-cell>
        </table:table-row>
      </table:table>
      <text:h text:outline-level="2"><text:bookmark text:name="TEI.analytic"/>&lt;analytic&gt;</text:h>
      <table:table table:name="table11" table:style-name="Table1">
        <table:table-column table:style-name="Table1.col1"/>
        <table:table-column table:style-name="Table2.col2"/>
        <table:table-row>
          <table:table-cell table:number-columns-spanned="2">
            <text:p><text:span text:style-name="Highlight">&lt;analytic&gt; </text:span>(<text:span>analytic level</text:span>) <text:span>contains bibliographic elements describing an item (e.g. an article or poem) published within a monograph or journal and not as an independent publication.</text:span> [<text:a xlink:type="simple" xlink:href="http://www.tei-c.org/release/doc/tei-p5-doc/en/html/CO.html#COBICOL">3.11.2.1. Analytic, Monographic, and Series Level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core: </text:span><text:span>biblStruct</text:span></text:p>
          </table:table-cell>
        </table:table-row>
        <table:table-row>
          <table:table-cell>
            <text:p><text:span text:style-name="Highlight">May contain</text:span></text:p>
          </table:table-cell>
          <table:table-cell>
            <text:p><text:span>core: </text:span><text:span>author date editor ref respStmt title</text:span></text:p>
            <text:p><text:span>header: </text:span><text:span>availability idno</text:span></text:p>
          </table:table-cell>
        </table:table-row>
        <table:table-row>
          <table:table-cell>
            <text:p><text:span text:style-name="Highlight">Declaration</text:span></text:p>
          </table:table-cell>
          <table:table-cell>
            <text:p text:style-name="Preformatted_20_Text"/>
            <text:p text:style-name="Preformatted_20_Text">element analytic</text:p>
            <text:p text:style-name="Preformatted_20_Text">{</text:p>
            <text:p text:style-name="Preformatted_20_Text">   att.global.attributes,</text:p>
            <text:p text:style-name="Preformatted_20_Text">   (</text:p>
            <text:p text:style-name="Preformatted_20_Text">      author</text:p>
            <text:p text:style-name="Preformatted_20_Text">    | editor</text:p>
            <text:p text:style-name="Preformatted_20_Text">    | respStmt</text:p>
            <text:p text:style-name="Preformatted_20_Text">    | title</text:p>
            <text:p text:style-name="Preformatted_20_Text">    | model.ptrLike</text:p>
            <text:p text:style-name="Preformatted_20_Text">    | date</text:p>
            <text:p text:style-name="Preformatted_20_Text">    | textLang</text:p>
            <text:p text:style-name="Preformatted_20_Text">    | idno</text:p>
            <text:p text:style-name="Preformatted_20_Text">    | availability</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iblStruct&gt;</text:p>
            <text:p text:style-name="Preformatted_20_Text"> &lt;analytic&gt;</text:p>
            <text:p text:style-name="Preformatted_20_Text">  &lt;author&gt;Chesnutt, David&lt;/author&gt;</text:p>
            <text:p text:style-name="Preformatted_20_Text">  &lt;title&gt;Historical Editions in the States&lt;/title&gt;</text:p>
            <text:p text:style-name="Preformatted_20_Text"> &lt;/analytic&gt;</text:p>
            <text:p text:style-name="Preformatted_20_Text"> &lt;monogr&gt;</text:p>
            <text:p text:style-name="Preformatted_20_Text">  &lt;title level="j"&gt;Computers and the Humanities&lt;/title&gt;</text:p>
            <text:p text:style-name="Preformatted_20_Text">  &lt;imprint&gt;</text:p>
            <text:p text:style-name="Preformatted_20_Text">   &lt;biblScope&gt;25.6&lt;/biblScope&gt;</text:p>
            <text:p text:style-name="Preformatted_20_Text">   &lt;date when="1991-12"&gt;(December, 1991):&lt;/date&gt;</text:p>
            <text:p text:style-name="Preformatted_20_Text">   &lt;biblScope&gt;377–380&lt;/biblScope&gt;</text:p>
            <text:p text:style-name="Preformatted_20_Text">  &lt;/imprint&gt;</text:p>
            <text:p text:style-name="Preformatted_20_Text"> &lt;/monogr&gt;</text:p>
            <text:p text:style-name="Preformatted_20_Text">&lt;/biblStruct&gt;</text:p>
          </table:table-cell>
        </table:table-row>
        <table:table-row>
          <table:table-cell>
            <text:p><text:span text:style-name="Highlight">Note</text:span></text:p>
          </table:table-cell>
          <table:table-cell>
            <text:p>May contain titles and statements of responsibility (author, editor, or other), in any order.The &lt;analytic&gt; element may only occur within a &lt;biblStruct&gt;, where its use is mandatory for the description of an analytic level bibliographic item.</text:p>
          </table:table-cell>
        </table:table-row>
      </table:table>
      <text:h text:outline-level="2"><text:bookmark text:name="TEI.anchor"/>&lt;anchor/&gt;</text:h>
      <table:table table:name="table12" table:style-name="Table1">
        <table:table-column table:style-name="Table1.col1"/>
        <table:table-column table:style-name="Table2.col2"/>
        <table:table-row>
          <table:table-cell table:number-columns-spanned="2">
            <text:p><text:span text:style-name="Highlight">&lt;anchor/&gt; </text:span>(<text:span>anchor point</text:span>) <text:span>attaches an identifier to a point within a text, whether or not it corresponds with a textual element.</text:span> [<text:a xlink:type="simple" xlink:href="http://www.tei-c.org/release/doc/tei-p5-doc/en/html/TS.html#TSSAPA">8.4.2. Synchronization and Overlap</text:a> <text:a xlink:type="simple" xlink:href="http://www.tei-c.org/release/doc/tei-p5-doc/en/html/SA.html#SACS">16.4. Correspondence and Alignment</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Attributes</text:span></text:p>
          </table:table-cell>
          <table:table-cell>
            <text:p>Attributesatt.global (<text:span>xml:lang</text:span>, <text:span>xml:base</text:span>, @xml:id)</text:p>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analysis: </text:span><text:span>s w</text:span></text:p>
            <text:p><text:span>core: </text:span><text:span>addrLine address author bibl biblScope citedRange date editor email head imprint item label list listBibl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anchor { att.global.attribute.xmlid, empty }</text:p>
          </table:table-cell>
        </table:table-row>
        <table:table-row>
          <table:table-cell>
            <text:p><text:span text:style-name="Highlight">Example</text:span></text:p>
          </table:table-cell>
          <table:table-cell>
            <text:p text:style-name="Preformatted_20_Text">&lt;s&gt;The anchor is he&lt;anchor xml:id="A234"/&gt;re somewhere.&lt;/s&gt;</text:p>
            <text:p text:style-name="Preformatted_20_Text">&lt;s&gt;Help me find it.&lt;ptr target="#A234"/&gt;</text:p>
            <text:p text:style-name="Preformatted_20_Text">&lt;/s&gt;</text:p>
          </table:table-cell>
        </table:table-row>
        <table:table-row>
          <table:table-cell>
            <text:p><text:span text:style-name="Highlight">Note</text:span></text:p>
          </table:table-cell>
          <table:table-cell>
            <text:p>On this element, the global <text:span text:style-name="Emphasis">xml:id</text:span> attribute must be supplied to specify an identifier for the point at which this element occurs within a document. The value used may be chosen freely provided that it is unique within the document and is a syntactically valid name. There is no requirement for values containing numbers to be in sequence.</text:p>
          </table:table-cell>
        </table:table-row>
      </table:table>
      <text:h text:outline-level="2"><text:bookmark text:name="TEI.author"/>&lt;author&gt;</text:h>
      <table:table table:name="table13" table:style-name="Table1">
        <table:table-column table:style-name="Table1.col1"/>
        <table:table-column table:style-name="Table2.col2"/>
        <table:table-row>
          <table:table-cell table:number-columns-spanned="2">
            <text:p><text:span text:style-name="Highlight">&lt;author&gt; </text:span><text:span>in a bibliographic reference, contains the name(s) of an author, personal or corporate, of a work; for example in the same form as that provided by a recognized bibliographic name authority.</text:span> [<text:a xlink:type="simple" xlink:href="http://www.tei-c.org/release/doc/tei-p5-doc/en/html/CO.html#COBICOR">3.11.2.2. Titles, Authors, and Editors</text:a> <text:a xlink:type="simple" xlink:href="http://www.tei-c.org/release/doc/tei-p5-doc/en/html/HD.html#HD21">2.2.1. The Title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analytic bibl monogr</text:span></text:p>
            <text:p><text:span>header: </text:span><text:span>editionStmt titleStmt</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uthor</text:p>
            <text:p text:style-name="Preformatted_20_Text">{</text:p>
            <text:p text:style-name="Preformatted_20_Text">   att.global.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author&gt;British Broadcasting Corporation&lt;/author&gt;</text:p>
            <text:p text:style-name="Preformatted_20_Text">&lt;author&gt;La Fayette, Marie Madeleine Pioche de la Vergne, comtesse de (1634–1693)&lt;/author&gt;</text:p>
            <text:p text:style-name="Preformatted_20_Text">&lt;author&gt;Anonymous&lt;/author&gt;</text:p>
            <text:p text:style-name="Preformatted_20_Text">&lt;author&gt;Bill and Melinda Gates Foundation&lt;/author&gt;</text:p>
            <text:p text:style-name="Preformatted_20_Text">&lt;author&gt;</text:p>
            <text:p text:style-name="Preformatted_20_Text"> &lt;persName&gt;Beaumont, Francis&lt;/persName&gt; and</text:p>
            <text:p text:style-name="Preformatted_20_Text">&lt;persName&gt;John Fletcher&lt;/persName&gt;</text:p>
            <text:p text:style-name="Preformatted_20_Text">&lt;/author&gt;</text:p>
            <text:p text:style-name="Preformatted_20_Text">&lt;author&gt;</text:p>
            <text:p text:style-name="Preformatted_20_Text"> &lt;orgName key="BBC"&gt;British Broadcasting</text:p>
            <text:p text:style-name="Preformatted_20_Text">   Corporation&lt;/orgName&gt;: Radio 3 Network</text:p>
            <text:p text:style-name="Preformatted_20_Text">&lt;/author&gt;</text:p>
          </table:table-cell>
        </table:table-row>
        <table:table-row>
          <table:table-cell>
            <text:p><text:span text:style-name="Highlight">Note</text:span></text:p>
          </table:table-cell>
          <table:table-cell>
            <text:p>Particularly where cataloguing is likely to be based on the content of the header, it is advisable to use a generally recognized name authority file to supply the content for this element. The attributes <text:span text:style-name="Emphasis">key</text:span> or <text:span text:style-name="Emphasis">ref</text:span> may also be used to reference canonical information about the author(s) intended from any appropriate authority, such as a library catalogue or online resource.In the case of a broadcast, use this element for the name of the company or network responsible for making the broadcast.</text:p>
            <text:line-break/>
            <text:p>Where an author is unknown or unspecified, this element may contain text such as <text:span text:style-name="Emphasis">Unknown</text:span> or <text:span text:style-name="Emphasis">Anonymous</text:span>. When the appropriate TEI modules are in use, it may also contain detailed tagging of the names used for people, organizations or places, in particular where multiple names are given.</text:p>
          </table:table-cell>
        </table:table-row>
      </table:table>
      <text:h text:outline-level="2"><text:bookmark text:name="TEI.authority"/>&lt;authority&gt;</text:h>
      <table:table table:name="table14" table:style-name="Table1">
        <table:table-column table:style-name="Table1.col1"/>
        <table:table-column table:style-name="Table2.col2"/>
        <table:table-row>
          <table:table-cell table:number-columns-spanned="2">
            <text:p><text:span text:style-name="Highlight">&lt;authority&gt; </text:span>(<text:span>release authority</text:span>) <text:span>supplies the name of a person or other agency responsible for making a work available, other than a publisher or distributor.</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publicationStmtPart.agency </text:p>
          </table:table-cell>
        </table:table-row>
        <table:table-row>
          <table:table-cell>
            <text:p><text:span text:style-name="Highlight">Contained by</text:span></text:p>
          </table:table-cell>
          <table:table-cell>
            <text:p><text:span>core: </text:span><text:span>monogr</text:span></text:p>
            <text:p><text:span>header: </text:span><text:span>publication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uthority { att.global.attributes, macro.phraseSeq.limited }</text:p>
          </table:table-cell>
        </table:table-row>
        <table:table-row>
          <table:table-cell>
            <text:p><text:span text:style-name="Highlight">Example</text:span></text:p>
          </table:table-cell>
          <table:table-cell>
            <text:p text:style-name="Preformatted_20_Text">&lt;authority&gt;John Smith&lt;/authority&gt;</text:p>
          </table:table-cell>
        </table:table-row>
      </table:table>
      <text:h text:outline-level="2"><text:bookmark text:name="TEI.availability"/>&lt;availability&gt;</text:h>
      <table:table table:name="table15" table:style-name="Table1">
        <table:table-column table:style-name="Table1.col1"/>
        <table:table-column table:style-name="Table2.col2"/>
        <table:table-row>
          <table:table-cell table:number-columns-spanned="2">
            <text:p><text:span text:style-name="Highlight">&lt;availability&gt; </text:span><text:span>supplies information about the availability of a text, for example any restrictions on its use or distribution, its copyright status, any licence applying to it, etc.</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 table:name="table16" table:style-name="Table1">
              <table:table-column table:style-name="Table1.col1"/>
              <table:table-column table:style-name="Table2.col2"/>
              <table:table-row>
                <table:table-cell>
                  <text:p>status</text:p>
                </table:table-cell>
                <table:table-cell>
                  <text:p><text:span>supplies a code identifying the current availability of the text.</text:span></text:p>
                  <table:table table:name="table1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free</text:p>
                        <text:p text:style-name="List_20_Contents"><text:span>the text is freely available.</text:span></text:p>
                        <text:p text:style-name="List_20_Heading">unknown</text:p>
                        <text:p text:style-name="List_20_Contents"><text:span>the status of the text is unknown.</text:span><text:span text:style-name="Emphasis">[Default]</text:span></text:p>
                        <text:p text:style-name="List_20_Heading">restricted</text:p>
                        <text:p text:style-name="List_20_Contents"><text:span>the text is not freely available.</text:span></text:p>
                      </table:table-cell>
                    </table:table-row>
                  </table:table>
                </table:table-cell>
              </table:table-row>
            </table:table>
          </table:table-cell>
        </table:table-row>
        <table:table-row>
          <table:table-cell>
            <text:p><text:span text:style-name="Highlight">Member of</text:span></text:p>
          </table:table-cell>
          <table:table-cell>
            <text:p>model.biblPart model.publicationStmtPart.detail </text:p>
          </table:table-cell>
        </table:table-row>
        <table:table-row>
          <table:table-cell>
            <text:p><text:span text:style-name="Highlight">Contained by</text:span></text:p>
          </table:table-cell>
          <table:table-cell>
            <text:p><text:span>core: </text:span><text:span>analytic bibl monogr series</text:span></text:p>
            <text:p><text:span>header: </text:span><text:span>publicationStmt</text:span></text:p>
          </table:table-cell>
        </table:table-row>
        <table:table-row>
          <table:table-cell>
            <text:p><text:span text:style-name="Highlight">May contain</text:span></text:p>
          </table:table-cell>
          <table:table-cell>
            <text:p><text:span>core: </text:span><text:span>p</text:span></text:p>
            <text:p><text:span>header: </text:span><text:span>licence</text:span></text:p>
          </table:table-cell>
        </table:table-row>
        <table:table-row>
          <table:table-cell>
            <text:p><text:span text:style-name="Highlight">Declaration</text:span></text:p>
          </table:table-cell>
          <table:table-cell>
            <text:p text:style-name="Preformatted_20_Text"/>
            <text:p text:style-name="Preformatted_20_Text">element availability</text:p>
            <text:p text:style-name="Preformatted_20_Text">{</text:p>
            <text:p text:style-name="Preformatted_20_Text">   att.global.attributes,</text:p>
            <text:p text:style-name="Preformatted_20_Text">   att.declarable.attributes,</text:p>
            <text:p text:style-name="Preformatted_20_Text">   attribute status { "free" | "unknown" | "restricted" }?,</text:p>
            <text:p text:style-name="Preformatted_20_Text">   ( model.availabilityPart | model.pLike )+</text:p>
            <text:p text:style-name="Preformatted_20_Text">}</text:p>
          </table:table-cell>
        </table:table-row>
        <table:table-row>
          <table:table-cell>
            <text:p><text:span text:style-name="Highlight">Example</text:span></text:p>
          </table:table-cell>
          <table:table-cell>
            <text:p text:style-name="Preformatted_20_Text">&lt;availability status="restricted"&gt;</text:p>
            <text:p text:style-name="Preformatted_20_Text"> &lt;p&gt;Available for academic research purposes only.&lt;/p&gt;</text:p>
            <text:p text:style-name="Preformatted_20_Text">&lt;/availability&gt;</text:p>
            <text:p text:style-name="Preformatted_20_Text">&lt;availability status="free"&gt;</text:p>
            <text:p text:style-name="Preformatted_20_Text"> &lt;p&gt;In the public domain&lt;/p&gt;</text:p>
            <text:p text:style-name="Preformatted_20_Text">&lt;/availability&gt;</text:p>
            <text:p text:style-name="Preformatted_20_Text">&lt;availability status="restricted"&gt;</text:p>
            <text:p text:style-name="Preformatted_20_Text"> &lt;p&gt;Available under licence from the publishers.&lt;/p&gt;</text:p>
            <text:p text:style-name="Preformatted_20_Text">&lt;/availability&gt;</text:p>
          </table:table-cell>
        </table:table-row>
        <table:table-row>
          <table:table-cell>
            <text:p><text:span text:style-name="Highlight">Example</text:span></text:p>
          </table:table-cell>
          <table:table-cell>
            <text:p text:style-name="Preformatted_20_Text">&lt;availability&gt;</text:p>
            <text:p text:style-name="Preformatted_20_Text"> &lt;licence target="http://opensource.org/licenses/MIT"&gt;</text:p>
            <text:p text:style-name="Preformatted_20_Text">  &lt;p&gt;The MIT License</text:p>
            <text:p text:style-name="Preformatted_20_Text">     applies to this document.&lt;/p&gt;</text:p>
            <text:p text:style-name="Preformatted_20_Text">  &lt;p&gt;Copyright (C) 2011 by The University of Victoria&lt;/p&gt;</text:p>
            <text:p text:style-name="Preformatted_20_Text">  &lt;p&gt;Permission is hereby granted, free of charge, to any person obtaining a copy</text:p>
            <text:p text:style-name="Preformatted_20_Text">     of this software and associated documentation files (the "Software"), to deal</text:p>
            <text:p text:style-name="Preformatted_20_Text">     in the Software without restriction, including without limitation the rights</text:p>
            <text:p text:style-name="Preformatted_20_Text">     to use, copy, modify, merge, publish, distribute, sublicense, and/or sell</text:p>
            <text:p text:style-name="Preformatted_20_Text">     copies of the Software, and to permit persons to whom the Software is</text:p>
            <text:p text:style-name="Preformatted_20_Text">     furnished to do so, subject to the following conditions:&lt;/p&gt;</text:p>
            <text:p text:style-name="Preformatted_20_Text">  &lt;p&gt;The above copyright notice and this permission notice shall be included in</text:p>
            <text:p text:style-name="Preformatted_20_Text">     all copies or substantial portions of the Software.&lt;/p&gt;</text:p>
            <text:p text:style-name="Preformatted_20_Text">  &lt;p&gt;THE SOFTWARE IS PROVIDED "AS IS", WITHOUT WARRANTY OF ANY KIND, EXPRESS OR</text:p>
            <text:p text:style-name="Preformatted_20_Text">     IMPLIED, INCLUDING BUT NOT LIMITED TO THE WARRANTIES OF MERCHANTABILITY,</text:p>
            <text:p text:style-name="Preformatted_20_Text">     FITNESS FOR A PARTICULAR PURPOSE AND NONINFRINGEMENT. IN NO EVENT SHALL THE</text:p>
            <text:p text:style-name="Preformatted_20_Text">     AUTHORS OR COPYRIGHT HOLDERS BE LIABLE FOR ANY CLAIM, DAMAGES OR OTHER</text:p>
            <text:p text:style-name="Preformatted_20_Text">     LIABILITY, WHETHER IN AN ACTION OF CONTRACT, TORT OR OTHERWISE, ARISING FROM,</text:p>
            <text:p text:style-name="Preformatted_20_Text">     OUT OF OR IN CONNECTION WITH THE SOFTWARE OR THE USE OR OTHER DEALINGS IN</text:p>
            <text:p text:style-name="Preformatted_20_Text">     THE SOFTWARE.&lt;/p&gt;</text:p>
            <text:p text:style-name="Preformatted_20_Text"> &lt;/licence&gt;</text:p>
            <text:p text:style-name="Preformatted_20_Text">&lt;/availability&gt;</text:p>
          </table:table-cell>
        </table:table-row>
        <table:table-row>
          <table:table-cell>
            <text:p><text:span text:style-name="Highlight">Note</text:span></text:p>
          </table:table-cell>
          <table:table-cell>
            <text:p>A consistent format should be adopted</text:p>
          </table:table-cell>
        </table:table-row>
      </table:table>
      <text:h text:outline-level="2"><text:bookmark text:name="TEI.back"/>&lt;back&gt;</text:h>
      <table:table table:name="table18" table:style-name="Table1">
        <table:table-column table:style-name="Table1.col1"/>
        <table:table-column table:style-name="Table2.col2"/>
        <table:table-row>
          <table:table-cell table:number-columns-spanned="2">
            <text:p><text:span text:style-name="Highlight">&lt;back&gt; </text:span>(<text:span>back matter</text:span>) <text:span>contains any appendixes, etc. following the main part of a text.</text:span> [<text:a xlink:type="simple" xlink:href="http://www.tei-c.org/release/doc/tei-p5-doc/en/html/DS.html#DSBACK">4.7. Back Matter</text:a> <text:a xlink:type="simple" xlink:href="http://www.tei-c.org/release/doc/tei-p5-doc/en/html/DS.html#DS">4. Default Text Structure</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textstructure: </text:span><text:span>text</text:span></text:p>
          </table:table-cell>
        </table:table-row>
        <table:table-row>
          <table:table-cell>
            <text:p><text:span text:style-name="Highlight">May contain</text:span></text:p>
          </table:table-cell>
          <table:table-cell>
            <text:p><text:span>core: </text:span><text:span>divGen gap head list note p</text:span></text:p>
            <text:p><text:span>linking: </text:span><text:span>anchor timeline</text:span></text:p>
            <text:p><text:span>namesdates: </text:span><text:span>listEvent listOrg listPerson listPlace</text:span></text:p>
            <text:p><text:span>spoken: </text:span><text:span>incident kinesic vocal writing</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back</text:p>
            <text:p text:style-name="Preformatted_20_Text">{</text:p>
            <text:p text:style-name="Preformatted_20_Text">   att.global.attributes,</text:p>
            <text:p text:style-name="Preformatted_20_Text">   (</text:p>
            <text:p text:style-name="Preformatted_20_Text">      (</text:p>
            <text:p text:style-name="Preformatted_20_Text">         model.frontPart</text:p>
            <text:p text:style-name="Preformatted_20_Text">       | model.pLike.front</text:p>
            <text:p text:style-name="Preformatted_20_Text">       | model.pLike</text:p>
            <text:p text:style-name="Preformatted_20_Text">       | model.listLike</text:p>
            <text:p text:style-name="Preformatted_20_Text">       | model.global</text:p>
            <text:p text:style-name="Preformatted_20_Text">      )*,</text:p>
            <text:p text:style-name="Preformatted_20_Text">      (</text:p>
            <text:p text:style-name="Preformatted_20_Text">         (</text:p>
            <text:p text:style-name="Preformatted_20_Text">            (</text:p>
            <text:p text:style-name="Preformatted_20_Text">               ( model.div1Like ),</text:p>
            <text:p text:style-name="Preformatted_20_Text">               ( model.frontPart | model.div1Like | model.global )*</text:p>
            <text:p text:style-name="Preformatted_20_Text">            )</text:p>
            <text:p text:style-name="Preformatted_20_Text">          | (</text:p>
            <text:p text:style-name="Preformatted_20_Text">               ( model.divLike ),</text:p>
            <text:p text:style-name="Preformatted_20_Text">               ( model.frontPart | model.divLike | model.global )*</text:p>
            <text:p text:style-name="Preformatted_20_Text">            )</text:p>
            <text:p text:style-name="Preformatted_20_Text">         )?</text:p>
            <text:p text:style-name="Preformatted_20_Text">      ),</text:p>
            <text:p text:style-name="Preformatted_20_Text">      ( ( ( model.divBottomPart ), ( model.divBottomPart | model.global )*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ack&gt;</text:p>
            <text:p text:style-name="Preformatted_20_Text"> &lt;div1 type="appendix"&gt;</text:p>
            <text:p text:style-name="Preformatted_20_Text">  &lt;head&gt;The Golden Dream or, the Ingenuous Confession&lt;/head&gt;</text:p>
            <text:p text:style-name="Preformatted_20_Text">  &lt;p&gt;To shew the Depravity of human Nature &lt;/p&gt;</text:p>
            <text:p text:style-name="Preformatted_20_Text"> &lt;/div1&gt;</text:p>
            <text:p text:style-name="Preformatted_20_Text"> &lt;div1 type="epistle"&gt;</text:p>
            <text:p text:style-name="Preformatted_20_Text">  &lt;head&gt;A letter from the Printer, which he desires may be inserted&lt;/head&gt;</text:p>
            <text:p text:style-name="Preformatted_20_Text">  &lt;salute&gt;Sir.&lt;/salute&gt;</text:p>
            <text:p text:style-name="Preformatted_20_Text">  &lt;p&gt;I have done with your Copy, so you may return it to the Vatican, if you please &lt;/p&gt;</text:p>
            <text:p text:style-name="Preformatted_20_Text"> &lt;/div1&gt;</text:p>
            <text:p text:style-name="Preformatted_20_Text"> &lt;div1 type="advert"&gt;</text:p>
            <text:p text:style-name="Preformatted_20_Text">  &lt;head&gt;The Books usually read by the Scholars of Mrs Two-Shoes are these and are sold at Mr</text:p>
            <text:p text:style-name="Preformatted_20_Text">     Newbery's at the Bible and Sun in St Paul's Church-yard.&lt;/head&gt;</text:p>
            <text:p text:style-name="Preformatted_20_Text">  &lt;list&gt;</text:p>
            <text:p text:style-name="Preformatted_20_Text">   &lt;item n="1"&gt;The Christmas Box, Price 1d.&lt;/item&gt;</text:p>
            <text:p text:style-name="Preformatted_20_Text">   &lt;item n="2"&gt;The History of Giles Gingerbread, 1d.&lt;/item&gt;</text:p>
            <text:p text:style-name="Preformatted_20_Text">   &lt;item n="42"&gt;A Curious Collection of Travels, selected from the Writers of all Nations,</text:p>
            <text:p text:style-name="Preformatted_20_Text">       10 Vol, Pr. bound 1l.&lt;/item&gt;</text:p>
            <text:p text:style-name="Preformatted_20_Text">  &lt;/list&gt;</text:p>
            <text:p text:style-name="Preformatted_20_Text"> &lt;/div1&gt;</text:p>
            <text:p text:style-name="Preformatted_20_Text"> &lt;div1 type="advert"&gt;</text:p>
            <text:p text:style-name="Preformatted_20_Text">  &lt;head&gt;</text:p>
            <text:p text:style-name="Preformatted_20_Text">   &lt;hi rend="center"&gt;By the KING's Royal Patent,&lt;/hi&gt; Are sold by J. NEWBERY, at the</text:p>
            <text:p text:style-name="Preformatted_20_Text">     Bible and Sun in St. Paul's Church-Yard.&lt;/head&gt;</text:p>
            <text:p text:style-name="Preformatted_20_Text">  &lt;list&gt;</text:p>
            <text:p text:style-name="Preformatted_20_Text">   &lt;item n="1"&gt;Dr. James's Powders for Fevers, the Small-Pox, Measles, Colds, &amp;amp;c.</text:p>
            <text:p text:style-name="Preformatted_20_Text">       2s. 6d&lt;/item&gt;</text:p>
            <text:p text:style-name="Preformatted_20_Text">   &lt;item n="2"&gt;Dr. Hooper's Female Pills, 1s.&lt;/item&gt;</text:p>
            <text:p text:style-name="Preformatted_20_Text">  &lt;/list&gt;</text:p>
            <text:p text:style-name="Preformatted_20_Text"> &lt;/div1&gt;</text:p>
            <text:p text:style-name="Preformatted_20_Text">&lt;/back&gt;</text:p>
          </table:table-cell>
        </table:table-row>
        <table:table-row>
          <table:table-cell>
            <text:p><text:span text:style-name="Highlight">Note</text:span></text:p>
          </table:table-cell>
          <table:table-cell>
            <text:p>Because cultural conventions differ as to which elements are grouped as back matter and which as front matter, the content models for the &lt;back&gt; and &lt;front&gt; elements are identical.</text:p>
          </table:table-cell>
        </table:table-row>
      </table:table>
      <text:h text:outline-level="2"><text:bookmark text:name="TEI.bibl"/>&lt;bibl&gt;</text:h>
      <table:table table:name="table19" table:style-name="Table1">
        <table:table-column table:style-name="Table1.col1"/>
        <table:table-column table:style-name="Table2.col2"/>
        <table:table-row>
          <table:table-cell table:number-columns-spanned="2">
            <text:p><text:span text:style-name="Highlight">&lt;bibl&gt; </text:span>(<text:span>bibliographic citation</text:span>) <text:span>contains a loosely-structured bibliographic citation of which the sub-components may or may not be explicitly tagged.</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att.typed (<text:span text:style-name="Emphasis">@type</text:span>) </text:p>
          </table:table-cell>
        </table:table-row>
        <table:table-row>
          <table:table-cell>
            <text:p><text:span text:style-name="Highlight">Member of</text:span></text:p>
          </table:table-cell>
          <table:table-cell>
            <text:p>model.biblLike model.biblPart</text:p>
          </table:table-cell>
        </table:table-row>
        <table:table-row>
          <table:table-cell>
            <text:p><text:span text:style-name="Highlight">Contained by</text:span></text:p>
          </table:table-cell>
          <table:table-cell>
            <text:p><text:span>core: </text:span><text:span>bibl desc head item listBibl meeting note p ref title</text:span></text:p>
            <text:p><text:span>header: </text:span><text:span>change licence sourceDesc tagUsage taxonomy</text:span></text:p>
            <text:p><text:span>namesdates: </text:span><text:span>event location org person personGrp place population state trait</text:span></text:p>
            <text:p><text:span>spoken: </text:span><text:span>writing</text:span></text:p>
            <text:p><text:span>textstructure: </text:span><text:span>body div</text:span></text:p>
          </table:table-cell>
        </table:table-row>
        <table:table-row>
          <table:table-cell>
            <text:p><text:span text:style-name="Highlight">May contain</text:span></text:p>
          </table:table-cell>
          <table:table-cell>
            <text:p><text:span>analysis: </text:span><text:span>c pc s w</text:span></text:p>
            <text:p><text:span>core: </text:span><text:span>address author bibl biblScope citedRange date editor email gap meeting note pubPlace publisher ref respStmt series title</text:span></text:p>
            <text:p><text:span>header: </text:span><text:span>availability distributor edition extent funder idno principal sponsor</text:span></text:p>
            <text:p><text:span>linking: </text:span><text:span>anchor timeline</text:span></text:p>
            <text:p><text:span>namesdates: </text:span><text:span>addName affiliation bloc country district forename genName geo listRelation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bibl</text:p>
            <text:p text:style-name="Preformatted_20_Text">{</text:p>
            <text:p text:style-name="Preformatted_20_Text">   att.global.attributes,</text:p>
            <text:p text:style-name="Preformatted_20_Text">   att.declarable.attributes,</text:p>
            <text:p text:style-name="Preformatted_20_Text">   att.typed.attributes,</text:p>
            <text:p text:style-name="Preformatted_20_Text">   (</text:p>
            <text:p text:style-name="Preformatted_20_Text">      text</text:p>
            <text:p text:style-name="Preformatted_20_Text">    | model.gLike</text:p>
            <text:p text:style-name="Preformatted_20_Text">    | model.highlighted</text:p>
            <text:p text:style-name="Preformatted_20_Text">    | model.pPart.data</text:p>
            <text:p text:style-name="Preformatted_20_Text">    | model.pPart.edit</text:p>
            <text:p text:style-name="Preformatted_20_Text">    | model.segLike</text:p>
            <text:p text:style-name="Preformatted_20_Text">    | model.ptrLike</text:p>
            <text:p text:style-name="Preformatted_20_Text">    | model.biblPart</text:p>
            <text:p text:style-name="Preformatted_20_Text">    | model.global</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ibl&gt;Blain, Clements and Grundy: Feminist Companion to Literature in English (Yale,</text:p>
            <text:p text:style-name="Preformatted_20_Text"> 1990)&lt;/bibl&gt;</text:p>
          </table:table-cell>
        </table:table-row>
        <table:table-row>
          <table:table-cell>
            <text:p><text:span text:style-name="Highlight">Example</text:span></text:p>
          </table:table-cell>
          <table:table-cell>
            <text:p text:style-name="Preformatted_20_Text">&lt;bibl&gt;</text:p>
            <text:p text:style-name="Preformatted_20_Text"> &lt;title level="a"&gt;The Interesting story of the Children in the Wood&lt;/title&gt;. In</text:p>
            <text:p text:style-name="Preformatted_20_Text">&lt;author&gt;Victor E Neuberg&lt;/author&gt;, &lt;title&gt;The Penny Histories&lt;/title&gt;.</text:p>
            <text:p text:style-name="Preformatted_20_Text">&lt;publisher&gt;OUP&lt;/publisher&gt;</text:p>
            <text:p text:style-name="Preformatted_20_Text"> &lt;date&gt;1968&lt;/date&gt;. </text:p>
            <text:p text:style-name="Preformatted_20_Text">&lt;/bibl&gt;</text:p>
          </table:table-cell>
        </table:table-row>
        <table:table-row>
          <table:table-cell>
            <text:p><text:span text:style-name="Highlight">Example</text:span></text:p>
          </table:table-cell>
          <table:table-cell>
            <text:p text:style-name="Preformatted_20_Text">&lt;bibl type="article" subtype="book_chapter"</text:p>
            <text:p text:style-name="Preformatted_20_Text"> xml:id="carlin_2003"&gt;</text:p>
            <text:p text:style-name="Preformatted_20_Text"> &lt;author&gt;</text:p>
            <text:p text:style-name="Preformatted_20_Text">  &lt;name&gt;</text:p>
            <text:p text:style-name="Preformatted_20_Text">   &lt;surname&gt;Carlin&lt;/surname&gt;</text:p>
            <text:p text:style-name="Preformatted_20_Text">     (&lt;forename&gt;Claire&lt;/forename&gt;)&lt;/name&gt;</text:p>
            <text:p text:style-name="Preformatted_20_Text"> &lt;/author&gt;,</text:p>
            <text:p text:style-name="Preformatted_20_Text">&lt;title level="a"&gt;The Staging of Impotence : France’s last</text:p>
            <text:p text:style-name="Preformatted_20_Text">   congrès&lt;/title&gt; dans</text:p>
            <text:p text:style-name="Preformatted_20_Text">&lt;bibl type="monogr"&gt;</text:p>
            <text:p text:style-name="Preformatted_20_Text">  &lt;title level="m"&gt;Theatrum mundi : studies in honor of Ronald W.</text:p>
            <text:p text:style-name="Preformatted_20_Text">     Tobin&lt;/title&gt;, éd.</text:p>
            <text:p text:style-name="Preformatted_20_Text"> &lt;editor&gt;</text:p>
            <text:p text:style-name="Preformatted_20_Text">   &lt;name&gt;</text:p>
            <text:p text:style-name="Preformatted_20_Text">    &lt;forename&gt;Claire&lt;/forename&gt;</text:p>
            <text:p text:style-name="Preformatted_20_Text">    &lt;surname&gt;Carlin&lt;/surname&gt;</text:p>
            <text:p text:style-name="Preformatted_20_Text">   &lt;/name&gt;</text:p>
            <text:p text:style-name="Preformatted_20_Text">  &lt;/editor&gt; et</text:p>
            <text:p text:style-name="Preformatted_20_Text"> &lt;editor&gt;</text:p>
            <text:p text:style-name="Preformatted_20_Text">   &lt;name&gt;</text:p>
            <text:p text:style-name="Preformatted_20_Text">    &lt;forename&gt;Kathleen&lt;/forename&gt;</text:p>
            <text:p text:style-name="Preformatted_20_Text">    &lt;surname&gt;Wine&lt;/surname&gt;</text:p>
            <text:p text:style-name="Preformatted_20_Text">   &lt;/name&gt;</text:p>
            <text:p text:style-name="Preformatted_20_Text">  &lt;/editor&gt;,</text:p>
            <text:p text:style-name="Preformatted_20_Text"> &lt;pubPlace&gt;Charlottesville, Va.&lt;/pubPlace&gt;,</text:p>
            <text:p text:style-name="Preformatted_20_Text"> &lt;publisher&gt;Rookwood Press&lt;/publisher&gt;,</text:p>
            <text:p text:style-name="Preformatted_20_Text"> &lt;date when="2003"&gt;2003&lt;/date&gt;.</text:p>
            <text:p text:style-name="Preformatted_20_Text"> &lt;/bibl&gt;</text:p>
            <text:p text:style-name="Preformatted_20_Text">&lt;/bibl&gt;</text:p>
          </table:table-cell>
        </table:table-row>
        <table:table-row>
          <table:table-cell>
            <text:p><text:span text:style-name="Highlight">Note</text:span></text:p>
          </table:table-cell>
          <table:table-cell>
            <text:p>Contains phrase-level elements, together with any combination of elements from the <text:span text:style-name="Emphasis">biblPart</text:span> class</text:p>
          </table:table-cell>
        </table:table-row>
      </table:table>
      <text:h text:outline-level="2"><text:bookmark text:name="TEI.biblFull"/>&lt;biblFull&gt;</text:h>
      <table:table table:name="table20" table:style-name="Table1">
        <table:table-column table:style-name="Table1.col1"/>
        <table:table-column table:style-name="Table2.col2"/>
        <table:table-row>
          <table:table-cell table:number-columns-spanned="2">
            <text:p><text:span text:style-name="Highlight">&lt;biblFull&gt; </text:span>(<text:span>fully-structured bibliographic citation</text:span>) <text:span>contains a fully-structured bibliographic citation, in which all components of the TEI file description are present.</text:span> [<text:a xlink:type="simple" xlink:href="http://www.tei-c.org/release/doc/tei-p5-doc/en/html/CO.html#COBITY">3.11.1. Methods of Encoding Bibliographic References and Lists of References</text:a> <text:a xlink:type="simple" xlink:href="http://www.tei-c.org/release/doc/tei-p5-doc/en/html/HD.html#HD2">2.2. The File Description</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biblLike</text:p>
          </table:table-cell>
        </table:table-row>
        <table:table-row>
          <table:table-cell>
            <text:p><text:span text:style-name="Highlight">Contained by</text:span></text:p>
          </table:table-cell>
          <table:table-cell>
            <text:p><text:span>core: </text:span><text:span>desc head item listBibl meeting note p ref title</text:span></text:p>
            <text:p><text:span>header: </text:span><text:span>change licence sourceDesc tagUsage taxonomy</text:span></text:p>
            <text:p><text:span>namesdates: </text:span><text:span>event location org person personGrp place population state trait</text:span></text:p>
            <text:p><text:span>spoken: </text:span><text:span>writing</text:span></text:p>
            <text:p><text:span>textstructure: </text:span><text:span>body div</text:span></text:p>
          </table:table-cell>
        </table:table-row>
        <table:table-row>
          <table:table-cell>
            <text:p><text:span text:style-name="Highlight">May contain</text:span></text:p>
          </table:table-cell>
          <table:table-cell>
            <text:p><text:span>header: </text:span><text:span>editionStmt extent notesStmt publicationStmt sourceDesc titleStmt</text:span></text:p>
          </table:table-cell>
        </table:table-row>
        <table:table-row>
          <table:table-cell>
            <text:p><text:span text:style-name="Highlight">Declaration</text:span></text:p>
          </table:table-cell>
          <table:table-cell>
            <text:p text:style-name="Preformatted_20_Text"/>
            <text:p text:style-name="Preformatted_20_Text">element biblFull</text:p>
            <text:p text:style-name="Preformatted_20_Text">{</text:p>
            <text:p text:style-name="Preformatted_20_Text">   att.global.attributes,</text:p>
            <text:p text:style-name="Preformatted_20_Text">   att.declarable.attributes,</text:p>
            <text:p text:style-name="Preformatted_20_Text">   (</text:p>
            <text:p text:style-name="Preformatted_20_Text">      (</text:p>
            <text:p text:style-name="Preformatted_20_Text">         titleStmt,</text:p>
            <text:p text:style-name="Preformatted_20_Text">         editionStmt?,</text:p>
            <text:p text:style-name="Preformatted_20_Text">         extent?,</text:p>
            <text:p text:style-name="Preformatted_20_Text">         publicationStmt,</text:p>
            <text:p text:style-name="Preformatted_20_Text">         seriesStmt?,</text:p>
            <text:p text:style-name="Preformatted_20_Text">         notesStmt?</text:p>
            <text:p text:style-name="Preformatted_20_Text">      ),</text:p>
            <text:p text:style-name="Preformatted_20_Text">      sourceDesc*</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iblFull&gt;</text:p>
            <text:p text:style-name="Preformatted_20_Text"> &lt;titleStmt&gt;</text:p>
            <text:p text:style-name="Preformatted_20_Text">  &lt;title&gt;The Feminist Companion to Literature in English: women writers from the middle ages</text:p>
            <text:p text:style-name="Preformatted_20_Text">     to the present&lt;/title&gt;</text:p>
            <text:p text:style-name="Preformatted_20_Text">  &lt;author&gt;Blain, Virginia&lt;/author&gt;</text:p>
            <text:p text:style-name="Preformatted_20_Text">  &lt;author&gt;Clements, Patricia&lt;/author&gt;</text:p>
            <text:p text:style-name="Preformatted_20_Text">  &lt;author&gt;Grundy, Isobel&lt;/author&gt;</text:p>
            <text:p text:style-name="Preformatted_20_Text"> &lt;/titleStmt&gt;</text:p>
            <text:p text:style-name="Preformatted_20_Text"> &lt;editionStmt&gt;</text:p>
            <text:p text:style-name="Preformatted_20_Text">  &lt;edition&gt;UK edition&lt;/edition&gt;</text:p>
            <text:p text:style-name="Preformatted_20_Text"> &lt;/editionStmt&gt;</text:p>
            <text:p text:style-name="Preformatted_20_Text"> &lt;extent&gt;1231 pp&lt;/extent&gt;</text:p>
            <text:p text:style-name="Preformatted_20_Text"> &lt;publicationStmt&gt;</text:p>
            <text:p text:style-name="Preformatted_20_Text">  &lt;publisher&gt;Yale University Press&lt;/publisher&gt;</text:p>
            <text:p text:style-name="Preformatted_20_Text">  &lt;pubPlace&gt;New Haven and London&lt;/pubPlace&gt;</text:p>
            <text:p text:style-name="Preformatted_20_Text">  &lt;date&gt;1990&lt;/date&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lt;/biblFull&gt;</text:p>
          </table:table-cell>
        </table:table-row>
      </table:table>
      <text:h text:outline-level="2"><text:bookmark text:name="TEI.biblScope"/>&lt;biblScope&gt;</text:h>
      <table:table table:name="table21" table:style-name="Table1">
        <table:table-column table:style-name="Table1.col1"/>
        <table:table-column table:style-name="Table2.col2"/>
        <table:table-row>
          <table:table-cell table:number-columns-spanned="2">
            <text:p><text:span text:style-name="Highlight">&lt;biblScope&gt; </text:span>(<text:span>scope of bibliographic reference</text:span>) <text:span>defines the scope of a bibliographic reference, for example as a list of page numbers, or a named subdivision of a larger work.</text:span> [<text:a xlink:type="simple" xlink:href="http://www.tei-c.org/release/doc/tei-p5-doc/en/html/CO.html#COBICOB">3.11.2.5. Scopes and Ranges in Bibliographic Citat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iting (<text:span text:style-name="Emphasis">@unit</text:span>, <text:span text:style-name="Emphasis">@from</text:span>, <text:span text:style-name="Emphasis">@to</text:span>) </text:p>
          </table:table-cell>
        </table:table-row>
        <table:table-row>
          <table:table-cell>
            <text:p><text:span text:style-name="Highlight">Member of</text:span></text:p>
          </table:table-cell>
          <table:table-cell>
            <text:p>model.imprintPart </text:p>
          </table:table-cell>
        </table:table-row>
        <table:table-row>
          <table:table-cell>
            <text:p><text:span text:style-name="Highlight">Contained by</text:span></text:p>
          </table:table-cell>
          <table:table-cell>
            <text:p><text:span>core: </text:span><text:span>bibl imprint monogr series</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biblScope</text:p>
            <text:p text:style-name="Preformatted_20_Text">{</text:p>
            <text:p text:style-name="Preformatted_20_Text">   att.global.attributes,</text:p>
            <text:p text:style-name="Preformatted_20_Text">   att.cit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biblScope&gt;pp 12–34&lt;/biblScope&gt;</text:p>
            <text:p text:style-name="Preformatted_20_Text">&lt;biblScope unit="page" from="12" to="34"/&gt;</text:p>
            <text:p text:style-name="Preformatted_20_Text">&lt;biblScope unit="volume"&gt;II&lt;/biblScope&gt;</text:p>
            <text:p text:style-name="Preformatted_20_Text">&lt;biblScope unit="page"&gt;12&lt;/biblScope&gt;</text:p>
          </table:table-cell>
        </table:table-row>
        <table:table-row>
          <table:table-cell>
            <text:p><text:span text:style-name="Highlight">Note</text:span></text:p>
          </table:table-cell>
          <table:table-cell>
            <text:p>When a single page is being cited, use the <text:span text:style-name="Emphasis">from</text:span> and <text:span text:style-name="Emphasis">to</text:span> attributes with an identical value. When no clear endpoint is provided, the <text:span text:style-name="Emphasis">from</text:span> attribute should be used without <text:span text:style-name="Emphasis">to</text:span>. For example, if the citation has <text:span text:style-name="q">‘p. 3ff’</text:span> as a page reference.</text:p>
          </table:table-cell>
        </table:table-row>
      </table:table>
      <text:h text:outline-level="2"><text:bookmark text:name="TEI.biblStruct"/>&lt;biblStruct&gt;</text:h>
      <table:table table:name="table22" table:style-name="Table1">
        <table:table-column table:style-name="Table1.col1"/>
        <table:table-column table:style-name="Table2.col2"/>
        <table:table-row>
          <table:table-cell table:number-columns-spanned="2">
            <text:p><text:span text:style-name="Highlight">&lt;biblStruct&gt; </text:span>(<text:span>structured bibliographic citation</text:span>) <text:span>contains a structured bibliographic citation, in which only bibliographic sub-elements appear and in a specified order.</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att.typed (<text:span text:style-name="Emphasis">@type</text:span>) </text:p>
          </table:table-cell>
        </table:table-row>
        <table:table-row>
          <table:table-cell>
            <text:p><text:span text:style-name="Highlight">Member of</text:span></text:p>
          </table:table-cell>
          <table:table-cell>
            <text:p>model.biblLike</text:p>
          </table:table-cell>
        </table:table-row>
        <table:table-row>
          <table:table-cell>
            <text:p><text:span text:style-name="Highlight">Contained by</text:span></text:p>
          </table:table-cell>
          <table:table-cell>
            <text:p><text:span>core: </text:span><text:span>desc head item listBibl meeting note p ref title</text:span></text:p>
            <text:p><text:span>header: </text:span><text:span>change licence sourceDesc tagUsage taxonomy</text:span></text:p>
            <text:p><text:span>namesdates: </text:span><text:span>event location org person personGrp place population state trait</text:span></text:p>
            <text:p><text:span>spoken: </text:span><text:span>writing</text:span></text:p>
            <text:p><text:span>textstructure: </text:span><text:span>body div</text:span></text:p>
          </table:table-cell>
        </table:table-row>
        <table:table-row>
          <table:table-cell>
            <text:p><text:span text:style-name="Highlight">May contain</text:span></text:p>
          </table:table-cell>
          <table:table-cell>
            <text:p><text:span>core: </text:span><text:span>analytic citedRange monogr note ref series</text:span></text:p>
            <text:p><text:span>header: </text:span><text:span>idno</text:span></text:p>
          </table:table-cell>
        </table:table-row>
        <table:table-row>
          <table:table-cell>
            <text:p><text:span text:style-name="Highlight">Declaration</text:span></text:p>
          </table:table-cell>
          <table:table-cell>
            <text:p text:style-name="Preformatted_20_Text"/>
            <text:p text:style-name="Preformatted_20_Text">element biblStruct</text:p>
            <text:p text:style-name="Preformatted_20_Text">{</text:p>
            <text:p text:style-name="Preformatted_20_Text">   att.global.attributes,</text:p>
            <text:p text:style-name="Preformatted_20_Text">   att.declarable.attributes,</text:p>
            <text:p text:style-name="Preformatted_20_Text">   att.typed.attributes,</text:p>
            <text:p text:style-name="Preformatted_20_Text">   (</text:p>
            <text:p text:style-name="Preformatted_20_Text">      analytic*,</text:p>
            <text:p text:style-name="Preformatted_20_Text">      ( monogr, series* )+,</text:p>
            <text:p text:style-name="Preformatted_20_Text">      ( model.noteLike | idno | model.ptrLike | relatedItem | citedRange )*</text:p>
            <text:p text:style-name="Preformatted_20_Text">   )</text:p>
            <text:p text:style-name="Preformatted_20_Text">}</text:p>
          </table:table-cell>
        </table:table-row>
        <table:table-row>
          <table:table-cell>
            <text:p><text:span text:style-name="Highlight">Schematron</text:span></text:p>
          </table:table-cell>
          <table:table-cell>
            <text:p><text:span>The use of an &lt;idno&gt; element as a direct child of &lt;biblStruct&gt; is deprecated. Rather, &lt;idno&gt; should appear as a child of a &lt;monogr&gt;, &lt;analytic&gt;, or &lt;series&gt;.</text:span></text:p>
            <text:p>
&lt;sch:report test="child::tei:idno"
 role="nonfatal"&gt;WARNING: use of deprecated method — the use of the idno element as a direct child of the biblStruct element will be removed from the TEI on 2016-09-18&lt;/sch:report&gt;</text:p>
          </table:table-cell>
        </table:table-row>
        <table:table-row>
          <table:table-cell>
            <text:p><text:span text:style-name="Highlight">Example</text:span></text:p>
          </table:table-cell>
          <table:table-cell>
            <text:p text:style-name="Preformatted_20_Text">&lt;biblStruct&gt;</text:p>
            <text:p text:style-name="Preformatted_20_Text"> &lt;monogr&gt;</text:p>
            <text:p text:style-name="Preformatted_20_Text">  &lt;author&gt;Blain, Virginia&lt;/author&gt;</text:p>
            <text:p text:style-name="Preformatted_20_Text">  &lt;author&gt;Clements, Patricia&lt;/author&gt;</text:p>
            <text:p text:style-name="Preformatted_20_Text">  &lt;author&gt;Grundy, Isobel&lt;/author&gt;</text:p>
            <text:p text:style-name="Preformatted_20_Text">  &lt;title&gt;The Feminist Companion to Literature in English: women writers from the middle ages</text:p>
            <text:p text:style-name="Preformatted_20_Text">     to the present&lt;/title&gt;</text:p>
            <text:p text:style-name="Preformatted_20_Text">  &lt;edition&gt;first edition&lt;/edition&gt;</text:p>
            <text:p text:style-name="Preformatted_20_Text">  &lt;imprint&gt;</text:p>
            <text:p text:style-name="Preformatted_20_Text">   &lt;publisher&gt;Yale University Press&lt;/publisher&gt;</text:p>
            <text:p text:style-name="Preformatted_20_Text">   &lt;pubPlace&gt;New Haven and London&lt;/pubPlace&gt;</text:p>
            <text:p text:style-name="Preformatted_20_Text">   &lt;date&gt;1990&lt;/date&gt;</text:p>
            <text:p text:style-name="Preformatted_20_Text">  &lt;/imprint&gt;</text:p>
            <text:p text:style-name="Preformatted_20_Text"> &lt;/monogr&gt;</text:p>
            <text:p text:style-name="Preformatted_20_Text">&lt;/biblStruct&gt;</text:p>
          </table:table-cell>
        </table:table-row>
      </table:table>
      <text:h text:outline-level="2"><text:bookmark text:name="TEI.birth"/>&lt;birth&gt;</text:h>
      <table:table table:name="table23" table:style-name="Table1">
        <table:table-column table:style-name="Table1.col1"/>
        <table:table-column table:style-name="Table2.col2"/>
        <table:table-row>
          <table:table-cell table:number-columns-spanned="2">
            <text:p><text:span text:style-name="Highlight">&lt;birth&gt; </text:span><text:span>contains information about a person's birth, such as its date and pla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persEvent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birth</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birth&gt;Before 1920, Midlands region.&lt;/birth&gt;</text:p>
          </table:table-cell>
        </table:table-row>
        <table:table-row>
          <table:table-cell>
            <text:p><text:span text:style-name="Highlight">Example</text:span></text:p>
          </table:table-cell>
          <table:table-cell>
            <text:p text:style-name="Preformatted_20_Text">&lt;birth when="1960-12-10"&gt;In a small cottage near &lt;name type="place"&gt;Aix-la-Chapelle&lt;/name&gt;,</text:p>
            <text:p text:style-name="Preformatted_20_Text"> early in the morning of &lt;date&gt;10 Dec 1960&lt;/date&gt;</text:p>
            <text:p text:style-name="Preformatted_20_Text">&lt;/birth&gt;</text:p>
          </table:table-cell>
        </table:table-row>
      </table:table>
      <text:h text:outline-level="2"><text:bookmark text:name="TEI.bloc"/>&lt;bloc&gt;</text:h>
      <table:table table:name="table24" table:style-name="Table1">
        <table:table-column table:style-name="Table1.col1"/>
        <table:table-column table:style-name="Table2.col2"/>
        <table:table-row>
          <table:table-cell table:number-columns-spanned="2">
            <text:p><text:span text:style-name="Highlight">&lt;bloc&gt; </text:span><text:span>contains the name of a geo-political unit consisting of two or more nation states or countries.</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 att.typed (<text:span text:style-name="Emphasis">@type</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laceNamePart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bloc</text:p>
            <text:p text:style-name="Preformatted_20_Text">{</text:p>
            <text:p text:style-name="Preformatted_20_Text">   att.global.attributes,</text:p>
            <text:p text:style-name="Preformatted_20_Text">   att.naming.attributes,</text:p>
            <text:p text:style-name="Preformatted_20_Text">   att.typed.attributes,</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bloc type="union"&gt;the European Union&lt;/bloc&gt;</text:p>
            <text:p text:style-name="Preformatted_20_Text">&lt;bloc type="continent"&gt;Africa&lt;/bloc&gt;</text:p>
          </table:table-cell>
        </table:table-row>
      </table:table>
      <text:h text:outline-level="2"><text:bookmark text:name="TEI.body"/>&lt;body&gt;</text:h>
      <table:table table:name="table25" table:style-name="Table1">
        <table:table-column table:style-name="Table1.col1"/>
        <table:table-column table:style-name="Table2.col2"/>
        <table:table-row>
          <table:table-cell table:number-columns-spanned="2">
            <text:p><text:span text:style-name="Highlight">&lt;body&gt; </text:span>(<text:span>text body</text:span>) <text:span>contains the whole body of a single unitary text, excluding any front or back matter.</text:span> [<text:a xlink:type="simple" xlink:href="http://www.tei-c.org/release/doc/tei-p5-doc/en/html/DS.html#DS">4. Default Text Structure</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textstructure: </text:span><text:span>text</text:span></text:p>
          </table:table-cell>
        </table:table-row>
        <table:table-row>
          <table:table-cell>
            <text:p><text:span text:style-name="Highlight">May contain</text:span></text:p>
          </table:table-cell>
          <table:table-cell>
            <text:p><text:span>core: </text:span><text:span>bibl biblStruct desc divGen gap head label list listBibl meeting note p</text:span></text:p>
            <text:p><text:span>header: </text:span><text:span>biblFull</text:span></text:p>
            <text:p><text:span>linking: </text:span><text:span>anchor timeline</text:span></text:p>
            <text:p><text:span>namesdates: </text:span><text:span>listEvent listOrg listPerson listPlace</text:span></text:p>
            <text:p><text:span>spoken: </text:span><text:span>incident kinesic u vocal writing</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body</text:p>
            <text:p text:style-name="Preformatted_20_Text">{</text:p>
            <text:p text:style-name="Preformatted_20_Text">   att.global.attributes,</text:p>
            <text:p text:style-name="Preformatted_20_Text">   (</text:p>
            <text:p text:style-name="Preformatted_20_Text">      model.global*,</text:p>
            <text:p text:style-name="Preformatted_20_Text">      ( ( model.divTop ), ( model.global | model.divTop )* )?,</text:p>
            <text:p text:style-name="Preformatted_20_Text">      ( ( model.divGenLike ), ( model.global | model.divGenLike )* )?,</text:p>
            <text:p text:style-name="Preformatted_20_Text">      (</text:p>
            <text:p text:style-name="Preformatted_20_Text">         ( ( model.divLike ), ( model.global | model.divGenLike )* )+</text:p>
            <text:p text:style-name="Preformatted_20_Text">       | ( ( model.div1Like ), ( model.global | model.divGenLike )* )+</text:p>
            <text:p text:style-name="Preformatted_20_Text">       | (</text:p>
            <text:p text:style-name="Preformatted_20_Text">            ( ( model.common ), model.global* )+,</text:p>
            <text:p text:style-name="Preformatted_20_Text">            (</text:p>
            <text:p text:style-name="Preformatted_20_Text">               ( ( model.divLike ), ( model.global | model.divGenLike )* )+</text:p>
            <text:p text:style-name="Preformatted_20_Text">             | ( ( model.div1Like ), ( model.global | model.divGenLike )* )+</text:p>
            <text:p text:style-name="Preformatted_20_Text">            )?</text:p>
            <text:p text:style-name="Preformatted_20_Text">         )</text:p>
            <text:p text:style-name="Preformatted_20_Text">      ),</text:p>
            <text:p text:style-name="Preformatted_20_Text">      ( ( model.divBottom ), model.global* )*</text:p>
            <text:p text:style-name="Preformatted_20_Text">   )</text:p>
            <text:p text:style-name="Preformatted_20_Text">}</text:p>
          </table:table-cell>
        </table:table-row>
      </table:table>
      <text:h text:outline-level="2"><text:bookmark text:name="TEI.c"/>&lt;c&gt;</text:h>
      <table:table table:name="table26" table:style-name="Table1">
        <table:table-column table:style-name="Table1.col1"/>
        <table:table-column table:style-name="Table2.col2"/>
        <table:table-row>
          <table:table-cell table:number-columns-spanned="2">
            <text:p><text:span text:style-name="Highlight">&lt;c&gt; </text:span>(<text:span>character</text:span>) <text:span>represents a character.</text:span> [<text:a xlink:type="simple" xlink:href="http://www.tei-c.org/release/doc/tei-p5-doc/en/html/AI.html#AILC">17.1. Linguistic Segment Categorie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segLike (<text:span text:style-name="Emphasis">@function</text:span>)  (att.datcat (<text:span text:style-name="Emphasis">@datcat</text:span>, <text:span text:style-name="Emphasis">@valueDatcat</text:span>)) att.typed (<text:span text:style-name="Emphasis">@type</text:span>) </text:p>
          </table:table-cell>
        </table:table-row>
        <table:table-row>
          <table:table-cell>
            <text:p><text:span text:style-name="Highlight">Member of</text:span></text:p>
          </table:table-cell>
          <table:table-cell>
            <text:p>model.segLike </text:p>
          </table:table-cell>
        </table:table-row>
        <table:table-row>
          <table:table-cell>
            <text:p><text:span text:style-name="Highlight">Contained by</text:span></text:p>
          </table:table-cell>
          <table:table-cell>
            <text:p><text:span>analysis: </text:span><text:span>pc s w</text:span></text:p>
            <text:p><text:span>core: </text:span><text:span>addrLine author bibl biblScope citedRange date editor email head item label note p pubPlace publisher ref street title</text:span></text:p>
            <text:p><text:span>header: </text:span><text:span>change distributor edition extent geoDecl licence</text:span></text:p>
            <text:p><text:span>namesdates: </text:span><text:span>addName affiliation birth bloc country death district education faith floruit forename genName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c</text:p>
            <text:p text:style-name="Preformatted_20_Text">{</text:p>
            <text:p text:style-name="Preformatted_20_Text">   att.global.attributes,</text:p>
            <text:p text:style-name="Preformatted_20_Text">   att.segLike.attributes,</text:p>
            <text:p text:style-name="Preformatted_20_Text">   att.typed.attributes,</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lt;phr&gt;</text:p>
            <text:p text:style-name="Preformatted_20_Text"> &lt;c&gt;M&lt;/c&gt;</text:p>
            <text:p text:style-name="Preformatted_20_Text"> &lt;c&gt;O&lt;/c&gt;</text:p>
            <text:p text:style-name="Preformatted_20_Text"> &lt;c&gt;A&lt;/c&gt;</text:p>
            <text:p text:style-name="Preformatted_20_Text"> &lt;c&gt;I&lt;/c&gt;</text:p>
            <text:p text:style-name="Preformatted_20_Text"> &lt;w&gt;doth&lt;/w&gt;</text:p>
            <text:p text:style-name="Preformatted_20_Text"> &lt;w&gt;sway&lt;/w&gt;</text:p>
            <text:p text:style-name="Preformatted_20_Text"> &lt;w&gt;my&lt;/w&gt;</text:p>
            <text:p text:style-name="Preformatted_20_Text"> &lt;w&gt;life&lt;/w&gt;</text:p>
            <text:p text:style-name="Preformatted_20_Text">&lt;/phr&gt;</text:p>
          </table:table-cell>
        </table:table-row>
        <table:table-row>
          <table:table-cell>
            <text:p><text:span text:style-name="Highlight">Note</text:span></text:p>
          </table:table-cell>
          <table:table-cell>
            <text:p>Contains a single character, a &lt;g&gt; element, or a sequence of graphemes to be treated as a single character. The <text:span text:style-name="Emphasis">type</text:span> attribute is used to indicate the function of this segmentation, taking values such as <text:span text:style-name="Emphasis">letter</text:span>, <text:span text:style-name="Emphasis">punctuation</text:span>, or <text:span text:style-name="Emphasis">digit</text:span> etc.</text:p>
          </table:table-cell>
        </table:table-row>
      </table:table>
      <text:h text:outline-level="2"><text:bookmark text:name="TEI.catDesc"/>&lt;catDesc&gt;</text:h>
      <table:table table:name="table27" table:style-name="Table1">
        <table:table-column table:style-name="Table1.col1"/>
        <table:table-column table:style-name="Table2.col2"/>
        <table:table-row>
          <table:table-cell table:number-columns-spanned="2">
            <text:p><text:span text:style-name="Highlight">&lt;catDesc&gt; </text:span>(<text:span>category description</text:span>) <text:span>describes some category within a taxonomy or text typology, either in the form of a brief prose description or in terms of the situational parameters used by the TEI formal textDesc.</text:span> [<text:a xlink:type="simple" xlink:href="http://www.tei-c.org/release/doc/tei-p5-doc/en/html/HD.html#HD55">2.3.7. The Classification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category</text:span></text:p>
          </table:table-cell>
        </table:table-row>
        <table:table-row>
          <table:table-cell>
            <text:p><text:span text:style-name="Highlight">May contain</text:span></text:p>
          </table:table-cell>
          <table:table-cell>
            <text:p><text:span>core: </text:span><text:span>address date email ref title</text:span></text:p>
            <text:p><text:span>header: </text:span><text:span>idno</text:span></text:p>
            <text:p><text:span>namesdates: </text:span><text:span>addName affiliation bloc country district forename genName geo location nameLink orgName persName placeName population region roleName settlement state surname trait</text:span></text:p>
          </table:table-cell>
        </table:table-row>
        <table:table-row>
          <table:table-cell>
            <text:p><text:span text:style-name="Highlight">Declaration</text:span></text:p>
          </table:table-cell>
          <table:table-cell>
            <text:p text:style-name="Preformatted_20_Text"/>
            <text:p text:style-name="Preformatted_20_Text">element catDesc</text:p>
            <text:p text:style-name="Preformatted_20_Text">{</text:p>
            <text:p text:style-name="Preformatted_20_Text">   att.global.attributes,</text:p>
            <text:p text:style-name="Preformatted_20_Text">   ( text | model.limitedPhrase | model.catDescPart )*</text:p>
            <text:p text:style-name="Preformatted_20_Text">}</text:p>
          </table:table-cell>
        </table:table-row>
        <table:table-row>
          <table:table-cell>
            <text:p><text:span text:style-name="Highlight">Example</text:span></text:p>
          </table:table-cell>
          <table:table-cell>
            <text:p text:style-name="Preformatted_20_Text">&lt;catDesc&gt;Prose reportage&lt;/catDesc&gt;</text:p>
          </table:table-cell>
        </table:table-row>
        <table:table-row>
          <table:table-cell>
            <text:p><text:span text:style-name="Highlight">Example</text:span></text:p>
          </table:table-cell>
          <table:table-cell>
            <text:p text:style-name="Preformatted_20_Text">&lt;catDesc&gt;</text:p>
            <text:p text:style-name="Preformatted_20_Text"> &lt;textDesc n="novel"&gt;</text:p>
            <text:p text:style-name="Preformatted_20_Text">  &lt;channel mode="w"&gt;print; part issues&lt;/channel&gt;</text:p>
            <text:p text:style-name="Preformatted_20_Text">  &lt;constitution type="single"/&gt;</text:p>
            <text:p text:style-name="Preformatted_20_Text">  &lt;derivation type="original"/&gt;</text:p>
            <text:p text:style-name="Preformatted_20_Text">  &lt;domain type="art"/&gt;</text:p>
            <text:p text:style-name="Preformatted_20_Text">  &lt;factuality type="fiction"/&gt;</text:p>
            <text:p text:style-name="Preformatted_20_Text">  &lt;interaction type="none"/&gt;</text:p>
            <text:p text:style-name="Preformatted_20_Text">  &lt;preparedness type="prepared"/&gt;</text:p>
            <text:p text:style-name="Preformatted_20_Text">  &lt;purpose type="entertain" degree="high"/&gt;</text:p>
            <text:p text:style-name="Preformatted_20_Text">  &lt;purpose type="inform" degree="medium"/&gt;</text:p>
            <text:p text:style-name="Preformatted_20_Text"> &lt;/textDesc&gt;</text:p>
            <text:p text:style-name="Preformatted_20_Text">&lt;/catDesc&gt;</text:p>
          </table:table-cell>
        </table:table-row>
      </table:table>
      <text:h text:outline-level="2"><text:bookmark text:name="TEI.category"/>&lt;category&gt;</text:h>
      <table:table table:name="table28" table:style-name="Table1">
        <table:table-column table:style-name="Table1.col1"/>
        <table:table-column table:style-name="Table2.col2"/>
        <table:table-row>
          <table:table-cell table:number-columns-spanned="2">
            <text:p><text:span text:style-name="Highlight">&lt;category&gt; </text:span><text:span>contains an individual descriptive category, possibly nested within a superordinate category, within a user-defined taxonomy.</text:span> [<text:a xlink:type="simple" xlink:href="http://www.tei-c.org/release/doc/tei-p5-doc/en/html/HD.html#HD55">2.3.7. The Classification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category taxonomy</text:span></text:p>
          </table:table-cell>
        </table:table-row>
        <table:table-row>
          <table:table-cell>
            <text:p><text:span text:style-name="Highlight">May contain</text:span></text:p>
          </table:table-cell>
          <table:table-cell>
            <text:p><text:span>core: </text:span><text:span>desc</text:span></text:p>
            <text:p><text:span>header: </text:span><text:span>catDesc category</text:span></text:p>
          </table:table-cell>
        </table:table-row>
        <table:table-row>
          <table:table-cell>
            <text:p><text:span text:style-name="Highlight">Declaration</text:span></text:p>
          </table:table-cell>
          <table:table-cell>
            <text:p text:style-name="Preformatted_20_Text"/>
            <text:p text:style-name="Preformatted_20_Text">element category</text:p>
            <text:p text:style-name="Preformatted_20_Text">{</text:p>
            <text:p text:style-name="Preformatted_20_Text">   att.global.attributes,</text:p>
            <text:p text:style-name="Preformatted_20_Text">   ( ( catDesc+ | ( model.descLike | model.glossLike )* ), category* )</text:p>
            <text:p text:style-name="Preformatted_20_Text">}</text:p>
          </table:table-cell>
        </table:table-row>
        <table:table-row>
          <table:table-cell>
            <text:p><text:span text:style-name="Highlight">Example</text:span></text:p>
          </table:table-cell>
          <table:table-cell>
            <text:p text:style-name="Preformatted_20_Text">&lt;category xml:id="b1"&gt;</text:p>
            <text:p text:style-name="Preformatted_20_Text"> &lt;catDesc&gt;Prose reportage&lt;/catDesc&gt;</text:p>
            <text:p text:style-name="Preformatted_20_Text">&lt;/category&gt;</text:p>
          </table:table-cell>
        </table:table-row>
        <table:table-row>
          <table:table-cell>
            <text:p><text:span text:style-name="Highlight">Example</text:span></text:p>
          </table:table-cell>
          <table:table-cell>
            <text:p text:style-name="Preformatted_20_Text">&lt;category xml:id="b2"&gt;</text:p>
            <text:p text:style-name="Preformatted_20_Text"> &lt;catDesc&gt;Prose &lt;/catDesc&gt;</text:p>
            <text:p text:style-name="Preformatted_20_Text"> &lt;category xml:id="b11"&gt;</text:p>
            <text:p text:style-name="Preformatted_20_Text">  &lt;catDesc&gt;journalism&lt;/catDesc&gt;</text:p>
            <text:p text:style-name="Preformatted_20_Text"> &lt;/category&gt;</text:p>
            <text:p text:style-name="Preformatted_20_Text"> &lt;category xml:id="b12"&gt;</text:p>
            <text:p text:style-name="Preformatted_20_Text">  &lt;catDesc&gt;fiction&lt;/catDesc&gt;</text:p>
            <text:p text:style-name="Preformatted_20_Text"> &lt;/category&gt;</text:p>
            <text:p text:style-name="Preformatted_20_Text">&lt;/category&gt;</text:p>
          </table:table-cell>
        </table:table-row>
        <table:table-row>
          <table:table-cell>
            <text:p><text:span text:style-name="Highlight">Example</text:span></text:p>
          </table:table-cell>
          <table:table-cell>
            <text:p text:style-name="Preformatted_20_Text">&lt;category xml:id="LIT"&gt;</text:p>
            <text:p text:style-name="Preformatted_20_Text"> &lt;catDesc xml:lang="pl"&gt;literatura piękna&lt;/catDesc&gt;</text:p>
            <text:p text:style-name="Preformatted_20_Text"> &lt;catDesc xml:lang="en"&gt;fiction&lt;/catDesc&gt;</text:p>
            <text:p text:style-name="Preformatted_20_Text"> &lt;category xml:id="LPROSE"&gt;</text:p>
            <text:p text:style-name="Preformatted_20_Text">  &lt;catDesc xml:lang="pl"&gt;proza&lt;/catDesc&gt;</text:p>
            <text:p text:style-name="Preformatted_20_Text">  &lt;catDesc xml:lang="en"&gt;prose&lt;/catDesc&gt;</text:p>
            <text:p text:style-name="Preformatted_20_Text"> &lt;/category&gt;</text:p>
            <text:p text:style-name="Preformatted_20_Text"> &lt;category xml:id="LPOETRY"&gt;</text:p>
            <text:p text:style-name="Preformatted_20_Text">  &lt;catDesc xml:lang="pl"&gt;poezja&lt;/catDesc&gt;</text:p>
            <text:p text:style-name="Preformatted_20_Text">  &lt;catDesc xml:lang="en"&gt;poetry&lt;/catDesc&gt;</text:p>
            <text:p text:style-name="Preformatted_20_Text"> &lt;/category&gt;</text:p>
            <text:p text:style-name="Preformatted_20_Text"> &lt;category xml:id="LDRAMA"&gt;</text:p>
            <text:p text:style-name="Preformatted_20_Text">  &lt;catDesc xml:lang="pl"&gt;dramat&lt;/catDesc&gt;</text:p>
            <text:p text:style-name="Preformatted_20_Text">  &lt;catDesc xml:lang="en"&gt;drama&lt;/catDesc&gt;</text:p>
            <text:p text:style-name="Preformatted_20_Text"> &lt;/category&gt;</text:p>
            <text:p text:style-name="Preformatted_20_Text">&lt;/category&gt;</text:p>
          </table:table-cell>
        </table:table-row>
      </table:table>
      <text:h text:outline-level="2"><text:bookmark text:name="TEI.change"/>&lt;change&gt;</text:h>
      <table:table table:name="table29" table:style-name="Table1">
        <table:table-column table:style-name="Table1.col1"/>
        <table:table-column table:style-name="Table2.col2"/>
        <table:table-row>
          <table:table-cell table:number-columns-spanned="2">
            <text:p><text:span text:style-name="Highlight">&lt;change&gt; </text:span><text:span>documents a change or set of changes made during the production of a source document, or during the revision of an electronic file.</text:span> [<text:a xlink:type="simple" xlink:href="http://www.tei-c.org/release/doc/tei-p5-doc/en/html/HD.html#HD6">2.5. The Revision Description</text:a> <text:a xlink:type="simple" xlink:href="http://www.tei-c.org/release/doc/tei-p5-doc/en/html/HD.html#HD4C">2.4.1. Creation</text:a> <text:a xlink:type="simple" xlink:href="http://www.tei-c.org/release/doc/tei-p5-doc/en/html/PH.html#PH-changes">11.7. Change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ascribed (<text:span text:style-name="Emphasis">@who</text:span>) att.datable (att.datable.w3c (<text:span text:style-name="Emphasis">@when</text:span>, <text:span text:style-name="Emphasis">@notBefore</text:span>, <text:span text:style-name="Emphasis">@notAfter</text:span>, <text:span text:style-name="Emphasis">@from</text:span>, <text:span text:style-name="Emphasis">@to</text:span>)) 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 table:name="table30" table:style-name="Table1">
              <table:table-column table:style-name="Table1.col1"/>
              <table:table-column table:style-name="Table2.col2"/>
              <table:table-row>
                <table:table-cell>
                  <text:p>target</text:p>
                </table:table-cell>
                <table:table-cell>
                  <text:p><text:span>points to one or more elements that belong to this change.</text:span></text:p>
                  <table:table table:name="table3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Contained by</text:span></text:p>
          </table:table-cell>
          <table:table-cell>
            <text:p><text:span>header: </text:span><text:span>listChange revisionDesc</text:span></text:p>
          </table:table-cell>
        </table:table-row>
        <table:table-row>
          <table:table-cell>
            <text:p><text:span text:style-name="Highlight">May contain</text:span></text:p>
          </table:table-cell>
          <table:table-cell>
            <text:p><text:span>analysis: </text:span><text:span>c pc s w</text:span></text:p>
            <text:p><text:span>core: </text:span><text:span>address bibl biblStruct date desc email gap label list listBibl note p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u vocal writing</text:span></text:p>
          </table:table-cell>
        </table:table-row>
        <table:table-row>
          <table:table-cell>
            <text:p><text:span text:style-name="Highlight">Declaration</text:span></text:p>
          </table:table-cell>
          <table:table-cell>
            <text:p text:style-name="Preformatted_20_Text"/>
            <text:p text:style-name="Preformatted_20_Text">element change</text:p>
            <text:p text:style-name="Preformatted_20_Text">{</text:p>
            <text:p text:style-name="Preformatted_20_Text">   att.ascribed.attributes,</text:p>
            <text:p text:style-name="Preformatted_20_Text">   att.datable.attributes,</text:p>
            <text:p text:style-name="Preformatted_20_Text">   att.global.attributes,</text:p>
            <text:p text:style-name="Preformatted_20_Text">   att.typed.attributes,</text:p>
            <text:p text:style-name="Preformatted_20_Text">   attribute target { list { data.pointer+ } }?,</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titleStmt&gt;</text:p>
            <text:p text:style-name="Preformatted_20_Text"> &lt;title&gt; ... &lt;/title&gt;</text:p>
            <text:p text:style-name="Preformatted_20_Text"> &lt;editor xml:id="LDB"&gt;Lou Burnard&lt;/editor&gt;</text:p>
            <text:p text:style-name="Preformatted_20_Text"> &lt;respStmt xml:id="BZ"&gt;</text:p>
            <text:p text:style-name="Preformatted_20_Text">  &lt;resp&gt;copy editing&lt;/resp&gt;</text:p>
            <text:p text:style-name="Preformatted_20_Text">  &lt;name&gt;Brett Zamir&lt;/name&gt;</text:p>
            <text:p text:style-name="Preformatted_20_Text"> &lt;/respStmt&gt;</text:p>
            <text:p text:style-name="Preformatted_20_Text">&lt;/titleStmt&gt;</text:p>
            <text:p text:style-name="Preformatted_20_Text">&lt;!-- ... --&gt;</text:p>
            <text:p text:style-name="Preformatted_20_Text">&lt;revisionDesc status="published"&gt;</text:p>
            <text:p text:style-name="Preformatted_20_Text"> &lt;change who="#BZ" when="2008-02-02"</text:p>
            <text:p text:style-name="Preformatted_20_Text">  status="public"&gt;Finished chapter 23&lt;/change&gt;</text:p>
            <text:p text:style-name="Preformatted_20_Text"> &lt;change who="#BZ" when="2008-01-02"</text:p>
            <text:p text:style-name="Preformatted_20_Text">  status="draft"&gt;Finished chapter 2&lt;/change&gt;</text:p>
            <text:p text:style-name="Preformatted_20_Text"> &lt;change n="P2.2" when="1991-12-21"</text:p>
            <text:p text:style-name="Preformatted_20_Text">  who="#LDB"&gt;Added examples to section 3&lt;/change&gt;</text:p>
            <text:p text:style-name="Preformatted_20_Text"> &lt;change when="1991-11-11" who="#MSM"&gt;Deleted chapter 10&lt;/change&gt;</text:p>
            <text:p text:style-name="Preformatted_20_Text">&lt;/revisionDesc&gt;</text:p>
          </table:table-cell>
        </table:table-row>
        <table:table-row>
          <table:table-cell>
            <text:p><text:span text:style-name="Highlight">Example</text:span></text:p>
          </table:table-cell>
          <table:table-cell>
            <text:p text:style-name="Preformatted_20_Text">&lt;profileDesc&gt;</text:p>
            <text:p text:style-name="Preformatted_20_Text"> &lt;creation&gt;</text:p>
            <text:p text:style-name="Preformatted_20_Text">  &lt;listChange&gt;</text:p>
            <text:p text:style-name="Preformatted_20_Text">   &lt;change xml:id="DRAFT1"&gt;First draft in pencil&lt;/change&gt;</text:p>
            <text:p text:style-name="Preformatted_20_Text">   &lt;change xml:id="DRAFT2"</text:p>
            <text:p text:style-name="Preformatted_20_Text">    notBefore="1880-12-09"&gt;First revision, mostly</text:p>
            <text:p text:style-name="Preformatted_20_Text">       using green ink&lt;/change&gt;</text:p>
            <text:p text:style-name="Preformatted_20_Text">   &lt;change xml:id="DRAFT3"</text:p>
            <text:p text:style-name="Preformatted_20_Text">    notBefore="1881-02-13"&gt;Final corrections as</text:p>
            <text:p text:style-name="Preformatted_20_Text">       supplied to printer.&lt;/change&gt;</text:p>
            <text:p text:style-name="Preformatted_20_Text">  &lt;/listChange&gt;</text:p>
            <text:p text:style-name="Preformatted_20_Text"> &lt;/creation&gt;</text:p>
            <text:p text:style-name="Preformatted_20_Text">&lt;/profileDesc&gt;</text:p>
          </table:table-cell>
        </table:table-row>
        <table:table-row>
          <table:table-cell>
            <text:p><text:span text:style-name="Highlight">Note</text:span></text:p>
          </table:table-cell>
          <table:table-cell>
            <text:p>The <text:span text:style-name="Emphasis">who</text:span> attribute may be used to point to any other element, but will typically specify a &lt;respStmt&gt; or &lt;person&gt; element elsewhere in the header, identifying the person responsible for the change and their role in making it.It is recommended that changes be recorded with the most recent first. The <text:span text:style-name="Emphasis">status</text:span> attribute may be used to indicate the status of a document following the change documented.</text:p>
          </table:table-cell>
        </table:table-row>
      </table:table>
      <text:h text:outline-level="2"><text:bookmark text:name="TEI.citedRange"/>&lt;citedRange&gt;</text:h>
      <table:table table:name="table32" table:style-name="Table1">
        <table:table-column table:style-name="Table1.col1"/>
        <table:table-column table:style-name="Table2.col2"/>
        <table:table-row>
          <table:table-cell table:number-columns-spanned="2">
            <text:p><text:span text:style-name="Highlight">&lt;citedRange&gt; </text:span>(<text:span>cited range</text:span>) <text:span>defines the range of cited content, often represented by pages or other units</text:span> [<text:a xlink:type="simple" xlink:href="http://www.tei-c.org/release/doc/tei-p5-doc/en/html/CO.html#COBICOB">3.11.2.5. Scopes and Ranges in Bibliographic Citat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ointing (<text:span text:style-name="Emphasis">@target</text:span>) att.citing (<text:span text:style-name="Emphasis">@unit</text:span>, <text:span text:style-name="Emphasis">@from</text:span>, <text:span text:style-name="Emphasis">@to</text:span>) </text:p>
          </table:table-cell>
        </table:table-row>
        <table:table-row>
          <table:table-cell>
            <text:p><text:span text:style-name="Highlight">Member of</text:span></text:p>
          </table:table-cell>
          <table:table-cell>
            <text:p>model.biblPart</text:p>
          </table:table-cell>
        </table:table-row>
        <table:table-row>
          <table:table-cell>
            <text:p><text:span text:style-name="Highlight">Contained by</text:span></text:p>
          </table:table-cell>
          <table:table-cell>
            <text:p><text:span>core: </text:span><text:span>bibl biblStruct</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citedRange</text:p>
            <text:p text:style-name="Preformatted_20_Text">{</text:p>
            <text:p text:style-name="Preformatted_20_Text">   att.global.attributes,</text:p>
            <text:p text:style-name="Preformatted_20_Text">   att.pointing.attributes,</text:p>
            <text:p text:style-name="Preformatted_20_Text">   att.cit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citedRange&gt;pp 12–13&lt;/citedRange&gt;</text:p>
            <text:p text:style-name="Preformatted_20_Text">&lt;citedRange unit="page" from="12" to="13"/&gt;</text:p>
            <text:p text:style-name="Preformatted_20_Text">&lt;citedRange unit="volume"&gt;II&lt;/citedRange&gt;</text:p>
            <text:p text:style-name="Preformatted_20_Text">&lt;citedRange unit="page"&gt;12&lt;/citedRange&gt;</text:p>
          </table:table-cell>
        </table:table-row>
        <table:table-row>
          <table:table-cell>
            <text:p><text:span text:style-name="Highlight">Example</text:span></text:p>
          </table:table-cell>
          <table:table-cell>
            <text:p text:style-name="Preformatted_20_Text">&lt;bibl&gt;</text:p>
            <text:p text:style-name="Preformatted_20_Text"> &lt;ptr target="#mueller01"/&gt;, &lt;citedRange target="http://example.com/mueller3.xml#page4"&gt;vol. 3, pp.</text:p>
            <text:p text:style-name="Preformatted_20_Text">   4-5&lt;/citedRange&gt;</text:p>
            <text:p text:style-name="Preformatted_20_Text">&lt;/bibl&gt;</text:p>
          </table:table-cell>
        </table:table-row>
        <table:table-row>
          <table:table-cell>
            <text:p><text:span text:style-name="Highlight">Note</text:span></text:p>
          </table:table-cell>
          <table:table-cell>
            <text:p>When the range cited consists of a single page or other unit, use the <text:span text:style-name="Emphasis">from</text:span> and <text:span text:style-name="Emphasis">to</text:span> attributes with an identical value. When no clear endpoint is given the <text:span text:style-name="Emphasis">from</text:span> attribute should be used without <text:span text:style-name="Emphasis">to</text:span>. For example, if the citation has <text:span text:style-name="q">‘p. 3ff’</text:span> as a page reference.</text:p>
          </table:table-cell>
        </table:table-row>
      </table:table>
      <text:h text:outline-level="2"><text:bookmark text:name="TEI.classCode"/>&lt;classCode&gt;</text:h>
      <table:table table:name="table33" table:style-name="Table1">
        <table:table-column table:style-name="Table1.col1"/>
        <table:table-column table:style-name="Table2.col2"/>
        <table:table-row>
          <table:table-cell table:number-columns-spanned="2">
            <text:p><text:span text:style-name="Highlight">&lt;classCode&gt; </text:span>(<text:span>classification code</text:span>) <text:span>contains the classification code used for this text in some standard classification system.</text:span> [<text:a xlink:type="simple" xlink:href="http://www.tei-c.org/release/doc/tei-p5-doc/en/html/HD.html#HD43">2.4.3. The Text Classific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34" table:style-name="Table1">
              <table:table-column table:style-name="Table1.col1"/>
              <table:table-column table:style-name="Table2.col2"/>
              <table:table-row>
                <table:table-cell>
                  <text:p>scheme</text:p>
                </table:table-cell>
                <table:table-cell>
                  <text:p><text:span>identifies the classification system in use, as defined by for example by a &lt;taxonomy&gt; element, or some other resource..</text:span></text:p>
                  <table:table table:name="table35"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Contained by</text:span></text:p>
          </table:table-cell>
          <table:table-cell>
            <text:p><text:span>core: </text:span><text:span>imprint</text:span></text:p>
            <text:p><text:span>header: </text:span><text:span>textClass</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classCode</text:p>
            <text:p text:style-name="Preformatted_20_Text">{</text:p>
            <text:p text:style-name="Preformatted_20_Text">   att.global.attributes,</text:p>
            <text:p text:style-name="Preformatted_20_Text">   attribute scheme { data.pointer },</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classCode scheme="http://www.udc.org"&gt;410&lt;/classCode&gt;</text:p>
          </table:table-cell>
        </table:table-row>
      </table:table>
      <text:h text:outline-level="2"><text:bookmark text:name="TEI.classDecl"/>&lt;classDecl&gt;</text:h>
      <table:table table:name="table36" table:style-name="Table1">
        <table:table-column table:style-name="Table1.col1"/>
        <table:table-column table:style-name="Table2.col2"/>
        <table:table-row>
          <table:table-cell table:number-columns-spanned="2">
            <text:p><text:span text:style-name="Highlight">&lt;classDecl&gt; </text:span>(<text:span>classification declarations</text:span>) <text:span>contains one or more taxonomies defining any classificatory codes used elsewhere in the text.</text:span> [<text:a xlink:type="simple" xlink:href="http://www.tei-c.org/release/doc/tei-p5-doc/en/html/HD.html#HD55">2.3.7. The Classification Declaration</text:a> <text:a xlink:type="simple" xlink:href="http://www.tei-c.org/release/doc/tei-p5-doc/en/html/HD.html#HD5">2.3. The Encoding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header: </text:span><text:span>taxonomy</text:span></text:p>
          </table:table-cell>
        </table:table-row>
        <table:table-row>
          <table:table-cell>
            <text:p><text:span text:style-name="Highlight">Declaration</text:span></text:p>
          </table:table-cell>
          <table:table-cell>
            <text:p text:style-name="Preformatted_20_Text"/>
            <text:p text:style-name="Preformatted_20_Text">element classDecl { att.global.attributes, taxonomy+ }</text:p>
          </table:table-cell>
        </table:table-row>
        <table:table-row>
          <table:table-cell>
            <text:p><text:span text:style-name="Highlight">Example</text:span></text:p>
          </table:table-cell>
          <table:table-cell>
            <text:p text:style-name="Preformatted_20_Text">&lt;classDecl&gt;</text:p>
            <text:p text:style-name="Preformatted_20_Text"> &lt;taxonomy xml:id="LCSH"&gt;</text:p>
            <text:p text:style-name="Preformatted_20_Text">  &lt;bibl&gt;Library of Congress Subject Headings&lt;/bibl&gt;</text:p>
            <text:p text:style-name="Preformatted_20_Text"> &lt;/taxonomy&gt;</text:p>
            <text:p text:style-name="Preformatted_20_Text">&lt;/classDecl&gt;</text:p>
            <text:p text:style-name="Preformatted_20_Text">&lt;!-- ... --&gt;</text:p>
            <text:p text:style-name="Preformatted_20_Text">&lt;textClass&gt;</text:p>
            <text:p text:style-name="Preformatted_20_Text"> &lt;keywords scheme="#LCSH"&gt;</text:p>
            <text:p text:style-name="Preformatted_20_Text">  &lt;term&gt;Political science&lt;/term&gt;</text:p>
            <text:p text:style-name="Preformatted_20_Text">  &lt;term&gt;United States -- Politics and government —</text:p>
            <text:p text:style-name="Preformatted_20_Text">     Revolution, 1775-1783&lt;/term&gt;</text:p>
            <text:p text:style-name="Preformatted_20_Text"> &lt;/keywords&gt;</text:p>
            <text:p text:style-name="Preformatted_20_Text">&lt;/textClass&gt;</text:p>
          </table:table-cell>
        </table:table-row>
      </table:table>
      <text:h text:outline-level="2"><text:bookmark text:name="TEI.correction"/>&lt;correction&gt;</text:h>
      <table:table table:name="table37" table:style-name="Table1">
        <table:table-column table:style-name="Table1.col1"/>
        <table:table-column table:style-name="Table2.col2"/>
        <table:table-row>
          <table:table-cell table:number-columns-spanned="2">
            <text:p><text:span text:style-name="Highlight">&lt;correction&gt; </text:span>(<text:span>correction principles</text:span>) <text:span>states how and under what circumstances corrections have been made in the text.</text:span> [<text:a xlink:type="simple" xlink:href="http://www.tei-c.org/release/doc/tei-p5-doc/en/html/HD.html#HD53">2.3.3. The Editorial Practices Declara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 table:name="table38" table:style-name="Table1">
              <table:table-column table:style-name="Table1.col1"/>
              <table:table-column table:style-name="Table2.col2"/>
              <table:table-row>
                <table:table-cell>
                  <text:p>status</text:p>
                </table:table-cell>
                <table:table-cell>
                  <text:p><text:span>indicates the degree of correction applied to the text.</text:span></text:p>
                  <table:table table:name="table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high</text:p>
                        <text:p text:style-name="List_20_Contents"><text:span>the text has been thoroughly checked and proofread.</text:span></text:p>
                        <text:p text:style-name="List_20_Heading">medium</text:p>
                        <text:p text:style-name="List_20_Contents"><text:span>the text has been checked at least once.</text:span></text:p>
                        <text:p text:style-name="List_20_Heading">low</text:p>
                        <text:p text:style-name="List_20_Contents"><text:span>the text has not been checked.</text:span></text:p>
                        <text:p text:style-name="List_20_Heading">unknown</text:p>
                        <text:p text:style-name="List_20_Contents"><text:span>the correction status of the text is unknown.</text:span><text:span text:style-name="Emphasis">[Default]</text:span></text:p>
                      </table:table-cell>
                    </table:table-row>
                  </table:table>
                </table:table-cell>
              </table:table-row>
              <table:table-row>
                <table:table-cell>
                  <text:p>method</text:p>
                </table:table-cell>
                <table:table-cell>
                  <text:p><text:span>indicates the method adopted to indicate corrections within the text.</text:span></text:p>
                  <table:table table:name="table4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silent</text:p>
                        <text:p text:style-name="List_20_Contents"><text:span>corrections have been made silently</text:span><text:span text:style-name="Emphasis">[Default]</text:span></text:p>
                        <text:p text:style-name="List_20_Heading">markup</text:p>
                        <text:p text:style-name="List_20_Contents"><text:span>corrections have been represented using markup</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correction</text:p>
            <text:p text:style-name="Preformatted_20_Text">{</text:p>
            <text:p text:style-name="Preformatted_20_Text">   att.global.attributes,</text:p>
            <text:p text:style-name="Preformatted_20_Text">   att.declarable.attributes,</text:p>
            <text:p text:style-name="Preformatted_20_Text">   attribute status { "high" | "medium" | "low" | "unknown" }?,</text:p>
            <text:p text:style-name="Preformatted_20_Text">   attribute method { "silent" | "markup" }?,</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correction&gt;</text:p>
            <text:p text:style-name="Preformatted_20_Text"> &lt;p&gt;Errors in transcription controlled by using the WordPerfect spelling checker, with a user</text:p>
            <text:p text:style-name="Preformatted_20_Text">   defined dictionary of 500 extra words taken from Chambers Twentieth Century</text:p>
            <text:p text:style-name="Preformatted_20_Text">   Dictionary.&lt;/p&gt;</text:p>
            <text:p text:style-name="Preformatted_20_Text">&lt;/correction&gt;</text:p>
          </table:table-cell>
        </table:table-row>
        <table:table-row>
          <table:table-cell>
            <text:p><text:span text:style-name="Highlight">Note</text:span></text:p>
          </table:table-cell>
          <table:table-cell>
            <text:p>May be used to note the results of proof reading the text against its original, indicating (for example) whether discrepancies have been silently rectified, or recorded using the editorial tags described in section <text:a xlink:type="simple" xlink:href="http://www.tei-c.org/release/doc/tei-p5-doc/en/html/CO.html#COED">3.4. Simple Editorial Changes</text:a>.</text:p>
          </table:table-cell>
        </table:table-row>
      </table:table>
      <text:h text:outline-level="2"><text:bookmark text:name="TEI.country"/>&lt;country&gt;</text:h>
      <table:table table:name="table41" table:style-name="Table1">
        <table:table-column table:style-name="Table1.col1"/>
        <table:table-column table:style-name="Table2.col2"/>
        <table:table-row>
          <table:table-cell table:number-columns-spanned="2">
            <text:p><text:span text:style-name="Highlight">&lt;country&gt; </text:span><text:span>contains the name of a geo-political unit, such as a nation, country, colony, or commonwealth, larger than or administratively superior to a region and smaller than a bloc.</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 att.typed (<text:span text:style-name="Emphasis">@type</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laceNamePart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country</text:p>
            <text:p text:style-name="Preformatted_20_Text">{</text:p>
            <text:p text:style-name="Preformatted_20_Text">   att.global.attributes,</text:p>
            <text:p text:style-name="Preformatted_20_Text">   att.naming.attributes,</text:p>
            <text:p text:style-name="Preformatted_20_Text">   att.typed.attributes,</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country key="DK"&gt;Denmark&lt;/country&gt;</text:p>
          </table:table-cell>
        </table:table-row>
        <table:table-row>
          <table:table-cell>
            <text:p><text:span text:style-name="Highlight">Note</text:span></text:p>
          </table:table-cell>
          <table:table-cell>
            <text:p>The recommended source for codes to represent coded country names is ISO 3166.</text:p>
          </table:table-cell>
        </table:table-row>
      </table:table>
      <text:h text:outline-level="2"><text:bookmark text:name="TEI.date"/>&lt;date&gt;</text:h>
      <table:table table:name="table42" table:style-name="Table1">
        <table:table-column table:style-name="Table1.col1"/>
        <table:table-column table:style-name="Table2.col2"/>
        <table:table-row>
          <table:table-cell table:number-columns-spanned="2">
            <text:p><text:span text:style-name="Highlight">&lt;date&gt; </text:span><text:span>contains a date in any format.</text:span> [<text:a xlink:type="simple" xlink:href="http://www.tei-c.org/release/doc/tei-p5-doc/en/html/CO.html#CONADA">3.5.4. Dates and Times</text:a> <text:a xlink:type="simple" xlink:href="http://www.tei-c.org/release/doc/tei-p5-doc/en/html/HD.html#HD24">2.2.4. Publication, Distribution, Licensing, etc.</text:a> <text:a xlink:type="simple" xlink:href="http://www.tei-c.org/release/doc/tei-p5-doc/en/html/HD.html#HD6">2.5. The Revision Description</text:a> <text:a xlink:type="simple" xlink:href="http://www.tei-c.org/release/doc/tei-p5-doc/en/html/CO.html#COBICOI">3.11.2.4. Imprint, Size of a Document, and Reprint Information</text:a> <text:a xlink:type="simple" xlink:href="http://www.tei-c.org/release/doc/tei-p5-doc/en/html/CC.html#CCAHSE">15.2.3. The Setting Description</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durationatt.typed (<text:span text:style-name="Emphasis">@type</text:span>) </text:p>
          </table:table-cell>
        </table:table-row>
        <table:table-row>
          <table:table-cell>
            <text:p><text:span text:style-name="Highlight">Member of</text:span></text:p>
          </table:table-cell>
          <table:table-cell>
            <text:p>model.dateLike model.publicationStmtPart.detail </text:p>
          </table:table-cell>
        </table:table-row>
        <table:table-row>
          <table:table-cell>
            <text:p><text:span text:style-name="Highlight">Contained by</text:span></text:p>
          </table:table-cell>
          <table:table-cell>
            <text:p><text:span>analysis: </text:span><text:span>s</text:span></text:p>
            <text:p><text:span>core: </text:span><text:span>addrLine analytic author bibl biblScope citedRange date desc editor email head imprint item label meeting note p pubPlace publisher ref resp street title</text:span></text:p>
            <text:p><text:span>corpus: </text:span><text:span>locale setting</text:span></text:p>
            <text:p><text:span>header: </text:span><text:span>authority catDesc change classCode distributor edition extent funder geoDecl language licence principal publicationStmt sponsor tagUsage</text:span></text:p>
            <text:p><text:span>namesdates: </text:span><text:span>addName affiliation age birth bloc country death district education faith floruit forename genName langKnown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date</text:p>
            <text:p text:style-name="Preformatted_20_Text">{</text:p>
            <text:p text:style-name="Preformatted_20_Text">   att.global.attributes,</text:p>
            <text:p text:style-name="Preformatted_20_Text">   att.datable.attributes,</text:p>
            <text:p text:style-name="Preformatted_20_Text">   att.duration.attributes,</text:p>
            <text:p text:style-name="Preformatted_20_Text">   att.typed.attributes,</text:p>
            <text:p text:style-name="Preformatted_20_Text">   ( text | model.gLike | model.phrase | model.global )*</text:p>
            <text:p text:style-name="Preformatted_20_Text">}</text:p>
          </table:table-cell>
        </table:table-row>
        <table:table-row>
          <table:table-cell>
            <text:p><text:span text:style-name="Highlight">Example</text:span></text:p>
          </table:table-cell>
          <table:table-cell>
            <text:p text:style-name="Preformatted_20_Text">&lt;date when="1980-02"&gt;early February 1980&lt;/date&gt;</text:p>
          </table:table-cell>
        </table:table-row>
        <table:table-row>
          <table:table-cell>
            <text:p><text:span text:style-name="Highlight">Example</text:span></text:p>
          </table:table-cell>
          <table:table-cell>
            <text:p text:style-name="Preformatted_20_Text">Given on the &lt;date when="1977-06-12"&gt;Twelfth Day</text:p>
            <text:p text:style-name="Preformatted_20_Text"> of June in the Year of Our Lord One Thousand Nine Hundred and Seventy-seven of the Republic</text:p>
            <text:p text:style-name="Preformatted_20_Text"> the Two Hundredth and first and of the University the Eighty-Sixth.&lt;/date&gt;</text:p>
          </table:table-cell>
        </table:table-row>
        <table:table-row>
          <table:table-cell>
            <text:p><text:span text:style-name="Highlight">Example</text:span></text:p>
          </table:table-cell>
          <table:table-cell>
            <text:p text:style-name="Preformatted_20_Text">&lt;date when="1990-09"&gt;September 1990&lt;/date&gt;</text:p>
          </table:table-cell>
        </table:table-row>
      </table:table>
      <text:h text:outline-level="2"><text:bookmark text:name="TEI.death"/>&lt;death&gt;</text:h>
      <table:table table:name="table43" table:style-name="Table1">
        <table:table-column table:style-name="Table1.col1"/>
        <table:table-column table:style-name="Table2.col2"/>
        <table:table-row>
          <table:table-cell table:number-columns-spanned="2">
            <text:p><text:span text:style-name="Highlight">&lt;death&gt; </text:span><text:span>contains information about a person's death, such as its date and pla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persEvent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death</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death when="1902-10-01"/&gt;</text:p>
          </table:table-cell>
        </table:table-row>
        <table:table-row>
          <table:table-cell>
            <text:p><text:span text:style-name="Highlight">Example</text:span></text:p>
          </table:table-cell>
          <table:table-cell>
            <text:p text:style-name="Preformatted_20_Text">&lt;death when="1960-12-10"&gt;Passed away near &lt;name type="place"&gt;Aix-la-Chapelle&lt;/name&gt;, after suffering from cerebral palsy. &lt;/death&gt;</text:p>
          </table:table-cell>
        </table:table-row>
      </table:table>
      <text:h text:outline-level="2"><text:bookmark text:name="TEI.desc"/>&lt;desc&gt;</text:h>
      <table:table table:name="table44" table:style-name="Table1">
        <table:table-column table:style-name="Table1.col1"/>
        <table:table-column table:style-name="Table2.col2"/>
        <table:table-row>
          <table:table-cell table:number-columns-spanned="2">
            <text:p><text:span text:style-name="Highlight">&lt;desc&gt; </text:span>(<text:span>description</text:span>) <text:span>contains a brief description of the object documented by its parent element, including its intended usage, purpose, or application where this is appropriate.</text:span> [<text:a xlink:type="simple" xlink:href="http://www.tei-c.org/release/doc/tei-p5-doc/en/html/TD.html#TDcrystalsCEdc">22.4.1. Description of Compon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cell>
        </table:table-row>
        <table:table-row>
          <table:table-cell>
            <text:p><text:span text:style-name="Highlight">Member of</text:span></text:p>
          </table:table-cell>
          <table:table-cell>
            <text:p>model.descLike model.labelLike </text:p>
          </table:table-cell>
        </table:table-row>
        <table:table-row>
          <table:table-cell>
            <text:p><text:span text:style-name="Highlight">Contained by</text:span></text:p>
          </table:table-cell>
          <table:table-cell>
            <text:p><text:span>core: </text:span><text:span>desc gap head item meeting note p ref title</text:span></text:p>
            <text:p><text:span>header: </text:span><text:span>category change licence tagUsage taxonomy</text:span></text:p>
            <text:p><text:span>namesdates: </text:span><text:span>event location org place population relation state trait</text:span></text:p>
            <text:p><text:span>spoken: </text:span><text:span>incident kinesic vocal writing</text:span></text:p>
            <text:p><text:span>textstructure: </text:span><text:span>body div</text:span></text:p>
          </table:table-cell>
        </table:table-row>
        <table:table-row>
          <table:table-cell>
            <text:p><text:span text:style-name="Highlight">May contain</text:span></text:p>
          </table:table-cell>
          <table:table-cell>
            <text:p><text:span>core: </text:span><text:span>address bibl biblStruct date desc email label list listBibl ref title</text:span></text:p>
            <text:p><text:span>header: </text:span><text:span>biblFull idno</text:span></text:p>
            <text:p><text:span>namesdates: </text:span><text:span>addName affiliation bloc country district forename genName geo listEvent listOrg listPerson listPlace location nameLink orgName persName placeName population region roleName settlement state surname trait</text:span></text:p>
          </table:table-cell>
        </table:table-row>
        <table:table-row>
          <table:table-cell>
            <text:p><text:span text:style-name="Highlight">Declaration</text:span></text:p>
          </table:table-cell>
          <table:table-cell>
            <text:p text:style-name="Preformatted_20_Text"/>
            <text:p text:style-name="Preformatted_20_Text">element desc</text:p>
            <text:p text:style-name="Preformatted_20_Text">{</text:p>
            <text:p text:style-name="Preformatted_20_Text">   att.global.attributes,</text:p>
            <text:p text:style-name="Preformatted_20_Text">   att.typed.attributes,</text:p>
            <text:p text:style-name="Preformatted_20_Text">   macro.limitedContent</text:p>
            <text:p text:style-name="Preformatted_20_Text">}</text:p>
          </table:table-cell>
        </table:table-row>
        <table:table-row>
          <table:table-cell>
            <text:p><text:span text:style-name="Highlight">Example</text:span></text:p>
          </table:table-cell>
          <table:table-cell>
            <text:p text:style-name="Preformatted_20_Text">&lt;desc&gt;contains a brief description of the purpose and application for an element, attribute,</text:p>
            <text:p text:style-name="Preformatted_20_Text"> attribute value, class, or entity.&lt;/desc&gt;</text:p>
          </table:table-cell>
        </table:table-row>
        <table:table-row>
          <table:table-cell>
            <text:p><text:span text:style-name="Highlight">Note</text:span></text:p>
          </table:table-cell>
          <table:table-cell>
            <text:p>TEI convention requires that this be expressed as a finite clause, begining with an active verb.</text:p>
          </table:table-cell>
        </table:table-row>
      </table:table>
      <text:h text:outline-level="2"><text:bookmark text:name="TEI.distributor"/>&lt;distributor&gt;</text:h>
      <table:table table:name="table45" table:style-name="Table1">
        <table:table-column table:style-name="Table1.col1"/>
        <table:table-column table:style-name="Table2.col2"/>
        <table:table-row>
          <table:table-cell table:number-columns-spanned="2">
            <text:p><text:span text:style-name="Highlight">&lt;distributor&gt; </text:span><text:span>supplies the name of a person or other agency responsible for the distribution of a tex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imprintPart model.publicationStmtPart.agency</text:p>
          </table:table-cell>
        </table:table-row>
        <table:table-row>
          <table:table-cell>
            <text:p><text:span text:style-name="Highlight">Contained by</text:span></text:p>
          </table:table-cell>
          <table:table-cell>
            <text:p><text:span>core: </text:span><text:span>bibl imprint</text:span></text:p>
            <text:p><text:span>header: </text:span><text:span>publicationStmt</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distributor { att.global.attributes, macro.phraseSeq }</text:p>
          </table:table-cell>
        </table:table-row>
        <table:table-row>
          <table:table-cell>
            <text:p><text:span text:style-name="Highlight">Example</text:span></text:p>
          </table:table-cell>
          <table:table-cell>
            <text:p text:style-name="Preformatted_20_Text">&lt;distributor&gt;Oxford Text Archive&lt;/distributor&gt;</text:p>
            <text:p text:style-name="Preformatted_20_Text">&lt;distributor&gt;Redwood and Burn Ltd&lt;/distributor&gt;</text:p>
          </table:table-cell>
        </table:table-row>
      </table:table>
      <text:h text:outline-level="2"><text:bookmark text:name="TEI.district"/>&lt;district&gt;</text:h>
      <table:table table:name="table46" table:style-name="Table1">
        <table:table-column table:style-name="Table1.col1"/>
        <table:table-column table:style-name="Table2.col2"/>
        <table:table-row>
          <table:table-cell table:number-columns-spanned="2">
            <text:p><text:span text:style-name="Highlight">&lt;district&gt; </text:span><text:span>contains the name of any kind of subdivision of a settlement, such as a parish, ward, or other administrative or geographic unit.</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 att.typed (<text:span text:style-name="Emphasis">@type</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laceNamePart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district</text:p>
            <text:p text:style-name="Preformatted_20_Text">{</text:p>
            <text:p text:style-name="Preformatted_20_Text">   att.global.attributes,</text:p>
            <text:p text:style-name="Preformatted_20_Text">   att.naming.attributes,</text:p>
            <text:p text:style-name="Preformatted_20_Text">   att.typed.attributes,</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laceName&gt;</text:p>
            <text:p text:style-name="Preformatted_20_Text"> &lt;district type="ward"&gt;Jericho&lt;/district&gt;</text:p>
            <text:p text:style-name="Preformatted_20_Text"> &lt;settlement&gt;Oxford&lt;/settlement&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district type="area"&gt;South Side&lt;/district&gt;</text:p>
            <text:p text:style-name="Preformatted_20_Text"> &lt;settlement&gt;Chicago&lt;/settlement&gt;</text:p>
            <text:p text:style-name="Preformatted_20_Text">&lt;/placeName&gt;</text:p>
          </table:table-cell>
        </table:table-row>
      </table:table>
      <text:h text:outline-level="2"><text:bookmark text:name="TEI.div"/>&lt;div&gt;</text:h>
      <table:table table:name="table47" table:style-name="Table1">
        <table:table-column table:style-name="Table1.col1"/>
        <table:table-column table:style-name="Table2.col2"/>
        <table:table-row>
          <table:table-cell table:number-columns-spanned="2">
            <text:p><text:span text:style-name="Highlight">&lt;div&gt; </text:span>(<text:span>text division</text:span>) <text:span>contains a subdivision of the front, body, or back of a text.</text:span> [<text:a xlink:type="simple" xlink:href="http://www.tei-c.org/release/doc/tei-p5-doc/en/html/DS.html#DSDIV">4.1. Divisions of the Body</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Attributes</text:p>
            <table:table table:name="table48" table:style-name="Table1">
              <table:table-column table:style-name="Table1.col1"/>
              <table:table-column table:style-name="Table2.col2"/>
              <table:table-row>
                <table:table-cell>
                  <text:p>type</text:p>
                </table:table-cell>
                <table:table-cell>
                  <table:table table:name="table49"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contents</text:p>
                        <text:p text:style-name="List_20_Contents"><text:span>table of contents</text:span></text:p>
                        <text:p text:style-name="List_20_Heading">sp</text:p>
                        <text:p text:style-name="List_20_Contents">(<text:span>speech</text:span>) <text:span>parliamentary speech at the central lectern</text:span></text:p>
                        <text:p text:style-name="List_20_Heading">inter</text:p>
                        <text:p text:style-name="List_20_Contents">(<text:span>interruption</text:span>) <text:span>recorded interruptions of parliamentary speech at the central lectern</text:span></text:p>
                        <text:p text:style-name="List_20_Heading">preface</text:p>
                        <text:p text:style-name="List_20_Contents"><text:span>preliminary data about session</text:span></text:p>
                      </table:table-cell>
                    </table:table-row>
                  </table:table>
                </table:table-cell>
              </table:table-row>
            </table:table>
          </table:table-cell>
        </table:table-row>
        <table:table-row>
          <table:table-cell>
            <text:p><text:span text:style-name="Highlight">Member of</text:span></text:p>
          </table:table-cell>
          <table:table-cell>
            <text:p>model.divLike</text:p>
          </table:table-cell>
        </table:table-row>
        <table:table-row>
          <table:table-cell>
            <text:p><text:span text:style-name="Highlight">Contained by</text:span></text:p>
          </table:table-cell>
          <table:table-cell>
            <text:p><text:span>textstructure: </text:span><text:span>back body div front</text:span></text:p>
          </table:table-cell>
        </table:table-row>
        <table:table-row>
          <table:table-cell>
            <text:p><text:span text:style-name="Highlight">May contain</text:span></text:p>
          </table:table-cell>
          <table:table-cell>
            <text:p><text:span>core: </text:span><text:span>bibl biblStruct desc divGen gap head label list listBibl meeting note p</text:span></text:p>
            <text:p><text:span>header: </text:span><text:span>biblFull</text:span></text:p>
            <text:p><text:span>linking: </text:span><text:span>anchor timeline</text:span></text:p>
            <text:p><text:span>namesdates: </text:span><text:span>listEvent listOrg listPerson listPlace</text:span></text:p>
            <text:p><text:span>spoken: </text:span><text:span>incident kinesic u vocal writing</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div</text:p>
            <text:p text:style-name="Preformatted_20_Text">{</text:p>
            <text:p text:style-name="Preformatted_20_Text">   attribute type { "contents" | "sp" | "inter" | "preface" },</text:p>
            <text:p text:style-name="Preformatted_20_Text">   (</text:p>
            <text:p text:style-name="Preformatted_20_Text">      ( model.divTop | model.global )*,</text:p>
            <text:p text:style-name="Preformatted_20_Text">      (</text:p>
            <text:p text:style-name="Preformatted_20_Text">         (</text:p>
            <text:p text:style-name="Preformatted_20_Text">            ( ( ( model.divLike | model.divGenLike ), model.global* )+ )</text:p>
            <text:p text:style-name="Preformatted_20_Text">          | (</text:p>
            <text:p text:style-name="Preformatted_20_Text">               ( ( model.common ), model.global* )+,</text:p>
            <text:p text:style-name="Preformatted_20_Text">               ( ( model.divLike | model.divGenLike ), model.global* )*</text:p>
            <text:p text:style-name="Preformatted_20_Text">            )</text:p>
            <text:p text:style-name="Preformatted_20_Text">         ),</text:p>
            <text:p text:style-name="Preformatted_20_Text">         ( ( model.divBottom ), model.global*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ody&gt;</text:p>
            <text:p text:style-name="Preformatted_20_Text"> &lt;div type="part"&gt;</text:p>
            <text:p text:style-name="Preformatted_20_Text">  &lt;head&gt;Fallacies of Authority&lt;/head&gt;</text:p>
            <text:p text:style-name="Preformatted_20_Text">  &lt;p&gt;The subject of which is Authority in various shapes, and the object, to repress all</text:p>
            <text:p text:style-name="Preformatted_20_Text">     exercise of the reasoning faculty.&lt;/p&gt;</text:p>
            <text:p text:style-name="Preformatted_20_Text">  &lt;div n="1" type="chapter"&gt;</text:p>
            <text:p text:style-name="Preformatted_20_Text">   &lt;head&gt;The Nature of Authority&lt;/head&gt;</text:p>
            <text:p text:style-name="Preformatted_20_Text">   &lt;p&gt;With reference to any proposed measures having for their object the greatest</text:p>
            <text:p text:style-name="Preformatted_20_Text">       happiness of the greatest number....&lt;/p&gt;</text:p>
            <text:p text:style-name="Preformatted_20_Text">   &lt;div n="1.1" type="section"&gt;</text:p>
            <text:p text:style-name="Preformatted_20_Text">    &lt;head&gt;Analysis of Authority&lt;/head&gt;</text:p>
            <text:p text:style-name="Preformatted_20_Text">    &lt;p&gt;What on any given occasion is the legitimate weight or influence to be attached to</text:p>
            <text:p text:style-name="Preformatted_20_Text">         authority ... &lt;/p&gt;</text:p>
            <text:p text:style-name="Preformatted_20_Text">   &lt;/div&gt;</text:p>
            <text:p text:style-name="Preformatted_20_Text">   &lt;div n="1.2" type="section"&gt;</text:p>
            <text:p text:style-name="Preformatted_20_Text">    &lt;head&gt;Appeal to Authority, in What Cases Fallacious.&lt;/head&gt;</text:p>
            <text:p text:style-name="Preformatted_20_Text">    &lt;p&gt;Reference to authority is open to the charge of fallacy when... &lt;/p&gt;</text:p>
            <text:p text:style-name="Preformatted_20_Text">   &lt;/div&gt;</text:p>
            <text:p text:style-name="Preformatted_20_Text">  &lt;/div&gt;</text:p>
            <text:p text:style-name="Preformatted_20_Text"> &lt;/div&gt;</text:p>
            <text:p text:style-name="Preformatted_20_Text">&lt;/body&gt;</text:p>
          </table:table-cell>
        </table:table-row>
      </table:table>
      <text:h text:outline-level="2"><text:bookmark text:name="TEI.divGen"/>&lt;divGen&gt;</text:h>
      <table:table table:name="table50" table:style-name="Table1">
        <table:table-column table:style-name="Table1.col1"/>
        <table:table-column table:style-name="Table2.col2"/>
        <table:table-row>
          <table:table-cell table:number-columns-spanned="2">
            <text:p><text:span text:style-name="Highlight">&lt;divGen&gt; </text:span>(<text:span>automatically generated text division</text:span>) <text:span>indicates the location at which a textual division generated automatically by a text-processing application is to appear.</text:span> [<text:a xlink:type="simple" xlink:href="http://www.tei-c.org/release/doc/tei-p5-doc/en/html/CO.html#CONOIX">3.8.2. Index Entri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51" table:style-name="Table1">
              <table:table-column table:style-name="Table1.col1"/>
              <table:table-column table:style-name="Table2.col2"/>
              <table:table-row>
                <table:table-cell>
                  <text:p>type</text:p>
                </table:table-cell>
                <table:table-cell>
                  <text:p><text:span>specifies what type of generated text division (e.g. index, table of contents, etc.) is to appear.</text:span></text:p>
                  <table:table table:name="table5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index</text:p>
                        <text:p text:style-name="List_20_Contents"><text:span>an index is to be generated and inserted at this point.</text:span></text:p>
                        <text:p text:style-name="List_20_Heading">toc</text:p>
                        <text:p text:style-name="List_20_Contents"><text:span>a table of contents</text:span></text:p>
                        <text:p text:style-name="List_20_Heading">figlist</text:p>
                        <text:p text:style-name="List_20_Contents"><text:span>a list of figures</text:span></text:p>
                        <text:p text:style-name="List_20_Heading">tablist</text:p>
                        <text:p text:style-name="List_20_Contents"><text:span>a list of tables</text:span></text:p>
                      </table:table-cell>
                    </table:table-row>
                    <table:table-row>
                      <table:table-cell>
                        <text:p><text:span text:style-name="Highlight">Note</text:span></text:p>
                      </table:table-cell>
                      <table:table-cell>
                        <text:p>Valid values are application-dependent; those shown are of obvious utility in document production, but are by no means exhaustive.</text:p>
                      </table:table-cell>
                    </table:table-row>
                  </table:table>
                </table:table-cell>
              </table:table-row>
            </table:table>
          </table:table-cell>
        </table:table-row>
        <table:table-row>
          <table:table-cell>
            <text:p><text:span text:style-name="Highlight">Member of</text:span></text:p>
          </table:table-cell>
          <table:table-cell>
            <text:p>model.divGenLike model.frontPart</text:p>
          </table:table-cell>
        </table:table-row>
        <table:table-row>
          <table:table-cell>
            <text:p><text:span text:style-name="Highlight">Contained by</text:span></text:p>
          </table:table-cell>
          <table:table-cell>
            <text:p><text:span>textstructure: </text:span><text:span>back body div front</text:span></text:p>
          </table:table-cell>
        </table:table-row>
        <table:table-row>
          <table:table-cell>
            <text:p><text:span text:style-name="Highlight">May contain</text:span></text:p>
          </table:table-cell>
          <table:table-cell>
            <text:p><text:span>core: </text:span><text:span>head</text:span></text:p>
          </table:table-cell>
        </table:table-row>
        <table:table-row>
          <table:table-cell>
            <text:p><text:span text:style-name="Highlight">Declaration</text:span></text:p>
          </table:table-cell>
          <table:table-cell>
            <text:p text:style-name="Preformatted_20_Text"/>
            <text:p text:style-name="Preformatted_20_Text">element divGen</text:p>
            <text:p text:style-name="Preformatted_20_Text">{</text:p>
            <text:p text:style-name="Preformatted_20_Text">   att.global.attributes,</text:p>
            <text:p text:style-name="Preformatted_20_Text">   attribute type { data.enumerated }?,</text:p>
            <text:p text:style-name="Preformatted_20_Text">   model.headLike*</text:p>
            <text:p text:style-name="Preformatted_20_Text">}</text:p>
          </table:table-cell>
        </table:table-row>
        <table:table-row>
          <table:table-cell>
            <text:p><text:span text:style-name="Highlight">Example</text:span></text:p>
          </table:table-cell>
          <table:table-cell>
            <text:p>One use for this element is to allow document preparation software to generate an index and insert it in the appropriate place in the output. The example below assumes that the <text:span text:style-name="Emphasis">indexName</text:span> attribute on &lt;index&gt; elements in the text has been used to specify index entries for the two generated indexes, named NAMES and THINGS:</text:p>
            <text:p text:style-name="Preformatted_20_Text">&lt;back&gt;</text:p>
            <text:p text:style-name="Preformatted_20_Text"> &lt;div1 type="backmat"&gt;</text:p>
            <text:p text:style-name="Preformatted_20_Text">  &lt;head&gt;Bibliography&lt;/head&gt;</text:p>
            <text:p text:style-name="Preformatted_20_Text">&lt;!-- .... --&gt;</text:p>
            <text:p text:style-name="Preformatted_20_Text"> &lt;/div1&gt;</text:p>
            <text:p text:style-name="Preformatted_20_Text"> &lt;div1 type="backmat"&gt;</text:p>
            <text:p text:style-name="Preformatted_20_Text">  &lt;head&gt;Indices&lt;/head&gt;</text:p>
            <text:p text:style-name="Preformatted_20_Text">  &lt;divGen n="Index Nominum" type="NAMES"/&gt;</text:p>
            <text:p text:style-name="Preformatted_20_Text">  &lt;divGen n="Index Rerum" type="THINGS"/&gt;</text:p>
            <text:p text:style-name="Preformatted_20_Text"> &lt;/div1&gt;</text:p>
            <text:p text:style-name="Preformatted_20_Text">&lt;/back&gt;</text:p>
          </table:table-cell>
        </table:table-row>
        <table:table-row>
          <table:table-cell>
            <text:p><text:span text:style-name="Highlight">Example</text:span></text:p>
          </table:table-cell>
          <table:table-cell>
            <text:p>Another use for &lt;divGen&gt; is to specify the location of an automatically produced table of contents:</text:p>
            <text:p text:style-name="Preformatted_20_Text">&lt;front&gt;</text:p>
            <text:p text:style-name="Preformatted_20_Text">&lt;!--&lt;titlePage&gt;...&lt;/titlePage&gt;--&gt;</text:p>
            <text:p text:style-name="Preformatted_20_Text"> &lt;divGen type="toc"/&gt;</text:p>
            <text:p text:style-name="Preformatted_20_Text"> &lt;div&gt;</text:p>
            <text:p text:style-name="Preformatted_20_Text">  &lt;head&gt;Preface&lt;/head&gt;</text:p>
            <text:p text:style-name="Preformatted_20_Text">  &lt;p&gt; ... &lt;/p&gt;</text:p>
            <text:p text:style-name="Preformatted_20_Text"> &lt;/div&gt;</text:p>
            <text:p text:style-name="Preformatted_20_Text">&lt;/front&gt;</text:p>
          </table:table-cell>
        </table:table-row>
        <table:table-row>
          <table:table-cell>
            <text:p><text:span text:style-name="Highlight">Note</text:span></text:p>
          </table:table-cell>
          <table:table-cell>
            <text:p>This element is intended primarily for use in document production or manipulation, rather than in the transcription of pre-existing materials; it makes it easier to specify the location of indices, tables of contents, etc., to be generated by text preparation or word processing software.</text:p>
          </table:table-cell>
        </table:table-row>
      </table:table>
      <text:h text:outline-level="2"><text:bookmark text:name="TEI.edition"/>&lt;edition&gt;</text:h>
      <table:table table:name="table53" table:style-name="Table1">
        <table:table-column table:style-name="Table1.col1"/>
        <table:table-column table:style-name="Table2.col2"/>
        <table:table-row>
          <table:table-cell table:number-columns-spanned="2">
            <text:p><text:span text:style-name="Highlight">&lt;edition&gt; </text:span><text:span>describes the particularities of one edition of a text.</text:span> [<text:a xlink:type="simple" xlink:href="http://www.tei-c.org/release/doc/tei-p5-doc/en/html/HD.html#HD22">2.2.2. The Edition Statemen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 monogr</text:span></text:p>
            <text:p><text:span>header: </text:span><text:span>editionStmt</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edition { att.global.attributes, macro.phraseSeq }</text:p>
          </table:table-cell>
        </table:table-row>
        <table:table-row>
          <table:table-cell>
            <text:p><text:span text:style-name="Highlight">Example</text:span></text:p>
          </table:table-cell>
          <table:table-cell>
            <text:p text:style-name="Preformatted_20_Text">&lt;edition&gt;First edition &lt;date&gt;Oct 1990&lt;/date&gt;</text:p>
            <text:p text:style-name="Preformatted_20_Text">&lt;/edition&gt;</text:p>
            <text:p text:style-name="Preformatted_20_Text">&lt;edition n="S2"&gt;Students' edition&lt;/edition&gt;</text:p>
          </table:table-cell>
        </table:table-row>
      </table:table>
      <text:h text:outline-level="2"><text:bookmark text:name="TEI.editionStmt"/>&lt;editionStmt&gt;</text:h>
      <table:table table:name="table54" table:style-name="Table1">
        <table:table-column table:style-name="Table1.col1"/>
        <table:table-column table:style-name="Table2.col2"/>
        <table:table-row>
          <table:table-cell table:number-columns-spanned="2">
            <text:p><text:span text:style-name="Highlight">&lt;editionStmt&gt; </text:span>(<text:span>edition statement</text:span>) <text:span>groups information relating to one edition of a text.</text:span> [<text:a xlink:type="simple" xlink:href="http://www.tei-c.org/release/doc/tei-p5-doc/en/html/HD.html#HD22">2.2.2. The Edition Statement</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biblFull fileDesc</text:span></text:p>
          </table:table-cell>
        </table:table-row>
        <table:table-row>
          <table:table-cell>
            <text:p><text:span text:style-name="Highlight">May contain</text:span></text:p>
          </table:table-cell>
          <table:table-cell>
            <text:p><text:span>core: </text:span><text:span>author editor meeting p respStmt</text:span></text:p>
            <text:p><text:span>header: </text:span><text:span>edition funder principal sponsor</text:span></text:p>
          </table:table-cell>
        </table:table-row>
        <table:table-row>
          <table:table-cell>
            <text:p><text:span text:style-name="Highlight">Declaration</text:span></text:p>
          </table:table-cell>
          <table:table-cell>
            <text:p text:style-name="Preformatted_20_Text"/>
            <text:p text:style-name="Preformatted_20_Text">element editionStmt</text:p>
            <text:p text:style-name="Preformatted_20_Text">{</text:p>
            <text:p text:style-name="Preformatted_20_Text">   att.global.attributes,</text:p>
            <text:p text:style-name="Preformatted_20_Text">   ( model.pLike+ | ( edition, model.respLike* ) )</text:p>
            <text:p text:style-name="Preformatted_20_Text">}</text:p>
          </table:table-cell>
        </table:table-row>
        <table:table-row>
          <table:table-cell>
            <text:p><text:span text:style-name="Highlight">Example</text:span></text:p>
          </table:table-cell>
          <table:table-cell>
            <text:p text:style-name="Preformatted_20_Text">&lt;editionStmt&gt;</text:p>
            <text:p text:style-name="Preformatted_20_Text"> &lt;edition n="S2"&gt;Students' edition&lt;/edition&gt;</text:p>
            <text:p text:style-name="Preformatted_20_Text"> &lt;respStmt&gt;</text:p>
            <text:p text:style-name="Preformatted_20_Text">  &lt;resp&gt;Adapted by &lt;/resp&gt;</text:p>
            <text:p text:style-name="Preformatted_20_Text">  &lt;name&gt;Elizabeth Kirk&lt;/name&gt;</text:p>
            <text:p text:style-name="Preformatted_20_Text"> &lt;/respStmt&gt;</text:p>
            <text:p text:style-name="Preformatted_20_Text">&lt;/editionStmt&gt;</text:p>
          </table:table-cell>
        </table:table-row>
        <table:table-row>
          <table:table-cell>
            <text:p><text:span text:style-name="Highlight">Example</text:span></text:p>
          </table:table-cell>
          <table:table-cell>
            <text:p text:style-name="Preformatted_20_Text">&lt;editionStmt&gt;</text:p>
            <text:p text:style-name="Preformatted_20_Text"> &lt;p&gt;First edition, &lt;date&gt;Michaelmas Term, 1991.&lt;/date&gt;</text:p>
            <text:p text:style-name="Preformatted_20_Text"> &lt;/p&gt;</text:p>
            <text:p text:style-name="Preformatted_20_Text">&lt;/editionStmt&gt;</text:p>
          </table:table-cell>
        </table:table-row>
      </table:table>
      <text:h text:outline-level="2"><text:bookmark text:name="TEI.editor"/>&lt;editor&gt;</text:h>
      <table:table table:name="table55" table:style-name="Table1">
        <table:table-column table:style-name="Table1.col1"/>
        <table:table-column table:style-name="Table2.col2"/>
        <table:table-row>
          <table:table-cell table:number-columns-spanned="2">
            <text:p><text:span text:style-name="Highlight">&lt;editor&gt; </text:span><text:span>contains a secondary statement of responsibility for a bibliographic item, for example the name of an individual, institution or organization, (or of several such) acting as editor, compiler, translator, etc.</text:span> [<text:a xlink:type="simple" xlink:href="http://www.tei-c.org/release/doc/tei-p5-doc/en/html/CO.html#COBICOR">3.11.2.2. Titles, Authors, and Edito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analytic bibl monogr series</text:span></text:p>
            <text:p><text:span>header: </text:span><text:span>editionStmt titleStmt</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editor</text:p>
            <text:p text:style-name="Preformatted_20_Text">{</text:p>
            <text:p text:style-name="Preformatted_20_Text">   att.global.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editor&gt;Eric Johnson&lt;/editor&gt;</text:p>
            <text:p text:style-name="Preformatted_20_Text">&lt;editor role="illustrator"&gt;John Tenniel&lt;/editor&gt;</text:p>
          </table:table-cell>
        </table:table-row>
        <table:table-row>
          <table:table-cell>
            <text:p><text:span text:style-name="Highlight">Note</text:span></text:p>
          </table:table-cell>
          <table:table-cell>
            <text:p>A consistent format should be adopted.Particularly where cataloguing is likely to be based on the content of the header, it is advisable to use generally recognized authority lists for the exact form of personal names. </text:p>
          </table:table-cell>
        </table:table-row>
      </table:table>
      <text:h text:outline-level="2"><text:bookmark text:name="TEI.editorialDecl"/>&lt;editorialDecl&gt;</text:h>
      <table:table table:name="table56" table:style-name="Table1">
        <table:table-column table:style-name="Table1.col1"/>
        <table:table-column table:style-name="Table2.col2"/>
        <table:table-row>
          <table:table-cell table:number-columns-spanned="2">
            <text:p><text:span text:style-name="Highlight">&lt;editorialDecl&gt; </text:span>(<text:span>editorial practice declaration</text:span>) <text:span>provides details of editorial principles and practices applied during the encoding of a text.</text:span> [<text:a xlink:type="simple" xlink:href="http://www.tei-c.org/release/doc/tei-p5-doc/en/html/HD.html#HD53">2.3.3. The Editorial Practices Declaration</text:a> <text:a xlink:type="simple" xlink:href="http://www.tei-c.org/release/doc/tei-p5-doc/en/html/HD.html#HD5">2.3. The Encoding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ext:p><text:span>header: </text:span><text:span>correction hyphenation normalization punctuation quotation segmentation</text:span></text:p>
          </table:table-cell>
        </table:table-row>
        <table:table-row>
          <table:table-cell>
            <text:p><text:span text:style-name="Highlight">Declaration</text:span></text:p>
          </table:table-cell>
          <table:table-cell>
            <text:p text:style-name="Preformatted_20_Text"/>
            <text:p text:style-name="Preformatted_20_Text">element editorialDecl</text:p>
            <text:p text:style-name="Preformatted_20_Text">{</text:p>
            <text:p text:style-name="Preformatted_20_Text">   att.global.attributes,</text:p>
            <text:p text:style-name="Preformatted_20_Text">   att.declarable.attributes,</text:p>
            <text:p text:style-name="Preformatted_20_Text">   ( model.pLike | model.editorialDeclPart )+</text:p>
            <text:p text:style-name="Preformatted_20_Text">}</text:p>
          </table:table-cell>
        </table:table-row>
        <table:table-row>
          <table:table-cell>
            <text:p><text:span text:style-name="Highlight">Example</text:span></text:p>
          </table:table-cell>
          <table:table-cell>
            <text:p text:style-name="Preformatted_20_Text">&lt;editorialDecl&gt;</text:p>
            <text:p text:style-name="Preformatted_20_Text"> &lt;normalization&gt;</text:p>
            <text:p text:style-name="Preformatted_20_Text">  &lt;p&gt;All words converted to Modern American spelling using</text:p>
            <text:p text:style-name="Preformatted_20_Text">     Websters 9th Collegiate dictionary</text:p>
            <text:p text:style-name="Preformatted_20_Text">  &lt;/p&gt;</text:p>
            <text:p text:style-name="Preformatted_20_Text"> &lt;/normalization&gt;</text:p>
            <text:p text:style-name="Preformatted_20_Text"> &lt;quotation marks="all"&gt;</text:p>
            <text:p text:style-name="Preformatted_20_Text">  &lt;p&gt;All opening quotation marks converted to “ all closing</text:p>
            <text:p text:style-name="Preformatted_20_Text">     quotation marks converted to &amp;amp;cdq;.&lt;/p&gt;</text:p>
            <text:p text:style-name="Preformatted_20_Text"> &lt;/quotation&gt;</text:p>
            <text:p text:style-name="Preformatted_20_Text">&lt;/editorialDecl&gt;</text:p>
          </table:table-cell>
        </table:table-row>
      </table:table>
      <text:h text:outline-level="2"><text:bookmark text:name="TEI.education"/>&lt;education&gt;</text:h>
      <table:table table:name="table57" table:style-name="Table1">
        <table:table-column table:style-name="Table1.col1"/>
        <table:table-column table:style-name="Table2.col2"/>
        <table:table-row>
          <table:table-cell table:number-columns-spanned="2">
            <text:p><text:span text:style-name="Highlight">&lt;education&gt; </text:span><text:span>contains a description of the educational experience of a person.</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education</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education&gt;Left school at age 16&lt;/education&gt;</text:p>
          </table:table-cell>
        </table:table-row>
        <table:table-row>
          <table:table-cell>
            <text:p><text:span text:style-name="Highlight">Example</text:span></text:p>
          </table:table-cell>
          <table:table-cell>
            <text:p text:style-name="Preformatted_20_Text">&lt;education from="1986-01-01"</text:p>
            <text:p text:style-name="Preformatted_20_Text"> to="1990-06-30"&gt;Attended &lt;name&gt;Cherwell School&lt;/name&gt;</text:p>
            <text:p text:style-name="Preformatted_20_Text">&lt;/education&gt;</text:p>
          </table:table-cell>
        </table:table-row>
        <table:table-row>
          <table:table-cell>
            <text:p><text:span text:style-name="Highlight">Example</text:span></text:p>
          </table:table-cell>
          <table:table-cell>
            <text:p text:style-name="Preformatted_20_Text">&lt;education notBefore="1685-07"</text:p>
            <text:p text:style-name="Preformatted_20_Text"> notAfter="1690-06"&gt;Anthony Hammond</text:p>
            <text:p text:style-name="Preformatted_20_Text"> smuggled her into the University of Cambridge, where she was</text:p>
            <text:p text:style-name="Preformatted_20_Text"> disguised as his male cousin, Jack. She remained there for some</text:p>
            <text:p text:style-name="Preformatted_20_Text"> months learning grammar, logic, rhetoric, and ethics&lt;/education&gt;</text:p>
          </table:table-cell>
        </table:table-row>
      </table:table>
      <text:h text:outline-level="2"><text:bookmark text:name="TEI.email"/>&lt;email&gt;</text:h>
      <table:table table:name="table58" table:style-name="Table1">
        <table:table-column table:style-name="Table1.col1"/>
        <table:table-column table:style-name="Table2.col2"/>
        <table:table-row>
          <table:table-cell table:number-columns-spanned="2">
            <text:p><text:span text:style-name="Highlight">&lt;email&gt; </text:span>(<text:span>electronic mail address</text:span>) <text:span>contains an email address identifying a location to which email messages can be delivered.</text:span> [<text:a xlink:type="simple" xlink:href="http://www.tei-c.org/release/doc/tei-p5-doc/en/html/CO.html#CONAAD">3.5.2. Address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addressLike </text:p>
          </table:table-cell>
        </table:table-row>
        <table:table-row>
          <table:table-cell>
            <text:p><text:span text:style-name="Highlight">Contained by</text:span></text:p>
          </table:table-cell>
          <table:table-cell>
            <text:p><text:span>analysis: </text:span><text:span>s</text:span></text:p>
            <text:p><text:span>core: </text:span><text:span>addrLine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email { att.global.attributes, macro.phraseSeq }</text:p>
          </table:table-cell>
        </table:table-row>
        <table:table-row>
          <table:table-cell>
            <text:p><text:span text:style-name="Highlight">Example</text:span></text:p>
          </table:table-cell>
          <table:table-cell>
            <text:p text:style-name="Preformatted_20_Text">&lt;email&gt;membership@tei-c.org&lt;/email&gt;</text:p>
          </table:table-cell>
        </table:table-row>
        <table:table-row>
          <table:table-cell>
            <text:p><text:span text:style-name="Highlight">Note</text:span></text:p>
          </table:table-cell>
          <table:table-cell>
            <text:p>The format of a modern Internet email address is defined in <text:a xlink:type="simple" xlink:href="http://tools.ietf.org/html/rfc2822">RFC 2822</text:a></text:p>
          </table:table-cell>
        </table:table-row>
      </table:table>
      <text:h text:outline-level="2"><text:bookmark text:name="TEI.encodingDesc"/>&lt;encodingDesc&gt;</text:h>
      <table:table table:name="table59" table:style-name="Table1">
        <table:table-column table:style-name="Table1.col1"/>
        <table:table-column table:style-name="Table2.col2"/>
        <table:table-row>
          <table:table-cell table:number-columns-spanned="2">
            <text:p><text:span text:style-name="Highlight">&lt;encodingDesc&gt; </text:span>(<text:span>encoding description</text:span>) <text:span>documents the relationship between an electronic text and the source or sources from which it was derived.</text:span> [<text:a xlink:type="simple" xlink:href="http://www.tei-c.org/release/doc/tei-p5-doc/en/html/HD.html#HD5">2.3. The Encoding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e: </text:span><text:span>p</text:span></text:p>
            <text:p><text:span>header: </text:span><text:span>classDecl editorialDecl geoDecl projectDesc samplingDecl tagsDecl</text:span></text:p>
          </table:table-cell>
        </table:table-row>
        <table:table-row>
          <table:table-cell>
            <text:p><text:span text:style-name="Highlight">Declaration</text:span></text:p>
          </table:table-cell>
          <table:table-cell>
            <text:p text:style-name="Preformatted_20_Text"/>
            <text:p text:style-name="Preformatted_20_Text">element encodingDesc</text:p>
            <text:p text:style-name="Preformatted_20_Text">{</text:p>
            <text:p text:style-name="Preformatted_20_Text">   att.global.attributes,</text:p>
            <text:p text:style-name="Preformatted_20_Text">   ( ( model.encodingDescPart | model.pLike )+ )</text:p>
            <text:p text:style-name="Preformatted_20_Text">}</text:p>
          </table:table-cell>
        </table:table-row>
        <table:table-row>
          <table:table-cell>
            <text:p><text:span text:style-name="Highlight">Example</text:span></text:p>
          </table:table-cell>
          <table:table-cell>
            <text:p text:style-name="Preformatted_20_Text">&lt;encodingDesc&gt;</text:p>
            <text:p text:style-name="Preformatted_20_Text"> &lt;p&gt;Basic encoding, capturing lexical information only. All</text:p>
            <text:p text:style-name="Preformatted_20_Text">   hyphenation, punctuation, and variant spellings normalized. No</text:p>
            <text:p text:style-name="Preformatted_20_Text">   formatting or layout information preserved.&lt;/p&gt;</text:p>
            <text:p text:style-name="Preformatted_20_Text">&lt;/encodingDesc&gt;</text:p>
          </table:table-cell>
        </table:table-row>
      </table:table>
      <text:h text:outline-level="2"><text:bookmark text:name="TEI.event"/>&lt;event&gt;</text:h>
      <table:table table:name="table60" table:style-name="Table1">
        <table:table-column table:style-name="Table1.col1"/>
        <table:table-column table:style-name="Table2.col2"/>
        <table:table-row>
          <table:table-cell table:number-columns-spanned="2">
            <text:p><text:span text:style-name="Highlight">&lt;event&gt; </text:span><text:span>contains data relating to any kind of significant event associated with a person, place, or organization.</text:span> [<text:a xlink:type="simple" xlink:href="http://www.tei-c.org/release/doc/tei-p5-doc/en/html/ND.html#NDPERSbp">13.3.1. Basic Principl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typed (<text:span text:style-name="Emphasis">@type</text:span>) att.naming (<text:span text:style-name="Emphasis">@role</text:span>)  (att.canonical (<text:span text:style-name="Emphasis">@key</text:span>, <text:span text:style-name="Emphasis">@ref</text:span>)) </text:p>
            <table:table table:name="table61" table:style-name="Table1">
              <table:table-column table:style-name="Table1.col1"/>
              <table:table-column table:style-name="Table2.col2"/>
              <table:table-row>
                <table:table-cell>
                  <text:p>where</text:p>
                </table:table-cell>
                <table:table-cell>
                  <text:p><text:span>indicates the location of an event by pointing to a &lt;place&gt; element</text:span></text:p>
                  <table:table table:name="table6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Member of</text:span></text:p>
          </table:table-cell>
          <table:table-cell>
            <text:p>model.persEventLike model.placeEventLike</text:p>
          </table:table-cell>
        </table:table-row>
        <table:table-row>
          <table:table-cell>
            <text:p><text:span text:style-name="Highlight">Contained by</text:span></text:p>
          </table:table-cell>
          <table:table-cell>
            <text:p><text:span>namesdates: </text:span><text:span>event listEvent person personGrp place</text:span></text:p>
          </table:table-cell>
        </table:table-row>
        <table:table-row>
          <table:table-cell>
            <text:p><text:span text:style-name="Highlight">May contain</text:span></text:p>
          </table:table-cell>
          <table:table-cell>
            <text:p><text:span>core: </text:span><text:span>bibl biblStruct desc head label listBibl note p</text:span></text:p>
            <text:p><text:span>header: </text:span><text:span>biblFull</text:span></text:p>
            <text:p><text:span>namesdates: </text:span><text:span>event</text:span></text:p>
          </table:table-cell>
        </table:table-row>
        <table:table-row>
          <table:table-cell>
            <text:p><text:span text:style-name="Highlight">Declaration</text:span></text:p>
          </table:table-cell>
          <table:table-cell>
            <text:p text:style-name="Preformatted_20_Text"/>
            <text:p text:style-name="Preformatted_20_Text">element event</text:p>
            <text:p text:style-name="Preformatted_20_Text">{</text:p>
            <text:p text:style-name="Preformatted_20_Text">   att.global.attributes,</text:p>
            <text:p text:style-name="Preformatted_20_Text">   att.datable.attributes,</text:p>
            <text:p text:style-name="Preformatted_20_Text">   att.typed.attributes,</text:p>
            <text:p text:style-name="Preformatted_20_Text">   att.naming.attributes,</text:p>
            <text:p text:style-name="Preformatted_20_Text">   attribute where { data.pointer }?,</text:p>
            <text:p text:style-name="Preformatted_20_Text">   (</text:p>
            <text:p text:style-name="Preformatted_20_Text">      model.headLike*,</text:p>
            <text:p text:style-name="Preformatted_20_Text">      ( ( model.pLike+ ) | ( model.labelLike+ ) ),</text:p>
            <text:p text:style-name="Preformatted_20_Text">      ( model.noteLike | model.biblLike | linkGrp | link )*,</text:p>
            <text:p text:style-name="Preformatted_20_Text">      event*</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erson&gt;</text:p>
            <text:p text:style-name="Preformatted_20_Text"> &lt;event type="mat" when="1972-10-12"&gt;</text:p>
            <text:p text:style-name="Preformatted_20_Text">  &lt;label&gt;matriculation&lt;/label&gt;</text:p>
            <text:p text:style-name="Preformatted_20_Text"> &lt;/event&gt;</text:p>
            <text:p text:style-name="Preformatted_20_Text"> &lt;event type="grad" when="1975-06-23"&gt;</text:p>
            <text:p text:style-name="Preformatted_20_Text">  &lt;label&gt;graduation&lt;/label&gt;</text:p>
            <text:p text:style-name="Preformatted_20_Text"> &lt;/event&gt;</text:p>
            <text:p text:style-name="Preformatted_20_Text">&lt;/person&gt;</text:p>
          </table:table-cell>
        </table:table-row>
      </table:table>
      <text:h text:outline-level="2"><text:bookmark text:name="TEI.extent"/>&lt;extent&gt;</text:h>
      <table:table table:name="table63" table:style-name="Table1">
        <table:table-column table:style-name="Table1.col1"/>
        <table:table-column table:style-name="Table2.col2"/>
        <table:table-row>
          <table:table-cell table:number-columns-spanned="2">
            <text:p><text:span text:style-name="Highlight">&lt;extent&gt; </text:span><text:span>describes the approximate size of a text stored on some carrier medium or of some other object, digital or non-digital, specified in any convenient units.</text:span> [<text:a xlink:type="simple" xlink:href="http://www.tei-c.org/release/doc/tei-p5-doc/en/html/HD.html#HD23">2.2.3. Type and Extent of File</text:a> <text:a xlink:type="simple" xlink:href="http://www.tei-c.org/release/doc/tei-p5-doc/en/html/HD.html#HD2">2.2. The File Description</text:a> <text:a xlink:type="simple" xlink:href="http://www.tei-c.org/release/doc/tei-p5-doc/en/html/CO.html#COBICOI">3.11.2.4. Imprint, Size of a Document, and Reprint Information</text:a>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 monogr</text:span></text:p>
            <text:p><text:span>header: </text:span><text:span>biblFull fileDesc</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extent { att.global.attributes, macro.phraseSeq }</text:p>
          </table:table-cell>
        </table:table-row>
        <table:table-row>
          <table:table-cell>
            <text:p><text:span text:style-name="Highlight">Example</text:span></text:p>
          </table:table-cell>
          <table:table-cell>
            <text:p text:style-name="Preformatted_20_Text">&lt;extent&gt;3200 sentences&lt;/extent&gt;</text:p>
            <text:p text:style-name="Preformatted_20_Text">&lt;extent&gt;between 10 and 20 Mb&lt;/extent&gt;</text:p>
            <text:p text:style-name="Preformatted_20_Text">&lt;extent&gt;ten 3.5 inch high density diskettes&lt;/extent&gt;</text:p>
          </table:table-cell>
        </table:table-row>
        <table:table-row>
          <table:table-cell>
            <text:p><text:span text:style-name="Highlight">Example</text:span></text:p>
          </table:table-cell>
          <table:table-cell>
            <text:p>The &lt;measure&gt; element may be used to supplied normalised or machine tractable versions of the size or sizes concerned.</text:p>
            <text:p text:style-name="Preformatted_20_Text">&lt;extent&gt;</text:p>
            <text:p text:style-name="Preformatted_20_Text"> &lt;measure unit="MiB" quantity="4.2"&gt;About four megabytes&lt;/measure&gt;</text:p>
            <text:p text:style-name="Preformatted_20_Text"> &lt;measure unit="pages" quantity="245"&gt;245 pages of source</text:p>
            <text:p text:style-name="Preformatted_20_Text">   material&lt;/measure&gt;</text:p>
            <text:p text:style-name="Preformatted_20_Text">&lt;/extent&gt;</text:p>
          </table:table-cell>
        </table:table-row>
      </table:table>
      <text:h text:outline-level="2"><text:bookmark text:name="TEI.faith"/>&lt;faith&gt;</text:h>
      <table:table table:name="table64" table:style-name="Table1">
        <table:table-column table:style-name="Table1.col1"/>
        <table:table-column table:style-name="Table2.col2"/>
        <table:table-row>
          <table:table-cell table:number-columns-spanned="2">
            <text:p><text:span text:style-name="Highlight">&lt;faith&gt; </text:span><text:span>specifies the faith, religion, or belief set of a person.</text:span>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canonical (<text:span text:style-name="Emphasis">@key</text:span>, <text:span text:style-name="Emphasis">@ref</text:span>) </text:p>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faith</text:p>
            <text:p text:style-name="Preformatted_20_Text">{</text:p>
            <text:p text:style-name="Preformatted_20_Text">   att.global.attributes,</text:p>
            <text:p text:style-name="Preformatted_20_Text">   att.datable.attributes,</text:p>
            <text:p text:style-name="Preformatted_20_Text">   att.canonical.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faith&gt;protestant&lt;/faith&gt;</text:p>
          </table:table-cell>
        </table:table-row>
        <table:table-row>
          <table:table-cell>
            <text:p><text:span text:style-name="Highlight">Example</text:span></text:p>
          </table:table-cell>
          <table:table-cell>
            <text:p text:style-name="Preformatted_20_Text">&lt;faith ref="http://dbpedia.org/page/Manichaeism"&gt;Manichaeism&lt;/faith&gt;</text:p>
          </table:table-cell>
        </table:table-row>
      </table:table>
      <text:h text:outline-level="2"><text:bookmark text:name="TEI.fileDesc"/>&lt;fileDesc&gt;</text:h>
      <table:table table:name="table65" table:style-name="Table1">
        <table:table-column table:style-name="Table1.col1"/>
        <table:table-column table:style-name="Table2.col2"/>
        <table:table-row>
          <table:table-cell table:number-columns-spanned="2">
            <text:p><text:span text:style-name="Highlight">&lt;fileDesc&gt; </text:span>(<text:span>file description</text:span>) <text:span>contains a full bibliographic description of an electronic file.</text:span> [<text:a xlink:type="simple" xlink:href="http://www.tei-c.org/release/doc/tei-p5-doc/en/html/HD.html#HD2">2.2. The File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header: </text:span><text:span>editionStmt extent notesStmt publicationStmt sourceDesc titleStmt</text:span></text:p>
          </table:table-cell>
        </table:table-row>
        <table:table-row>
          <table:table-cell>
            <text:p><text:span text:style-name="Highlight">Declaration</text:span></text:p>
          </table:table-cell>
          <table:table-cell>
            <text:p text:style-name="Preformatted_20_Text"/>
            <text:p text:style-name="Preformatted_20_Text">element fileDesc</text:p>
            <text:p text:style-name="Preformatted_20_Text">{</text:p>
            <text:p text:style-name="Preformatted_20_Text">   att.global.attributes,</text:p>
            <text:p text:style-name="Preformatted_20_Text">   (</text:p>
            <text:p text:style-name="Preformatted_20_Text">      (</text:p>
            <text:p text:style-name="Preformatted_20_Text">         titleStmt,</text:p>
            <text:p text:style-name="Preformatted_20_Text">         editionStmt?,</text:p>
            <text:p text:style-name="Preformatted_20_Text">         extent?,</text:p>
            <text:p text:style-name="Preformatted_20_Text">         publicationStmt,</text:p>
            <text:p text:style-name="Preformatted_20_Text">         seriesStmt?,</text:p>
            <text:p text:style-name="Preformatted_20_Text">         notesStmt?</text:p>
            <text:p text:style-name="Preformatted_20_Text">      ),</text:p>
            <text:p text:style-name="Preformatted_20_Text">      sourceDesc+</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fileDesc&gt;</text:p>
            <text:p text:style-name="Preformatted_20_Text"> &lt;titleStmt&gt;</text:p>
            <text:p text:style-name="Preformatted_20_Text">  &lt;title&gt;The shortest possible TEI document&lt;/title&gt;</text:p>
            <text:p text:style-name="Preformatted_20_Text"> &lt;/titleStmt&gt;</text:p>
            <text:p text:style-name="Preformatted_20_Text"> &lt;publicationStmt&gt;</text:p>
            <text:p text:style-name="Preformatted_20_Text">  &lt;p&gt;Distributed as part of TEI P5&lt;/p&gt;</text:p>
            <text:p text:style-name="Preformatted_20_Text"> &lt;/publicationStmt&gt;</text:p>
            <text:p text:style-name="Preformatted_20_Text"> &lt;sourceDesc&gt;</text:p>
            <text:p text:style-name="Preformatted_20_Text">  &lt;p&gt;No print source exists: this is an original digital text&lt;/p&gt;</text:p>
            <text:p text:style-name="Preformatted_20_Text"> &lt;/sourceDesc&gt;</text:p>
            <text:p text:style-name="Preformatted_20_Text">&lt;/fileDesc&gt;</text:p>
          </table:table-cell>
        </table:table-row>
        <table:table-row>
          <table:table-cell>
            <text:p><text:span text:style-name="Highlight">Note</text:span></text:p>
          </table:table-cell>
          <table:table-cell>
            <text:p>The major source of information for those seeking to create a catalogue entry or bibliographic citation for an electronic file. As such, it provides a title and statements of responsibility together with details of the publication or distribution of the file, of any series to which it belongs, and detailed bibliographic notes for matters not addressed elsewhere in the header. It also contains a full bibliographic description for the source or sources from which the electronic text was derived.</text:p>
          </table:table-cell>
        </table:table-row>
      </table:table>
      <text:h text:outline-level="2"><text:bookmark text:name="TEI.floruit"/>&lt;floruit&gt;</text:h>
      <table:table table:name="table66" table:style-name="Table1">
        <table:table-column table:style-name="Table1.col1"/>
        <table:table-column table:style-name="Table2.col2"/>
        <table:table-row>
          <table:table-cell table:number-columns-spanned="2">
            <text:p><text:span text:style-name="Highlight">&lt;floruit&gt; </text:span><text:span>contains information about a person's period of activity.</text:span>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floruit</text:p>
            <text:p text:style-name="Preformatted_20_Text">{</text:p>
            <text:p text:style-name="Preformatted_20_Text">   att.global.attributes,</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floruit notBefore="1066" notAfter="1100"/&gt;</text:p>
          </table:table-cell>
        </table:table-row>
      </table:table>
      <text:h text:outline-level="2"><text:bookmark text:name="TEI.forename"/>&lt;forename&gt;</text:h>
      <table:table table:name="table67" table:style-name="Table1">
        <table:table-column table:style-name="Table1.col1"/>
        <table:table-column table:style-name="Table2.col2"/>
        <table:table-row>
          <table:table-cell table:number-columns-spanned="2">
            <text:p><text:span text:style-name="Highlight">&lt;forename&gt; </text:span><text:span>contains a forename, given or baptism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persNamePart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fore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ersName&gt;</text:p>
            <text:p text:style-name="Preformatted_20_Text"> &lt;roleName&gt;Ex-President&lt;/roleName&gt;</text:p>
            <text:p text:style-name="Preformatted_20_Text"> &lt;forename&gt;George&lt;/forename&gt;</text:p>
            <text:p text:style-name="Preformatted_20_Text"> &lt;surname&gt;Bush&lt;/surname&gt;</text:p>
            <text:p text:style-name="Preformatted_20_Text">&lt;/persName&gt;</text:p>
          </table:table-cell>
        </table:table-row>
      </table:table>
      <text:h text:outline-level="2"><text:bookmark text:name="TEI.front"/>&lt;front&gt;</text:h>
      <table:table table:name="table68" table:style-name="Table1">
        <table:table-column table:style-name="Table1.col1"/>
        <table:table-column table:style-name="Table2.col2"/>
        <table:table-row>
          <table:table-cell table:number-columns-spanned="2">
            <text:p><text:span text:style-name="Highlight">&lt;front&gt; </text:span>(<text:span>front matter</text:span>) <text:span>contains any prefatory matter (headers, title page, prefaces, dedications, etc.) found at the start of a document, before the main body.</text:span> [<text:a xlink:type="simple" xlink:href="http://www.tei-c.org/release/doc/tei-p5-doc/en/html/DS.html#DSTITL">4.6. Title Pages</text:a> <text:a xlink:type="simple" xlink:href="http://www.tei-c.org/release/doc/tei-p5-doc/en/html/DS.html#DS">4. Default Text Structure</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textstructure: </text:span><text:span>text</text:span></text:p>
          </table:table-cell>
        </table:table-row>
        <table:table-row>
          <table:table-cell>
            <text:p><text:span text:style-name="Highlight">May contain</text:span></text:p>
          </table:table-cell>
          <table:table-cell>
            <text:p><text:span>core: </text:span><text:span>divGen gap head meeting note p</text:span></text:p>
            <text:p><text:span>linking: </text:span><text:span>anchor timeline</text:span></text:p>
            <text:p><text:span>spoken: </text:span><text:span>incident kinesic vocal writing</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front</text:p>
            <text:p text:style-name="Preformatted_20_Text">{</text:p>
            <text:p text:style-name="Preformatted_20_Text">   att.global.attributes,</text:p>
            <text:p text:style-name="Preformatted_20_Text">   (</text:p>
            <text:p text:style-name="Preformatted_20_Text">      ( ( model.frontPart | model.pLike | model.pLike.front | model.global )* ),</text:p>
            <text:p text:style-name="Preformatted_20_Text">      (</text:p>
            <text:p text:style-name="Preformatted_20_Text">         (</text:p>
            <text:p text:style-name="Preformatted_20_Text">            (</text:p>
            <text:p text:style-name="Preformatted_20_Text">               model.div1Like,</text:p>
            <text:p text:style-name="Preformatted_20_Text">               ( model.div1Like | model.frontPart | model.global )*</text:p>
            <text:p text:style-name="Preformatted_20_Text">            )</text:p>
            <text:p text:style-name="Preformatted_20_Text">          | (</text:p>
            <text:p text:style-name="Preformatted_20_Text">               model.divLike,</text:p>
            <text:p text:style-name="Preformatted_20_Text">               ( model.divLike | model.frontPart | model.global )*</text:p>
            <text:p text:style-name="Preformatted_20_Text">            )</text:p>
            <text:p text:style-name="Preformatted_20_Text">         ),</text:p>
            <text:p text:style-name="Preformatted_20_Text">         ( ( ( model.divBottom ), ( model.divBottom | model.global )* )?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front&gt;</text:p>
            <text:p text:style-name="Preformatted_20_Text"> &lt;epigraph&gt;</text:p>
            <text:p text:style-name="Preformatted_20_Text">  &lt;quote&gt;Nam Sibyllam quidem Cumis ego ipse oculis meis</text:p>
            <text:p text:style-name="Preformatted_20_Text">     vidi in ampulla pendere, et cum illi pueri dicerent:</text:p>
            <text:p text:style-name="Preformatted_20_Text">  &lt;q xml:lang="gr"&gt;Σίβυλλα τί θέλεις&lt;/q&gt;; respondebat</text:p>
            <text:p text:style-name="Preformatted_20_Text">     illa: &lt;q xml:lang="gr"&gt;ὰποθανεῖν θέλω.&lt;/q&gt;</text:p>
            <text:p text:style-name="Preformatted_20_Text">  &lt;/quote&gt;</text:p>
            <text:p text:style-name="Preformatted_20_Text"> &lt;/epigraph&gt;</text:p>
            <text:p text:style-name="Preformatted_20_Text"> &lt;div type="dedication"&gt;</text:p>
            <text:p text:style-name="Preformatted_20_Text">  &lt;p&gt;For Ezra Pound &lt;q xml:lang="it"&gt;il miglior fabbro.&lt;/q&gt;</text:p>
            <text:p text:style-name="Preformatted_20_Text">  &lt;/p&gt;</text:p>
            <text:p text:style-name="Preformatted_20_Text"> &lt;/div&gt;</text:p>
            <text:p text:style-name="Preformatted_20_Text">&lt;/front&gt;</text:p>
          </table:table-cell>
        </table:table-row>
        <table:table-row>
          <table:table-cell>
            <text:p><text:span text:style-name="Highlight">Example</text:span></text:p>
          </table:table-cell>
          <table:table-cell>
            <text:p text:style-name="Preformatted_20_Text">&lt;front&gt;</text:p>
            <text:p text:style-name="Preformatted_20_Text"> &lt;div type="dedication"&gt;</text:p>
            <text:p text:style-name="Preformatted_20_Text">  &lt;p&gt;To our three selves&lt;/p&gt;</text:p>
            <text:p text:style-name="Preformatted_20_Text"> &lt;/div&gt;</text:p>
            <text:p text:style-name="Preformatted_20_Text"> &lt;div type="preface"&gt;</text:p>
            <text:p text:style-name="Preformatted_20_Text">  &lt;head&gt;Author's Note&lt;/head&gt;</text:p>
            <text:p text:style-name="Preformatted_20_Text">  &lt;p&gt;All the characters in this book are purely imaginary, and if the</text:p>
            <text:p text:style-name="Preformatted_20_Text">     author has used names that may suggest a reference to living persons</text:p>
            <text:p text:style-name="Preformatted_20_Text">     she has done so inadvertently.</text:p>
            <text:p text:style-name="Preformatted_20_Text">     ...&lt;/p&gt;</text:p>
            <text:p text:style-name="Preformatted_20_Text"> &lt;/div&gt;</text:p>
            <text:p text:style-name="Preformatted_20_Text">&lt;/front&gt;</text:p>
          </table:table-cell>
        </table:table-row>
        <table:table-row>
          <table:table-cell>
            <text:p><text:span text:style-name="Highlight">Note</text:span></text:p>
          </table:table-cell>
          <table:table-cell>
            <text:p>Because cultural conventions differ as to which elements are grouped as front matter and which as back matter, the content models for the &lt;front&gt; and &lt;back&gt; elements are identical.</text:p>
          </table:table-cell>
        </table:table-row>
      </table:table>
      <text:h text:outline-level="2"><text:bookmark text:name="TEI.funder"/>&lt;funder&gt;</text:h>
      <table:table table:name="table69" table:style-name="Table1">
        <table:table-column table:style-name="Table1.col1"/>
        <table:table-column table:style-name="Table2.col2"/>
        <table:table-row>
          <table:table-cell table:number-columns-spanned="2">
            <text:p><text:span text:style-name="Highlight">&lt;funder&gt; </text:span>(<text:span>funding body</text:span>) <text:span>specifies the name of an individual, institution, or organization responsible for the funding of a project or text.</text:span> [<text:a xlink:type="simple" xlink:href="http://www.tei-c.org/release/doc/tei-p5-doc/en/html/HD.html#HD21">2.2.1. The Title Statemen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anonical (<text:span text:style-name="Emphasis">@key</text:span>, <text:span text:style-name="Emphasis">@ref</text:span>) </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bibl monogr</text:span></text:p>
            <text:p><text:span>header: </text:span><text:span>editionStmt title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funder</text:p>
            <text:p text:style-name="Preformatted_20_Text">{</text:p>
            <text:p text:style-name="Preformatted_20_Text">   att.global.attributes,</text:p>
            <text:p text:style-name="Preformatted_20_Text">   att.canonical.attributes,</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funder&gt;The National Endowment for the Humanities, an independent federal agency&lt;/funder&gt;</text:p>
            <text:p text:style-name="Preformatted_20_Text">&lt;funder&gt;Directorate General XIII of the Commission of the European Communities&lt;/funder&gt;</text:p>
            <text:p text:style-name="Preformatted_20_Text">&lt;funder&gt;The Andrew W. Mellon Foundation&lt;/funder&gt;</text:p>
            <text:p text:style-name="Preformatted_20_Text">&lt;funder&gt;The Social Sciences and Humanities Research Council of Canada&lt;/funder&gt;</text:p>
          </table:table-cell>
        </table:table-row>
        <table:table-row>
          <table:table-cell>
            <text:p><text:span text:style-name="Highlight">Note</text:span></text:p>
          </table:table-cell>
          <table:table-cell>
            <text:p>Funders provide financial support for a project; they are distinct from <text:span text:style-name="Emphasis">sponsors</text:span>, who provide intellectual support and authority.</text:p>
          </table:table-cell>
        </table:table-row>
      </table:table>
      <text:h text:outline-level="2"><text:bookmark text:name="TEI.gap"/>&lt;gap&gt;</text:h>
      <table:table table:name="table70" table:style-name="Table1">
        <table:table-column table:style-name="Table1.col1"/>
        <table:table-column table:style-name="Table2.col2"/>
        <table:table-row>
          <table:table-cell table:number-columns-spanned="2">
            <text:p><text:span text:style-name="Highlight">&lt;gap&gt; </text:span><text:span>indicates a point where material has been omitted in a transcription, whether for editorial reasons described in the TEI header, as part of sampling practice, or because the material is illegible, invisible, or inaudible.</text:span> [<text:a xlink:type="simple" xlink:href="http://www.tei-c.org/release/doc/tei-p5-doc/en/html/CO.html#COEDADD">3.4.3. Additions, Deletions, and Omis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urationatt.global (<text:span>xml:lang</text:span>, <text:span>xml:base</text:span>, @xml:id) att.global.analytic (@ana) </text:p>
            <table:table table:name="table71" table:style-name="Table1">
              <table:table-column table:style-name="Table1.col1"/>
              <table:table-column table:style-name="Table2.col2"/>
              <table:table-row>
                <table:table-cell>
                  <text:p>reason</text:p>
                </table:table-cell>
                <table:table-cell>
                  <text:p><text:span>gives the reason for omission. Sample values include <text:span text:style-name="Emphasis">sampling</text:span>, <text:span text:style-name="Emphasis">inaudible</text:span>, <text:span text:style-name="Emphasis">irrelevant</text:span>, <text:span text:style-name="Emphasis">cancelled</text:span>.</text:span></text:p>
                  <table:table table:name="table7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
          </table:table-cell>
        </table:table-row>
        <table:table-row>
          <table:table-cell>
            <text:p><text:span text:style-name="Highlight">Member of</text:span></text:p>
          </table:table-cell>
          <table:table-cell>
            <text:p>model.global.edit</text:p>
          </table:table-cell>
        </table:table-row>
        <table:table-row>
          <table:table-cell>
            <text:p><text:span text:style-name="Highlight">Contained by</text:span></text:p>
          </table:table-cell>
          <table:table-cell>
            <text:p><text:span>analysis: </text:span><text:span>s w</text:span></text:p>
            <text:p><text:span>core: </text:span><text:span>addrLine address author bibl biblScope citedRange date editor email head imprint item label list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core: </text:span><text:span>desc</text:span></text:p>
          </table:table-cell>
        </table:table-row>
        <table:table-row>
          <table:table-cell>
            <text:p><text:span text:style-name="Highlight">Declaration</text:span></text:p>
          </table:table-cell>
          <table:table-cell>
            <text:p text:style-name="Preformatted_20_Text"/>
            <text:p text:style-name="Preformatted_20_Text">element gap</text:p>
            <text:p text:style-name="Preformatted_20_Text">{</text:p>
            <text:p text:style-name="Preformatted_20_Text">   att.global.attribute.xmlid,</text:p>
            <text:p text:style-name="Preformatted_20_Text">   att.global.analytic.attribute.ana,</text:p>
            <text:p text:style-name="Preformatted_20_Text">   att.duration.attributes,</text:p>
            <text:p text:style-name="Preformatted_20_Text">   attribute reason { list { data.word+ } }?,</text:p>
            <text:p text:style-name="Preformatted_20_Text">   ( model.descLike | model.certLike )*</text:p>
            <text:p text:style-name="Preformatted_20_Text">}</text:p>
          </table:table-cell>
        </table:table-row>
        <table:table-row>
          <table:table-cell>
            <text:p><text:span text:style-name="Highlight">Example</text:span></text:p>
          </table:table-cell>
          <table:table-cell>
            <text:p text:style-name="Preformatted_20_Text">&lt;gap quantity="4" unit="chars"</text:p>
            <text:p text:style-name="Preformatted_20_Text"> reason="illegible"/&gt;</text:p>
          </table:table-cell>
        </table:table-row>
        <table:table-row>
          <table:table-cell>
            <text:p><text:span text:style-name="Highlight">Example</text:span></text:p>
          </table:table-cell>
          <table:table-cell>
            <text:p text:style-name="Preformatted_20_Text">&lt;gap quantity="1" unit="essay"</text:p>
            <text:p text:style-name="Preformatted_20_Text"> reason="sampling"/&gt;</text:p>
          </table:table-cell>
        </table:table-row>
        <table:table-row>
          <table:table-cell>
            <text:p><text:span text:style-name="Highlight">Example</text:span></text:p>
          </table:table-cell>
          <table:table-cell>
            <text:p text:style-name="Preformatted_20_Text">&lt;del&gt;</text:p>
            <text:p text:style-name="Preformatted_20_Text"> &lt;gap atLeast="4" atMost="8" unit="chars"</text:p>
            <text:p text:style-name="Preformatted_20_Text">  reason="illegible"/&gt;</text:p>
            <text:p text:style-name="Preformatted_20_Text">&lt;/del&gt;</text:p>
          </table:table-cell>
        </table:table-row>
        <table:table-row>
          <table:table-cell>
            <text:p><text:span text:style-name="Highlight">Example</text:span></text:p>
          </table:table-cell>
          <table:table-cell>
            <text:p text:style-name="Preformatted_20_Text">&lt;gap extent="unknown" unit="lines"</text:p>
            <text:p text:style-name="Preformatted_20_Text"> reason="lost"/&gt;</text:p>
          </table:table-cell>
        </table:table-row>
        <table:table-row>
          <table:table-cell>
            <text:p><text:span text:style-name="Highlight">Note</text:span></text:p>
          </table:table-cell>
          <table:table-cell>
            <text:p>The &lt;gap&gt;, &lt;unclear&gt;, and &lt;del&gt; core tag elements may be closely allied in use with the &lt;damage&gt; and &lt;supplied&gt; elements, available when using the additional tagset for transcription of primary sources. See section <text:a xlink:type="simple" xlink:href="http://www.tei-c.org/release/doc/tei-p5-doc/en/html/PH.html#PHCOMB">11.3.3.2. Use of the gap, del, damage, unclear, and supplied Elements in Combination</text:a> for discussion of which element is appropriate for which circumstance.The &lt;gap&gt; tag simply signals the editors decision to omit or inability to transcribe a span of text. Other information, such as the interpretation that text was deliberately erased or covered, should be indicated using the relevant tags, such as &lt;del&gt; in the case of deliberate deletion.</text:p>
          </table:table-cell>
        </table:table-row>
      </table:table>
      <text:h text:outline-level="2"><text:bookmark text:name="TEI.genName"/>&lt;genName&gt;</text:h>
      <table:table table:name="table73" table:style-name="Table1">
        <table:table-column table:style-name="Table1.col1"/>
        <table:table-column table:style-name="Table2.col2"/>
        <table:table-row>
          <table:table-cell table:number-columns-spanned="2">
            <text:p><text:span text:style-name="Highlight">&lt;genName&gt; </text:span>(<text:span>generational name component</text:span>) <text:span>contains a name component used to distinguish otherwise similar names on the basis of the relative ages or generations of the persons named.</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persNamePart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gen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ersName&gt;</text:p>
            <text:p text:style-name="Preformatted_20_Text"> &lt;forename&gt;Charles&lt;/forename&gt;</text:p>
            <text:p text:style-name="Preformatted_20_Text"> &lt;genName&gt;II&lt;/genName&gt;</text:p>
            <text:p text:style-name="Preformatted_20_Text">&lt;/persName&gt;</text:p>
          </table:table-cell>
        </table:table-row>
        <table:table-row>
          <table:table-cell>
            <text:p><text:span text:style-name="Highlight">Example</text:span></text:p>
          </table:table-cell>
          <table:table-cell>
            <text:p text:style-name="Preformatted_20_Text">&lt;persName&gt;</text:p>
            <text:p text:style-name="Preformatted_20_Text"> &lt;surname&gt;Pitt&lt;/surname&gt;</text:p>
            <text:p text:style-name="Preformatted_20_Text"> &lt;genName&gt;the Younger&lt;/genName&gt;</text:p>
            <text:p text:style-name="Preformatted_20_Text">&lt;/persName&gt;</text:p>
          </table:table-cell>
        </table:table-row>
      </table:table>
      <text:h text:outline-level="2"><text:bookmark text:name="TEI.geo"/>&lt;geo&gt;</text:h>
      <table:table table:name="table74" table:style-name="Table1">
        <table:table-column table:style-name="Table1.col1"/>
        <table:table-column table:style-name="Table2.col2"/>
        <table:table-row>
          <table:table-cell table:number-columns-spanned="2">
            <text:p><text:span text:style-name="Highlight">&lt;geo&gt; </text:span>(<text:span>geographical coordinates</text:span>) <text:span>contains any expression of a set of geographic coordinates, representing a point, line, or area on the surface of the earth in some notation.</text:span> [<text:a xlink:type="simple" xlink:href="http://www.tei-c.org/release/doc/tei-p5-doc/en/html/ND.html#NDGEOGva">13.3.4.1. Varieties of Loca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measureLike </text:p>
          </table:table-cell>
        </table:table-row>
        <table:table-row>
          <table:table-cell>
            <text:p><text:span text:style-name="Highlight">Contained by</text:span></text:p>
          </table:table-cell>
          <table:table-cell>
            <text:p><text:span>analysis: </text:span><text:span>s</text:span></text:p>
            <text:p><text:span>core: </text:span><text:span>addrLine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geo { att.global.attributes, text }</text:p>
          </table:table-cell>
        </table:table-row>
        <table:table-row>
          <table:table-cell>
            <text:p><text:span text:style-name="Highlight">Example</text:span></text:p>
          </table:table-cell>
          <table:table-cell>
            <text:p text:style-name="Preformatted_20_Text">&lt;geoDecl xml:id="WGS" datum="WGS84"&gt;World Geodetic System&lt;/geoDecl&gt;</text:p>
            <text:p text:style-name="Preformatted_20_Text">&lt;geoDecl xml:id="OS" datum="OSGB36"&gt;Ordnance Survey&lt;/geoDecl&gt;</text:p>
            <text:p text:style-name="Preformatted_20_Text">&lt;!-- .... --&gt;</text:p>
            <text:p text:style-name="Preformatted_20_Text">&lt;location&gt;</text:p>
            <text:p text:style-name="Preformatted_20_Text"> &lt;desc&gt;A tombstone plus six lines of</text:p>
            <text:p text:style-name="Preformatted_20_Text">   Anglo-Saxon text, built into the west tower (on the south side</text:p>
            <text:p text:style-name="Preformatted_20_Text">   of the archway, at 8 ft. above the ground) of the</text:p>
            <text:p text:style-name="Preformatted_20_Text">   Church of St. Mary-le-Wigford in Lincoln.&lt;/desc&gt;</text:p>
            <text:p text:style-name="Preformatted_20_Text"> &lt;geo decls="#WGS"&gt;53.226658 -0.541254&lt;/geo&gt;</text:p>
            <text:p text:style-name="Preformatted_20_Text"> &lt;geo decls="#OS"&gt;SK 97481 70947&lt;/geo&gt;</text:p>
            <text:p text:style-name="Preformatted_20_Text">&lt;/location&gt;</text:p>
          </table:table-cell>
        </table:table-row>
        <table:table-row>
          <table:table-cell>
            <text:p><text:span text:style-name="Highlight">Example</text:span></text:p>
          </table:table-cell>
          <table:table-cell>
            <text:p text:style-name="Preformatted_20_Text">&lt;geo&gt;41.687142 -74.870109&lt;/geo&gt;</text:p>
          </table:table-cell>
        </table:table-row>
        <table:table-row>
          <table:table-cell>
            <text:p><text:span text:style-name="Highlight">Note</text:span></text:p>
          </table:table-cell>
          <table:table-cell>
            <text:p>Uses of &lt;geo&gt; can be associated with a coordinate system, defined by a &lt;geoDecl&gt; element supplied in the TEI header, using the <text:span text:style-name="Emphasis">decls</text:span> attribute. If no such link is made, the assumption is that the content of each &lt;geo&gt; element will be a pair of numbers separated by whitespace, to be interpreted as latitude followed by longitude according to the World Geodetic System.</text:p>
          </table:table-cell>
        </table:table-row>
      </table:table>
      <text:h text:outline-level="2"><text:bookmark text:name="TEI.geoDecl"/>&lt;geoDecl&gt;</text:h>
      <table:table table:name="table75" table:style-name="Table1">
        <table:table-column table:style-name="Table1.col1"/>
        <table:table-column table:style-name="Table2.col2"/>
        <table:table-row>
          <table:table-cell table:number-columns-spanned="2">
            <text:p><text:span text:style-name="Highlight">&lt;geoDecl&gt; </text:span>(<text:span>geographic coordinates declaration</text:span>) <text:span>documents the notation and the datum used for geographic coordinates expressed as content of the &lt;geo&gt; element elsewhere within the document.</text:span> [<text:a xlink:type="simple" xlink:href="http://www.tei-c.org/release/doc/tei-p5-doc/en/html/HD.html#HDGDECL">2.3.8. The Geographic Coordinates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 table:name="table76" table:style-name="Table1">
              <table:table-column table:style-name="Table1.col1"/>
              <table:table-column table:style-name="Table2.col2"/>
              <table:table-row>
                <table:table-cell>
                  <text:p>datum</text:p>
                </table:table-cell>
                <table:table-cell>
                  <text:p><text:span>supplies a commonly used code name for the datum employed.</text:span></text:p>
                  <table:table table:name="table7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uggested values include:</text:span></text:p>
                      </table:table-cell>
                      <table:table-cell>
                        <text:p text:style-name="List_20_Heading">WGS84</text:p>
                        <text:p text:style-name="List_20_Contents">(<text:span>World Geodetic System</text:span>) <text:span>a pair of numbers to be interpreted as latitude followed by longitude according to the World Geodetic System.</text:span><text:span text:style-name="Emphasis">[Default]</text:span></text:p>
                        <text:p text:style-name="List_20_Heading">MGRS</text:p>
                        <text:p text:style-name="List_20_Contents">(<text:span>Military Grid Reference System</text:span>) <text:span>the values supplied are geospatial entity object codes, based on</text:span></text:p>
                        <text:p text:style-name="List_20_Heading">OSGB36</text:p>
                        <text:p text:style-name="List_20_Contents">(<text:span>ordnance survey great britain</text:span>) <text:span>the value supplied is to be interpreted as a British National Grid Reference.</text:span></text:p>
                        <text:p text:style-name="List_20_Heading">ED50</text:p>
                        <text:p text:style-name="List_20_Contents">(<text:span>European Datum coordinate system</text:span>) <text:span>the value supplied is to be interpreted as latitude followed by longitude according to the European Datum coordinate system.</text:span></text:p>
                      </table:table-cell>
                    </table:table-row>
                  </table:table>
                </table:table-cell>
              </table:table-row>
            </table:table>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geoDecl</text:p>
            <text:p text:style-name="Preformatted_20_Text">{</text:p>
            <text:p text:style-name="Preformatted_20_Text">   att.global.attributes,</text:p>
            <text:p text:style-name="Preformatted_20_Text">   att.declarable.attributes,</text:p>
            <text:p text:style-name="Preformatted_20_Text">   attribute datum { "WGS84" | "MGRS" | "OSGB36" | "ED50" | xsd:Name }?,</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geoDecl datum="OSGB36"/&gt;</text:p>
          </table:table-cell>
        </table:table-row>
      </table:table>
      <text:h text:outline-level="2"><text:bookmark text:name="TEI.head"/>&lt;head&gt;</text:h>
      <table:table table:name="table78" table:style-name="Table1">
        <table:table-column table:style-name="Table1.col1"/>
        <table:table-column table:style-name="Table2.col2"/>
        <table:table-row>
          <table:table-cell table:number-columns-spanned="2">
            <text:p><text:span text:style-name="Highlight">&lt;head&gt; </text:span>(<text:span>heading</text:span>) <text:span>contains any type of heading, for example the title of a section, or the heading of a list, glossary, manuscript description, etc.</text:span> [<text:a xlink:type="simple" xlink:href="http://www.tei-c.org/release/doc/tei-p5-doc/en/html/DS.html#DSHD">4.2.1. Headings and Traile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text:span>xml:base</text:span>, @xml:id, @xml:lang)</text:p>
          </table:table-cell>
        </table:table-row>
        <table:table-row>
          <table:table-cell>
            <text:p><text:span text:style-name="Highlight">Member of</text:span></text:p>
          </table:table-cell>
          <table:table-cell>
            <text:p>model.headLike model.pLike.front</text:p>
          </table:table-cell>
        </table:table-row>
        <table:table-row>
          <table:table-cell>
            <text:p><text:span text:style-name="Highlight">Contained by</text:span></text:p>
          </table:table-cell>
          <table:table-cell>
            <text:p><text:span>core: </text:span><text:span>divGen list listBibl</text:span></text:p>
            <text:p><text:span>namesdates: </text:span><text:span>event listEvent listOrg listPerson listPlace listRelation org place population state trait</text:span></text:p>
            <text:p><text:span>textstructure: </text:span><text:span>back body div front</text:span></text:p>
          </table:table-cell>
        </table:table-row>
        <table:table-row>
          <table:table-cell>
            <text:p><text:span text:style-name="Highlight">May contain</text:span></text:p>
          </table:table-cell>
          <table:table-cell>
            <text:p><text:span>analysis: </text:span><text:span>c pc s w</text:span></text:p>
            <text:p><text:span>core: </text:span><text:span>address bibl biblStruct date desc email gap label list listBibl note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head</text:p>
            <text:p text:style-name="Preformatted_20_Text">{</text:p>
            <text:p text:style-name="Preformatted_20_Text">   att.global.attribute.xmlid,</text:p>
            <text:p text:style-name="Preformatted_20_Text">   att.global.attribute.xmllang,</text:p>
            <text:p text:style-name="Preformatted_20_Text">   (</text:p>
            <text:p text:style-name="Preformatted_20_Text">      text</text:p>
            <text:p text:style-name="Preformatted_20_Text">    | lg</text:p>
            <text:p text:style-name="Preformatted_20_Text">    | model.gLike</text:p>
            <text:p text:style-name="Preformatted_20_Text">    | model.phrase</text:p>
            <text:p text:style-name="Preformatted_20_Text">    | model.inter</text:p>
            <text:p text:style-name="Preformatted_20_Text">    | model.lLike</text:p>
            <text:p text:style-name="Preformatted_20_Text">    | model.global</text:p>
            <text:p text:style-name="Preformatted_20_Text">   )*</text:p>
            <text:p text:style-name="Preformatted_20_Text">}</text:p>
          </table:table-cell>
        </table:table-row>
        <table:table-row>
          <table:table-cell>
            <text:p><text:span text:style-name="Highlight">Example</text:span></text:p>
          </table:table-cell>
          <table:table-cell>
            <text:p>The most common use for the &lt;head&gt; element is to mark the headings of sections. In older writings, the headings or <text:span text:style-name="Emphasis">incipits</text:span> may be rather longer than usual in modern works. If a section has an explicit ending as well as a heading, it should be marked as a &lt;trailer&gt;, as in this example:</text:p>
            <text:p text:style-name="Preformatted_20_Text">&lt;div1 n="I" type="book"&gt;</text:p>
            <text:p text:style-name="Preformatted_20_Text"> &lt;head&gt;In the name of Christ here begins the first book of the ecclesiastical history of</text:p>
            <text:p text:style-name="Preformatted_20_Text">   Georgius Florentinus, known as Gregory, Bishop of Tours.&lt;/head&gt;</text:p>
            <text:p text:style-name="Preformatted_20_Text"> &lt;div2 type="section"&gt;</text:p>
            <text:p text:style-name="Preformatted_20_Text">  &lt;head&gt;In the name of Christ here begins Book I of the history.&lt;/head&gt;</text:p>
            <text:p text:style-name="Preformatted_20_Text">  &lt;p&gt;Proposing as I do ...&lt;/p&gt;</text:p>
            <text:p text:style-name="Preformatted_20_Text">  &lt;p&gt;From the Passion of our Lord until the death of Saint Martin four hundred and twelve</text:p>
            <text:p text:style-name="Preformatted_20_Text">     years passed.&lt;/p&gt;</text:p>
            <text:p text:style-name="Preformatted_20_Text">  &lt;trailer&gt;Here ends the first Book, which covers five thousand, five hundred and ninety-six</text:p>
            <text:p text:style-name="Preformatted_20_Text">     years from the beginning of the world down to the death of Saint Martin.&lt;/trailer&gt;</text:p>
            <text:p text:style-name="Preformatted_20_Text"> &lt;/div2&gt;</text:p>
            <text:p text:style-name="Preformatted_20_Text">&lt;/div1&gt;</text:p>
          </table:table-cell>
        </table:table-row>
        <table:table-row>
          <table:table-cell>
            <text:p><text:span text:style-name="Highlight">Example</text:span></text:p>
          </table:table-cell>
          <table:table-cell>
            <text:p>The &lt;head&gt; element is also used to mark headings of other units, such as lists:</text:p>
            <text:p text:style-name="Preformatted_20_Text">With a few exceptions, connectives are equally</text:p>
            <text:p text:style-name="Preformatted_20_Text"> useful in all kinds of discourse: description, narration, exposition, argument. &lt;list rend="bulleted"&gt;</text:p>
            <text:p text:style-name="Preformatted_20_Text"> &lt;head&gt;Connectives&lt;/head&gt;</text:p>
            <text:p text:style-name="Preformatted_20_Text"> &lt;item&gt;above&lt;/item&gt;</text:p>
            <text:p text:style-name="Preformatted_20_Text"> &lt;item&gt;accordingly&lt;/item&gt;</text:p>
            <text:p text:style-name="Preformatted_20_Text"> &lt;item&gt;across from&lt;/item&gt;</text:p>
            <text:p text:style-name="Preformatted_20_Text"> &lt;item&gt;adjacent to&lt;/item&gt;</text:p>
            <text:p text:style-name="Preformatted_20_Text"> &lt;item&gt;again&lt;/item&gt;</text:p>
            <text:p text:style-name="Preformatted_20_Text"> &lt;item&gt;</text:p>
            <text:p text:style-name="Preformatted_20_Text">&lt;!-- ... --&gt;</text:p>
            <text:p text:style-name="Preformatted_20_Text"> &lt;/item&gt;</text:p>
            <text:p text:style-name="Preformatted_20_Text">&lt;/list&gt;</text:p>
          </table:table-cell>
        </table:table-row>
        <table:table-row>
          <table:table-cell>
            <text:p><text:span text:style-name="Highlight">Note</text:span></text:p>
          </table:table-cell>
          <table:table-cell>
            <text:p>The &lt;head&gt; element is used for headings at all levels; software which treats (e.g.) chapter headings, section headings, and list titles differently must determine the proper processing of a &lt;head&gt; element based on its structural position. A &lt;head&gt; occurring as the first element of a list is the title of that list; one occurring as the first element of a &lt;div1&gt; is the title of that chapter or section.</text:p>
          </table:table-cell>
        </table:table-row>
      </table:table>
      <text:h text:outline-level="2"><text:bookmark text:name="TEI.hyphenation"/>&lt;hyphenation&gt;</text:h>
      <table:table table:name="table79" table:style-name="Table1">
        <table:table-column table:style-name="Table1.col1"/>
        <table:table-column table:style-name="Table2.col2"/>
        <table:table-row>
          <table:table-cell table:number-columns-spanned="2">
            <text:p><text:span text:style-name="Highlight">&lt;hyphenation&gt; </text:span><text:span>summarizes the way in which hyphenation in a source text has been treated in an encoded version of it.</text:span> [<text:a xlink:type="simple" xlink:href="http://www.tei-c.org/release/doc/tei-p5-doc/en/html/HD.html#HD53">2.3.3. The Editorial Practices Declara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 table:name="table80" table:style-name="Table1">
              <table:table-column table:style-name="Table1.col1"/>
              <table:table-column table:style-name="Table2.col2"/>
              <table:table-row>
                <table:table-cell>
                  <text:p>eol</text:p>
                </table:table-cell>
                <table:table-cell>
                  <text:p>(<text:span>end-of-line</text:span>) <text:span>indicates whether or not end-of-line hyphenation has been retained in a text.</text:span></text:p>
                  <table:table table:name="table8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all</text:p>
                        <text:p text:style-name="List_20_Contents"><text:span>all end-of-line hyphenation has been retained, even though the lineation of the original may not have been.</text:span></text:p>
                        <text:p text:style-name="List_20_Heading">some</text:p>
                        <text:p text:style-name="List_20_Contents"><text:span>end-of-line hyphenation has been retained in some cases.</text:span><text:span text:style-name="Emphasis">[Default]</text:span></text:p>
                        <text:p text:style-name="List_20_Heading">hard</text:p>
                        <text:p text:style-name="List_20_Contents"><text:span>all soft end-of-line hyphenation has been removed: any remaining end-of-line hyphenation should be retained.</text:span></text:p>
                        <text:p text:style-name="List_20_Heading">none</text:p>
                        <text:p text:style-name="List_20_Contents"><text:span>all end-of-line hyphenation has been removed: any remaining hyphenation occurred within the line.</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hyphenation</text:p>
            <text:p text:style-name="Preformatted_20_Text">{</text:p>
            <text:p text:style-name="Preformatted_20_Text">   att.global.attributes,</text:p>
            <text:p text:style-name="Preformatted_20_Text">   att.declarable.attributes,</text:p>
            <text:p text:style-name="Preformatted_20_Text">   attribute eol { "all" | "some" | "hard" | "none" }?,</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hyphenation eol="some"&gt;</text:p>
            <text:p text:style-name="Preformatted_20_Text"> &lt;p&gt;End-of-line hyphenation silently removed where appropriate&lt;/p&gt;</text:p>
            <text:p text:style-name="Preformatted_20_Text">&lt;/hyphenation&gt;</text:p>
          </table:table-cell>
        </table:table-row>
      </table:table>
      <text:h text:outline-level="2"><text:bookmark text:name="TEI.idno"/>&lt;idno&gt;</text:h>
      <table:table table:name="table82" table:style-name="Table1">
        <table:table-column table:style-name="Table1.col1"/>
        <table:table-column table:style-name="Table2.col2"/>
        <table:table-row>
          <table:table-cell table:number-columns-spanned="2">
            <text:p><text:span text:style-name="Highlight">&lt;idno&gt; </text:span>(<text:span>identifier</text:span>) <text:span>supplies any form of identifier used to identify some object, such as a bibliographic item, a person, a title, an organization, etc. in a standardized way.</text:span> [<text:a xlink:type="simple" xlink:href="http://www.tei-c.org/release/doc/tei-p5-doc/en/html/HD.html#HD24">2.2.4. Publication, Distribution, Licensing, etc.</text:a> <text:a xlink:type="simple" xlink:href="http://www.tei-c.org/release/doc/tei-p5-doc/en/html/HD.html#HD26">2.2.5. The Series Statement</text:a>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83" table:style-name="Table1">
              <table:table-column table:style-name="Table1.col1"/>
              <table:table-column table:style-name="Table2.col2"/>
              <table:table-row>
                <table:table-cell>
                  <text:p>type</text:p>
                </table:table-cell>
                <table:table-cell>
                  <text:p><text:span>categorizes the identifier, for example as an ISBN, Social Security number, etc.</text:span></text:p>
                  <table:table table:name="table8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
                </table:table-cell>
              </table:table-row>
            </table:table>
          </table:table-cell>
        </table:table-row>
        <table:table-row>
          <table:table-cell>
            <text:p><text:span text:style-name="Highlight">Member of</text:span></text:p>
          </table:table-cell>
          <table:table-cell>
            <text:p>model.nameLike model.personPart model.publicationStmtPart.detail </text:p>
          </table:table-cell>
        </table:table-row>
        <table:table-row>
          <table:table-cell>
            <text:p><text:span text:style-name="Highlight">Contained by</text:span></text:p>
          </table:table-cell>
          <table:table-cell>
            <text:p><text:span>analysis: </text:span><text:span>s</text:span></text:p>
            <text:p><text:span>core: </text:span><text:span>addrLine address analytic author bibl biblScope biblStruct citedRange date desc editor email head item label meeting monogr note p pubPlace publisher ref resp series street title</text:span></text:p>
            <text:p><text:span>corpus: </text:span><text:span>locale</text:span></text:p>
            <text:p><text:span>header: </text:span><text:span>authority catDesc change classCode distributor edition extent funder geoDecl idno language licence principal publicationStmt sponsor tagUsage</text:span></text:p>
            <text:p><text:span>namesdates: </text:span><text:span>addName affiliation age birth bloc country death district education faith floruit forename genName langKnown nameLink nationality occupation org orgName persName person personGrp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header: </text:span><text:span>idno</text:span></text:p>
          </table:table-cell>
        </table:table-row>
        <table:table-row>
          <table:table-cell>
            <text:p><text:span text:style-name="Highlight">Declaration</text:span></text:p>
          </table:table-cell>
          <table:table-cell>
            <text:p text:style-name="Preformatted_20_Text"/>
            <text:p text:style-name="Preformatted_20_Text">element idno</text:p>
            <text:p text:style-name="Preformatted_20_Text">{</text:p>
            <text:p text:style-name="Preformatted_20_Text">   att.global.attributes,</text:p>
            <text:p text:style-name="Preformatted_20_Text">   attribute type { data.enumerated }?,</text:p>
            <text:p text:style-name="Preformatted_20_Text">   ( text | model.gLike | idno )*</text:p>
            <text:p text:style-name="Preformatted_20_Text">}</text:p>
          </table:table-cell>
        </table:table-row>
        <table:table-row>
          <table:table-cell>
            <text:p><text:span text:style-name="Highlight">Example</text:span></text:p>
          </table:table-cell>
          <table:table-cell>
            <text:p text:style-name="Preformatted_20_Text">&lt;idno type="ISBN"&gt;978-1-906964-22-1&lt;/idno&gt;</text:p>
            <text:p text:style-name="Preformatted_20_Text">&lt;idno type="ISSN"&gt;0143-3385&lt;/idno&gt;</text:p>
            <text:p text:style-name="Preformatted_20_Text">&lt;idno type="DOI"&gt;10.1000/123&lt;/idno&gt;</text:p>
            <text:p text:style-name="Preformatted_20_Text">&lt;idno type="URI"&gt;http://www.worldcat.org/oclc/185922478&lt;/idno&gt;</text:p>
            <text:p text:style-name="Preformatted_20_Text">&lt;idno type="URI"&gt;http://authority.nzetc.org/463/&lt;/idno&gt;</text:p>
            <text:p text:style-name="Preformatted_20_Text">&lt;idno type="LT"&gt;Thomason Tract E.537(17)&lt;/idno&gt;</text:p>
            <text:p text:style-name="Preformatted_20_Text">&lt;idno type="Wing"&gt;C695&lt;/idno&gt;</text:p>
            <text:p text:style-name="Preformatted_20_Text">&lt;idno type="oldCat"&gt;</text:p>
            <text:p text:style-name="Preformatted_20_Text"> &lt;g ref="#sym"/&gt;345</text:p>
            <text:p text:style-name="Preformatted_20_Text">&lt;/idno&gt;</text:p>
            <text:p>In the last case, the identifier includes a non-Unicode character which is defined elsewhere by means of a &lt;glyph&gt; or &lt;char&gt; element referenced here as <text:span text:style-name="User_20_Entry">#sym</text:span>.</text:p>
          </table:table-cell>
        </table:table-row>
        <table:table-row>
          <table:table-cell>
            <text:p><text:span text:style-name="Highlight">Note</text:span></text:p>
          </table:table-cell>
          <table:table-cell>
            <text:p>&lt;idno&gt; should be used for labels which identify an object or concept in a formal cataloguing system such as a database or an RDF store, or in a distributed system such as the World Wide Web. Some suggested values for <text:span text:style-name="Emphasis">type</text:span> on &lt;idno&gt; are <text:span text:style-name="User_20_Entry">ISBN</text:span>, <text:span text:style-name="User_20_Entry">ISSN</text:span>, <text:span text:style-name="User_20_Entry">DOI</text:span>, and <text:span text:style-name="User_20_Entry">URI</text:span>.</text:p>
          </table:table-cell>
        </table:table-row>
      </table:table>
      <text:h text:outline-level="2"><text:bookmark text:name="TEI.imprint"/>&lt;imprint&gt;</text:h>
      <table:table table:name="table85" table:style-name="Table1">
        <table:table-column table:style-name="Table1.col1"/>
        <table:table-column table:style-name="Table2.col2"/>
        <table:table-row>
          <table:table-cell table:number-columns-spanned="2">
            <text:p><text:span text:style-name="Highlight">&lt;imprint&gt; </text:span><text:span>groups information relating to the publication or distribution of a bibliographic item.</text:span>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core: </text:span><text:span>monogr</text:span></text:p>
          </table:table-cell>
        </table:table-row>
        <table:table-row>
          <table:table-cell>
            <text:p><text:span text:style-name="Highlight">May contain</text:span></text:p>
          </table:table-cell>
          <table:table-cell>
            <text:p><text:span>core: </text:span><text:span>biblScope date gap note pubPlace publisher respStmt</text:span></text:p>
            <text:p><text:span>header: </text:span><text:span>classCode distributor</text:span></text:p>
            <text:p><text:span>linking: </text:span><text:span>anchor timeline</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imprint</text:p>
            <text:p text:style-name="Preformatted_20_Text">{</text:p>
            <text:p text:style-name="Preformatted_20_Text">   att.global.attributes,</text:p>
            <text:p text:style-name="Preformatted_20_Text">   (</text:p>
            <text:p text:style-name="Preformatted_20_Text">      ( classCode | catRef )*,</text:p>
            <text:p text:style-name="Preformatted_20_Text">      (</text:p>
            <text:p text:style-name="Preformatted_20_Text">         ( ( model.imprintPart ) | ( model.dateLike ) ),</text:p>
            <text:p text:style-name="Preformatted_20_Text">         respStmt*,</text:p>
            <text:p text:style-name="Preformatted_20_Text">         model.global*</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imprint&gt;</text:p>
            <text:p text:style-name="Preformatted_20_Text"> &lt;pubPlace&gt;Oxford&lt;/pubPlace&gt;</text:p>
            <text:p text:style-name="Preformatted_20_Text"> &lt;publisher&gt;Clarendon Press&lt;/publisher&gt;</text:p>
            <text:p text:style-name="Preformatted_20_Text"> &lt;date&gt;1987&lt;/date&gt;</text:p>
            <text:p text:style-name="Preformatted_20_Text">&lt;/imprint&gt;</text:p>
          </table:table-cell>
        </table:table-row>
      </table:table>
      <text:h text:outline-level="2"><text:bookmark text:name="TEI.incident"/>&lt;incident&gt;</text:h>
      <table:table table:name="table86" table:style-name="Table1">
        <table:table-column table:style-name="Table1.col1"/>
        <table:table-column table:style-name="Table2.col2"/>
        <table:table-row>
          <table:table-cell table:number-columns-spanned="2">
            <text:p><text:span text:style-name="Highlight">&lt;incident&gt; </text:span><text:span>marks any phenomenon or occurrence, not necessarily vocalized or communicative, for example incidental noises or other events affecting communication.</text:span> [<text:a xlink:type="simple" xlink:href="http://www.tei-c.org/release/doc/tei-p5-doc/en/html/TS.html#TSBAVO">8.3.3. Vocal, Kinesic, Incident</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Attributes</text:span></text:p>
          </table:table-cell>
          <table:table-cell>
            <text:p><text:span>Attributes </text:span>att.typed (<text:span text:style-name="Emphasis">@type</text:span>) att.ascribed (<text:span text:style-name="Emphasis">@who</text:span>) att.global (<text:span>xml:lang</text:span>, <text:span>xml:base</text:span>, @xml:id) att.global.analytic (@ana)</text:p>
          </table:table-cell>
        </table:table-row>
        <table:table-row>
          <table:table-cell>
            <text:p><text:span text:style-name="Highlight">Member of</text:span></text:p>
          </table:table-cell>
          <table:table-cell>
            <text:p>model.global.spoken</text:p>
          </table:table-cell>
        </table:table-row>
        <table:table-row>
          <table:table-cell>
            <text:p><text:span text:style-name="Highlight">Contained by</text:span></text:p>
          </table:table-cell>
          <table:table-cell>
            <text:p><text:span>analysis: </text:span><text:span>s w</text:span></text:p>
            <text:p><text:span>core: </text:span><text:span>addrLine address author bibl biblScope citedRange date editor email head imprint item label list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core: </text:span><text:span>desc</text:span></text:p>
          </table:table-cell>
        </table:table-row>
        <table:table-row>
          <table:table-cell>
            <text:p><text:span text:style-name="Highlight">Declaration</text:span></text:p>
          </table:table-cell>
          <table:table-cell>
            <text:p text:style-name="Preformatted_20_Text"/>
            <text:p text:style-name="Preformatted_20_Text">element incident</text:p>
            <text:p text:style-name="Preformatted_20_Text">{</text:p>
            <text:p text:style-name="Preformatted_20_Text">   att.global.attribute.xmlid,</text:p>
            <text:p text:style-name="Preformatted_20_Text">   att.global.analytic.attribute.ana,</text:p>
            <text:p text:style-name="Preformatted_20_Text">   att.typed.attributes,</text:p>
            <text:p text:style-name="Preformatted_20_Text">   att.ascribed.attributes,</text:p>
            <text:p text:style-name="Preformatted_20_Text">   model.descLike*</text:p>
            <text:p text:style-name="Preformatted_20_Text">}</text:p>
          </table:table-cell>
        </table:table-row>
        <table:table-row>
          <table:table-cell>
            <text:p><text:span text:style-name="Highlight">Example</text:span></text:p>
          </table:table-cell>
          <table:table-cell>
            <text:p text:style-name="Preformatted_20_Text">&lt;incident&gt;</text:p>
            <text:p text:style-name="Preformatted_20_Text"> &lt;desc&gt;ceiling collapses&lt;/desc&gt;</text:p>
            <text:p text:style-name="Preformatted_20_Text">&lt;/incident&gt;</text:p>
          </table:table-cell>
        </table:table-row>
      </table:table>
      <text:h text:outline-level="2"><text:bookmark text:name="TEI.item"/>&lt;item&gt;</text:h>
      <table:table table:name="table87" table:style-name="Table1">
        <table:table-column table:style-name="Table1.col1"/>
        <table:table-column table:style-name="Table2.col2"/>
        <table:table-row>
          <table:table-cell table:number-columns-spanned="2">
            <text:p><text:span text:style-name="Highlight">&lt;item&gt; </text:span><text:span>contains one component of a list.</text:span> [<text:a xlink:type="simple" xlink:href="http://www.tei-c.org/release/doc/tei-p5-doc/en/html/CO.html#COLI">3.7. Lists</text:a> <text:a xlink:type="simple" xlink:href="http://www.tei-c.org/release/doc/tei-p5-doc/en/html/HD.html#HD6">2.5. The Revision Descrip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text:span>xml:lang</text:span>, <text:span>xml:base</text:span>, @xml:id) att.global.linking (<text:span>synch</text:span>, <text:span>sameAs</text:span>, <text:span>copyOf</text:span>, <text:span>next</text:span>, <text:span>prev</text:span>, @corresp)</text:p>
          </table:table-cell>
        </table:table-row>
        <table:table-row>
          <table:table-cell>
            <text:p><text:span text:style-name="Highlight">Contained by</text:span></text:p>
          </table:table-cell>
          <table:table-cell>
            <text:p><text:span>core: </text:span><text:span>list</text:span></text:p>
          </table:table-cell>
        </table:table-row>
        <table:table-row>
          <table:table-cell>
            <text:p><text:span text:style-name="Highlight">May contain</text:span></text:p>
          </table:table-cell>
          <table:table-cell>
            <text:p><text:span>analysis: </text:span><text:span>c pc s w</text:span></text:p>
            <text:p><text:span>core: </text:span><text:span>address bibl biblStruct date desc email gap label list listBibl note p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u vocal writing</text:span></text:p>
          </table:table-cell>
        </table:table-row>
        <table:table-row>
          <table:table-cell>
            <text:p><text:span text:style-name="Highlight">Declaration</text:span></text:p>
          </table:table-cell>
          <table:table-cell>
            <text:p text:style-name="Preformatted_20_Text"/>
            <text:p text:style-name="Preformatted_20_Text">element item</text:p>
            <text:p text:style-name="Preformatted_20_Text">{</text:p>
            <text:p text:style-name="Preformatted_20_Text">   att.global.attribute.xmlid,</text:p>
            <text:p text:style-name="Preformatted_20_Text">   att.global.linking.attribute.corresp,</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list rend="numbered"&gt;</text:p>
            <text:p text:style-name="Preformatted_20_Text"> &lt;head&gt;Here begin the chapter headings of Book IV&lt;/head&gt;</text:p>
            <text:p text:style-name="Preformatted_20_Text"> &lt;item n="4.1"&gt;The death of Queen Clotild.&lt;/item&gt;</text:p>
            <text:p text:style-name="Preformatted_20_Text"> &lt;item n="4.2"&gt;How King Lothar wanted to appropriate one third of the Church revenues.&lt;/item&gt;</text:p>
            <text:p text:style-name="Preformatted_20_Text"> &lt;item n="4.3"&gt;The wives and children of Lothar.&lt;/item&gt;</text:p>
            <text:p text:style-name="Preformatted_20_Text"> &lt;item n="4.4"&gt;The Counts of the Bretons.&lt;/item&gt;</text:p>
            <text:p text:style-name="Preformatted_20_Text"> &lt;item n="4.5"&gt;Saint Gall the Bishop.&lt;/item&gt;</text:p>
            <text:p text:style-name="Preformatted_20_Text"> &lt;item n="4.6"&gt;The priest Cato.&lt;/item&gt;</text:p>
            <text:p text:style-name="Preformatted_20_Text"> &lt;item&gt; ...&lt;/item&gt;</text:p>
            <text:p text:style-name="Preformatted_20_Text">&lt;/list&gt;</text:p>
          </table:table-cell>
        </table:table-row>
        <table:table-row>
          <table:table-cell>
            <text:p><text:span text:style-name="Highlight">Note</text:span></text:p>
          </table:table-cell>
          <table:table-cell>
            <text:p>May contain simple prose or a sequence of chunks.Whatever string of characters is used to label a list item in the copy text may be used as the value of the global <text:span text:style-name="Emphasis">n</text:span> attribute, but it is not required that numbering be recorded explicitly. In ordered lists, the <text:span text:style-name="Emphasis">n</text:span> attribute on the &lt;item&gt; element is by definition synonymous with the use of the &lt;label&gt; element to record the enumerator of the list item. In glossary lists, however, the term being defined should be given with the &lt;label&gt; element, not <text:span text:style-name="Emphasis">n</text:span>.</text:p>
          </table:table-cell>
        </table:table-row>
      </table:table>
      <text:h text:outline-level="2"><text:bookmark text:name="TEI.keywords"/>&lt;keywords&gt;</text:h>
      <table:table table:name="table88" table:style-name="Table1">
        <table:table-column table:style-name="Table1.col1"/>
        <table:table-column table:style-name="Table2.col2"/>
        <table:table-row>
          <table:table-cell table:number-columns-spanned="2">
            <text:p><text:span text:style-name="Highlight">&lt;keywords&gt; </text:span><text:span>contains a list of keywords or phrases identifying the topic or nature of a text.</text:span> [<text:a xlink:type="simple" xlink:href="http://www.tei-c.org/release/doc/tei-p5-doc/en/html/HD.html#HD43">2.4.3. The Text Classific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89" table:style-name="Table1">
              <table:table-column table:style-name="Table1.col1"/>
              <table:table-column table:style-name="Table2.col2"/>
              <table:table-row>
                <table:table-cell>
                  <text:p>scheme</text:p>
                </table:table-cell>
                <table:table-cell>
                  <text:p><text:span>identifies the controlled vocabulary within which the set of keywords concerned is defined identifies the classification scheme within which the set of categories concerned is defined, for example by a &lt;taxonomy&gt; element, or by some other resource.</text:span></text:p>
                  <table:table table:name="table9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Contained by</text:span></text:p>
          </table:table-cell>
          <table:table-cell>
            <text:p><text:span>header: </text:span><text:span>textClass</text:span></text:p>
          </table:table-cell>
        </table:table-row>
        <table:table-row>
          <table:table-cell>
            <text:p><text:span text:style-name="Highlight">May contain</text:span></text:p>
          </table:table-cell>
          <table:table-cell>
            <text:p><text:span>core: </text:span><text:span>list</text:span></text:p>
          </table:table-cell>
        </table:table-row>
        <table:table-row>
          <table:table-cell>
            <text:p><text:span text:style-name="Highlight">Declaration</text:span></text:p>
          </table:table-cell>
          <table:table-cell>
            <text:p text:style-name="Preformatted_20_Text"/>
            <text:p text:style-name="Preformatted_20_Text">element keywords</text:p>
            <text:p text:style-name="Preformatted_20_Text">{</text:p>
            <text:p text:style-name="Preformatted_20_Text">   att.global.attributes,</text:p>
            <text:p text:style-name="Preformatted_20_Text">   attribute scheme { data.pointer }?,</text:p>
            <text:p text:style-name="Preformatted_20_Text">   ( term+ | list )</text:p>
            <text:p text:style-name="Preformatted_20_Text">}</text:p>
          </table:table-cell>
        </table:table-row>
        <table:table-row>
          <table:table-cell>
            <text:p><text:span text:style-name="Highlight">Example</text:span></text:p>
          </table:table-cell>
          <table:table-cell>
            <text:p text:style-name="Preformatted_20_Text">&lt;keywords scheme="http://classificationweb.net"&gt;</text:p>
            <text:p text:style-name="Preformatted_20_Text"> &lt;term&gt;Babbage, Charles&lt;/term&gt;</text:p>
            <text:p text:style-name="Preformatted_20_Text"> &lt;term&gt;Mathematicians - Great Britain - Biography&lt;/term&gt;</text:p>
            <text:p text:style-name="Preformatted_20_Text">&lt;/keywords&gt;</text:p>
          </table:table-cell>
        </table:table-row>
        <table:table-row>
          <table:table-cell>
            <text:p><text:span text:style-name="Highlight">Example</text:span></text:p>
          </table:table-cell>
          <table:table-cell>
            <text:p text:style-name="Preformatted_20_Text">&lt;keywords&gt;</text:p>
            <text:p text:style-name="Preformatted_20_Text"> &lt;term&gt;Fermented beverages&lt;/term&gt;</text:p>
            <text:p text:style-name="Preformatted_20_Text"> &lt;term&gt;Central Andes&lt;/term&gt;</text:p>
            <text:p text:style-name="Preformatted_20_Text"> &lt;term&gt;Schinus molle&lt;/term&gt;</text:p>
            <text:p text:style-name="Preformatted_20_Text"> &lt;term&gt;Molle beer&lt;/term&gt;</text:p>
            <text:p text:style-name="Preformatted_20_Text"> &lt;term&gt;Indigenous peoples&lt;/term&gt;</text:p>
            <text:p text:style-name="Preformatted_20_Text"> &lt;term&gt;Ethnography&lt;/term&gt;</text:p>
            <text:p text:style-name="Preformatted_20_Text"> &lt;term&gt;Archaeology&lt;/term&gt;</text:p>
            <text:p text:style-name="Preformatted_20_Text">&lt;/keywords&gt;</text:p>
          </table:table-cell>
        </table:table-row>
        <table:table-row>
          <table:table-cell>
            <text:p><text:span text:style-name="Highlight">Note</text:span></text:p>
          </table:table-cell>
          <table:table-cell>
            <text:p>Each individual keyword (including compound subject headings) should be supplied as a &lt;term&gt; element directly within the &lt;keywords&gt; element. An alternative usage, in which each &lt;term&gt; appears within a &lt;item&gt; inside a &lt;list&gt; is permitted for backwards compatibility, but is deprecated.If no control list exists for the keywords used, then no value should be supplied for the <text:span text:style-name="Emphasis">scheme</text:span> attribute.</text:p>
          </table:table-cell>
        </table:table-row>
      </table:table>
      <text:h text:outline-level="2"><text:bookmark text:name="TEI.kinesic"/>&lt;kinesic&gt;</text:h>
      <table:table table:name="table91" table:style-name="Table1">
        <table:table-column table:style-name="Table1.col1"/>
        <table:table-column table:style-name="Table2.col2"/>
        <table:table-row>
          <table:table-cell table:number-columns-spanned="2">
            <text:p><text:span text:style-name="Highlight">&lt;kinesic&gt; </text:span><text:span>marks any communicative phenomenon, not necessarily vocalized, for example a gesture, frown, etc.</text:span> [<text:a xlink:type="simple" xlink:href="http://www.tei-c.org/release/doc/tei-p5-doc/en/html/TS.html#TSBAVO">8.3.3. Vocal, Kinesic, Incident</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Attributes</text:span></text:p>
          </table:table-cell>
          <table:table-cell>
            <text:p><text:span>Attributes </text:span>att.typed (<text:span text:style-name="Emphasis">@type</text:span>) att.ascribed (<text:span text:style-name="Emphasis">@who</text:span>) att.global (<text:span>xml:lang</text:span>, <text:span>xml:base</text:span>, @xml:id) att.global.analytic (@ana)</text:p>
          </table:table-cell>
        </table:table-row>
        <table:table-row>
          <table:table-cell>
            <text:p><text:span text:style-name="Highlight">Member of</text:span></text:p>
          </table:table-cell>
          <table:table-cell>
            <text:p>model.global.spoken</text:p>
          </table:table-cell>
        </table:table-row>
        <table:table-row>
          <table:table-cell>
            <text:p><text:span text:style-name="Highlight">Contained by</text:span></text:p>
          </table:table-cell>
          <table:table-cell>
            <text:p><text:span>analysis: </text:span><text:span>s w</text:span></text:p>
            <text:p><text:span>core: </text:span><text:span>addrLine address author bibl biblScope citedRange date editor email head imprint item label list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core: </text:span><text:span>desc</text:span></text:p>
          </table:table-cell>
        </table:table-row>
        <table:table-row>
          <table:table-cell>
            <text:p><text:span text:style-name="Highlight">Declaration</text:span></text:p>
          </table:table-cell>
          <table:table-cell>
            <text:p text:style-name="Preformatted_20_Text"/>
            <text:p text:style-name="Preformatted_20_Text">element kinesic</text:p>
            <text:p text:style-name="Preformatted_20_Text">{</text:p>
            <text:p text:style-name="Preformatted_20_Text">   att.global.attribute.xmlid,</text:p>
            <text:p text:style-name="Preformatted_20_Text">   att.global.analytic.attribute.ana,</text:p>
            <text:p text:style-name="Preformatted_20_Text">   att.typed.attributes,</text:p>
            <text:p text:style-name="Preformatted_20_Text">   att.ascribed.attributes,</text:p>
            <text:p text:style-name="Preformatted_20_Text">   model.descLike*</text:p>
            <text:p text:style-name="Preformatted_20_Text">}</text:p>
          </table:table-cell>
        </table:table-row>
        <table:table-row>
          <table:table-cell>
            <text:p><text:span text:style-name="Highlight">Example</text:span></text:p>
          </table:table-cell>
          <table:table-cell>
            <text:p text:style-name="Preformatted_20_Text">&lt;kinesic dur="PT1.5S" iterated="true"</text:p>
            <text:p text:style-name="Preformatted_20_Text"> type="reinforcing"&gt;</text:p>
            <text:p text:style-name="Preformatted_20_Text"> &lt;desc&gt;nodding head vigorously&lt;/desc&gt;</text:p>
            <text:p text:style-name="Preformatted_20_Text">&lt;/kinesic&gt;</text:p>
          </table:table-cell>
        </table:table-row>
      </table:table>
      <text:h text:outline-level="2"><text:bookmark text:name="TEI.label"/>&lt;label&gt;</text:h>
      <table:table table:name="table92" table:style-name="Table1">
        <table:table-column table:style-name="Table1.col1"/>
        <table:table-column table:style-name="Table2.col2"/>
        <table:table-row>
          <table:table-cell table:number-columns-spanned="2">
            <text:p><text:span text:style-name="Highlight">&lt;label&gt; </text:span><text:span>contains any label or heading used to identify part of a text, typically but not exclusively in a list or glossary.</text:span> [<text:a xlink:type="simple" xlink:href="http://www.tei-c.org/release/doc/tei-p5-doc/en/html/CO.html#COLI">3.7. Lis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cell>
        </table:table-row>
        <table:table-row>
          <table:table-cell>
            <text:p><text:span text:style-name="Highlight">Member of</text:span></text:p>
          </table:table-cell>
          <table:table-cell>
            <text:p>model.labelLike</text:p>
          </table:table-cell>
        </table:table-row>
        <table:table-row>
          <table:table-cell>
            <text:p><text:span text:style-name="Highlight">Contained by</text:span></text:p>
          </table:table-cell>
          <table:table-cell>
            <text:p><text:span>core: </text:span><text:span>desc head item list meeting note p ref title</text:span></text:p>
            <text:p><text:span>header: </text:span><text:span>change licence tagUsage</text:span></text:p>
            <text:p><text:span>namesdates: </text:span><text:span>event location org place population state trait</text:span></text:p>
            <text:p><text:span>spoken: </text:span><text:span>writing</text:span></text:p>
            <text:p><text:span>textstructure: </text:span><text:span>body div</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label { att.global.attributes, att.typed.attributes, macro.phraseSeq }</text:p>
          </table:table-cell>
        </table:table-row>
        <table:table-row>
          <table:table-cell>
            <text:p><text:span text:style-name="Highlight">Example</text:span></text:p>
          </table:table-cell>
          <table:table-cell>
            <text:p>Labels are commonly used for the headwords in glossary lists; note the use of the global <text:span text:style-name="Emphasis">xml:lang</text:span> attribute to set the default language of the glossary list to Middle English, and identify the glosses and headings as modern English or Latin:</text:p>
            <text:p text:style-name="Preformatted_20_Text">&lt;list type="gloss" xml:lang="enm"&gt;</text:p>
            <text:p text:style-name="Preformatted_20_Text"> &lt;head xml:lang="en"&gt;Vocabulary&lt;/head&gt;</text:p>
            <text:p text:style-name="Preformatted_20_Text"> &lt;headLabel xml:lang="en"&gt;Middle English&lt;/headLabel&gt;</text:p>
            <text:p text:style-name="Preformatted_20_Text"> &lt;headItem xml:lang="en"&gt;New English&lt;/headItem&gt;</text:p>
            <text:p text:style-name="Preformatted_20_Text"> &lt;label&gt;nu&lt;/label&gt;</text:p>
            <text:p text:style-name="Preformatted_20_Text"> &lt;item xml:lang="en"&gt;now&lt;/item&gt;</text:p>
            <text:p text:style-name="Preformatted_20_Text"> &lt;label&gt;lhude&lt;/label&gt;</text:p>
            <text:p text:style-name="Preformatted_20_Text"> &lt;item xml:lang="en"&gt;loudly&lt;/item&gt;</text:p>
            <text:p text:style-name="Preformatted_20_Text"> &lt;label&gt;bloweth&lt;/label&gt;</text:p>
            <text:p text:style-name="Preformatted_20_Text"> &lt;item xml:lang="en"&gt;blooms&lt;/item&gt;</text:p>
            <text:p text:style-name="Preformatted_20_Text"> &lt;label&gt;med&lt;/label&gt;</text:p>
            <text:p text:style-name="Preformatted_20_Text"> &lt;item xml:lang="en"&gt;meadow&lt;/item&gt;</text:p>
            <text:p text:style-name="Preformatted_20_Text"> &lt;label&gt;wude&lt;/label&gt;</text:p>
            <text:p text:style-name="Preformatted_20_Text"> &lt;item xml:lang="en"&gt;wood&lt;/item&gt;</text:p>
            <text:p text:style-name="Preformatted_20_Text"> &lt;label&gt;awe&lt;/label&gt;</text:p>
            <text:p text:style-name="Preformatted_20_Text"> &lt;item xml:lang="en"&gt;ewe&lt;/item&gt;</text:p>
            <text:p text:style-name="Preformatted_20_Text"> &lt;label&gt;lhouth&lt;/label&gt;</text:p>
            <text:p text:style-name="Preformatted_20_Text"> &lt;item xml:lang="en"&gt;lows&lt;/item&gt;</text:p>
            <text:p text:style-name="Preformatted_20_Text"> &lt;label&gt;sterteth&lt;/label&gt;</text:p>
            <text:p text:style-name="Preformatted_20_Text"> &lt;item xml:lang="en"&gt;bounds, frisks (cf. &lt;cit&gt;</text:p>
            <text:p text:style-name="Preformatted_20_Text">   &lt;ref&gt;Chaucer, K.T.644&lt;/ref&gt;</text:p>
            <text:p text:style-name="Preformatted_20_Text">   &lt;quote&gt;a courser, &lt;term&gt;sterting&lt;/term&gt;as the fyr&lt;/quote&gt;</text:p>
            <text:p text:style-name="Preformatted_20_Text">  &lt;/cit&gt;</text:p>
            <text:p text:style-name="Preformatted_20_Text"> &lt;/item&gt;</text:p>
            <text:p text:style-name="Preformatted_20_Text"> &lt;label&gt;verteth&lt;/label&gt;</text:p>
            <text:p text:style-name="Preformatted_20_Text"> &lt;item xml:lang="la"&gt;pedit&lt;/item&gt;</text:p>
            <text:p text:style-name="Preformatted_20_Text"> &lt;label&gt;murie&lt;/label&gt;</text:p>
            <text:p text:style-name="Preformatted_20_Text"> &lt;item xml:lang="en"&gt;merrily&lt;/item&gt;</text:p>
            <text:p text:style-name="Preformatted_20_Text"> &lt;label&gt;swik&lt;/label&gt;</text:p>
            <text:p text:style-name="Preformatted_20_Text"> &lt;item xml:lang="en"&gt;cease&lt;/item&gt;</text:p>
            <text:p text:style-name="Preformatted_20_Text"> &lt;label&gt;naver&lt;/label&gt;</text:p>
            <text:p text:style-name="Preformatted_20_Text"> &lt;item xml:lang="en"&gt;never&lt;/item&gt;</text:p>
            <text:p text:style-name="Preformatted_20_Text">&lt;/list&gt;</text:p>
          </table:table-cell>
        </table:table-row>
        <table:table-row>
          <table:table-cell>
            <text:p><text:span text:style-name="Highlight">Example</text:span></text:p>
          </table:table-cell>
          <table:table-cell>
            <text:p>Labels may also be used to record explicitly the numbers or letters which mark list items in ordered lists, as in this extract from Gibbon's <text:span text:style-name="Emphasis">Autobiography</text:span>. In this usage the &lt;label&gt; element is synonymous with the <text:span text:style-name="Emphasis">n</text:span> attribute on the &lt;item&gt; element:</text:p>
            <text:p text:style-name="Preformatted_20_Text">I will add two facts, which have seldom occurred</text:p>
            <text:p text:style-name="Preformatted_20_Text"> in the composition of six, or at least of five quartos. &lt;list rend="runon" type="ordered"&gt;</text:p>
            <text:p text:style-name="Preformatted_20_Text"> &lt;label&gt;(1)&lt;/label&gt;</text:p>
            <text:p text:style-name="Preformatted_20_Text"> &lt;item&gt;My first rough manuscript, without any intermediate copy, has been sent to the press.&lt;/item&gt;</text:p>
            <text:p text:style-name="Preformatted_20_Text"> &lt;label&gt;(2) &lt;/label&gt;</text:p>
            <text:p text:style-name="Preformatted_20_Text"> &lt;item&gt;Not a sheet has been seen by any human eyes, excepting those of the author and the</text:p>
            <text:p text:style-name="Preformatted_20_Text">   printer: the faults and the merits are exclusively my own.&lt;/item&gt;</text:p>
            <text:p text:style-name="Preformatted_20_Text">&lt;/list&gt;</text:p>
          </table:table-cell>
        </table:table-row>
        <table:table-row>
          <table:table-cell>
            <text:p><text:span text:style-name="Highlight">Example</text:span></text:p>
          </table:table-cell>
          <table:table-cell>
            <text:p>Labels may also be used for other structured list items, as in this extract from the journal of Edward Gibbon:</text:p>
            <text:p text:style-name="Preformatted_20_Text">&lt;list type="gloss"&gt;</text:p>
            <text:p text:style-name="Preformatted_20_Text"> &lt;label&gt;March 1757.&lt;/label&gt;</text:p>
            <text:p text:style-name="Preformatted_20_Text"> &lt;item&gt;I wrote some critical observations upon Plautus.&lt;/item&gt;</text:p>
            <text:p text:style-name="Preformatted_20_Text"> &lt;label&gt;March 8th.&lt;/label&gt;</text:p>
            <text:p text:style-name="Preformatted_20_Text"> &lt;item&gt;I wrote a long dissertation upon some lines of Virgil.&lt;/item&gt;</text:p>
            <text:p text:style-name="Preformatted_20_Text"> &lt;label&gt;June.&lt;/label&gt;</text:p>
            <text:p text:style-name="Preformatted_20_Text"> &lt;item&gt;I saw Mademoiselle Curchod — &lt;quote xml:lang="la"&gt;Omnia vincit amor, et nos cedamus</text:p>
            <text:p text:style-name="Preformatted_20_Text">     amori.&lt;/quote&gt;</text:p>
            <text:p text:style-name="Preformatted_20_Text"> &lt;/item&gt;</text:p>
            <text:p text:style-name="Preformatted_20_Text"> &lt;label&gt;August.&lt;/label&gt;</text:p>
            <text:p text:style-name="Preformatted_20_Text"> &lt;item&gt;I went to Crassy, and staid two days.&lt;/item&gt;</text:p>
            <text:p text:style-name="Preformatted_20_Text">&lt;/list&gt;</text:p>
            <text:p>Note that the &lt;label&gt; might also appear within the &lt;item&gt; rather than as its sibling. Though syntactically valid, this usage is not recommended TEI practice.</text:p>
          </table:table-cell>
        </table:table-row>
        <table:table-row>
          <table:table-cell>
            <text:p><text:span text:style-name="Highlight">Example</text:span></text:p>
          </table:table-cell>
          <table:table-cell>
            <text:p>Labels may also be used to represent a label or heading attached to a paragraph or sequence of paragraphs not treated as a structural division, or to a group of verse lines. Note that, in this case, the &lt;label&gt; element appears <text:span text:style-name="Emphasis">within</text:span> the &lt;p&gt; or &lt;lg&gt; element, rather than as a preceding sibling of it.</text:p>
            <text:p text:style-name="Preformatted_20_Text">&lt;p&gt;[...]</text:p>
            <text:p text:style-name="Preformatted_20_Text">&lt;lb/&gt;&amp;amp; n’entrer en mauuais &amp;amp; mal-heu-</text:p>
            <text:p text:style-name="Preformatted_20_Text">&lt;lb/&gt;ré meſnage. Or des que le conſente-</text:p>
            <text:p text:style-name="Preformatted_20_Text">&lt;lb/&gt;ment des parties y eſt le mariage eſt</text:p>
            <text:p text:style-name="Preformatted_20_Text">&lt;lb/&gt; arreſté, quoy que de faict il ne ſoit</text:p>
            <text:p text:style-name="Preformatted_20_Text">&lt;label place="margin"&gt;Puiſſance maritale</text:p>
            <text:p text:style-name="Preformatted_20_Text">   entre les Romains.&lt;/label&gt;</text:p>
            <text:p text:style-name="Preformatted_20_Text"> &lt;lb/&gt; conſommé. Depuis la conſomma-</text:p>
            <text:p text:style-name="Preformatted_20_Text">&lt;lb/&gt;tion du mariage la femme eſt ſoubs</text:p>
            <text:p text:style-name="Preformatted_20_Text">&lt;lb/&gt; la puiſſance du mary, s’il n’eſt eſcla-</text:p>
            <text:p text:style-name="Preformatted_20_Text">&lt;lb/&gt;ue ou enfant de famille : car en ce</text:p>
            <text:p text:style-name="Preformatted_20_Text">&lt;lb/&gt; cas, la femme, qui a eſpouſé vn en-</text:p>
            <text:p text:style-name="Preformatted_20_Text">&lt;lb/&gt;fant de famille, eſt ſous la puiſſance</text:p>
            <text:p text:style-name="Preformatted_20_Text"> [...]&lt;/p&gt;</text:p>
            <text:p>In this example the text of the label appears in the right hand margin of the original source, next to the paragraph it describes, but approximately in the middle of it. If so desired the <text:span text:style-name="Emphasis">type</text:span> attribute may be used to distinguish different categories of label.</text:p>
          </table:table-cell>
        </table:table-row>
      </table:table>
      <text:h text:outline-level="2"><text:bookmark text:name="TEI.langKnowledge"/>&lt;langKnowledge&gt;</text:h>
      <table:table table:name="table93" table:style-name="Table1">
        <table:table-column table:style-name="Table1.col1"/>
        <table:table-column table:style-name="Table2.col2"/>
        <table:table-row>
          <table:table-cell table:number-columns-spanned="2">
            <text:p><text:span text:style-name="Highlight">&lt;langKnowledge&gt; </text:span>(<text:span>language knowledge</text:span>) <text:span>summarizes the state of a person's linguistic knowledge, either as prose or by a list of &lt;langKnown&gt; elements.</text:span>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text:p>
            <table:table table:name="table94" table:style-name="Table1">
              <table:table-column table:style-name="Table1.col1"/>
              <table:table-column table:style-name="Table2.col2"/>
              <table:table-row>
                <table:table-cell>
                  <text:p>tags</text:p>
                </table:table-cell>
                <table:table-cell>
                  <text:p><text:span>supplies one or more valid language tags for the languages specified</text:span></text:p>
                  <table:table table:name="table9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language</text:p>
                        <text:p><text:span>separated by whitespace</text:span></text:p>
                      </table:table-cell>
                    </table:table-row>
                    <table:table-row>
                      <table:table-cell>
                        <text:p><text:span text:style-name="Highlight">Note</text:span></text:p>
                      </table:table-cell>
                      <table:table-cell>
                        <text:p>This attribute should be supplied only if the element contains no &lt;langKnown&gt; children. Its values are language <text:span>‘tags’</text:span> as defined in <text:a xlink:type="simple" xlink:href="http://www.rfc-editor.org/rfc/rfc4646.txt">RFC 4646</text:a> or its successor</text:p>
                      </table:table-cell>
                    </table:table-row>
                  </table:table>
                </table:table-cell>
              </table:table-row>
            </table:table>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p</text:span></text:p>
            <text:p><text:span>namesdates: </text:span><text:span>langKnown</text:span></text:p>
          </table:table-cell>
        </table:table-row>
        <table:table-row>
          <table:table-cell>
            <text:p><text:span text:style-name="Highlight">Declaration</text:span></text:p>
          </table:table-cell>
          <table:table-cell>
            <text:p text:style-name="Preformatted_20_Text"/>
            <text:p text:style-name="Preformatted_20_Text">element langKnowledge</text:p>
            <text:p text:style-name="Preformatted_20_Text">{</text:p>
            <text:p text:style-name="Preformatted_20_Text">   att.global.attributes,</text:p>
            <text:p text:style-name="Preformatted_20_Text">   att.datable.attributes,</text:p>
            <text:p text:style-name="Preformatted_20_Text">   attribute tags { list { data.language+ } }?,</text:p>
            <text:p text:style-name="Preformatted_20_Text">   ( model.pLike | langKnown+ )</text:p>
            <text:p text:style-name="Preformatted_20_Text">}</text:p>
          </table:table-cell>
        </table:table-row>
        <table:table-row>
          <table:table-cell>
            <text:p><text:span text:style-name="Highlight">Example</text:span></text:p>
          </table:table-cell>
          <table:table-cell>
            <text:p text:style-name="Preformatted_20_Text">&lt;langKnowledge tags="en-GB fr"&gt;</text:p>
            <text:p text:style-name="Preformatted_20_Text"> &lt;p&gt;British English and French&lt;/p&gt;</text:p>
            <text:p text:style-name="Preformatted_20_Text">&lt;/langKnowledge&gt;</text:p>
          </table:table-cell>
        </table:table-row>
        <table:table-row>
          <table:table-cell>
            <text:p><text:span text:style-name="Highlight">Example</text:span></text:p>
          </table:table-cell>
          <table:table-cell>
            <text:p text:style-name="Preformatted_20_Text">&lt;langKnowledge&gt;</text:p>
            <text:p text:style-name="Preformatted_20_Text"> &lt;langKnown tag="en-GB" level="H"&gt;British English&lt;/langKnown&gt;</text:p>
            <text:p text:style-name="Preformatted_20_Text"> &lt;langKnown tag="fr" level="M"&gt;French&lt;/langKnown&gt;</text:p>
            <text:p text:style-name="Preformatted_20_Text">&lt;/langKnowledge&gt;</text:p>
          </table:table-cell>
        </table:table-row>
      </table:table>
      <text:h text:outline-level="2"><text:bookmark text:name="TEI.langKnown"/>&lt;langKnown&gt;</text:h>
      <table:table table:name="table96" table:style-name="Table1">
        <table:table-column table:style-name="Table1.col1"/>
        <table:table-column table:style-name="Table2.col2"/>
        <table:table-row>
          <table:table-cell table:number-columns-spanned="2">
            <text:p><text:span text:style-name="Highlight">&lt;langKnown&gt; </text:span>(<text:span>language known</text:span>) <text:span>summarizes the state of a person's linguistic competence, i.e., knowledge of a single languag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text:p>
            <table:table table:name="table97" table:style-name="Table1">
              <table:table-column table:style-name="Table1.col1"/>
              <table:table-column table:style-name="Table2.col2"/>
              <table:table-row>
                <table:table-cell>
                  <text:p>tag</text:p>
                </table:table-cell>
                <table:table-cell>
                  <text:p><text:span>supplies a valid language tag for the language concerned.</text:span></text:p>
                  <table:table table:name="table98"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ext:p><text:span text:style-name="Highlight">Note</text:span></text:p>
                      </table:table-cell>
                      <table:table-cell>
                        <text:p>The value for this attribute should be a language <text:span>‘tag’</text:span> as defined in <text:a xlink:type="simple" xlink:href="http://tools.ietf.org/html/bcp47">BCP 47</text:a>.</text:p>
                      </table:table-cell>
                    </table:table-row>
                  </table:table>
                </table:table-cell>
              </table:table-row>
              <table:table-row>
                <table:table-cell>
                  <text:p>level</text:p>
                </table:table-cell>
                <table:table-cell>
                  <text:p><text:span>a code indicating the person's level of knowledge for this language</text:span></text:p>
                  <table:table table:name="table9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word</text:p>
                      </table:table-cell>
                    </table:table-row>
                  </table:table>
                </table:table-cell>
              </table:table-row>
            </table:table>
          </table:table-cell>
        </table:table-row>
        <table:table-row>
          <table:table-cell>
            <text:p><text:span text:style-name="Highlight">Contained by</text:span></text:p>
          </table:table-cell>
          <table:table-cell>
            <text:p><text:span>namesdates: </text:span><text:span>langKnowledge</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langKnown</text:p>
            <text:p text:style-name="Preformatted_20_Text">{</text:p>
            <text:p text:style-name="Preformatted_20_Text">   att.global.attributes,</text:p>
            <text:p text:style-name="Preformatted_20_Text">   att.datable.attributes,</text:p>
            <text:p text:style-name="Preformatted_20_Text">   attribute tag { data.language },</text:p>
            <text:p text:style-name="Preformatted_20_Text">   attribute level { data.word }?,</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langKnown tag="en-GB" level="H"&gt;British English&lt;/langKnown&gt;</text:p>
            <text:p text:style-name="Preformatted_20_Text">&lt;langKnown tag="fr" level="M"&gt;French&lt;/langKnown&gt;</text:p>
          </table:table-cell>
        </table:table-row>
      </table:table>
      <text:h text:outline-level="2"><text:bookmark text:name="TEI.langUsage"/>&lt;langUsage&gt;</text:h>
      <table:table table:name="table100" table:style-name="Table1">
        <table:table-column table:style-name="Table1.col1"/>
        <table:table-column table:style-name="Table2.col2"/>
        <table:table-row>
          <table:table-cell table:number-columns-spanned="2">
            <text:p><text:span text:style-name="Highlight">&lt;langUsage&gt; </text:span>(<text:span>language usage</text:span>) <text:span>describes the languages, sublanguages, registers, dialects, etc. represented within a text.</text:span> [<text:a xlink:type="simple" xlink:href="http://www.tei-c.org/release/doc/tei-p5-doc/en/html/HD.html#HD41">2.4.2. Language Usage</text:a> <text:a xlink:type="simple" xlink:href="http://www.tei-c.org/release/doc/tei-p5-doc/en/html/HD.html#HD4">2.4. The Profil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header: </text:span><text:span>language</text:span></text:p>
          </table:table-cell>
        </table:table-row>
        <table:table-row>
          <table:table-cell>
            <text:p><text:span text:style-name="Highlight">Declaration</text:span></text:p>
          </table:table-cell>
          <table:table-cell>
            <text:p text:style-name="Preformatted_20_Text"/>
            <text:p text:style-name="Preformatted_20_Text">element langUsage</text:p>
            <text:p text:style-name="Preformatted_20_Text">{</text:p>
            <text:p text:style-name="Preformatted_20_Text">   att.global.attributes,</text:p>
            <text:p text:style-name="Preformatted_20_Text">   att.declarable.attributes,</text:p>
            <text:p text:style-name="Preformatted_20_Text">   language+</text:p>
            <text:p text:style-name="Preformatted_20_Text">}</text:p>
          </table:table-cell>
        </table:table-row>
        <table:table-row>
          <table:table-cell>
            <text:p><text:span text:style-name="Highlight">Example</text:span></text:p>
          </table:table-cell>
          <table:table-cell>
            <text:p text:style-name="Preformatted_20_Text">&lt;langUsage&gt;</text:p>
            <text:p text:style-name="Preformatted_20_Text"> &lt;language ident="fr-CA" usage="60"&gt;Québecois&lt;/language&gt;</text:p>
            <text:p text:style-name="Preformatted_20_Text"> &lt;language ident="en-CA" usage="20"&gt;Canadian business English&lt;/language&gt;</text:p>
            <text:p text:style-name="Preformatted_20_Text"> &lt;language ident="en-GB" usage="20"&gt;British English&lt;/language&gt;</text:p>
            <text:p text:style-name="Preformatted_20_Text">&lt;/langUsage&gt;</text:p>
          </table:table-cell>
        </table:table-row>
      </table:table>
      <text:h text:outline-level="2"><text:bookmark text:name="TEI.language"/>&lt;language&gt;</text:h>
      <table:table table:name="table101" table:style-name="Table1">
        <table:table-column table:style-name="Table1.col1"/>
        <table:table-column table:style-name="Table2.col2"/>
        <table:table-row>
          <table:table-cell table:number-columns-spanned="2">
            <text:p><text:span text:style-name="Highlight">&lt;language&gt; </text:span><text:span>characterizes a single language or sublanguage used within a text.</text:span> [<text:a xlink:type="simple" xlink:href="http://www.tei-c.org/release/doc/tei-p5-doc/en/html/HD.html#HD41">2.4.2. Language Usage</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102" table:style-name="Table1">
              <table:table-column table:style-name="Table1.col1"/>
              <table:table-column table:style-name="Table2.col2"/>
              <table:table-row>
                <table:table-cell>
                  <text:p>ident</text:p>
                </table:table-cell>
                <table:table-cell>
                  <text:p>(<text:span>identifier</text:span>) <text:span>Supplies a language code constructed as defined in <text:a xlink:type="simple" xlink:href="http://tools.ietf.org/html/bcp47">BCP 47</text:a> which is used to identify the language documented by this element, and which is referenced by the global <text:span text:style-name="Emphasis">xml:lang</text:span> attribute.</text:span></text:p>
                  <table:table table:name="table103"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
                </table:table-cell>
              </table:table-row>
              <table:table-row>
                <table:table-cell>
                  <text:p>usage</text:p>
                </table:table-cell>
                <table:table-cell>
                  <text:p><text:span>specifies the approximate percentage (by volume) of the text which uses this language.</text:span></text:p>
                  <table:table table:name="table10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xsd:nonNegativeInteger { maxInclusive = "100" }</text:p>
                      </table:table-cell>
                    </table:table-row>
                  </table:table>
                </table:table-cell>
              </table:table-row>
            </table:table>
          </table:table-cell>
        </table:table-row>
        <table:table-row>
          <table:table-cell>
            <text:p><text:span text:style-name="Highlight">Contained by</text:span></text:p>
          </table:table-cell>
          <table:table-cell>
            <text:p><text:span>header: </text:span><text:span>langUsage</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language</text:p>
            <text:p text:style-name="Preformatted_20_Text">{</text:p>
            <text:p text:style-name="Preformatted_20_Text">   att.global.attributes,</text:p>
            <text:p text:style-name="Preformatted_20_Text">   attribute ident { data.language },</text:p>
            <text:p text:style-name="Preformatted_20_Text">   attribute usage { xsd:nonNegativeInteger { maxInclusive = "100" } }?,</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langUsage&gt;</text:p>
            <text:p text:style-name="Preformatted_20_Text"> &lt;language ident="en-US" usage="75"&gt;modern American English&lt;/language&gt;</text:p>
            <text:p text:style-name="Preformatted_20_Text"> &lt;language ident="i-az-Arab" usage="20"&gt;Azerbaijani in Arabic script&lt;/language&gt;</text:p>
            <text:p text:style-name="Preformatted_20_Text"> &lt;language ident="x-lap" usage="05"&gt;Pig Latin&lt;/language&gt;</text:p>
            <text:p text:style-name="Preformatted_20_Text">&lt;/langUsage&gt;</text:p>
          </table:table-cell>
        </table:table-row>
        <table:table-row>
          <table:table-cell>
            <text:p><text:span text:style-name="Highlight">Note</text:span></text:p>
          </table:table-cell>
          <table:table-cell>
            <text:p>Particularly for sublanguages, an informal prose characterization should be supplied as content for the element.</text:p>
          </table:table-cell>
        </table:table-row>
      </table:table>
      <text:h text:outline-level="2"><text:bookmark text:name="TEI.licence"/>&lt;licence&gt;</text:h>
      <table:table table:name="table105" table:style-name="Table1">
        <table:table-column table:style-name="Table1.col1"/>
        <table:table-column table:style-name="Table2.col2"/>
        <table:table-row>
          <table:table-cell table:number-columns-spanned="2">
            <text:p><text:span text:style-name="Highlight">&lt;licence&gt; </text:span><text:span>contains information about a licence or other legal agreement applicable to the tex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ointing (<text:span text:style-name="Emphasis">@target</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availabilityPart</text:p>
          </table:table-cell>
        </table:table-row>
        <table:table-row>
          <table:table-cell>
            <text:p><text:span text:style-name="Highlight">Contained by</text:span></text:p>
          </table:table-cell>
          <table:table-cell>
            <text:p><text:span>header: </text:span><text:span>availability</text:span></text:p>
          </table:table-cell>
        </table:table-row>
        <table:table-row>
          <table:table-cell>
            <text:p><text:span text:style-name="Highlight">May contain</text:span></text:p>
          </table:table-cell>
          <table:table-cell>
            <text:p><text:span>analysis: </text:span><text:span>c pc s w</text:span></text:p>
            <text:p><text:span>core: </text:span><text:span>address bibl biblStruct date desc email gap label list listBibl note p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u vocal writing</text:span></text:p>
          </table:table-cell>
        </table:table-row>
        <table:table-row>
          <table:table-cell>
            <text:p><text:span text:style-name="Highlight">Declaration</text:span></text:p>
          </table:table-cell>
          <table:table-cell>
            <text:p text:style-name="Preformatted_20_Text"/>
            <text:p text:style-name="Preformatted_20_Text">element licence</text:p>
            <text:p text:style-name="Preformatted_20_Text">{</text:p>
            <text:p text:style-name="Preformatted_20_Text">   att.global.attributes,</text:p>
            <text:p text:style-name="Preformatted_20_Text">   att.pointing.attributes,</text:p>
            <text:p text:style-name="Preformatted_20_Text">   att.databl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licence target="http://www.nzetc.org/tm/scholarly/tei-NZETC-Help.html#licensing"&gt; Licence: Creative Commons Attribution-Share Alike 3.0 New Zealand Licence</text:p>
            <text:p text:style-name="Preformatted_20_Text">&lt;/licence&gt;</text:p>
          </table:table-cell>
        </table:table-row>
        <table:table-row>
          <table:table-cell>
            <text:p><text:span text:style-name="Highlight">Example</text:span></text:p>
          </table:table-cell>
          <table:table-cell>
            <text:p text:style-name="Preformatted_20_Text">&lt;availability&gt;</text:p>
            <text:p text:style-name="Preformatted_20_Text"> &lt;licence target="http://creativecommons.org/licenses/by/3.0/"</text:p>
            <text:p text:style-name="Preformatted_20_Text">  notBefore="2013-01-01"&gt;</text:p>
            <text:p text:style-name="Preformatted_20_Text">  &lt;p&gt;The Creative Commons Attribution 3.0 Unported (CC BY 3.0) Licence</text:p>
            <text:p text:style-name="Preformatted_20_Text">     applies to this document.&lt;/p&gt;</text:p>
            <text:p text:style-name="Preformatted_20_Text">  &lt;p&gt;The licence was added on January 1, 2013.&lt;/p&gt;</text:p>
            <text:p text:style-name="Preformatted_20_Text"> &lt;/licence&gt;</text:p>
            <text:p text:style-name="Preformatted_20_Text">&lt;/availability&gt;</text:p>
          </table:table-cell>
        </table:table-row>
        <table:table-row>
          <table:table-cell>
            <text:p><text:span text:style-name="Highlight">Note</text:span></text:p>
          </table:table-cell>
          <table:table-cell>
            <text:p>A &lt;licence&gt; element should be supplied for each licence agreement applicable to the text in question. The <text:span text:style-name="Emphasis">target</text:span> attribute may be used to reference a full version of the licence. The <text:span text:style-name="Emphasis">when</text:span>, <text:span text:style-name="Emphasis">notBefore</text:span>, <text:span text:style-name="Emphasis">notAfter</text:span>, <text:span text:style-name="Emphasis">from</text:span> or <text:span text:style-name="Emphasis">to</text:span> attributes may be used in combination to indicate the date or dates of applicability of the licence.</text:p>
          </table:table-cell>
        </table:table-row>
      </table:table>
      <text:h text:outline-level="2"><text:bookmark text:name="TEI.list"/>&lt;list&gt;</text:h>
      <table:table table:name="table106" table:style-name="Table1">
        <table:table-column table:style-name="Table1.col1"/>
        <table:table-column table:style-name="Table2.col2"/>
        <table:table-row>
          <table:table-cell table:number-columns-spanned="2">
            <text:p><text:span text:style-name="Highlight">&lt;list&gt; </text:span><text:span>contains any sequence of items organized as a list.</text:span> [<text:a xlink:type="simple" xlink:href="http://www.tei-c.org/release/doc/tei-p5-doc/en/html/CO.html#COLI">3.7. Lis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Member of</text:span></text:p>
          </table:table-cell>
          <table:table-cell>
            <text:p>model.listLike </text:p>
          </table:table-cell>
        </table:table-row>
        <table:table-row>
          <table:table-cell>
            <text:p><text:span text:style-name="Highlight">Contained by</text:span></text:p>
          </table:table-cell>
          <table:table-cell>
            <text:p><text:span>core: </text:span><text:span>desc head item meeting note p ref title</text:span></text:p>
            <text:p><text:span>header: </text:span><text:span>change keywords licence revisionDesc sourceDesc tagUsage</text:span></text:p>
            <text:p><text:span>spoken: </text:span><text:span>writing</text:span></text:p>
            <text:p><text:span>textstructure: </text:span><text:span>back body div</text:span></text:p>
          </table:table-cell>
        </table:table-row>
        <table:table-row>
          <table:table-cell>
            <text:p><text:span text:style-name="Highlight">May contain</text:span></text:p>
          </table:table-cell>
          <table:table-cell>
            <text:p><text:span>core: </text:span><text:span>gap head item label meeting note</text:span></text:p>
            <text:p><text:span>linking: </text:span><text:span>anchor timeline</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list</text:p>
            <text:p text:style-name="Preformatted_20_Text">{</text:p>
            <text:p text:style-name="Preformatted_20_Text">   ( ( model.divTop ) | ( model.global ) )*,</text:p>
            <text:p text:style-name="Preformatted_20_Text">   (</text:p>
            <text:p text:style-name="Preformatted_20_Text">      ( item, model.global* )+</text:p>
            <text:p text:style-name="Preformatted_20_Text">    | ( headLabel?, headItem?, ( label, model.global*, item, model.global* )+ )</text:p>
            <text:p text:style-name="Preformatted_20_Text">   ),</text:p>
            <text:p text:style-name="Preformatted_20_Text">   ( ( model.divBottom ), model.global* )*</text:p>
            <text:p text:style-name="Preformatted_20_Text">}</text:p>
          </table:table-cell>
        </table:table-row>
        <table:table-row>
          <table:table-cell>
            <text:p><text:span text:style-name="Highlight">Schematron</text:span></text:p>
          </table:table-cell>
          <table:table-cell>
            <text:p>
&lt;sch:rule context="tei:list[@type='gloss']"&gt;
&lt;sch:assert test="tei:label"&gt;The content of a "gloss" list should include a sequence of one or more pairs of a label element followed by an item element&lt;/sch:assert&gt;&lt;/sch:rule&gt;</text:p>
          </table:table-cell>
        </table:table-row>
        <table:table-row>
          <table:table-cell>
            <text:p><text:span text:style-name="Highlight">Example</text:span></text:p>
          </table:table-cell>
          <table:table-cell>
            <text:p text:style-name="Preformatted_20_Text">&lt;list rend="numbered"&gt;</text:p>
            <text:p text:style-name="Preformatted_20_Text"> &lt;item&gt;a butcher&lt;/item&gt;</text:p>
            <text:p text:style-name="Preformatted_20_Text"> &lt;item&gt;a baker&lt;/item&gt;</text:p>
            <text:p text:style-name="Preformatted_20_Text"> &lt;item&gt;a candlestick maker, with &lt;list rend="bulleted"&gt;</text:p>
            <text:p text:style-name="Preformatted_20_Text">   &lt;item&gt;rings on his fingers&lt;/item&gt;</text:p>
            <text:p text:style-name="Preformatted_20_Text">   &lt;item&gt;bells on his toes&lt;/item&gt;</text:p>
            <text:p text:style-name="Preformatted_20_Text">  &lt;/list&gt;</text:p>
            <text:p text:style-name="Preformatted_20_Text"> &lt;/item&gt;</text:p>
            <text:p text:style-name="Preformatted_20_Text">&lt;/list&gt;</text:p>
          </table:table-cell>
        </table:table-row>
        <table:table-row>
          <table:table-cell>
            <text:p><text:span text:style-name="Highlight">Example</text:span></text:p>
          </table:table-cell>
          <table:table-cell>
            <text:p text:style-name="Preformatted_20_Text">&lt;list type="syllogism" rend="bulleted"&gt;</text:p>
            <text:p text:style-name="Preformatted_20_Text"> &lt;item&gt;All Cretans are liars.&lt;/item&gt;</text:p>
            <text:p text:style-name="Preformatted_20_Text"> &lt;item&gt;Epimenides is a Cretan.&lt;/item&gt;</text:p>
            <text:p text:style-name="Preformatted_20_Text"> &lt;item&gt;ERGO Epimenides is a liar.&lt;/item&gt;</text:p>
            <text:p text:style-name="Preformatted_20_Text">&lt;/list&gt;</text:p>
          </table:table-cell>
        </table:table-row>
        <table:table-row>
          <table:table-cell>
            <text:p><text:span text:style-name="Highlight">Example</text:span></text:p>
          </table:table-cell>
          <table:table-cell>
            <text:p text:style-name="Preformatted_20_Text">&lt;list type="litany" rend="simple"&gt;</text:p>
            <text:p text:style-name="Preformatted_20_Text"> &lt;item&gt;God save us from drought.&lt;/item&gt;</text:p>
            <text:p text:style-name="Preformatted_20_Text"> &lt;item&gt;God save us from pestilence.&lt;/item&gt;</text:p>
            <text:p text:style-name="Preformatted_20_Text"> &lt;item&gt;God save us from wickedness in high places.&lt;/item&gt;</text:p>
            <text:p text:style-name="Preformatted_20_Text"> &lt;item&gt;Praise be to God.&lt;/item&gt;</text:p>
            <text:p text:style-name="Preformatted_20_Text">&lt;/list&gt;</text:p>
          </table:table-cell>
        </table:table-row>
        <table:table-row>
          <table:table-cell>
            <text:p><text:span text:style-name="Highlight">Example</text:span></text:p>
          </table:table-cell>
          <table:table-cell>
            <text:p>The following example treats the short numbered clauses of Anglo-Saxon legal codes as lists of items. The text is from an ordinance of King Athelstan (924–939):</text:p>
            <text:p text:style-name="Preformatted_20_Text">&lt;div1 type="section"&gt;</text:p>
            <text:p text:style-name="Preformatted_20_Text"> &lt;head&gt;Athelstan's Ordinance&lt;/head&gt;</text:p>
            <text:p text:style-name="Preformatted_20_Text"> &lt;list rend="numbered"&gt;</text:p>
            <text:p text:style-name="Preformatted_20_Text">  &lt;item n="1"&gt;Concerning thieves. First, that no thief is to be spared who is caught with</text:p>
            <text:p text:style-name="Preformatted_20_Text">     the stolen goods, [if he is] over twelve years and [if the value of the goods is] over</text:p>
            <text:p text:style-name="Preformatted_20_Text">     eightpence. &lt;list rend="numbered"&gt;</text:p>
            <text:p text:style-name="Preformatted_20_Text">    &lt;item n="1.1"&gt;And if anyone does spare one, he is to pay for the thief with his</text:p>
            <text:p text:style-name="Preformatted_20_Text">         wergild — and the thief is to be no nearer a settlement on that account — or to</text:p>
            <text:p text:style-name="Preformatted_20_Text">         clear himself by an oath of that amount.&lt;/item&gt;</text:p>
            <text:p text:style-name="Preformatted_20_Text">    &lt;item n="1.2"&gt;If, however, he [the thief] wishes to defend himself or to escape, he is</text:p>
            <text:p text:style-name="Preformatted_20_Text">         not to be spared [whether younger or older than twelve].&lt;/item&gt;</text:p>
            <text:p text:style-name="Preformatted_20_Text">    &lt;item n="1.3"&gt;If a thief is put into prison, he is to be in prison 40 days, and he may</text:p>
            <text:p text:style-name="Preformatted_20_Text">         then be redeemed with 120 shillings; and the kindred are to stand surety for him</text:p>
            <text:p text:style-name="Preformatted_20_Text">         that he will desist for ever.&lt;/item&gt;</text:p>
            <text:p text:style-name="Preformatted_20_Text">    &lt;item n="1.4"&gt;And if he steals after that, they are to pay for him with his wergild,</text:p>
            <text:p text:style-name="Preformatted_20_Text">         or to bring him back there.&lt;/item&gt;</text:p>
            <text:p text:style-name="Preformatted_20_Text">    &lt;item n="1.5"&gt;And if he steals after that, they are to pay for him with his wergild,</text:p>
            <text:p text:style-name="Preformatted_20_Text">         whether to the king or to him to whom it rightly belongs; and everyone of those who</text:p>
            <text:p text:style-name="Preformatted_20_Text">         supported him is to pay 120 shillings to the king as a fine.&lt;/item&gt;</text:p>
            <text:p text:style-name="Preformatted_20_Text">   &lt;/list&gt;</text:p>
            <text:p text:style-name="Preformatted_20_Text">  &lt;/item&gt;</text:p>
            <text:p text:style-name="Preformatted_20_Text">  &lt;item n="2"&gt;Concerning lordless men. And we pronounced about these lordless men, from whom</text:p>
            <text:p text:style-name="Preformatted_20_Text">     no justice can be obtained, that one should order their kindred to fetch back such a</text:p>
            <text:p text:style-name="Preformatted_20_Text">     person to justice and to find him a lord in public meeting. &lt;list rend="numbered"&gt;</text:p>
            <text:p text:style-name="Preformatted_20_Text">    &lt;item n="2.1"&gt;And if they then will not, or cannot, produce him on that appointed day,</text:p>
            <text:p text:style-name="Preformatted_20_Text">         he is then to be a fugitive afterwards, and he who encounters him is to strike him</text:p>
            <text:p text:style-name="Preformatted_20_Text">         down as a thief.&lt;/item&gt;</text:p>
            <text:p text:style-name="Preformatted_20_Text">    &lt;item n="2.2"&gt;And he who harbours him after that, is to pay for him with his wergild</text:p>
            <text:p text:style-name="Preformatted_20_Text">         or to clear himself by an oath of that amount.&lt;/item&gt;</text:p>
            <text:p text:style-name="Preformatted_20_Text">   &lt;/list&gt;</text:p>
            <text:p text:style-name="Preformatted_20_Text">  &lt;/item&gt;</text:p>
            <text:p text:style-name="Preformatted_20_Text">  &lt;item n="3"&gt;Concerning the refusal of justice. The lord who refuses justice and upholds</text:p>
            <text:p text:style-name="Preformatted_20_Text">     his guilty man, so that the king is appealed to, is to repay the value of the goods and</text:p>
            <text:p text:style-name="Preformatted_20_Text">     120 shillings to the king; and he who appeals to the king before he demands justice as</text:p>
            <text:p text:style-name="Preformatted_20_Text">     often as he ought, is to pay the same fine as the other would have done, if he had</text:p>
            <text:p text:style-name="Preformatted_20_Text">     refused him justice. &lt;list rend="numbered"&gt;</text:p>
            <text:p text:style-name="Preformatted_20_Text">    &lt;item n="3.1"&gt;And the lord who is an accessory to a theft by his slave, and it becomes</text:p>
            <text:p text:style-name="Preformatted_20_Text">         known about him, is to forfeit the slave and be liable to his wergild on the first</text:p>
            <text:p text:style-name="Preformatted_20_Text">         occasionp if he does it more often, he is to be liable to pay all that he owns.&lt;/item&gt;</text:p>
            <text:p text:style-name="Preformatted_20_Text">    &lt;item n="3.2"&gt;And likewise any of the king's treasurers or of our reeves, who has been</text:p>
            <text:p text:style-name="Preformatted_20_Text">         an accessory of thieves who have committed theft, is to liable to the same.&lt;/item&gt;</text:p>
            <text:p text:style-name="Preformatted_20_Text">   &lt;/list&gt;</text:p>
            <text:p text:style-name="Preformatted_20_Text">  &lt;/item&gt;</text:p>
            <text:p text:style-name="Preformatted_20_Text">  &lt;item n="4"&gt;Concerning treachery to a lord. And we have pronounced concerning treachery to</text:p>
            <text:p text:style-name="Preformatted_20_Text">     a lord, that he [who is accused] is to forfeit his life if he cannot deny it or is</text:p>
            <text:p text:style-name="Preformatted_20_Text">     afterwards convicted at the three-fold ordeal.&lt;/item&gt;</text:p>
            <text:p text:style-name="Preformatted_20_Text"> &lt;/list&gt;</text:p>
            <text:p text:style-name="Preformatted_20_Text">&lt;/div1&gt;</text:p>
            <text:p>Note that nested lists have been used so the tagging mirrors the structure indicated by the two-level numbering of the clauses. The clauses could have been treated as a one-level list with irregular numbering, if desired.</text:p>
          </table:table-cell>
        </table:table-row>
        <table:table-row>
          <table:table-cell>
            <text:p><text:span text:style-name="Highlight">Example</text:span></text:p>
          </table:table-cell>
          <table:table-cell>
            <text:p text:style-name="Preformatted_20_Text">&lt;p&gt;These decrees, most blessed Pope Hadrian, we propounded in the public council ... and they</text:p>
            <text:p text:style-name="Preformatted_20_Text"> confirmed them in our hand in your stead with the sign of the Holy Cross, and afterwards</text:p>
            <text:p text:style-name="Preformatted_20_Text"> inscribed with a careful pen on the paper of this page, affixing thus the sign of the Holy</text:p>
            <text:p text:style-name="Preformatted_20_Text"> Cross. &lt;list rend="simple"&gt;</text:p>
            <text:p text:style-name="Preformatted_20_Text">  &lt;item&gt;I, Eanbald, by the grace of God archbishop of the holy church of York, have</text:p>
            <text:p text:style-name="Preformatted_20_Text">     subscribed to the pious and catholic validity of this document with the sign of the Holy</text:p>
            <text:p text:style-name="Preformatted_20_Text">     Cross.&lt;/item&gt;</text:p>
            <text:p text:style-name="Preformatted_20_Text">  &lt;item&gt;I, Ælfwold, king of the people across the Humber, consenting have subscribed with</text:p>
            <text:p text:style-name="Preformatted_20_Text">     the sign of the Holy Cross.&lt;/item&gt;</text:p>
            <text:p text:style-name="Preformatted_20_Text">  &lt;item&gt;I, Tilberht, prelate of the church of Hexham, rejoicing have subscribed with the</text:p>
            <text:p text:style-name="Preformatted_20_Text">     sign of the Holy Cross.&lt;/item&gt;</text:p>
            <text:p text:style-name="Preformatted_20_Text">  &lt;item&gt;I, Higbald, bishop of the church of Lindisfarne, obeying have subscribed with the</text:p>
            <text:p text:style-name="Preformatted_20_Text">     sign of the Holy Cross.&lt;/item&gt;</text:p>
            <text:p text:style-name="Preformatted_20_Text">  &lt;item&gt;I, Ethelbert, bishop of Candida Casa, suppliant, have subscribed with thef sign of</text:p>
            <text:p text:style-name="Preformatted_20_Text">     the Holy Cross.&lt;/item&gt;</text:p>
            <text:p text:style-name="Preformatted_20_Text">  &lt;item&gt;I, Ealdwulf, bishop of the church of Mayo, have subscribed with devout will.&lt;/item&gt;</text:p>
            <text:p text:style-name="Preformatted_20_Text">  &lt;item&gt;I, Æthelwine, bishop, have subscribed through delegates.&lt;/item&gt;</text:p>
            <text:p text:style-name="Preformatted_20_Text">  &lt;item&gt;I, Sicga, patrician, have subscribed with serene mind with the sign of the Holy</text:p>
            <text:p text:style-name="Preformatted_20_Text">     Cross.&lt;/item&gt;</text:p>
            <text:p text:style-name="Preformatted_20_Text"> &lt;/list&gt;</text:p>
            <text:p text:style-name="Preformatted_20_Text">&lt;/p&gt;</text:p>
          </table:table-cell>
        </table:table-row>
        <table:table-row>
          <table:table-cell>
            <text:p><text:span text:style-name="Highlight">Note</text:span></text:p>
          </table:table-cell>
          <table:table-cell>
            <text:p>May contain an optional heading followed by a series of items, or a series of label and item pairs, the latter being optionally preceded by one or two specialized headings.</text:p>
          </table:table-cell>
        </table:table-row>
      </table:table>
      <text:h text:outline-level="2"><text:bookmark text:name="TEI.listBibl"/>&lt;listBibl&gt;</text:h>
      <table:table table:name="table107" table:style-name="Table1">
        <table:table-column table:style-name="Table1.col1"/>
        <table:table-column table:style-name="Table2.col2"/>
        <table:table-row>
          <table:table-cell table:number-columns-spanned="2">
            <text:p><text:span text:style-name="Highlight">&lt;listBibl&gt; </text:span>(<text:span>citation list</text:span>) <text:span>contains a list of bibliographic citations of any kind.</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att.typed (<text:span text:style-name="Emphasis">@type</text:span>) </text:p>
          </table:table-cell>
        </table:table-row>
        <table:table-row>
          <table:table-cell>
            <text:p><text:span text:style-name="Highlight">Member of</text:span></text:p>
          </table:table-cell>
          <table:table-cell>
            <text:p>model.biblLike</text:p>
          </table:table-cell>
        </table:table-row>
        <table:table-row>
          <table:table-cell>
            <text:p><text:span text:style-name="Highlight">Contained by</text:span></text:p>
          </table:table-cell>
          <table:table-cell>
            <text:p><text:span>core: </text:span><text:span>desc head item listBibl meeting note p ref title</text:span></text:p>
            <text:p><text:span>header: </text:span><text:span>change licence sourceDesc tagUsage taxonomy</text:span></text:p>
            <text:p><text:span>namesdates: </text:span><text:span>event location org person personGrp place population state trait</text:span></text:p>
            <text:p><text:span>spoken: </text:span><text:span>writing</text:span></text:p>
            <text:p><text:span>textstructure: </text:span><text:span>body div</text:span></text:p>
          </table:table-cell>
        </table:table-row>
        <table:table-row>
          <table:table-cell>
            <text:p><text:span text:style-name="Highlight">May contain</text:span></text:p>
          </table:table-cell>
          <table:table-cell>
            <text:p><text:span>core: </text:span><text:span>bibl biblStruct head listBibl</text:span></text:p>
            <text:p><text:span>header: </text:span><text:span>biblFull</text:span></text:p>
            <text:p><text:span>linking: </text:span><text:span>anchor</text:span></text:p>
            <text:p><text:span>namesdates: </text:span><text:span>listRelation relation</text:span></text:p>
          </table:table-cell>
        </table:table-row>
        <table:table-row>
          <table:table-cell>
            <text:p><text:span text:style-name="Highlight">Declaration</text:span></text:p>
          </table:table-cell>
          <table:table-cell>
            <text:p text:style-name="Preformatted_20_Text"/>
            <text:p text:style-name="Preformatted_20_Text">element listBibl</text:p>
            <text:p text:style-name="Preformatted_20_Text">{</text:p>
            <text:p text:style-name="Preformatted_20_Text">   att.global.attributes,</text:p>
            <text:p text:style-name="Preformatted_20_Text">   att.declarable.attributes,</text:p>
            <text:p text:style-name="Preformatted_20_Text">   att.typed.attributes,</text:p>
            <text:p text:style-name="Preformatted_20_Text">   (</text:p>
            <text:p text:style-name="Preformatted_20_Text">      model.headLike*,</text:p>
            <text:p text:style-name="Preformatted_20_Text">      ( model.biblLike | model.milestoneLike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Bibl&gt;</text:p>
            <text:p text:style-name="Preformatted_20_Text"> &lt;head&gt;Works consulted&lt;/head&gt;</text:p>
            <text:p text:style-name="Preformatted_20_Text"> &lt;bibl&gt;Blain, Clements and Grundy: Feminist Companion to</text:p>
            <text:p text:style-name="Preformatted_20_Text">   Literature in English (Yale, 1990)</text:p>
            <text:p text:style-name="Preformatted_20_Text"> &lt;/bibl&gt;</text:p>
            <text:p text:style-name="Preformatted_20_Text"> &lt;biblStruct&gt;</text:p>
            <text:p text:style-name="Preformatted_20_Text">  &lt;analytic&gt;</text:p>
            <text:p text:style-name="Preformatted_20_Text">   &lt;title&gt;The Interesting story of the Children in the Wood&lt;/title&gt;</text:p>
            <text:p text:style-name="Preformatted_20_Text">  &lt;/analytic&gt;</text:p>
            <text:p text:style-name="Preformatted_20_Text">  &lt;monogr&gt;</text:p>
            <text:p text:style-name="Preformatted_20_Text">   &lt;title&gt;The Penny Histories&lt;/title&gt;</text:p>
            <text:p text:style-name="Preformatted_20_Text">   &lt;author&gt;Victor E Neuberg&lt;/author&gt;</text:p>
            <text:p text:style-name="Preformatted_20_Text">   &lt;imprint&gt;</text:p>
            <text:p text:style-name="Preformatted_20_Text">    &lt;publisher&gt;OUP&lt;/publisher&gt;</text:p>
            <text:p text:style-name="Preformatted_20_Text">    &lt;date&gt;1968&lt;/date&gt;</text:p>
            <text:p text:style-name="Preformatted_20_Text">   &lt;/imprint&gt;</text:p>
            <text:p text:style-name="Preformatted_20_Text">  &lt;/monogr&gt;</text:p>
            <text:p text:style-name="Preformatted_20_Text"> &lt;/biblStruct&gt;</text:p>
            <text:p text:style-name="Preformatted_20_Text">&lt;/listBibl&gt;</text:p>
          </table:table-cell>
        </table:table-row>
      </table:table>
      <text:h text:outline-level="2"><text:bookmark text:name="TEI.listChange"/>&lt;listChange&gt;</text:h>
      <table:table table:name="table108" table:style-name="Table1">
        <table:table-column table:style-name="Table1.col1"/>
        <table:table-column table:style-name="Table2.col2"/>
        <table:table-row>
          <table:table-cell table:number-columns-spanned="2">
            <text:p><text:span text:style-name="Highlight">&lt;listChange&gt; </text:span><text:span>groups a number of change descriptions associated with either the creation of a source text or the revision of an encoded text.</text:span> [<text:a xlink:type="simple" xlink:href="http://www.tei-c.org/release/doc/tei-p5-doc/en/html/HD.html#HD6">2.5. The Revision Description</text:a> <text:a xlink:type="simple" xlink:href="http://www.tei-c.org/release/doc/tei-p5-doc/en/html/PH.html#PH-changes">11.7. Change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109" table:style-name="Table1">
              <table:table-column table:style-name="Table1.col1"/>
              <table:table-column table:style-name="Table2.col2"/>
              <table:table-row>
                <table:table-cell>
                  <text:p>ordered</text:p>
                </table:table-cell>
                <table:table-cell>
                  <text:p><text:span>indicates whether the ordering of its child &lt;change&gt; elements is to be considered significant or not</text:span></text:p>
                  <table:table table:name="table11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Default</text:span></text:p>
                      </table:table-cell>
                      <table:table-cell>
                        <text:p>true</text:p>
                      </table:table-cell>
                    </table:table-row>
                  </table:table>
                </table:table-cell>
              </table:table-row>
            </table:table>
          </table:table-cell>
        </table:table-row>
        <table:table-row>
          <table:table-cell>
            <text:p><text:span text:style-name="Highlight">Contained by</text:span></text:p>
          </table:table-cell>
          <table:table-cell>
            <text:p><text:span>header: </text:span><text:span>listChange revisionDesc</text:span></text:p>
          </table:table-cell>
        </table:table-row>
        <table:table-row>
          <table:table-cell>
            <text:p><text:span text:style-name="Highlight">May contain</text:span></text:p>
          </table:table-cell>
          <table:table-cell>
            <text:p><text:span>header: </text:span><text:span>change listChange</text:span></text:p>
          </table:table-cell>
        </table:table-row>
        <table:table-row>
          <table:table-cell>
            <text:p><text:span text:style-name="Highlight">Declaration</text:span></text:p>
          </table:table-cell>
          <table:table-cell>
            <text:p text:style-name="Preformatted_20_Text"/>
            <text:p text:style-name="Preformatted_20_Text">element listChange</text:p>
            <text:p text:style-name="Preformatted_20_Text">{</text:p>
            <text:p text:style-name="Preformatted_20_Text">   att.global.attributes,</text:p>
            <text:p text:style-name="Preformatted_20_Text">   attribute ordered { data.truthValue }?,</text:p>
            <text:p text:style-name="Preformatted_20_Text">   ( listChange | change )+</text:p>
            <text:p text:style-name="Preformatted_20_Text">}</text:p>
          </table:table-cell>
        </table:table-row>
        <table:table-row>
          <table:table-cell>
            <text:p><text:span text:style-name="Highlight">Example</text:span></text:p>
          </table:table-cell>
          <table:table-cell>
            <text:p text:style-name="Preformatted_20_Text">&lt;revisionDesc&gt;</text:p>
            <text:p text:style-name="Preformatted_20_Text"> &lt;listChange&gt;</text:p>
            <text:p text:style-name="Preformatted_20_Text">  &lt;change when="1991-11-11" who="#LB"&gt; deleted chapter 10 &lt;/change&gt;</text:p>
            <text:p text:style-name="Preformatted_20_Text">  &lt;change when="1991-11-02" who="#MSM"&gt; completed first draft &lt;/change&gt;</text:p>
            <text:p text:style-name="Preformatted_20_Text"> &lt;/listChange&gt;</text:p>
            <text:p text:style-name="Preformatted_20_Text">&lt;/revisionDesc&gt;</text:p>
          </table:table-cell>
        </table:table-row>
        <table:table-row>
          <table:table-cell>
            <text:p><text:span text:style-name="Highlight">Example</text:span></text:p>
          </table:table-cell>
          <table:table-cell>
            <text:p text:style-name="Preformatted_20_Text">&lt;profileDesc&gt;</text:p>
            <text:p text:style-name="Preformatted_20_Text"> &lt;creation&gt;</text:p>
            <text:p text:style-name="Preformatted_20_Text">  &lt;listChange ordered="true"&gt;</text:p>
            <text:p text:style-name="Preformatted_20_Text">   &lt;change xml:id="CHG-1"&gt;First stage, written in ink by a writer&lt;/change&gt;</text:p>
            <text:p text:style-name="Preformatted_20_Text">   &lt;change xml:id="CHG-2"&gt;Second stage, written in Goethe's hand using pencil&lt;/change&gt;</text:p>
            <text:p text:style-name="Preformatted_20_Text">   &lt;change xml:id="CHG-3"&gt;Fixation of the revised passages and further revisions by</text:p>
            <text:p text:style-name="Preformatted_20_Text">       Goethe using ink&lt;/change&gt;</text:p>
            <text:p text:style-name="Preformatted_20_Text">   &lt;change xml:id="CHG-4"&gt;Addition of another stanza in a different hand,</text:p>
            <text:p text:style-name="Preformatted_20_Text">       probably at a later stage&lt;/change&gt;</text:p>
            <text:p text:style-name="Preformatted_20_Text">  &lt;/listChange&gt;</text:p>
            <text:p text:style-name="Preformatted_20_Text"> &lt;/creation&gt;</text:p>
            <text:p text:style-name="Preformatted_20_Text">&lt;/profileDesc&gt;</text:p>
          </table:table-cell>
        </table:table-row>
        <table:table-row>
          <table:table-cell>
            <text:p><text:span text:style-name="Highlight">Note</text:span></text:p>
          </table:table-cell>
          <table:table-cell>
            <text:p>When this element appears within the &lt;creation&gt; element it documents the set of revision campaigns or stages identified during the evolution of the original text. When it appears within the &lt;revisionDesc&gt; element, it documents only changes made during the evolution of the encoded representation of that text.</text:p>
          </table:table-cell>
        </table:table-row>
      </table:table>
      <text:h text:outline-level="2"><text:bookmark text:name="TEI.listEvent"/>&lt;listEvent&gt;</text:h>
      <table:table table:name="table111" table:style-name="Table1">
        <table:table-column table:style-name="Table1.col1"/>
        <table:table-column table:style-name="Table2.col2"/>
        <table:table-row>
          <table:table-cell table:number-columns-spanned="2">
            <text:p><text:span text:style-name="Highlight">&lt;listEvent&gt; </text:span>(<text:span>list of events</text:span>) <text:span>contains a list of descriptions, each of which provides information about an identifiable event.</text:span> [<text:a xlink:type="simple" xlink:href="http://www.tei-c.org/release/doc/tei-p5-doc/en/html/ND.html#NDPERSbp">13.3.1. Basic Principl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att.declarable (<text:span text:style-name="Emphasis">@default</text:span>) </text:p>
          </table:table-cell>
        </table:table-row>
        <table:table-row>
          <table:table-cell>
            <text:p><text:span text:style-name="Highlight">Member of</text:span></text:p>
          </table:table-cell>
          <table:table-cell>
            <text:p>model.listLike model.persEventLike</text:p>
          </table:table-cell>
        </table:table-row>
        <table:table-row>
          <table:table-cell>
            <text:p><text:span text:style-name="Highlight">Contained by</text:span></text:p>
          </table:table-cell>
          <table:table-cell>
            <text:p><text:span>core: </text:span><text:span>desc head item meeting note p ref title</text:span></text:p>
            <text:p><text:span>header: </text:span><text:span>change licence sourceDesc tagUsage</text:span></text:p>
            <text:p><text:span>namesdates: </text:span><text:span>listEvent person personGrp</text:span></text:p>
            <text:p><text:span>spoken: </text:span><text:span>writing</text:span></text:p>
            <text:p><text:span>textstructure: </text:span><text:span>back body div</text:span></text:p>
          </table:table-cell>
        </table:table-row>
        <table:table-row>
          <table:table-cell>
            <text:p><text:span text:style-name="Highlight">May contain</text:span></text:p>
          </table:table-cell>
          <table:table-cell>
            <text:p><text:span>core: </text:span><text:span>head</text:span></text:p>
            <text:p><text:span>namesdates: </text:span><text:span>event listEvent listRelation relation</text:span></text:p>
          </table:table-cell>
        </table:table-row>
        <table:table-row>
          <table:table-cell>
            <text:p><text:span text:style-name="Highlight">Declaration</text:span></text:p>
          </table:table-cell>
          <table:table-cell>
            <text:p text:style-name="Preformatted_20_Text"/>
            <text:p text:style-name="Preformatted_20_Text">element listEvent</text:p>
            <text:p text:style-name="Preformatted_20_Text">{</text:p>
            <text:p text:style-name="Preformatted_20_Text">   att.global.attributes,</text:p>
            <text:p text:style-name="Preformatted_20_Text">   att.typed.attributes,</text:p>
            <text:p text:style-name="Preformatted_20_Text">   att.declarable.attributes,</text:p>
            <text:p text:style-name="Preformatted_20_Text">   ( model.headLike*, ( event | listEvent )+, ( relation | listRelation )* )</text:p>
            <text:p text:style-name="Preformatted_20_Text">}</text:p>
          </table:table-cell>
        </table:table-row>
        <table:table-row>
          <table:table-cell>
            <text:p><text:span text:style-name="Highlight">Example</text:span></text:p>
          </table:table-cell>
          <table:table-cell>
            <text:p text:style-name="Preformatted_20_Text">&lt;listEvent&gt;</text:p>
            <text:p text:style-name="Preformatted_20_Text"> &lt;head&gt;Battles of the American Civil War: Kentucky&lt;/head&gt;</text:p>
            <text:p text:style-name="Preformatted_20_Text"> &lt;event xml:id="event01" when="1861-09-19"&gt;</text:p>
            <text:p text:style-name="Preformatted_20_Text">  &lt;label&gt;Barbourville&lt;/label&gt;</text:p>
            <text:p text:style-name="Preformatted_20_Text">  &lt;desc&gt;The Battle of Barbourville was one of the early engagements of</text:p>
            <text:p text:style-name="Preformatted_20_Text">     the American Civil War. It occurred September 19, 1861, in Knox</text:p>
            <text:p text:style-name="Preformatted_20_Text">     County, Kentucky during the campaign known as the Kentucky Confederate</text:p>
            <text:p text:style-name="Preformatted_20_Text">     Offensive. The battle is considered the first Confederate victory in</text:p>
            <text:p text:style-name="Preformatted_20_Text">     the commonwealth, and threw a scare into Federal commanders, who</text:p>
            <text:p text:style-name="Preformatted_20_Text">     rushed troops to central Kentucky in an effort to repel the invasion,</text:p>
            <text:p text:style-name="Preformatted_20_Text">     which was finally thwarted at the &lt;ref target="#event02"&gt;Battle of</text:p>
            <text:p text:style-name="Preformatted_20_Text">       Camp Wildcat&lt;/ref&gt; in October.&lt;/desc&gt;</text:p>
            <text:p text:style-name="Preformatted_20_Text"> &lt;/event&gt;</text:p>
            <text:p text:style-name="Preformatted_20_Text"> &lt;event xml:id="event02" when="1861-10-21"&gt;</text:p>
            <text:p text:style-name="Preformatted_20_Text">  &lt;label&gt;Camp Wild Cat&lt;/label&gt;</text:p>
            <text:p text:style-name="Preformatted_20_Text">  &lt;desc&gt;The Battle of Camp Wildcat (also known as Wildcat Mountain and Camp</text:p>
            <text:p text:style-name="Preformatted_20_Text">     Wild Cat) was one of the early engagements of the American Civil</text:p>
            <text:p text:style-name="Preformatted_20_Text">     War. It occurred October 21, 1861, in northern Laurel County, Kentucky</text:p>
            <text:p text:style-name="Preformatted_20_Text">     during the campaign known as the Kentucky Confederate Offensive. The</text:p>
            <text:p text:style-name="Preformatted_20_Text">     battle is considered one of the very first Union victories, and marked</text:p>
            <text:p text:style-name="Preformatted_20_Text">     the first engagement of troops in the commonwealth of Kentucky.&lt;/desc&gt;</text:p>
            <text:p text:style-name="Preformatted_20_Text"> &lt;/event&gt;</text:p>
            <text:p text:style-name="Preformatted_20_Text"> &lt;event xml:id="event03" from="1864-06-11"</text:p>
            <text:p text:style-name="Preformatted_20_Text">  to="1864-06-12"&gt;</text:p>
            <text:p text:style-name="Preformatted_20_Text">  &lt;label&gt;Cynthiana&lt;/label&gt;</text:p>
            <text:p text:style-name="Preformatted_20_Text">  &lt;desc&gt;The Battle of Cynthiana (or Kellar’s Bridge) was an engagement</text:p>
            <text:p text:style-name="Preformatted_20_Text">     during the American Civil War that was fought on June 11 and 12, 1864,</text:p>
            <text:p text:style-name="Preformatted_20_Text">     in Harrison County, Kentucky, near the town of Cynthiana. A part of</text:p>
            <text:p text:style-name="Preformatted_20_Text">     Confederate Brigadier General John Hunt Morgan's 1864 Raid into</text:p>
            <text:p text:style-name="Preformatted_20_Text">     Kentucky, the battle resulted in a victory by Union forces over the</text:p>
            <text:p text:style-name="Preformatted_20_Text">     raiders and saved the town from capture.&lt;/desc&gt;</text:p>
            <text:p text:style-name="Preformatted_20_Text"> &lt;/event&gt;</text:p>
            <text:p text:style-name="Preformatted_20_Text">&lt;/listEvent&gt;</text:p>
          </table:table-cell>
        </table:table-row>
      </table:table>
      <text:h text:outline-level="2"><text:bookmark text:name="TEI.listOrg"/>&lt;listOrg&gt;</text:h>
      <table:table table:name="table112" table:style-name="Table1">
        <table:table-column table:style-name="Table1.col1"/>
        <table:table-column table:style-name="Table2.col2"/>
        <table:table-row>
          <table:table-cell table:number-columns-spanned="2">
            <text:p><text:span text:style-name="Highlight">&lt;listOrg&gt; </text:span>(<text:span>list of organizations</text:span>) <text:span>contains a list of elements, each of which provides information about an identifiable organization.</text:span> [<text:a xlink:type="simple" xlink:href="http://www.tei-c.org/release/doc/tei-p5-doc/en/html/ND.html#NDORG">13.2.2. Organizati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att.declarable (<text:span text:style-name="Emphasis">@default</text:span>) </text:p>
          </table:table-cell>
        </table:table-row>
        <table:table-row>
          <table:table-cell>
            <text:p><text:span text:style-name="Highlight">Member of</text:span></text:p>
          </table:table-cell>
          <table:table-cell>
            <text:p>model.listLike model.orgPart </text:p>
          </table:table-cell>
        </table:table-row>
        <table:table-row>
          <table:table-cell>
            <text:p><text:span text:style-name="Highlight">Contained by</text:span></text:p>
          </table:table-cell>
          <table:table-cell>
            <text:p><text:span>core: </text:span><text:span>desc head item meeting note p ref title</text:span></text:p>
            <text:p><text:span>corpus: </text:span><text:span>particDesc</text:span></text:p>
            <text:p><text:span>header: </text:span><text:span>change licence sourceDesc tagUsage</text:span></text:p>
            <text:p><text:span>namesdates: </text:span><text:span>listOrg org</text:span></text:p>
            <text:p><text:span>spoken: </text:span><text:span>writing</text:span></text:p>
            <text:p><text:span>textstructure: </text:span><text:span>back body div</text:span></text:p>
          </table:table-cell>
        </table:table-row>
        <table:table-row>
          <table:table-cell>
            <text:p><text:span text:style-name="Highlight">May contain</text:span></text:p>
          </table:table-cell>
          <table:table-cell>
            <text:p><text:span>core: </text:span><text:span>head</text:span></text:p>
            <text:p><text:span>namesdates: </text:span><text:span>listOrg listRelation org relation</text:span></text:p>
          </table:table-cell>
        </table:table-row>
        <table:table-row>
          <table:table-cell>
            <text:p><text:span text:style-name="Highlight">Declaration</text:span></text:p>
          </table:table-cell>
          <table:table-cell>
            <text:p text:style-name="Preformatted_20_Text"/>
            <text:p text:style-name="Preformatted_20_Text">element listOrg</text:p>
            <text:p text:style-name="Preformatted_20_Text">{</text:p>
            <text:p text:style-name="Preformatted_20_Text">   att.global.attributes,</text:p>
            <text:p text:style-name="Preformatted_20_Text">   att.typed.attributes,</text:p>
            <text:p text:style-name="Preformatted_20_Text">   att.declarable.attributes,</text:p>
            <text:p text:style-name="Preformatted_20_Text">   ( model.headLike*, ( org | listOrg )+, ( relation | listRelation )* )</text:p>
            <text:p text:style-name="Preformatted_20_Text">}</text:p>
          </table:table-cell>
        </table:table-row>
        <table:table-row>
          <table:table-cell>
            <text:p><text:span text:style-name="Highlight">Example</text:span></text:p>
          </table:table-cell>
          <table:table-cell>
            <text:p text:style-name="Preformatted_20_Text">&lt;listOrg&gt;</text:p>
            <text:p text:style-name="Preformatted_20_Text"> &lt;head&gt;Libyans&lt;/head&gt;</text:p>
            <text:p text:style-name="Preformatted_20_Text"> &lt;org&gt;</text:p>
            <text:p text:style-name="Preformatted_20_Text">  &lt;orgName&gt;Adyrmachidae&lt;/orgName&gt;</text:p>
            <text:p text:style-name="Preformatted_20_Text">  &lt;desc&gt;These people have, in most points, the same customs as the Egyptians, but</text:p>
            <text:p text:style-name="Preformatted_20_Text">     use the costume of the Libyans. Their women wear on each leg a ring made of</text:p>
            <text:p text:style-name="Preformatted_20_Text">     bronze [...]&lt;/desc&gt;</text:p>
            <text:p text:style-name="Preformatted_20_Text"> &lt;/org&gt;</text:p>
            <text:p text:style-name="Preformatted_20_Text"> &lt;org&gt;</text:p>
            <text:p text:style-name="Preformatted_20_Text">  &lt;orgName&gt;Nasamonians&lt;/orgName&gt;</text:p>
            <text:p text:style-name="Preformatted_20_Text">  &lt;desc&gt;In summer they leave their flocks and herds upon the sea-shore, and go up</text:p>
            <text:p text:style-name="Preformatted_20_Text">     the country to a place called Augila, where they gather the dates from the</text:p>
            <text:p text:style-name="Preformatted_20_Text">     palms [...]&lt;/desc&gt;</text:p>
            <text:p text:style-name="Preformatted_20_Text"> &lt;/org&gt;</text:p>
            <text:p text:style-name="Preformatted_20_Text"> &lt;org&gt;</text:p>
            <text:p text:style-name="Preformatted_20_Text">  &lt;orgName&gt;Garamantians&lt;/orgName&gt;</text:p>
            <text:p text:style-name="Preformatted_20_Text">  &lt;desc&gt;[...] avoid all society or intercourse with their fellow-men, have no</text:p>
            <text:p text:style-name="Preformatted_20_Text">     weapon of war, and do not know how to defend themselves. [...]&lt;/desc&gt;</text:p>
            <text:p text:style-name="Preformatted_20_Text">&lt;!-- ... --&gt;</text:p>
            <text:p text:style-name="Preformatted_20_Text"> &lt;/org&gt;</text:p>
            <text:p text:style-name="Preformatted_20_Text">&lt;/listOrg&gt;</text:p>
          </table:table-cell>
        </table:table-row>
        <table:table-row>
          <table:table-cell>
            <text:p><text:span text:style-name="Highlight">Note</text:span></text:p>
          </table:table-cell>
          <table:table-cell>
            <text:p>The type attribute may be used to distinguish lists of organizations of a particular type if convenient.</text:p>
          </table:table-cell>
        </table:table-row>
      </table:table>
      <text:h text:outline-level="2"><text:bookmark text:name="TEI.listPerson"/>&lt;listPerson&gt;</text:h>
      <table:table table:name="table113" table:style-name="Table1">
        <table:table-column table:style-name="Table1.col1"/>
        <table:table-column table:style-name="Table2.col2"/>
        <table:table-row>
          <table:table-cell table:number-columns-spanned="2">
            <text:p><text:span text:style-name="Highlight">&lt;listPerson&gt; </text:span>(<text:span>list of persons</text:span>) <text:span>contains a list of descriptions, each of which provides information about an identifiable person or a group of people, for example the participants in a language interaction, or the people referred to in a historical source.</text:span> [<text:a xlink:type="simple" xlink:href="http://www.tei-c.org/release/doc/tei-p5-doc/en/html/ND.html#NDPERSE">13.3.2. The Person Element</text:a> <text:a xlink:type="simple" xlink:href="http://www.tei-c.org/release/doc/tei-p5-doc/en/html/CC.html#CCAH">15.2. Contextual Information</text:a> <text:a xlink:type="simple" xlink:href="http://www.tei-c.org/release/doc/tei-p5-doc/en/html/HD.html#HD4">2.4. The Profil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att.declarable (<text:span text:style-name="Emphasis">@default</text:span>) </text:p>
          </table:table-cell>
        </table:table-row>
        <table:table-row>
          <table:table-cell>
            <text:p><text:span text:style-name="Highlight">Member of</text:span></text:p>
          </table:table-cell>
          <table:table-cell>
            <text:p>model.listLike model.orgPart </text:p>
          </table:table-cell>
        </table:table-row>
        <table:table-row>
          <table:table-cell>
            <text:p><text:span text:style-name="Highlight">Contained by</text:span></text:p>
          </table:table-cell>
          <table:table-cell>
            <text:p><text:span>core: </text:span><text:span>desc head item meeting note p ref title</text:span></text:p>
            <text:p><text:span>corpus: </text:span><text:span>particDesc</text:span></text:p>
            <text:p><text:span>header: </text:span><text:span>change licence sourceDesc tagUsage</text:span></text:p>
            <text:p><text:span>namesdates: </text:span><text:span>listPerson org</text:span></text:p>
            <text:p><text:span>spoken: </text:span><text:span>writing</text:span></text:p>
            <text:p><text:span>textstructure: </text:span><text:span>back body div</text:span></text:p>
          </table:table-cell>
        </table:table-row>
        <table:table-row>
          <table:table-cell>
            <text:p><text:span text:style-name="Highlight">May contain</text:span></text:p>
          </table:table-cell>
          <table:table-cell>
            <text:p><text:span>core: </text:span><text:span>head</text:span></text:p>
            <text:p><text:span>namesdates: </text:span><text:span>listPerson listRelation org person personGrp relation</text:span></text:p>
          </table:table-cell>
        </table:table-row>
        <table:table-row>
          <table:table-cell>
            <text:p><text:span text:style-name="Highlight">Declaration</text:span></text:p>
          </table:table-cell>
          <table:table-cell>
            <text:p text:style-name="Preformatted_20_Text"/>
            <text:p text:style-name="Preformatted_20_Text">element listPerson</text:p>
            <text:p text:style-name="Preformatted_20_Text">{</text:p>
            <text:p text:style-name="Preformatted_20_Text">   att.global.attributes,</text:p>
            <text:p text:style-name="Preformatted_20_Text">   att.typed.attributes,</text:p>
            <text:p text:style-name="Preformatted_20_Text">   att.declarable.attributes,</text:p>
            <text:p text:style-name="Preformatted_20_Text">   (</text:p>
            <text:p text:style-name="Preformatted_20_Text">      model.headLike*,</text:p>
            <text:p text:style-name="Preformatted_20_Text">      ( model.personLike | listPerson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Person type="respondents"&gt;</text:p>
            <text:p text:style-name="Preformatted_20_Text"> &lt;personGrp xml:id="PXXX"/&gt;</text:p>
            <text:p text:style-name="Preformatted_20_Text"> &lt;person xml:id="P1234" sex="2" age="mid"/&gt;</text:p>
            <text:p text:style-name="Preformatted_20_Text"> &lt;person xml:id="P4332" sex="1" age="mid"/&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lt;/listPerson&gt;</text:p>
          </table:table-cell>
        </table:table-row>
        <table:table-row>
          <table:table-cell>
            <text:p><text:span text:style-name="Highlight">Note</text:span></text:p>
          </table:table-cell>
          <table:table-cell>
            <text:p>The type attribute may be used to distinguish lists of people of a particular type if convenient.</text:p>
          </table:table-cell>
        </table:table-row>
      </table:table>
      <text:h text:outline-level="2"><text:bookmark text:name="TEI.listPlace"/>&lt;listPlace&gt;</text:h>
      <table:table table:name="table114" table:style-name="Table1">
        <table:table-column table:style-name="Table1.col1"/>
        <table:table-column table:style-name="Table2.col2"/>
        <table:table-row>
          <table:table-cell table:number-columns-spanned="2">
            <text:p><text:span text:style-name="Highlight">&lt;listPlace&gt; </text:span>(<text:span>list of places</text:span>) <text:span>contains a list of places, optionally followed by a list of relationships (other than containment) defined amongst them.</text:span> [<text:a xlink:type="simple" xlink:href="http://www.tei-c.org/release/doc/tei-p5-doc/en/html/HD.html#HD3">2.2.7. The Source Description</text:a>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att.declarable (<text:span text:style-name="Emphasis">@default</text:span>) </text:p>
          </table:table-cell>
        </table:table-row>
        <table:table-row>
          <table:table-cell>
            <text:p><text:span text:style-name="Highlight">Member of</text:span></text:p>
          </table:table-cell>
          <table:table-cell>
            <text:p>model.listLike model.orgPart </text:p>
          </table:table-cell>
        </table:table-row>
        <table:table-row>
          <table:table-cell>
            <text:p><text:span text:style-name="Highlight">Contained by</text:span></text:p>
          </table:table-cell>
          <table:table-cell>
            <text:p><text:span>core: </text:span><text:span>desc head item meeting note p ref title</text:span></text:p>
            <text:p><text:span>corpus: </text:span><text:span>settingDesc</text:span></text:p>
            <text:p><text:span>header: </text:span><text:span>change licence sourceDesc tagUsage</text:span></text:p>
            <text:p><text:span>namesdates: </text:span><text:span>listPlace org place</text:span></text:p>
            <text:p><text:span>spoken: </text:span><text:span>writing</text:span></text:p>
            <text:p><text:span>textstructure: </text:span><text:span>back body div</text:span></text:p>
          </table:table-cell>
        </table:table-row>
        <table:table-row>
          <table:table-cell>
            <text:p><text:span text:style-name="Highlight">May contain</text:span></text:p>
          </table:table-cell>
          <table:table-cell>
            <text:p><text:span>core: </text:span><text:span>head</text:span></text:p>
            <text:p><text:span>namesdates: </text:span><text:span>listPlace listRelation place relation</text:span></text:p>
          </table:table-cell>
        </table:table-row>
        <table:table-row>
          <table:table-cell>
            <text:p><text:span text:style-name="Highlight">Declaration</text:span></text:p>
          </table:table-cell>
          <table:table-cell>
            <text:p text:style-name="Preformatted_20_Text"/>
            <text:p text:style-name="Preformatted_20_Text">element listPlace</text:p>
            <text:p text:style-name="Preformatted_20_Text">{</text:p>
            <text:p text:style-name="Preformatted_20_Text">   att.global.attributes,</text:p>
            <text:p text:style-name="Preformatted_20_Text">   att.typed.attributes,</text:p>
            <text:p text:style-name="Preformatted_20_Text">   att.declarable.attributes,</text:p>
            <text:p text:style-name="Preformatted_20_Text">   (</text:p>
            <text:p text:style-name="Preformatted_20_Text">      model.headLike*,</text:p>
            <text:p text:style-name="Preformatted_20_Text">      ( model.placeLike | listPlace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Place type="offshoreIslands"&gt;</text:p>
            <text:p text:style-name="Preformatted_20_Text"> &lt;place&gt;</text:p>
            <text:p text:style-name="Preformatted_20_Text">  &lt;placeName&gt;La roche qui pleure&lt;/placeName&gt;</text:p>
            <text:p text:style-name="Preformatted_20_Text"> &lt;/place&gt;</text:p>
            <text:p text:style-name="Preformatted_20_Text"> &lt;place&gt;</text:p>
            <text:p text:style-name="Preformatted_20_Text">  &lt;placeName&gt;Ile aux cerfs&lt;/placeName&gt;</text:p>
            <text:p text:style-name="Preformatted_20_Text"> &lt;/place&gt;</text:p>
            <text:p text:style-name="Preformatted_20_Text">&lt;/listPlace&gt;</text:p>
          </table:table-cell>
        </table:table-row>
      </table:table>
      <text:h text:outline-level="2"><text:bookmark text:name="TEI.listRelation"/>&lt;listRelation&gt;</text:h>
      <table:table table:name="table115" table:style-name="Table1">
        <table:table-column table:style-name="Table1.col1"/>
        <table:table-column table:style-name="Table2.col2"/>
        <table:table-row>
          <table:table-cell table:number-columns-spanned="2">
            <text:p><text:span text:style-name="Highlight">&lt;listRelation&gt; </text:span><text:span>provides information about relationships identified amongst people, places, and organizations, either informally as prose or as formally expressed relation links.</text:span> [<text:a xlink:type="simple" xlink:href="http://www.tei-c.org/release/doc/tei-p5-doc/en/html/ND.html#NDPERSREL">13.3.2.3. Personal Relationship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cell>
        </table:table-row>
        <table:table-row>
          <table:table-cell>
            <text:p><text:span text:style-name="Highlight">Member of</text:span></text:p>
          </table:table-cell>
          <table:table-cell>
            <text:p>model.biblPart</text:p>
          </table:table-cell>
        </table:table-row>
        <table:table-row>
          <table:table-cell>
            <text:p><text:span text:style-name="Highlight">Contained by</text:span></text:p>
          </table:table-cell>
          <table:table-cell>
            <text:p><text:span>core: </text:span><text:span>bibl listBibl</text:span></text:p>
            <text:p><text:span>namesdates: </text:span><text:span>listEvent listOrg listPerson listPlace listRelation</text:span></text:p>
          </table:table-cell>
        </table:table-row>
        <table:table-row>
          <table:table-cell>
            <text:p><text:span text:style-name="Highlight">May contain</text:span></text:p>
          </table:table-cell>
          <table:table-cell>
            <text:p><text:span>core: </text:span><text:span>head p</text:span></text:p>
            <text:p><text:span>namesdates: </text:span><text:span>listRelation relation</text:span></text:p>
          </table:table-cell>
        </table:table-row>
        <table:table-row>
          <table:table-cell>
            <text:p><text:span text:style-name="Highlight">Declaration</text:span></text:p>
          </table:table-cell>
          <table:table-cell>
            <text:p text:style-name="Preformatted_20_Text"/>
            <text:p text:style-name="Preformatted_20_Text">element listRelation</text:p>
            <text:p text:style-name="Preformatted_20_Text">{</text:p>
            <text:p text:style-name="Preformatted_20_Text">   att.global.attributes,</text:p>
            <text:p text:style-name="Preformatted_20_Text">   att.typed.attributes,</text:p>
            <text:p text:style-name="Preformatted_20_Text">   ( model.headLike*, ( model.pLike | ( relation | listRelation )+ ) )</text:p>
            <text:p text:style-name="Preformatted_20_Text">}</text:p>
          </table:table-cell>
        </table:table-row>
        <table:table-row>
          <table:table-cell>
            <text:p><text:span text:style-name="Highlight">Example</text:span></text:p>
          </table:table-cell>
          <table:table-cell>
            <text:p text:style-name="Preformatted_20_Text">&lt;listPerson&gt;</text:p>
            <text:p text:style-name="Preformatted_20_Text"> &lt;person xml:id="pp1"&gt;</text:p>
            <text:p text:style-name="Preformatted_20_Text">&lt;!-- data about person pp1 --&gt;</text:p>
            <text:p text:style-name="Preformatted_20_Text"> &lt;/person&gt;</text:p>
            <text:p text:style-name="Preformatted_20_Text"> &lt;person xml:id="pp2"&gt;</text:p>
            <text:p text:style-name="Preformatted_20_Text">&lt;!-- data about person pp1 --&gt;</text:p>
            <text:p text:style-name="Preformatted_20_Text"> &lt;/person&gt;</text:p>
            <text:p text:style-name="Preformatted_20_Text">&lt;!-- more person (pp3, pp4) elements here --&gt;</text:p>
            <text:p text:style-name="Preformatted_20_Text">&lt;/listPerson&gt;</text:p>
            <text:p text:style-name="Preformatted_20_Text">&lt;listRelation type="personal"&gt;</text:p>
            <text:p text:style-name="Preformatted_20_Text"> &lt;relation name="parent" active="#pp1 #pp2"</text:p>
            <text:p text:style-name="Preformatted_20_Text">  passive="#pp3 #pp4"/&gt;</text:p>
            <text:p text:style-name="Preformatted_20_Text"> &lt;relation name="spouse" mutual="#pp1 #pp2"/&gt;</text:p>
            <text:p text:style-name="Preformatted_20_Text">&lt;/listRelation&gt;</text:p>
            <text:p text:style-name="Preformatted_20_Text">&lt;listRelation type="social"&gt;</text:p>
            <text:p text:style-name="Preformatted_20_Text"> &lt;relation name="employer" active="#pp1"</text:p>
            <text:p text:style-name="Preformatted_20_Text">  passive="#pp3 #pp5 #pp6 #pp7"/&gt;</text:p>
            <text:p text:style-name="Preformatted_20_Text">&lt;/listRelation&gt;</text:p>
            <text:p>The persons with identifiers pp1 and p2 are the parents of pp3 and pp4; they are also married to each other; pp1 is the employer of pp3, pp5, pp6, and pp7.</text:p>
          </table:table-cell>
        </table:table-row>
        <table:table-row>
          <table:table-cell>
            <text:p><text:span text:style-name="Highlight">Example</text:span></text:p>
          </table:table-cell>
          <table:table-cell>
            <text:p text:style-name="Preformatted_20_Text">&lt;listRelation&gt;</text:p>
            <text:p text:style-name="Preformatted_20_Text"> &lt;p&gt;All speakers are members of the Ceruli family, born in Naples.&lt;/p&gt;</text:p>
            <text:p text:style-name="Preformatted_20_Text">&lt;/listRelation&gt;</text:p>
          </table:table-cell>
        </table:table-row>
        <table:table-row>
          <table:table-cell>
            <text:p><text:span text:style-name="Highlight">Note</text:span></text:p>
          </table:table-cell>
          <table:table-cell>
            <text:p>May contain a prose description organized as paragraphs, or a sequence of &lt;relation&gt; elements.</text:p>
          </table:table-cell>
        </table:table-row>
      </table:table>
      <text:h text:outline-level="2"><text:bookmark text:name="TEI.locale"/>&lt;locale&gt;</text:h>
      <table:table table:name="table116" table:style-name="Table1">
        <table:table-column table:style-name="Table1.col1"/>
        <table:table-column table:style-name="Table2.col2"/>
        <table:table-row>
          <table:table-cell table:number-columns-spanned="2">
            <text:p><text:span text:style-name="Highlight">&lt;locale&gt; </text:span><text:span>contains a brief informal description of the kind of place concerned, for example: a room, a restaurant, a park bench, etc.</text:span> [<text:a xlink:type="simple" xlink:href="http://www.tei-c.org/release/doc/tei-p5-doc/en/html/CC.html#CCAHSE">15.2.3. The Setting Descrip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settingPart</text:p>
          </table:table-cell>
        </table:table-row>
        <table:table-row>
          <table:table-cell>
            <text:p><text:span text:style-name="Highlight">Contained by</text:span></text:p>
          </table:table-cell>
          <table:table-cell>
            <text:p><text:span>corpus: </text:span><text:span>set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locale { att.global.attributes, macro.phraseSeq.limited }</text:p>
          </table:table-cell>
        </table:table-row>
        <table:table-row>
          <table:table-cell>
            <text:p><text:span text:style-name="Highlight">Example</text:span></text:p>
          </table:table-cell>
          <table:table-cell>
            <text:p text:style-name="Preformatted_20_Text">&lt;locale&gt;a fashionable restaurant&lt;/locale&gt;</text:p>
          </table:table-cell>
        </table:table-row>
      </table:table>
      <text:h text:outline-level="2"><text:bookmark text:name="TEI.location"/>&lt;location&gt;</text:h>
      <table:table table:name="table117" table:style-name="Table1">
        <table:table-column table:style-name="Table1.col1"/>
        <table:table-column table:style-name="Table2.col2"/>
        <table:table-row>
          <table:table-cell table:number-columns-spanned="2">
            <text:p><text:span text:style-name="Highlight">&lt;location&gt; </text:span><text:span>defines the location of a place as a set of geographical coordinates, in terms of other named geo-political entities, or as an address.</text:span>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laceStateLike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bibl biblStruct desc email label listBibl note</text:span></text:p>
            <text:p><text:span>header: </text:span><text:span>biblFull</text:span></text:p>
            <text:p><text:span>namesdates: </text:span><text:span>affiliation bloc country district geo placeName region settlement</text:span></text:p>
          </table:table-cell>
        </table:table-row>
        <table:table-row>
          <table:table-cell>
            <text:p><text:span text:style-name="Highlight">Declaration</text:span></text:p>
          </table:table-cell>
          <table:table-cell>
            <text:p text:style-name="Preformatted_20_Text"/>
            <text:p text:style-name="Preformatted_20_Text">element location</text:p>
            <text:p text:style-name="Preformatted_20_Text">{</text:p>
            <text:p text:style-name="Preformatted_20_Text">   att.global.attributes,</text:p>
            <text:p text:style-name="Preformatted_20_Text">   att.typed.attributes,</text:p>
            <text:p text:style-name="Preformatted_20_Text">   att.datable.attributes,</text:p>
            <text:p text:style-name="Preformatted_20_Text">   (</text:p>
            <text:p text:style-name="Preformatted_20_Text">      model.labelLike</text:p>
            <text:p text:style-name="Preformatted_20_Text">    | model.placeNamePart</text:p>
            <text:p text:style-name="Preformatted_20_Text">    | model.offsetLike</text:p>
            <text:p text:style-name="Preformatted_20_Text">    | model.measureLike</text:p>
            <text:p text:style-name="Preformatted_20_Text">    | model.addressLike</text:p>
            <text:p text:style-name="Preformatted_20_Text">    | model.noteLike</text:p>
            <text:p text:style-name="Preformatted_20_Text">    | model.bibl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lace&gt;</text:p>
            <text:p text:style-name="Preformatted_20_Text"> &lt;placeName&gt;Abbey Dore&lt;/placeName&gt;</text:p>
            <text:p text:style-name="Preformatted_20_Text"> &lt;location&gt;</text:p>
            <text:p text:style-name="Preformatted_20_Text">  &lt;geo&gt;51.969604 -2.893146&lt;/geo&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type="building"&gt;</text:p>
            <text:p text:style-name="Preformatted_20_Text"> &lt;placeName&gt;Brasserie Georges&lt;/placeName&gt;</text:p>
            <text:p text:style-name="Preformatted_20_Text"> &lt;location&gt;</text:p>
            <text:p text:style-name="Preformatted_20_Text">  &lt;country key="FR"/&gt;</text:p>
            <text:p text:style-name="Preformatted_20_Text">  &lt;settlement type="city"&gt;Lyon&lt;/settlement&gt;</text:p>
            <text:p text:style-name="Preformatted_20_Text">  &lt;district type="arrondissement"&gt;Perrache&lt;/district&gt;</text:p>
            <text:p text:style-name="Preformatted_20_Text">  &lt;placeName type="street"&gt;Rue de la Charité&lt;/placeName&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type="imaginary"&gt;</text:p>
            <text:p text:style-name="Preformatted_20_Text"> &lt;placeName&gt;Atlantis&lt;/placeName&gt;</text:p>
            <text:p text:style-name="Preformatted_20_Text"> &lt;location&gt;</text:p>
            <text:p text:style-name="Preformatted_20_Text">  &lt;offset&gt;beyond&lt;/offset&gt;</text:p>
            <text:p text:style-name="Preformatted_20_Text">  &lt;placeName&gt;The Pillars of &lt;persName&gt;Hercules&lt;/persName&gt;</text:p>
            <text:p text:style-name="Preformatted_20_Text">  &lt;/placeName&gt;</text:p>
            <text:p text:style-name="Preformatted_20_Text"> &lt;/location&gt;</text:p>
            <text:p text:style-name="Preformatted_20_Text">&lt;/place&gt;</text:p>
          </table:table-cell>
        </table:table-row>
      </table:table>
      <text:h text:outline-level="2"><text:bookmark text:name="TEI.meeting"/>&lt;meeting&gt;</text:h>
      <table:table table:name="table118" table:style-name="Table1">
        <table:table-column table:style-name="Table1.col1"/>
        <table:table-column table:style-name="Table2.col2"/>
        <table:table-row>
          <table:table-cell table:number-columns-spanned="2">
            <text:p><text:span text:style-name="Highlight">&lt;meeting&gt; </text:span><text:span>contains the formalized descriptive title for a meeting or conference, for use in a bibliographic description for an item derived from such a meeting, or as a heading or preamble to publications emanating from it.</text:span> [<text:a xlink:type="simple" xlink:href="http://www.tei-c.org/release/doc/tei-p5-doc/en/html/CO.html#COBICOR">3.11.2.2. Titles, Authors, and Edito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anonical (<text:span text:style-name="Emphasis">@key</text:span>, <text:span text:style-name="Emphasis">@ref</text:span>) </text:p>
          </table:table-cell>
        </table:table-row>
        <table:table-row>
          <table:table-cell>
            <text:p><text:span text:style-name="Highlight">Member of</text:span></text:p>
          </table:table-cell>
          <table:table-cell>
            <text:p>model.divWrapper model.respLike </text:p>
          </table:table-cell>
        </table:table-row>
        <table:table-row>
          <table:table-cell>
            <text:p><text:span text:style-name="Highlight">Contained by</text:span></text:p>
          </table:table-cell>
          <table:table-cell>
            <text:p><text:span>core: </text:span><text:span>bibl list monogr</text:span></text:p>
            <text:p><text:span>header: </text:span><text:span>editionStmt titleStmt</text:span></text:p>
            <text:p><text:span>textstructure: </text:span><text:span>body div front</text:span></text:p>
          </table:table-cell>
        </table:table-row>
        <table:table-row>
          <table:table-cell>
            <text:p><text:span text:style-name="Highlight">May contain</text:span></text:p>
          </table:table-cell>
          <table:table-cell>
            <text:p><text:span>core: </text:span><text:span>address bibl biblStruct date desc email label list listBibl ref title</text:span></text:p>
            <text:p><text:span>header: </text:span><text:span>biblFull idno</text:span></text:p>
            <text:p><text:span>namesdates: </text:span><text:span>addName affiliation bloc country district forename genName geo listEvent listOrg listPerson listPlace location nameLink orgName persName placeName population region roleName settlement state surname trait</text:span></text:p>
          </table:table-cell>
        </table:table-row>
        <table:table-row>
          <table:table-cell>
            <text:p><text:span text:style-name="Highlight">Declaration</text:span></text:p>
          </table:table-cell>
          <table:table-cell>
            <text:p text:style-name="Preformatted_20_Text"/>
            <text:p text:style-name="Preformatted_20_Text">element meeting</text:p>
            <text:p text:style-name="Preformatted_20_Text">{</text:p>
            <text:p text:style-name="Preformatted_20_Text">   att.global.attributes,</text:p>
            <text:p text:style-name="Preformatted_20_Text">   att.canonical.attributes,</text:p>
            <text:p text:style-name="Preformatted_20_Text">   macro.limitedContent</text:p>
            <text:p text:style-name="Preformatted_20_Text">}</text:p>
          </table:table-cell>
        </table:table-row>
        <table:table-row>
          <table:table-cell>
            <text:p><text:span text:style-name="Highlight">Example</text:span></text:p>
          </table:table-cell>
          <table:table-cell>
            <text:p text:style-name="Preformatted_20_Text">&lt;div&gt;</text:p>
            <text:p text:style-name="Preformatted_20_Text"> &lt;meeting&gt;Ninth International Conference on Middle High German Textual Criticism, Aachen,</text:p>
            <text:p text:style-name="Preformatted_20_Text">   June 1998.&lt;/meeting&gt;</text:p>
            <text:p text:style-name="Preformatted_20_Text"> &lt;list type="attendance"&gt;</text:p>
            <text:p text:style-name="Preformatted_20_Text">  &lt;head&gt;List of Participants&lt;/head&gt;</text:p>
            <text:p text:style-name="Preformatted_20_Text">  &lt;item&gt;</text:p>
            <text:p text:style-name="Preformatted_20_Text">   &lt;persName&gt;...&lt;/persName&gt;</text:p>
            <text:p text:style-name="Preformatted_20_Text">  &lt;/item&gt;</text:p>
            <text:p text:style-name="Preformatted_20_Text">  &lt;item&gt;</text:p>
            <text:p text:style-name="Preformatted_20_Text">   &lt;persName&gt;...&lt;/persName&gt;</text:p>
            <text:p text:style-name="Preformatted_20_Text">  &lt;/item&gt;</text:p>
            <text:p text:style-name="Preformatted_20_Text">&lt;!--...--&gt;</text:p>
            <text:p text:style-name="Preformatted_20_Text"> &lt;/list&gt;</text:p>
            <text:p text:style-name="Preformatted_20_Text"> &lt;p&gt;...&lt;/p&gt;</text:p>
            <text:p text:style-name="Preformatted_20_Text">&lt;/div&gt;</text:p>
          </table:table-cell>
        </table:table-row>
      </table:table>
      <text:h text:outline-level="2"><text:bookmark text:name="TEI.monogr"/>&lt;monogr&gt;</text:h>
      <table:table table:name="table119" table:style-name="Table1">
        <table:table-column table:style-name="Table1.col1"/>
        <table:table-column table:style-name="Table2.col2"/>
        <table:table-row>
          <table:table-cell table:number-columns-spanned="2">
            <text:p><text:span text:style-name="Highlight">&lt;monogr&gt; </text:span>(<text:span>monographic level</text:span>) <text:span>contains bibliographic elements describing an item (e.g. a book or journal) published as an independent item (i.e. as a separate physical object).</text:span> [<text:a xlink:type="simple" xlink:href="http://www.tei-c.org/release/doc/tei-p5-doc/en/html/CO.html#COBICOL">3.11.2.1. Analytic, Monographic, and Series Level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core: </text:span><text:span>biblStruct</text:span></text:p>
          </table:table-cell>
        </table:table-row>
        <table:table-row>
          <table:table-cell>
            <text:p><text:span text:style-name="Highlight">May contain</text:span></text:p>
          </table:table-cell>
          <table:table-cell>
            <text:p><text:span>core: </text:span><text:span>author biblScope editor imprint meeting note ref respStmt title</text:span></text:p>
            <text:p><text:span>header: </text:span><text:span>authority availability edition extent funder idno sponsor</text:span></text:p>
          </table:table-cell>
        </table:table-row>
        <table:table-row>
          <table:table-cell>
            <text:p><text:span text:style-name="Highlight">Declaration</text:span></text:p>
          </table:table-cell>
          <table:table-cell>
            <text:p text:style-name="Preformatted_20_Text"/>
            <text:p text:style-name="Preformatted_20_Text">element monogr</text:p>
            <text:p text:style-name="Preformatted_20_Text">{</text:p>
            <text:p text:style-name="Preformatted_20_Text">   att.global.attributes,</text:p>
            <text:p text:style-name="Preformatted_20_Text">   (</text:p>
            <text:p text:style-name="Preformatted_20_Text">      (</text:p>
            <text:p text:style-name="Preformatted_20_Text">         (</text:p>
            <text:p text:style-name="Preformatted_20_Text">            ( author | editor | meeting | respStmt ),</text:p>
            <text:p text:style-name="Preformatted_20_Text">            ( author | editor | meeting | respStmt )*,</text:p>
            <text:p text:style-name="Preformatted_20_Text">            title+,</text:p>
            <text:p text:style-name="Preformatted_20_Text">            ( model.ptrLike | idno | textLang | editor | respStmt )*</text:p>
            <text:p text:style-name="Preformatted_20_Text">         )</text:p>
            <text:p text:style-name="Preformatted_20_Text">       | (</text:p>
            <text:p text:style-name="Preformatted_20_Text">            ( title | model.ptrLike | idno )+,</text:p>
            <text:p text:style-name="Preformatted_20_Text">            ( textLang | author | editor | meeting | respStmt )*</text:p>
            <text:p text:style-name="Preformatted_20_Text">         )</text:p>
            <text:p text:style-name="Preformatted_20_Text">       | ( authority, idno )</text:p>
            <text:p text:style-name="Preformatted_20_Text">      )?,</text:p>
            <text:p text:style-name="Preformatted_20_Text">      availability*,</text:p>
            <text:p text:style-name="Preformatted_20_Text">      model.noteLike*,</text:p>
            <text:p text:style-name="Preformatted_20_Text">      (</text:p>
            <text:p text:style-name="Preformatted_20_Text">         edition,</text:p>
            <text:p text:style-name="Preformatted_20_Text">         ( idno | model.ptrLike | editor | sponsor | funder | respStmt )*</text:p>
            <text:p text:style-name="Preformatted_20_Text">      )*,</text:p>
            <text:p text:style-name="Preformatted_20_Text">      imprint,</text:p>
            <text:p text:style-name="Preformatted_20_Text">      ( imprint | extent | biblScop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iblStruct&gt;</text:p>
            <text:p text:style-name="Preformatted_20_Text"> &lt;analytic&gt;</text:p>
            <text:p text:style-name="Preformatted_20_Text">  &lt;author&gt;Chesnutt, David&lt;/author&gt;</text:p>
            <text:p text:style-name="Preformatted_20_Text">  &lt;title&gt;Historical Editions in the States&lt;/title&gt;</text:p>
            <text:p text:style-name="Preformatted_20_Text"> &lt;/analytic&gt;</text:p>
            <text:p text:style-name="Preformatted_20_Text"> &lt;monogr&gt;</text:p>
            <text:p text:style-name="Preformatted_20_Text">  &lt;title level="j"&gt;Computers and the Humanities&lt;/title&gt;</text:p>
            <text:p text:style-name="Preformatted_20_Text">  &lt;imprint&gt;</text:p>
            <text:p text:style-name="Preformatted_20_Text">   &lt;date when="1991-12"&gt;(December, 1991):&lt;/date&gt;</text:p>
            <text:p text:style-name="Preformatted_20_Text">  &lt;/imprint&gt;</text:p>
            <text:p text:style-name="Preformatted_20_Text">  &lt;biblScope&gt;25.6&lt;/biblScope&gt;</text:p>
            <text:p text:style-name="Preformatted_20_Text">  &lt;biblScope unit="page" from="377" to="380"&gt;377–380&lt;/biblScope&gt;</text:p>
            <text:p text:style-name="Preformatted_20_Text"> &lt;/monogr&gt;</text:p>
            <text:p text:style-name="Preformatted_20_Text">&lt;/biblStruct&gt;</text:p>
          </table:table-cell>
        </table:table-row>
        <table:table-row>
          <table:table-cell>
            <text:p><text:span text:style-name="Highlight">Example</text:span></text:p>
          </table:table-cell>
          <table:table-cell>
            <text:p text:style-name="Preformatted_20_Text">&lt;biblStruct type="book"&gt;</text:p>
            <text:p text:style-name="Preformatted_20_Text"> &lt;monogr&gt;</text:p>
            <text:p text:style-name="Preformatted_20_Text">  &lt;author&gt;</text:p>
            <text:p text:style-name="Preformatted_20_Text">   &lt;persName&gt;</text:p>
            <text:p text:style-name="Preformatted_20_Text">    &lt;forename&gt;Leo Joachim&lt;/forename&gt;</text:p>
            <text:p text:style-name="Preformatted_20_Text">    &lt;surname&gt;Frachtenberg&lt;/surname&gt;</text:p>
            <text:p text:style-name="Preformatted_20_Text">   &lt;/persName&gt;</text:p>
            <text:p text:style-name="Preformatted_20_Text">  &lt;/author&gt;</text:p>
            <text:p text:style-name="Preformatted_20_Text">  &lt;title type="main" level="m"&gt;Lower Umpqua Texts&lt;/title&gt;</text:p>
            <text:p text:style-name="Preformatted_20_Text">  &lt;imprint&gt;</text:p>
            <text:p text:style-name="Preformatted_20_Text">   &lt;pubPlace&gt;New York&lt;/pubPlace&gt;</text:p>
            <text:p text:style-name="Preformatted_20_Text">   &lt;publisher&gt;Columbia University Press&lt;/publisher&gt;</text:p>
            <text:p text:style-name="Preformatted_20_Text">   &lt;date&gt;1914&lt;/date&gt;</text:p>
            <text:p text:style-name="Preformatted_20_Text">  &lt;/imprint&gt;</text:p>
            <text:p text:style-name="Preformatted_20_Text"> &lt;/monogr&gt;</text:p>
            <text:p text:style-name="Preformatted_20_Text"> &lt;series&gt;</text:p>
            <text:p text:style-name="Preformatted_20_Text">  &lt;title type="main" level="s"&gt;Columbia University Contributions to</text:p>
            <text:p text:style-name="Preformatted_20_Text">     Anthropology&lt;/title&gt;</text:p>
            <text:p text:style-name="Preformatted_20_Text">  &lt;biblScope unit="volume"&gt;4&lt;/biblScope&gt;</text:p>
            <text:p text:style-name="Preformatted_20_Text"> &lt;/series&gt;</text:p>
            <text:p text:style-name="Preformatted_20_Text">&lt;/biblStruct&gt;</text:p>
          </table:table-cell>
        </table:table-row>
        <table:table-row>
          <table:table-cell>
            <text:p><text:span text:style-name="Highlight">Note</text:span></text:p>
          </table:table-cell>
          <table:table-cell>
            <text:p>May contain specialized bibliographic elements, in a prescribed order.The &lt;monogr&gt; element may only occur only within a &lt;biblStruct&gt;, where its use is mandatory for the description of a monographic-level bibliographic item.</text:p>
          </table:table-cell>
        </table:table-row>
      </table:table>
      <text:h text:outline-level="2"><text:bookmark text:name="TEI.nameLink"/>&lt;nameLink&gt;</text:h>
      <table:table table:name="table120" table:style-name="Table1">
        <table:table-column table:style-name="Table1.col1"/>
        <table:table-column table:style-name="Table2.col2"/>
        <table:table-row>
          <table:table-cell table:number-columns-spanned="2">
            <text:p><text:span text:style-name="Highlight">&lt;nameLink&gt; </text:span>(<text:span>name link</text:span>) <text:span>contains a connecting phrase or link used within a name but not regarded as part of it, such as <text:span text:style-name="Emphasis">van der</text:span> or <text:span text:style-name="Emphasis">of</text:span>.</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cell>
        </table:table-row>
        <table:table-row>
          <table:table-cell>
            <text:p><text:span text:style-name="Highlight">Member of</text:span></text:p>
          </table:table-cell>
          <table:table-cell>
            <text:p>model.persNamePart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nameLink</text:p>
            <text:p text:style-name="Preformatted_20_Text">{</text:p>
            <text:p text:style-name="Preformatted_20_Text">   att.glob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ersName&gt;</text:p>
            <text:p text:style-name="Preformatted_20_Text"> &lt;forename&gt;Frederick&lt;/forename&gt;</text:p>
            <text:p text:style-name="Preformatted_20_Text"> &lt;nameLink&gt;van der&lt;/nameLink&gt;</text:p>
            <text:p text:style-name="Preformatted_20_Text"> &lt;surname&gt;Tronck&lt;/surname&gt;</text:p>
            <text:p text:style-name="Preformatted_20_Text">&lt;/persName&gt;</text:p>
          </table:table-cell>
        </table:table-row>
        <table:table-row>
          <table:table-cell>
            <text:p><text:span text:style-name="Highlight">Example</text:span></text:p>
          </table:table-cell>
          <table:table-cell>
            <text:p text:style-name="Preformatted_20_Text">&lt;persName&gt;</text:p>
            <text:p text:style-name="Preformatted_20_Text"> &lt;forename&gt;Alfred&lt;/forename&gt;</text:p>
            <text:p text:style-name="Preformatted_20_Text"> &lt;nameLink&gt;de&lt;/nameLink&gt;</text:p>
            <text:p text:style-name="Preformatted_20_Text"> &lt;surname&gt;Musset&lt;/surname&gt;</text:p>
            <text:p text:style-name="Preformatted_20_Text">&lt;/persName&gt;</text:p>
          </table:table-cell>
        </table:table-row>
      </table:table>
      <text:h text:outline-level="2"><text:bookmark text:name="TEI.namespace"/>&lt;namespace&gt;</text:h>
      <table:table table:name="table121" table:style-name="Table1">
        <table:table-column table:style-name="Table1.col1"/>
        <table:table-column table:style-name="Table2.col2"/>
        <table:table-row>
          <table:table-cell table:number-columns-spanned="2">
            <text:p><text:span text:style-name="Highlight">&lt;namespace&gt; </text:span><text:span>supplies the formal name of the namespace to which the elements documented by its children belong.</text:span> [<text:a xlink:type="simple" xlink:href="http://www.tei-c.org/release/doc/tei-p5-doc/en/html/HD.html#HD57">2.3.4. The Tagging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122" table:style-name="Table1">
              <table:table-column table:style-name="Table1.col1"/>
              <table:table-column table:style-name="Table2.col2"/>
              <table:table-row>
                <table:table-cell>
                  <text:p>name</text:p>
                </table:table-cell>
                <table:table-cell>
                  <text:p><text:span>specifies the full formal name of the namespace concerned.</text:span></text:p>
                  <table:table table:name="table123"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namespace</text:p>
                      </table:table-cell>
                    </table:table-row>
                  </table:table>
                </table:table-cell>
              </table:table-row>
            </table:table>
          </table:table-cell>
        </table:table-row>
        <table:table-row>
          <table:table-cell>
            <text:p><text:span text:style-name="Highlight">Contained by</text:span></text:p>
          </table:table-cell>
          <table:table-cell>
            <text:p><text:span>header: </text:span><text:span>tagsDecl</text:span></text:p>
          </table:table-cell>
        </table:table-row>
        <table:table-row>
          <table:table-cell>
            <text:p><text:span text:style-name="Highlight">May contain</text:span></text:p>
          </table:table-cell>
          <table:table-cell>
            <text:p><text:span>header: </text:span><text:span>tagUsage</text:span></text:p>
          </table:table-cell>
        </table:table-row>
        <table:table-row>
          <table:table-cell>
            <text:p><text:span text:style-name="Highlight">Declaration</text:span></text:p>
          </table:table-cell>
          <table:table-cell>
            <text:p text:style-name="Preformatted_20_Text"/>
            <text:p text:style-name="Preformatted_20_Text">element namespace</text:p>
            <text:p text:style-name="Preformatted_20_Text">{</text:p>
            <text:p text:style-name="Preformatted_20_Text">   att.global.attributes,</text:p>
            <text:p text:style-name="Preformatted_20_Text">   attribute name { data.namespace },</text:p>
            <text:p text:style-name="Preformatted_20_Text">   tagUsage+</text:p>
            <text:p text:style-name="Preformatted_20_Text">}</text:p>
          </table:table-cell>
        </table:table-row>
        <table:table-row>
          <table:table-cell>
            <text:p><text:span text:style-name="Highlight">Example</text:span></text:p>
          </table:table-cell>
          <table:table-cell>
            <text:p text:style-name="Preformatted_20_Text">&lt;namespace name="http://www.tei-c.org/ns/1.0"&gt;</text:p>
            <text:p text:style-name="Preformatted_20_Text"> &lt;tagUsage gi="hi" occurs="28" withId="2"</text:p>
            <text:p text:style-name="Preformatted_20_Text">  render="#it"&gt; Used only to mark English words</text:p>
            <text:p text:style-name="Preformatted_20_Text">   italicized in the copy text &lt;/tagUsage&gt;</text:p>
            <text:p text:style-name="Preformatted_20_Text">&lt;/namespace&gt;</text:p>
          </table:table-cell>
        </table:table-row>
      </table:table>
      <text:h text:outline-level="2"><text:bookmark text:name="TEI.nationality"/>&lt;nationality&gt;</text:h>
      <table:table table:name="table124" table:style-name="Table1">
        <table:table-column table:style-name="Table1.col1"/>
        <table:table-column table:style-name="Table2.col2"/>
        <table:table-row>
          <table:table-cell table:number-columns-spanned="2">
            <text:p><text:span text:style-name="Highlight">&lt;nationality&gt; </text:span><text:span>contains an informal description of a person's present or past nationality or citizenship.</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nationality</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nationality key="US" notBefore="1966"&gt; Obtained US Citizenship in 1966&lt;/nationality&gt;</text:p>
          </table:table-cell>
        </table:table-row>
      </table:table>
      <text:h text:outline-level="2"><text:bookmark text:name="TEI.normalization"/>&lt;normalization&gt;</text:h>
      <table:table table:name="table125" table:style-name="Table1">
        <table:table-column table:style-name="Table1.col1"/>
        <table:table-column table:style-name="Table2.col2"/>
        <table:table-row>
          <table:table-cell table:number-columns-spanned="2">
            <text:p><text:span text:style-name="Highlight">&lt;normalization&gt; </text:span><text:span>indicates the extent of normalization or regularization of the original source carried out in converting it to electronic form.</text:span> [<text:a xlink:type="simple" xlink:href="http://www.tei-c.org/release/doc/tei-p5-doc/en/html/HD.html#HD53">2.3.3. The Editorial Practices Declara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 table:name="table126" table:style-name="Table1">
              <table:table-column table:style-name="Table1.col1"/>
              <table:table-column table:style-name="Table2.col2"/>
              <table:table-row>
                <table:table-cell>
                  <text:p>source</text:p>
                </table:table-cell>
                <table:table-cell>
                  <text:p><text:span>indicates a bibliographic description or other resource documenting the principles underlying the normalization carried out.</text:span></text:p>
                  <table:table table:name="table12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method</text:p>
                </table:table-cell>
                <table:table-cell>
                  <text:p><text:span>indicates the method adopted to indicate normalizations within the text.</text:span></text:p>
                  <table:table table:name="table12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silent</text:p>
                        <text:p text:style-name="List_20_Contents"><text:span>normalization made silently</text:span><text:span text:style-name="Emphasis">[Default]</text:span></text:p>
                        <text:p text:style-name="List_20_Heading">markup</text:p>
                        <text:p text:style-name="List_20_Contents"><text:span>normalization represented using markup</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normalization</text:p>
            <text:p text:style-name="Preformatted_20_Text">{</text:p>
            <text:p text:style-name="Preformatted_20_Text">   att.global.attributes,</text:p>
            <text:p text:style-name="Preformatted_20_Text">   att.declarable.attributes,</text:p>
            <text:p text:style-name="Preformatted_20_Text">   attribute source { data.pointer }?,</text:p>
            <text:p text:style-name="Preformatted_20_Text">   attribute method { "silent" | "markup" }?,</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editorialDecl&gt;</text:p>
            <text:p text:style-name="Preformatted_20_Text"> &lt;normalization method="markup"&gt;</text:p>
            <text:p text:style-name="Preformatted_20_Text">  &lt;p&gt;Where both upper- and lower-case i, j, u, v, and vv have been normalized, to modern</text:p>
            <text:p text:style-name="Preformatted_20_Text">     20th century typographical practice, the &lt;gi&gt;choice&lt;/gi&gt; element has been used to</text:p>
            <text:p text:style-name="Preformatted_20_Text">     enclose &lt;gi&gt;orig&lt;/gi&gt; and &lt;gi&gt;reg&lt;/gi&gt; elements giving the original and new values</text:p>
            <text:p text:style-name="Preformatted_20_Text">     respectively. ... &lt;/p&gt;</text:p>
            <text:p text:style-name="Preformatted_20_Text"> &lt;/normalization&gt;</text:p>
            <text:p text:style-name="Preformatted_20_Text"> &lt;normalization method="silent"&gt;</text:p>
            <text:p text:style-name="Preformatted_20_Text">  &lt;p&gt;Spacing between words and following punctuation has been regularized to zero spaces;</text:p>
            <text:p text:style-name="Preformatted_20_Text">     spacing between words has been regularized to one space.&lt;/p&gt;</text:p>
            <text:p text:style-name="Preformatted_20_Text"> &lt;/normalization&gt;</text:p>
            <text:p text:style-name="Preformatted_20_Text"> &lt;normalization source="http://www.dict.sztaki.hu/webster"&gt;</text:p>
            <text:p text:style-name="Preformatted_20_Text">  &lt;p&gt;Spelling converted throughout to Modern American usage, based on Websters 9th</text:p>
            <text:p text:style-name="Preformatted_20_Text">     Collegiate dictionary.&lt;/p&gt;</text:p>
            <text:p text:style-name="Preformatted_20_Text"> &lt;/normalization&gt;</text:p>
            <text:p text:style-name="Preformatted_20_Text">&lt;/editorialDecl&gt;</text:p>
          </table:table-cell>
        </table:table-row>
      </table:table>
      <text:h text:outline-level="2"><text:bookmark text:name="TEI.note"/>&lt;note&gt;</text:h>
      <table:table table:name="table129" table:style-name="Table1">
        <table:table-column table:style-name="Table1.col1"/>
        <table:table-column table:style-name="Table2.col2"/>
        <table:table-row>
          <table:table-cell table:number-columns-spanned="2">
            <text:p><text:span text:style-name="Highlight">&lt;note&gt; </text:span><text:span>contains a note or annotation.</text:span> [<text:a xlink:type="simple" xlink:href="http://www.tei-c.org/release/doc/tei-p5-doc/en/html/CO.html#CONONO">3.8.1. Notes and Simple Annotation</text:a> <text:a xlink:type="simple" xlink:href="http://www.tei-c.org/release/doc/tei-p5-doc/en/html/HD.html#HD27">2.2.6. The Notes Statement</text:a> <text:a xlink:type="simple" xlink:href="http://www.tei-c.org/release/doc/tei-p5-doc/en/html/CO.html#COBICON">3.11.2.8. Notes and Statement of Language</text:a> <text:a xlink:type="simple" xlink:href="http://www.tei-c.org/release/doc/tei-p5-doc/en/html/DI.html#DITPNO">9.3.5.4. Notes within Entri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text:span>xml:lang</text:span>, <text:span>xml:base</text:span>, @xml:id) </text:p>
            <table:table table:name="table130" table:style-name="Table1">
              <table:table-column table:style-name="Table1.col1"/>
              <table:table-column table:style-name="Table2.col2"/>
              <table:table-row>
                <table:table-cell>
                  <text:p>type</text:p>
                </table:table-cell>
                <table:table-cell>
                  <table:table table:name="table131"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Legal values are:</text:span></text:p>
                      </table:table-cell>
                      <table:table-cell>
                        <text:p text:style-name="List_20_Heading">location</text:p>
                        <text:p text:style-name="List_20_Contents"><text:span>the location of the speaker, who was not on the podium</text:span></text:p>
                        <text:p text:style-name="List_20_Heading">speaker</text:p>
                        <text:p text:style-name="List_20_Contents"><text:span>the name and possible description of a speaker</text:span></text:p>
                        <text:p text:style-name="List_20_Heading">date</text:p>
                        <text:p text:style-name="List_20_Contents"><text:span>date of the session</text:span></text:p>
                        <text:p text:style-name="List_20_Heading">president</text:p>
                        <text:p text:style-name="List_20_Contents"><text:span>chairman of a meeting</text:span></text:p>
                        <text:p text:style-name="List_20_Heading">comment</text:p>
                        <text:p text:style-name="List_20_Contents"><text:span>comment of parliamentary reporter</text:span></text:p>
                        <text:p text:style-name="List_20_Heading">time</text:p>
                        <text:p text:style-name="List_20_Contents"><text:span>the date and time of the beginning and end of the debate</text:span></text:p>
                        <text:p text:style-name="List_20_Heading">quorum</text:p>
                        <text:p text:style-name="List_20_Contents"><text:span>the presence of the members of parliament</text:span></text:p>
                        <text:p text:style-name="List_20_Heading">vote</text:p>
                        <text:p text:style-name="List_20_Contents"><text:span>counting votes of a member of parliament</text:span></text:p>
                        <text:p text:style-name="List_20_Heading">debate</text:p>
                        <text:p text:style-name="List_20_Contents"><text:span>comments on the conduct of debates</text:span></text:p>
                      </table:table-cell>
                    </table:table-row>
                  </table:table>
                </table:table-cell>
              </table:table-row>
            </table:table>
          </table:table-cell>
        </table:table-row>
        <table:table-row>
          <table:table-cell>
            <text:p><text:span text:style-name="Highlight">Member of</text:span></text:p>
          </table:table-cell>
          <table:table-cell>
            <text:p>model.noteLike</text:p>
          </table:table-cell>
        </table:table-row>
        <table:table-row>
          <table:table-cell>
            <text:p><text:span text:style-name="Highlight">Contained by</text:span></text:p>
          </table:table-cell>
          <table:table-cell>
            <text:p><text:span>analysis: </text:span><text:span>s w</text:span></text:p>
            <text:p><text:span>core: </text:span><text:span>addrLine address author bibl biblScope biblStruct citedRange date editor email head imprint item label list monogr note p pubPlace publisher ref resp series street title</text:span></text:p>
            <text:p><text:span>corpus: </text:span><text:span>locale</text:span></text:p>
            <text:p><text:span>header: </text:span><text:span>authority change classCode distributor edition extent funder geoDecl language licence notesStmt principal sponsor</text:span></text:p>
            <text:p><text:span>namesdates: </text:span><text:span>addName affiliation age birth bloc country death district education event faith floruit forename genName langKnown location nameLink nationality occupation org orgName persName person personGrp place placeName population region residence roleName settlement sex socecStatus state surname trait</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analysis: </text:span><text:span>c pc s w</text:span></text:p>
            <text:p><text:span>core: </text:span><text:span>address bibl biblStruct date desc email gap label list listBibl note p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u vocal writing</text:span></text:p>
          </table:table-cell>
        </table:table-row>
        <table:table-row>
          <table:table-cell>
            <text:p><text:span text:style-name="Highlight">Declaration</text:span></text:p>
          </table:table-cell>
          <table:table-cell>
            <text:p text:style-name="Preformatted_20_Text"/>
            <text:p text:style-name="Preformatted_20_Text">element note</text:p>
            <text:p text:style-name="Preformatted_20_Text">{</text:p>
            <text:p text:style-name="Preformatted_20_Text">   att.global.attribute.xmlid,</text:p>
            <text:p text:style-name="Preformatted_20_Text">   attribute type</text:p>
            <text:p text:style-name="Preformatted_20_Text">   {</text:p>
            <text:p text:style-name="Preformatted_20_Text">      "location"</text:p>
            <text:p text:style-name="Preformatted_20_Text">    | "speaker"</text:p>
            <text:p text:style-name="Preformatted_20_Text">    | "date"</text:p>
            <text:p text:style-name="Preformatted_20_Text">    | "president"</text:p>
            <text:p text:style-name="Preformatted_20_Text">    | "comment"</text:p>
            <text:p text:style-name="Preformatted_20_Text">    | "time"</text:p>
            <text:p text:style-name="Preformatted_20_Text">    | "quorum"</text:p>
            <text:p text:style-name="Preformatted_20_Text">    | "vote"</text:p>
            <text:p text:style-name="Preformatted_20_Text">    | "debate"</text:p>
            <text:p text:style-name="Preformatted_20_Text">   }?,</text:p>
            <text:p text:style-name="Preformatted_20_Text">   macro.specialPara</text:p>
            <text:p text:style-name="Preformatted_20_Text">}</text:p>
          </table:table-cell>
        </table:table-row>
        <table:table-row>
          <table:table-cell>
            <text:p><text:span text:style-name="Highlight">Example</text:span></text:p>
          </table:table-cell>
          <table:table-cell>
            <text:p>In the following example, the translator has supplied a footnote containing an explanation of the term translated as "painterly": </text:p>
            <text:p text:style-name="Preformatted_20_Text">And yet it is not only</text:p>
            <text:p text:style-name="Preformatted_20_Text"> in the great line of Italian renaissance art, but even in the</text:p>
            <text:p text:style-name="Preformatted_20_Text"> painterly &lt;note place="bottom" type="gloss"</text:p>
            <text:p text:style-name="Preformatted_20_Text"> resp="#MDMH"&gt;</text:p>
            <text:p text:style-name="Preformatted_20_Text"> &lt;term xml:lang="de"&gt;Malerisch&lt;/term&gt;. This word has, in the German, two</text:p>
            <text:p text:style-name="Preformatted_20_Text"> distinct meanings, one objective, a quality residing in the object,</text:p>
            <text:p text:style-name="Preformatted_20_Text"> the other subjective, a mode of apprehension and creation. To avoid</text:p>
            <text:p text:style-name="Preformatted_20_Text"> confusion, they have been distinguished in English as</text:p>
            <text:p text:style-name="Preformatted_20_Text">&lt;mentioned&gt;picturesque&lt;/mentioned&gt; and</text:p>
            <text:p text:style-name="Preformatted_20_Text">&lt;mentioned&gt;painterly&lt;/mentioned&gt; respectively.</text:p>
            <text:p text:style-name="Preformatted_20_Text">&lt;/note&gt; style of the</text:p>
            <text:p text:style-name="Preformatted_20_Text"> Dutch genre painters of the seventeenth century that drapery has this</text:p>
            <text:p text:style-name="Preformatted_20_Text"> psychological significance. </text:p>
            <text:p>For this example to be valid, the code <text:span>MDMH</text:span> must be defined elsewhere, for example by means of a responsibility statement in the associated TEI header:</text:p>
            <text:p text:style-name="Preformatted_20_Text">&lt;respStmt xml:id="MDMH"&gt;</text:p>
            <text:p text:style-name="Preformatted_20_Text"> &lt;resp&gt;translation from German to English&lt;/resp&gt;</text:p>
            <text:p text:style-name="Preformatted_20_Text"> &lt;name&gt;Hottinger, Marie Donald Mackie&lt;/name&gt;</text:p>
            <text:p text:style-name="Preformatted_20_Text">&lt;/respStmt&gt;</text:p>
          </table:table-cell>
        </table:table-row>
        <table:table-row>
          <table:table-cell>
            <text:p><text:span text:style-name="Highlight">Example</text:span></text:p>
          </table:table-cell>
          <table:table-cell>
            <text:p>The global <text:span text:style-name="Emphasis">n</text:span> attribute may be used to supply the symbol or number used to mark the note's point of attachment in the source text, as in the following example:</text:p>
            <text:p text:style-name="Preformatted_20_Text">Mevorakh b. Saadya's mother, the matriarch of the</text:p>
            <text:p text:style-name="Preformatted_20_Text"> family during the second half of the eleventh century, &lt;note n="126" anchored="true"&gt; The</text:p>
            <text:p text:style-name="Preformatted_20_Text"> alleged mention of Judah Nagid's mother in a letter from 1071 is, in fact, a reference to</text:p>
            <text:p text:style-name="Preformatted_20_Text"> Judah's children; cf. above, nn. 111 and 54. &lt;/note&gt; is well known from Geniza documents</text:p>
            <text:p text:style-name="Preformatted_20_Text"> published by Jacob Mann.</text:p>
            <text:p>However, if notes are numbered in sequence and their numbering can be reconstructed automatically by processing software, it may well be considered unnecessary to record the note numbers.</text:p>
          </table:table-cell>
        </table:table-row>
      </table:table>
      <text:h text:outline-level="2"><text:bookmark text:name="TEI.notesStmt"/>&lt;notesStmt&gt;</text:h>
      <table:table table:name="table132" table:style-name="Table1">
        <table:table-column table:style-name="Table1.col1"/>
        <table:table-column table:style-name="Table2.col2"/>
        <table:table-row>
          <table:table-cell table:number-columns-spanned="2">
            <text:p><text:span text:style-name="Highlight">&lt;notesStmt&gt; </text:span>(<text:span>notes statement</text:span>) <text:span>collects together any notes providing information about a text additional to that recorded in other parts of the bibliographic description.</text:span> [<text:a xlink:type="simple" xlink:href="http://www.tei-c.org/release/doc/tei-p5-doc/en/html/HD.html#HD27">2.2.6. The Notes Statement</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biblFull fileDesc</text:span></text:p>
          </table:table-cell>
        </table:table-row>
        <table:table-row>
          <table:table-cell>
            <text:p><text:span text:style-name="Highlight">May contain</text:span></text:p>
          </table:table-cell>
          <table:table-cell>
            <text:p><text:span>core: </text:span><text:span>note</text:span></text:p>
          </table:table-cell>
        </table:table-row>
        <table:table-row>
          <table:table-cell>
            <text:p><text:span text:style-name="Highlight">Declaration</text:span></text:p>
          </table:table-cell>
          <table:table-cell>
            <text:p text:style-name="Preformatted_20_Text"/>
            <text:p text:style-name="Preformatted_20_Text">element notesStmt { att.global.attributes, ( model.noteLike | relatedItem )+ }</text:p>
          </table:table-cell>
        </table:table-row>
        <table:table-row>
          <table:table-cell>
            <text:p><text:span text:style-name="Highlight">Example</text:span></text:p>
          </table:table-cell>
          <table:table-cell>
            <text:p text:style-name="Preformatted_20_Text">&lt;notesStmt&gt;</text:p>
            <text:p text:style-name="Preformatted_20_Text"> &lt;note&gt;Historical commentary provided by Mark Cohen&lt;/note&gt;</text:p>
            <text:p text:style-name="Preformatted_20_Text"> &lt;note&gt;OCR scanning done at University of Toronto&lt;/note&gt;</text:p>
            <text:p text:style-name="Preformatted_20_Text">&lt;/notesStmt&gt;</text:p>
          </table:table-cell>
        </table:table-row>
        <table:table-row>
          <table:table-cell>
            <text:p><text:span text:style-name="Highlight">Note</text:span></text:p>
          </table:table-cell>
          <table:table-cell>
            <text:p>Information of different kinds should not be grouped together into the same note.</text:p>
          </table:table-cell>
        </table:table-row>
      </table:table>
      <text:h text:outline-level="2"><text:bookmark text:name="TEI.occupation"/>&lt;occupation&gt;</text:h>
      <table:table table:name="table133" table:style-name="Table1">
        <table:table-column table:style-name="Table1.col1"/>
        <table:table-column table:style-name="Table2.col2"/>
        <table:table-row>
          <table:table-cell table:number-columns-spanned="2">
            <text:p><text:span text:style-name="Highlight">&lt;occupation&gt; </text:span><text:span>contains an informal description of a person's trade, profession or occupation.</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 </text:p>
            <table:table table:name="table134" table:style-name="Table1">
              <table:table-column table:style-name="Table1.col1"/>
              <table:table-column table:style-name="Table2.col2"/>
              <table:table-row>
                <table:table-cell>
                  <text:p>scheme</text:p>
                </table:table-cell>
                <table:table-cell>
                  <text:p><text:span>indicates the classification system or taxonomy in use, for example by supplying the identifier of a &lt;taxonomy&gt; element, or pointing to some other resource.</text:span></text:p>
                  <table:table table:name="table13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code</text:p>
                </table:table-cell>
                <table:table-cell>
                  <text:p><text:span>identifies an occupation code defined within the classification system or taxonomy defined by the <text:span text:style-name="Emphasis">scheme</text:span> attribute.</text:span></text:p>
                  <table:table table:name="table13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occupation</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attribute scheme { data.pointer }?,</text:p>
            <text:p text:style-name="Preformatted_20_Text">   attribute code { data.pointer }?,</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occupation&gt;accountant&lt;/occupation&gt;</text:p>
          </table:table-cell>
        </table:table-row>
        <table:table-row>
          <table:table-cell>
            <text:p><text:span text:style-name="Highlight">Example</text:span></text:p>
          </table:table-cell>
          <table:table-cell>
            <text:p text:style-name="Preformatted_20_Text">&lt;occupation scheme="#occupationtaxonomy"</text:p>
            <text:p text:style-name="Preformatted_20_Text"> code="#acc"&gt;accountant&lt;/occupation&gt;</text:p>
          </table:table-cell>
        </table:table-row>
        <table:table-row>
          <table:table-cell>
            <text:p><text:span text:style-name="Highlight">Note</text:span></text:p>
          </table:table-cell>
          <table:table-cell>
            <text:p>The content of this element may be used as an alternative to the more formal specification made possible by its attributes; it may also be used to supplement the formal specification with commentary or clarification.</text:p>
          </table:table-cell>
        </table:table-row>
      </table:table>
      <text:h text:outline-level="2"><text:bookmark text:name="TEI.org"/>&lt;org&gt;</text:h>
      <table:table table:name="table137" table:style-name="Table1">
        <table:table-column table:style-name="Table1.col1"/>
        <table:table-column table:style-name="Table2.col2"/>
        <table:table-row>
          <table:table-cell table:number-columns-spanned="2">
            <text:p><text:span text:style-name="Highlight">&lt;org&gt; </text:span>(<text:span>organization</text:span>) <text:span>provides information about an identifiable organization such as a business, a tribe, or any other grouping of people.</text:span> [<text:a xlink:type="simple" xlink:href="http://www.tei-c.org/release/doc/tei-p5-doc/en/html/ND.html#NDORG">13.2.2. Organizati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 table:name="table138" table:style-name="Table1">
              <table:table-column table:style-name="Table1.col1"/>
              <table:table-column table:style-name="Table2.col2"/>
              <table:table-row>
                <table:table-cell>
                  <text:p>role</text:p>
                </table:table-cell>
                <table:table-cell>
                  <text:p><text:span>specifies a primary role or classification for the organization.</text:span></text:p>
                  <table:table table:name="table1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ext:p><text:span text:style-name="Highlight">Note</text:span></text:p>
                      </table:table-cell>
                      <table:table-cell>
                        <text:p>Values for this attribute may be locally defined by a project, using arbitrary keywords such as <text:span text:style-name="Emphasis">artist</text:span>, <text:span text:style-name="Emphasis">employer</text:span>, <text:span text:style-name="Emphasis">family group</text:span>, or <text:span text:style-name="Emphasis">political party</text:span>, each of which should be associated with a definition. Such local definitions will typically be provided by a &lt;valList&gt; element in the project schema specification.</text:p>
                      </table:table-cell>
                    </table:table-row>
                  </table:table>
                </table:table-cell>
              </table:table-row>
            </table:table>
          </table:table-cell>
        </table:table-row>
        <table:table-row>
          <table:table-cell>
            <text:p><text:span text:style-name="Highlight">Member of</text:span></text:p>
          </table:table-cell>
          <table:table-cell>
            <text:p>model.personLike</text:p>
          </table:table-cell>
        </table:table-row>
        <table:table-row>
          <table:table-cell>
            <text:p><text:span text:style-name="Highlight">Contained by</text:span></text:p>
          </table:table-cell>
          <table:table-cell>
            <text:p><text:span>corpus: </text:span><text:span>particDesc</text:span></text:p>
            <text:p><text:span>namesdates: </text:span><text:span>listOrg listPerson org</text:span></text:p>
          </table:table-cell>
        </table:table-row>
        <table:table-row>
          <table:table-cell>
            <text:p><text:span text:style-name="Highlight">May contain</text:span></text:p>
          </table:table-cell>
          <table:table-cell>
            <text:p><text:span>core: </text:span><text:span>bibl biblStruct desc head label listBibl note p</text:span></text:p>
            <text:p><text:span>header: </text:span><text:span>biblFull idno</text:span></text:p>
            <text:p><text:span>linking: </text:span><text:span>anchor</text:span></text:p>
            <text:p><text:span>namesdates: </text:span><text:span>addName bloc country district forename genName listOrg listPerson listPlace location nameLink org orgName persName person personGrp place placeName population region roleName settlement state surname trait</text:span></text:p>
          </table:table-cell>
        </table:table-row>
        <table:table-row>
          <table:table-cell>
            <text:p><text:span text:style-name="Highlight">Declaration</text:span></text:p>
          </table:table-cell>
          <table:table-cell>
            <text:p text:style-name="Preformatted_20_Text"/>
            <text:p text:style-name="Preformatted_20_Text">element org</text:p>
            <text:p text:style-name="Preformatted_20_Text">{</text:p>
            <text:p text:style-name="Preformatted_20_Text">   att.global.attributes,</text:p>
            <text:p text:style-name="Preformatted_20_Text">   att.typed.attributes,</text:p>
            <text:p text:style-name="Preformatted_20_Text">   attribute role { list { data.word+ } }?,</text:p>
            <text:p text:style-name="Preformatted_20_Text">   (</text:p>
            <text:p text:style-name="Preformatted_20_Text">      model.headLike*,</text:p>
            <text:p text:style-name="Preformatted_20_Text">      (</text:p>
            <text:p text:style-name="Preformatted_20_Text">         ( model.pLike* )</text:p>
            <text:p text:style-name="Preformatted_20_Text">       | (</text:p>
            <text:p text:style-name="Preformatted_20_Text">            model.labelLike</text:p>
            <text:p text:style-name="Preformatted_20_Text">          | model.nameLike</text:p>
            <text:p text:style-name="Preformatted_20_Text">          | model.placeLike</text:p>
            <text:p text:style-name="Preformatted_20_Text">          | model.orgPart</text:p>
            <text:p text:style-name="Preformatted_20_Text">          | model.milestoneLike</text:p>
            <text:p text:style-name="Preformatted_20_Text">         )*</text:p>
            <text:p text:style-name="Preformatted_20_Text">      ),</text:p>
            <text:p text:style-name="Preformatted_20_Text">      ( model.noteLike | model.biblLike | linkGrp | link )*,</text:p>
            <text:p text:style-name="Preformatted_20_Text">      model.person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org xml:id="JAMs"&gt;</text:p>
            <text:p text:style-name="Preformatted_20_Text"> &lt;orgName&gt;Justified Ancients of Mummu&lt;/orgName&gt;</text:p>
            <text:p text:style-name="Preformatted_20_Text"> &lt;desc&gt;An underground anarchist collective spearheaded by &lt;persName&gt;Hagbard</text:p>
            <text:p text:style-name="Preformatted_20_Text">     Celine&lt;/persName&gt;, who fight the Illuminati from a golden submarine, the</text:p>
            <text:p text:style-name="Preformatted_20_Text"> &lt;name&gt;Leif Ericson&lt;/name&gt;</text:p>
            <text:p text:style-name="Preformatted_20_Text"> &lt;/desc&gt;</text:p>
            <text:p text:style-name="Preformatted_20_Text"> &lt;bibl&gt;</text:p>
            <text:p text:style-name="Preformatted_20_Text">  &lt;author&gt;Robert Shea&lt;/author&gt;</text:p>
            <text:p text:style-name="Preformatted_20_Text">  &lt;author&gt;Robert Anton Wilson&lt;/author&gt;</text:p>
            <text:p text:style-name="Preformatted_20_Text">  &lt;title&gt;The Illuminatus! Trilogy&lt;/title&gt;</text:p>
            <text:p text:style-name="Preformatted_20_Text"> &lt;/bibl&gt;</text:p>
            <text:p text:style-name="Preformatted_20_Text">&lt;/org&gt;</text:p>
          </table:table-cell>
        </table:table-row>
      </table:table>
      <text:h text:outline-level="2"><text:bookmark text:name="TEI.orgName"/>&lt;orgName&gt;</text:h>
      <table:table table:name="table140" table:style-name="Table1">
        <table:table-column table:style-name="Table1.col1"/>
        <table:table-column table:style-name="Table2.col2"/>
        <table:table-row>
          <table:table-cell table:number-columns-spanned="2">
            <text:p><text:span text:style-name="Highlight">&lt;orgName&gt; </text:span>(<text:span>organization name</text:span>) <text:span>contains an organizational name.</text:span> [<text:a xlink:type="simple" xlink:href="http://www.tei-c.org/release/doc/tei-p5-doc/en/html/ND.html#NDORG">13.2.2. Organizati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nameLike.agent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respStmt street title</text:span></text:p>
            <text:p><text:span>corpus: </text:span><text:span>locale setting</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orgName</text:p>
            <text:p text:style-name="Preformatted_20_Text">{</text:p>
            <text:p text:style-name="Preformatted_20_Text">   att.global.attributes,</text:p>
            <text:p text:style-name="Preformatted_20_Text">   att.datable.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About a year back, a question of considerable interest was agitated in the &lt;orgName key="PAS1" type="voluntary"&gt;</text:p>
            <text:p text:style-name="Preformatted_20_Text"> &lt;placeName key="PEN"&gt;Pennsyla.&lt;/placeName&gt; Abolition Society</text:p>
            <text:p text:style-name="Preformatted_20_Text">&lt;/orgName&gt;....</text:p>
          </table:table-cell>
        </table:table-row>
      </table:table>
      <text:h text:outline-level="2"><text:bookmark text:name="TEI.p"/>&lt;p&gt;</text:h>
      <table:table table:name="table141" table:style-name="Table1">
        <table:table-column table:style-name="Table1.col1"/>
        <table:table-column table:style-name="Table2.col2"/>
        <table:table-row>
          <table:table-cell table:number-columns-spanned="2">
            <text:p><text:span text:style-name="Highlight">&lt;p&gt; </text:span>(<text:span>paragraph</text:span>) <text:span>marks paragraphs in prose.</text:span> [<text:a xlink:type="simple" xlink:href="http://www.tei-c.org/release/doc/tei-p5-doc/en/html/CO.html#COPA">3.1. Paragraphs</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pLike</text:p>
          </table:table-cell>
        </table:table-row>
        <table:table-row>
          <table:table-cell>
            <text:p><text:span text:style-name="Highlight">Contained by</text:span></text:p>
          </table:table-cell>
          <table:table-cell>
            <text:p><text:span>core: </text:span><text:span>item note</text:span></text:p>
            <text:p><text:span>corpus: </text:span><text:span>particDesc setting settingDesc</text:span></text:p>
            <text:p><text:span>header: </text:span><text:span>availability change correction editionStmt editorialDecl encodingDesc hyphenation licence normalization projectDesc publicationStmt punctuation quotation samplingDecl segmentation sourceDesc</text:span></text:p>
            <text:p><text:span>namesdates: </text:span><text:span>event langKnowledge listRelation org person personGrp place population state trait</text:span></text:p>
            <text:p><text:span>textstructure: </text:span><text:span>back body div front</text:span></text:p>
          </table:table-cell>
        </table:table-row>
        <table:table-row>
          <table:table-cell>
            <text:p><text:span text:style-name="Highlight">May contain</text:span></text:p>
          </table:table-cell>
          <table:table-cell>
            <text:p><text:span>analysis: </text:span><text:span>c pc s w</text:span></text:p>
            <text:p><text:span>core: </text:span><text:span>address bibl biblStruct date desc email gap label list listBibl note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 { att.global.attributes, macro.paraContent }</text:p>
          </table:table-cell>
        </table:table-row>
        <table:table-row>
          <table:table-cell>
            <text:p><text:span text:style-name="Highlight">Example</text:span></text:p>
          </table:table-cell>
          <table:table-cell>
            <text:p text:style-name="Preformatted_20_Text">&lt;p&gt;Hallgerd was outside. &lt;q&gt;There is blood on your axe,&lt;/q&gt; she said. &lt;q&gt;What have you</text:p>
            <text:p text:style-name="Preformatted_20_Text">   done?&lt;/q&gt;</text:p>
            <text:p text:style-name="Preformatted_20_Text">&lt;/p&gt;</text:p>
            <text:p text:style-name="Preformatted_20_Text">&lt;p&gt;</text:p>
            <text:p text:style-name="Preformatted_20_Text"> &lt;q&gt;I have now arranged that you can be married a second time,&lt;/q&gt; replied Thjostolf.</text:p>
            <text:p text:style-name="Preformatted_20_Text">&lt;/p&gt;</text:p>
            <text:p text:style-name="Preformatted_20_Text">&lt;p&gt;</text:p>
            <text:p text:style-name="Preformatted_20_Text"> &lt;q&gt;Then you must mean that Thorvald is dead,&lt;/q&gt; she said.</text:p>
            <text:p text:style-name="Preformatted_20_Text">&lt;/p&gt;</text:p>
            <text:p text:style-name="Preformatted_20_Text">&lt;p&gt;</text:p>
            <text:p text:style-name="Preformatted_20_Text"> &lt;q&gt;Yes,&lt;/q&gt; said Thjostolf. &lt;q&gt;And now you must think up some plan for me.&lt;/q&gt;</text:p>
            <text:p text:style-name="Preformatted_20_Text">&lt;/p&gt;</text:p>
          </table:table-cell>
        </table:table-row>
      </table:table>
      <text:h text:outline-level="2"><text:bookmark text:name="TEI.particDesc"/>&lt;particDesc&gt;</text:h>
      <table:table table:name="table142" table:style-name="Table1">
        <table:table-column table:style-name="Table1.col1"/>
        <table:table-column table:style-name="Table2.col2"/>
        <table:table-row>
          <table:table-cell table:number-columns-spanned="2">
            <text:p><text:span text:style-name="Highlight">&lt;particDesc&gt; </text:span>(<text:span>participation description</text:span>) <text:span>describes the identifiable speakers, voices, or other participants in any kind of text or other persons named or otherwise referred to in a text, edition, or metadata.</text:span> [<text:a xlink:type="simple" xlink:href="http://www.tei-c.org/release/doc/tei-p5-doc/en/html/CC.html#CCAH">15.2. Contextual Informa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namesdates: </text:span><text:span>listOrg listPerson org person personGrp</text:span></text:p>
          </table:table-cell>
        </table:table-row>
        <table:table-row>
          <table:table-cell>
            <text:p><text:span text:style-name="Highlight">Declaration</text:span></text:p>
          </table:table-cell>
          <table:table-cell>
            <text:p text:style-name="Preformatted_20_Text"/>
            <text:p text:style-name="Preformatted_20_Text">element particDesc</text:p>
            <text:p text:style-name="Preformatted_20_Text">{</text:p>
            <text:p text:style-name="Preformatted_20_Text">   att.global.attributes,</text:p>
            <text:p text:style-name="Preformatted_20_Text">   att.declarable.attributes,</text:p>
            <text:p text:style-name="Preformatted_20_Text">   ( model.pLike+ | ( model.personLike | listPerson | listOrg )+ )</text:p>
            <text:p text:style-name="Preformatted_20_Text">}</text:p>
          </table:table-cell>
        </table:table-row>
        <table:table-row>
          <table:table-cell>
            <text:p><text:span text:style-name="Highlight">Example</text:span></text:p>
          </table:table-cell>
          <table:table-cell>
            <text:p text:style-name="Preformatted_20_Text">&lt;particDesc&gt;</text:p>
            <text:p text:style-name="Preformatted_20_Text"> &lt;listPerson&gt;</text:p>
            <text:p text:style-name="Preformatted_20_Text">  &lt;person xml:id="P-1234" sex="2" age="mid"&gt;</text:p>
            <text:p text:style-name="Preformatted_20_Text">   &lt;p&gt;Female informant, well-educated, born in</text:p>
            <text:p text:style-name="Preformatted_20_Text">       Shropshire UK, 12 Jan 1950, of unknown occupation. Speaks French fluently.</text:p>
            <text:p text:style-name="Preformatted_20_Text">       Socio-Economic status B2.&lt;/p&gt;</text:p>
            <text:p text:style-name="Preformatted_20_Text">  &lt;/person&gt;</text:p>
            <text:p text:style-name="Preformatted_20_Text">  &lt;person xml:id="P-4332" sex="1"&gt;</text:p>
            <text:p text:style-name="Preformatted_20_Text">   &lt;persName&gt;</text:p>
            <text:p text:style-name="Preformatted_20_Text">    &lt;surname&gt;Hancock&lt;/surname&gt;</text:p>
            <text:p text:style-name="Preformatted_20_Text">    &lt;forename&gt;Antony&lt;/forename&gt;</text:p>
            <text:p text:style-name="Preformatted_20_Text">    &lt;forename&gt;Aloysius&lt;/forename&gt;</text:p>
            <text:p text:style-name="Preformatted_20_Text">    &lt;forename&gt;St John&lt;/forename&gt;</text:p>
            <text:p text:style-name="Preformatted_20_Text">   &lt;/persName&gt;</text:p>
            <text:p text:style-name="Preformatted_20_Text">   &lt;residence notAfter="1959"&gt;</text:p>
            <text:p text:style-name="Preformatted_20_Text">    &lt;address&gt;</text:p>
            <text:p text:style-name="Preformatted_20_Text">     &lt;street&gt;Railway Cuttings&lt;/street&gt;</text:p>
            <text:p text:style-name="Preformatted_20_Text">     &lt;settlement&gt;East Cheam&lt;/settlement&gt;</text:p>
            <text:p text:style-name="Preformatted_20_Text">    &lt;/address&gt;</text:p>
            <text:p text:style-name="Preformatted_20_Text">   &lt;/residence&gt;</text:p>
            <text:p text:style-name="Preformatted_20_Text">   &lt;occupation&gt;comedian&lt;/occupation&gt;</text:p>
            <text:p text:style-name="Preformatted_20_Text">  &lt;/person&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 &lt;/listPerson&gt;</text:p>
            <text:p text:style-name="Preformatted_20_Text">&lt;/particDesc&gt;</text:p>
            <text:p>This example shows both a very simple person description, and a very detailed one, using some of the more specialized elements from the module for Names and Dates.</text:p>
          </table:table-cell>
        </table:table-row>
        <table:table-row>
          <table:table-cell>
            <text:p><text:span text:style-name="Highlight">Note</text:span></text:p>
          </table:table-cell>
          <table:table-cell>
            <text:p>May contain a prose description organized as paragraphs, or a structured list of persons and person groups, with an optional formal specification of any relationships amongst them.</text:p>
          </table:table-cell>
        </table:table-row>
      </table:table>
      <text:h text:outline-level="2"><text:bookmark text:name="TEI.pc"/>&lt;pc&gt;</text:h>
      <table:table table:name="table143" table:style-name="Table1">
        <table:table-column table:style-name="Table1.col1"/>
        <table:table-column table:style-name="Table2.col2"/>
        <table:table-row>
          <table:table-cell table:number-columns-spanned="2">
            <text:p><text:span text:style-name="Highlight">&lt;pc&gt; </text:span>(<text:span>punctuation character</text:span>) <text:span>contains a character or string of characters regarded as constituting a single punctuation mark.</text:span> [<text:a xlink:type="simple" xlink:href="http://www.tei-c.org/release/doc/tei-p5-doc/en/html/AI.html#AILC">17.1. Linguistic Segment Categorie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segLike (<text:span text:style-name="Emphasis">@function</text:span>)  (att.datcat (<text:span text:style-name="Emphasis">@datcat</text:span>, <text:span text:style-name="Emphasis">@valueDatcat</text:span>)) att.typed (<text:span text:style-name="Emphasis">@type</text:span>) </text:p>
            <table:table table:name="table144" table:style-name="Table1">
              <table:table-column table:style-name="Table1.col1"/>
              <table:table-column table:style-name="Table2.col2"/>
              <table:table-row>
                <table:table-cell>
                  <text:p>force</text:p>
                </table:table-cell>
                <table:table-cell>
                  <text:p><text:span>indicates the extent to which this punctuation mark conventionally separates words or phrases</text:span></text:p>
                  <table:table table:name="table14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strong</text:p>
                        <text:p text:style-name="List_20_Contents"><text:span>the punctuation mark is a word separator</text:span></text:p>
                        <text:p text:style-name="List_20_Heading">weak</text:p>
                        <text:p text:style-name="List_20_Contents"><text:span>the punctuation mark is not a word separator</text:span></text:p>
                        <text:p text:style-name="List_20_Heading">inter</text:p>
                        <text:p text:style-name="List_20_Contents"><text:span>the punctuation mark may or may not be a word separator</text:span></text:p>
                      </table:table-cell>
                    </table:table-row>
                  </table:table>
                </table:table-cell>
              </table:table-row>
              <table:table-row>
                <table:table-cell>
                  <text:p>unit</text:p>
                </table:table-cell>
                <table:table-cell>
                  <text:p><text:span>provides a name for the kind of unit delimited by this punctuation mark.</text:span></text:p>
                  <table:table table:name="table14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
                </table:table-cell>
              </table:table-row>
              <table:table-row>
                <table:table-cell>
                  <text:p>pre</text:p>
                </table:table-cell>
                <table:table-cell>
                  <text:p><text:span>indicates whether this punctuation mark precedes or follows the unit it delimits.</text:span></text:p>
                  <table:table table:name="table14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
                </table:table-cell>
              </table:table-row>
            </table:table>
          </table:table-cell>
        </table:table-row>
        <table:table-row>
          <table:table-cell>
            <text:p><text:span text:style-name="Highlight">Member of</text:span></text:p>
          </table:table-cell>
          <table:table-cell>
            <text:p>model.segLike </text:p>
          </table:table-cell>
        </table:table-row>
        <table:table-row>
          <table:table-cell>
            <text:p><text:span text:style-name="Highlight">Contained by</text:span></text:p>
          </table:table-cell>
          <table:table-cell>
            <text:p><text:span>analysis: </text:span><text:span>s w</text:span></text:p>
            <text:p><text:span>core: </text:span><text:span>addrLine author bibl biblScope citedRange date editor email head item label note p pubPlace publisher ref street title</text:span></text:p>
            <text:p><text:span>header: </text:span><text:span>change distributor edition extent geoDecl licence</text:span></text:p>
            <text:p><text:span>namesdates: </text:span><text:span>addName affiliation birth bloc country death district education faith floruit forename genName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text:span></text:p>
          </table:table-cell>
        </table:table-row>
        <table:table-row>
          <table:table-cell>
            <text:p><text:span text:style-name="Highlight">Declaration</text:span></text:p>
          </table:table-cell>
          <table:table-cell>
            <text:p text:style-name="Preformatted_20_Text"/>
            <text:p text:style-name="Preformatted_20_Text">element pc</text:p>
            <text:p text:style-name="Preformatted_20_Text">{</text:p>
            <text:p text:style-name="Preformatted_20_Text">   att.global.attributes,</text:p>
            <text:p text:style-name="Preformatted_20_Text">   att.segLike.attributes,</text:p>
            <text:p text:style-name="Preformatted_20_Text">   att.typed.attributes,</text:p>
            <text:p text:style-name="Preformatted_20_Text">   attribute force { "strong" | "weak" | "inter" }?,</text:p>
            <text:p text:style-name="Preformatted_20_Text">   attribute unit { data.enumerated }?,</text:p>
            <text:p text:style-name="Preformatted_20_Text">   attribute pre { data.truthValue }?,</text:p>
            <text:p text:style-name="Preformatted_20_Text">   ( text | model.gLike | c | model.pPart.edit )*</text:p>
            <text:p text:style-name="Preformatted_20_Text">}</text:p>
          </table:table-cell>
        </table:table-row>
        <table:table-row>
          <table:table-cell>
            <text:p><text:span text:style-name="Highlight">Example</text:span></text:p>
          </table:table-cell>
          <table:table-cell>
            <text:p text:style-name="Preformatted_20_Text">&lt;phr&gt;</text:p>
            <text:p text:style-name="Preformatted_20_Text"> &lt;w&gt;do&lt;/w&gt;</text:p>
            <text:p text:style-name="Preformatted_20_Text"> &lt;w&gt;you&lt;/w&gt;</text:p>
            <text:p text:style-name="Preformatted_20_Text"> &lt;w&gt;understand&lt;/w&gt;</text:p>
            <text:p text:style-name="Preformatted_20_Text"> &lt;pc type="interrogative"&gt;?&lt;/pc&gt;</text:p>
            <text:p text:style-name="Preformatted_20_Text">&lt;/phr&gt;</text:p>
          </table:table-cell>
        </table:table-row>
      </table:table>
      <text:h text:outline-level="2"><text:bookmark text:name="TEI.persName"/>&lt;persName&gt;</text:h>
      <table:table table:name="table148" table:style-name="Table1">
        <table:table-column table:style-name="Table1.col1"/>
        <table:table-column table:style-name="Table2.col2"/>
        <table:table-row>
          <table:table-cell table:number-columns-spanned="2">
            <text:p><text:span text:style-name="Highlight">&lt;persName&gt; </text:span>(<text:span>personal name</text:span>) <text:span>contains a proper noun or proper-noun phrase referring to a person, possibly including one or more of the person's forenames, surnames, honorifics, added names, etc.</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nameLike.agent model.persStateLike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respStmt street title</text:span></text:p>
            <text:p><text:span>corpus: </text:span><text:span>locale setting</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erson personGrp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ersName</text:p>
            <text:p text:style-name="Preformatted_20_Text">{</text:p>
            <text:p text:style-name="Preformatted_20_Text">   att.global.attributes,</text:p>
            <text:p text:style-name="Preformatted_20_Text">   att.datable.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ersName&gt;</text:p>
            <text:p text:style-name="Preformatted_20_Text"> &lt;forename&gt;Edward&lt;/forename&gt;</text:p>
            <text:p text:style-name="Preformatted_20_Text"> &lt;forename&gt;George&lt;/forename&gt;</text:p>
            <text:p text:style-name="Preformatted_20_Text"> &lt;surname type="linked"&gt;Bulwer-Lytton&lt;/surname&gt;, &lt;roleName&gt;Baron Lytton of</text:p>
            <text:p text:style-name="Preformatted_20_Text"> &lt;placeName&gt;Knebworth&lt;/placeName&gt;</text:p>
            <text:p text:style-name="Preformatted_20_Text"> &lt;/roleName&gt;</text:p>
            <text:p text:style-name="Preformatted_20_Text">&lt;/persName&gt;</text:p>
          </table:table-cell>
        </table:table-row>
      </table:table>
      <text:h text:outline-level="2"><text:bookmark text:name="TEI.person"/>&lt;person&gt;</text:h>
      <table:table table:name="table149" table:style-name="Table1">
        <table:table-column table:style-name="Table1.col1"/>
        <table:table-column table:style-name="Table2.col2"/>
        <table:table-row>
          <table:table-cell table:number-columns-spanned="2">
            <text:p><text:span text:style-name="Highlight">&lt;person&gt; </text:span><text:span>provides information about an identifiable individual, for example a participant in a language interaction, or a person referred to in a historical source.</text:span> [<text:a xlink:type="simple" xlink:href="http://www.tei-c.org/release/doc/tei-p5-doc/en/html/ND.html#NDPERSE">13.3.2. The Person Element</text:a>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Attributesatt.global (<text:span>xml:lang</text:span>, <text:span>xml:base</text:span>, @xml:id) att.global.linking (<text:span>synch</text:span>, <text:span>copyOf</text:span>, <text:span>next</text:span>, <text:span>prev</text:span>, @corresp, @sameAs) </text:p>
            <table:table table:name="table150" table:style-name="Table1">
              <table:table-column table:style-name="Table1.col1"/>
              <table:table-column table:style-name="Table2.col2"/>
              <table:table-row>
                <table:table-cell>
                  <text:p>role</text:p>
                </table:table-cell>
                <table:table-cell>
                  <table:table table:name="table151"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Legal values are:</text:span></text:p>
                      </table:table-cell>
                      <table:table-cell>
                        <text:p text:style-name="List_20_Heading">president</text:p>
                        <text:p text:style-name="List_20_Contents"><text:span>president, vice-president: chairman of a meeting</text:span></text:p>
                      </table:table-cell>
                    </table:table-row>
                  </table:table>
                </table:table-cell>
              </table:table-row>
            </table:table>
          </table:table-cell>
        </table:table-row>
        <table:table-row>
          <table:table-cell>
            <text:p><text:span text:style-name="Highlight">Member of</text:span></text:p>
          </table:table-cell>
          <table:table-cell>
            <text:p>model.personLike</text:p>
          </table:table-cell>
        </table:table-row>
        <table:table-row>
          <table:table-cell>
            <text:p><text:span text:style-name="Highlight">Contained by</text:span></text:p>
          </table:table-cell>
          <table:table-cell>
            <text:p><text:span>corpus: </text:span><text:span>particDesc</text:span></text:p>
            <text:p><text:span>namesdates: </text:span><text:span>listPerson org</text:span></text:p>
          </table:table-cell>
        </table:table-row>
        <table:table-row>
          <table:table-cell>
            <text:p><text:span text:style-name="Highlight">May contain</text:span></text:p>
          </table:table-cell>
          <table:table-cell>
            <text:p><text:span>core: </text:span><text:span>bibl biblStruct gap listBibl note p</text:span></text:p>
            <text:p><text:span>header: </text:span><text:span>biblFull idno</text:span></text:p>
            <text:p><text:span>linking: </text:span><text:span>anchor timeline</text:span></text:p>
            <text:p><text:span>namesdates: </text:span><text:span>affiliation age birth death education event faith floruit langKnowledge listEvent nationality occupation persName residence sex socecStatus stat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erson</text:p>
            <text:p text:style-name="Preformatted_20_Text">{</text:p>
            <text:p text:style-name="Preformatted_20_Text">   att.global.attribute.xmlid,</text:p>
            <text:p text:style-name="Preformatted_20_Text">   att.global.linking.attribute.corresp,</text:p>
            <text:p text:style-name="Preformatted_20_Text">   att.global.linking.attribute.sameAs,</text:p>
            <text:p text:style-name="Preformatted_20_Text">   attribute role { "president" }?,</text:p>
            <text:p text:style-name="Preformatted_20_Text">   ( model.pLike+ | ( model.personPart | model.global )* )</text:p>
            <text:p text:style-name="Preformatted_20_Text">}</text:p>
          </table:table-cell>
        </table:table-row>
        <table:table-row>
          <table:table-cell>
            <text:p><text:span text:style-name="Highlight">Example</text:span></text:p>
          </table:table-cell>
          <table:table-cell>
            <text:p text:style-name="Preformatted_20_Text">&lt;person sex="F" age="adult"&gt;</text:p>
            <text:p text:style-name="Preformatted_20_Text"> &lt;p&gt;Female respondent, well-educated, born in Shropshire UK, 12 Jan 1950, of unknown occupation. Speaks French fluently. Socio-Economic</text:p>
            <text:p text:style-name="Preformatted_20_Text">   status B2.&lt;/p&gt;</text:p>
            <text:p text:style-name="Preformatted_20_Text">&lt;/person&gt;</text:p>
          </table:table-cell>
        </table:table-row>
        <table:table-row>
          <table:table-cell>
            <text:p><text:span text:style-name="Highlight">Example</text:span></text:p>
          </table:table-cell>
          <table:table-cell>
            <text:p text:style-name="Preformatted_20_Text">&lt;person sex="intersex" role="god"</text:p>
            <text:p text:style-name="Preformatted_20_Text"> age="immortal"&gt;</text:p>
            <text:p text:style-name="Preformatted_20_Text"> &lt;persName&gt;Hermaphroditos&lt;/persName&gt;</text:p>
            <text:p text:style-name="Preformatted_20_Text"> &lt;persName xml:lang="grc"&gt;Ἑρμαφρόδιτος&lt;/persName&gt;</text:p>
            <text:p text:style-name="Preformatted_20_Text">&lt;/person&gt;</text:p>
          </table:table-cell>
        </table:table-row>
        <table:table-row>
          <table:table-cell>
            <text:p><text:span text:style-name="Highlight">Example</text:span></text:p>
          </table:table-cell>
          <table:table-cell>
            <text:p text:style-name="Preformatted_20_Text">&lt;person xml:id="Ovi01" sex="1" role="poet"&gt;</text:p>
            <text:p text:style-name="Preformatted_20_Text"> &lt;persName xml:lang="en"&gt;Ovid&lt;/persName&gt;</text:p>
            <text:p text:style-name="Preformatted_20_Text"> &lt;persName xml:lang="la"&gt;Publius Ovidius Naso&lt;/persName&gt;</text:p>
            <text:p text:style-name="Preformatted_20_Text"> &lt;birth when="-0044-03-20"&gt; 20 March 43 BC &lt;placeName&gt;</text:p>
            <text:p text:style-name="Preformatted_20_Text">   &lt;settlement type="city"&gt;Sulmona&lt;/settlement&gt;</text:p>
            <text:p text:style-name="Preformatted_20_Text">   &lt;country key="IT"&gt;Italy&lt;/country&gt;</text:p>
            <text:p text:style-name="Preformatted_20_Text">  &lt;/placeName&gt;</text:p>
            <text:p text:style-name="Preformatted_20_Text"> &lt;/birth&gt;</text:p>
            <text:p text:style-name="Preformatted_20_Text"> &lt;death notBefore="0017" notAfter="0018"&gt;17 or 18 AD &lt;placeName&gt;</text:p>
            <text:p text:style-name="Preformatted_20_Text">   &lt;settlement type="city"&gt;Tomis (Constanta)&lt;/settlement&gt;</text:p>
            <text:p text:style-name="Preformatted_20_Text">   &lt;country key="RO"&gt;Romania&lt;/country&gt;</text:p>
            <text:p text:style-name="Preformatted_20_Text">  &lt;/placeName&gt;</text:p>
            <text:p text:style-name="Preformatted_20_Text"> &lt;/death&gt;</text:p>
            <text:p text:style-name="Preformatted_20_Text">&lt;/person&gt;</text:p>
          </table:table-cell>
        </table:table-row>
        <table:table-row>
          <table:table-cell>
            <text:p><text:span text:style-name="Highlight">Note</text:span></text:p>
          </table:table-cell>
          <table:table-cell>
            <text:p>May contain either a prose description organized as paragraphs, or a sequence of more specific demographic elements drawn from the <text:span>model.personPart</text:span> class.</text:p>
          </table:table-cell>
        </table:table-row>
      </table:table>
      <text:h text:outline-level="2"><text:bookmark text:name="TEI.personGrp"/>&lt;personGrp&gt;</text:h>
      <table:table table:name="table152" table:style-name="Table1">
        <table:table-column table:style-name="Table1.col1"/>
        <table:table-column table:style-name="Table2.col2"/>
        <table:table-row>
          <table:table-cell table:number-columns-spanned="2">
            <text:p><text:span text:style-name="Highlight">&lt;personGrp&gt; </text:span>(<text:span>personal group</text:span>) <text:span>describes a group of individuals treated as a single person for analytic purposes.</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153" table:style-name="Table1">
              <table:table-column table:style-name="Table1.col1"/>
              <table:table-column table:style-name="Table2.col2"/>
              <table:table-row>
                <table:table-cell>
                  <text:p>role</text:p>
                </table:table-cell>
                <table:table-cell>
                  <text:p><text:span>specifies the role of this group of participants in the interaction.</text:span></text:p>
                  <table:table table:name="table15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Note</text:span></text:p>
                      </table:table-cell>
                      <table:table-cell>
                        <text:p>Values for this attribute may be locally defined by a project, using arbitrary keywords such as <text:span text:style-name="Emphasis">movement</text:span>, <text:span text:style-name="Emphasis">employers</text:span>, <text:span text:style-name="Emphasis">relatives</text:span>, or <text:span text:style-name="Emphasis">servants</text:span>, each of which should be associated with a definition. Such local definitions will typically be provided by a &lt;valList&gt; element in the project schema specification.</text:p>
                      </table:table-cell>
                    </table:table-row>
                  </table:table>
                </table:table-cell>
              </table:table-row>
              <table:table-row>
                <table:table-cell>
                  <text:p>sex</text:p>
                </table:table-cell>
                <table:table-cell>
                  <text:p><text:span>specifies the sex of the participant group.</text:span></text:p>
                  <table:table table:name="table15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sex</text:p>
                        <text:p><text:span>separated by whitespace</text:span></text:p>
                      </table:table-cell>
                    </table:table-row>
                    <table:table-row>
                      <table:table-cell>
                        <text:p><text:span text:style-name="Highlight">Note</text:span></text:p>
                      </table:table-cell>
                      <table:table-cell>
                        <text:p>Values for this attribute may be locally defined by a project, or may refer to an external standard, such as vCard's sex property <text:a xlink:type="simple" xlink:href="http://microformats.org/wiki/gender-formats">http://microformats.org/wiki/gender-formats</text:a> (in which <text:span text:style-name="Emphasis">M</text:span> indicates male, <text:span text:style-name="Emphasis">F</text:span> female, <text:span text:style-name="Emphasis">O</text:span> other, <text:span text:style-name="Emphasis">N</text:span> none or not applicable, <text:span text:style-name="Emphasis">U</text:span> unknown), or the often used ISO 5218:2004 <text:span text:style-name="Emphasis">Representation of Human Sexes</text:span> <text:a xlink:type="simple" xlink:href="http://standards.iso.org/ittf/PubliclyAvailableStandards/c036266_ISO_IEC_5218_2004(E_F).zip">http://standards.iso.org/ittf/PubliclyAvailableStandards/c036266_ISO_IEC_5218_2004(E_F).zip</text:a> (in which <text:span text:style-name="Emphasis">0</text:span> indicates unknown; <text:span text:style-name="Emphasis">1</text:span> male; <text:span text:style-name="Emphasis">2</text:span> female; and <text:span text:style-name="Emphasis">9</text:span> not applicable, although the ISO standard is widely considered inadequate); cf. CETH's <text:span text:style-name="Emphasis">Recommendations for Inclusive Data Collection of Trans People</text:span> <text:a xlink:type="simple" xlink:href="http://transhealth.ucsf.edu/trans?page=lib-data-collection">http://transhealth.ucsf.edu/trans?page=lib-data-collection</text:a>. For a mixed group, a value such as "mixed" may also be supplied.</text:p>
                      </table:table-cell>
                    </table:table-row>
                  </table:table>
                </table:table-cell>
              </table:table-row>
              <table:table-row>
                <table:table-cell>
                  <text:p>age</text:p>
                </table:table-cell>
                <table:table-cell>
                  <text:p><text:span>specifies the age group of the participants.</text:span></text:p>
                  <table:table table:name="table15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Note</text:span></text:p>
                      </table:table-cell>
                      <table:table-cell>
                        <text:p>Values for this attribute may be locally defined by a project, using arbitrary keywords such as <text:span text:style-name="Emphasis">infant</text:span>, <text:span text:style-name="Emphasis">child</text:span>, <text:span text:style-name="Emphasis">teen</text:span>, <text:span text:style-name="Emphasis">adult</text:span>, or <text:span text:style-name="Emphasis">senior</text:span>, each of which should be associated with a definition. Such local definitions will typically be provided by a &lt;valList&gt; element in the project schema specification.</text:p>
                      </table:table-cell>
                    </table:table-row>
                  </table:table>
                </table:table-cell>
              </table:table-row>
              <table:table-row>
                <table:table-cell>
                  <text:p>size</text:p>
                </table:table-cell>
                <table:table-cell>
                  <text:p><text:span>describes informally the size or approximate size of the group for example by means of a number and an indication of accuracy e.g. <text:span text:style-name="Emphasis">approx 200</text:span>.</text:span></text:p>
                  <table:table table:name="table15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
          </table:table-cell>
        </table:table-row>
        <table:table-row>
          <table:table-cell>
            <text:p><text:span text:style-name="Highlight">Member of</text:span></text:p>
          </table:table-cell>
          <table:table-cell>
            <text:p>model.personLike</text:p>
          </table:table-cell>
        </table:table-row>
        <table:table-row>
          <table:table-cell>
            <text:p><text:span text:style-name="Highlight">Contained by</text:span></text:p>
          </table:table-cell>
          <table:table-cell>
            <text:p><text:span>corpus: </text:span><text:span>particDesc</text:span></text:p>
            <text:p><text:span>namesdates: </text:span><text:span>listPerson org</text:span></text:p>
          </table:table-cell>
        </table:table-row>
        <table:table-row>
          <table:table-cell>
            <text:p><text:span text:style-name="Highlight">May contain</text:span></text:p>
          </table:table-cell>
          <table:table-cell>
            <text:p><text:span>core: </text:span><text:span>bibl biblStruct gap listBibl note p</text:span></text:p>
            <text:p><text:span>header: </text:span><text:span>biblFull idno</text:span></text:p>
            <text:p><text:span>linking: </text:span><text:span>anchor timeline</text:span></text:p>
            <text:p><text:span>namesdates: </text:span><text:span>affiliation age birth death education event faith floruit langKnowledge listEvent nationality occupation persName residence sex socecStatus stat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ersonGrp</text:p>
            <text:p text:style-name="Preformatted_20_Text">{</text:p>
            <text:p text:style-name="Preformatted_20_Text">   att.global.attributes,</text:p>
            <text:p text:style-name="Preformatted_20_Text">   attribute role { data.enumerated }?,</text:p>
            <text:p text:style-name="Preformatted_20_Text">   attribute sex { list { data.sex+ } }?,</text:p>
            <text:p text:style-name="Preformatted_20_Text">   attribute age { data.enumerated }?,</text:p>
            <text:p text:style-name="Preformatted_20_Text">   attribute size { list { data.word+ } }?,</text:p>
            <text:p text:style-name="Preformatted_20_Text">   ( model.pLike+ | ( model.personPart | model.global )* )</text:p>
            <text:p text:style-name="Preformatted_20_Text">}</text:p>
          </table:table-cell>
        </table:table-row>
        <table:table-row>
          <table:table-cell>
            <text:p><text:span text:style-name="Highlight">Example</text:span></text:p>
          </table:table-cell>
          <table:table-cell>
            <text:p text:style-name="Preformatted_20_Text">&lt;personGrp xml:id="pg1" role="audience"</text:p>
            <text:p text:style-name="Preformatted_20_Text"> sex="mixed" size="approx 50"/&gt;</text:p>
          </table:table-cell>
        </table:table-row>
        <table:table-row>
          <table:table-cell>
            <text:p><text:span text:style-name="Highlight">Note</text:span></text:p>
          </table:table-cell>
          <table:table-cell>
            <text:p>May contain a prose description organized as paragraphs, or any sequence of demographic elements in any combination.The global <text:span text:style-name="Emphasis">xml:id</text:span> attribute should be used to identify each speaking participant in a spoken text if the <text:span text:style-name="Emphasis">who</text:span> attribute is specified on individual utterances.</text:p>
          </table:table-cell>
        </table:table-row>
      </table:table>
      <text:h text:outline-level="2"><text:bookmark text:name="TEI.place"/>&lt;place&gt;</text:h>
      <table:table table:name="table158" table:style-name="Table1">
        <table:table-column table:style-name="Table1.col1"/>
        <table:table-column table:style-name="Table2.col2"/>
        <table:table-row>
          <table:table-cell table:number-columns-spanned="2">
            <text:p><text:span text:style-name="Highlight">&lt;place&gt; </text:span><text:span>contains data about a geographic location</text:span>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cell>
        </table:table-row>
        <table:table-row>
          <table:table-cell>
            <text:p><text:span text:style-name="Highlight">Member of</text:span></text:p>
          </table:table-cell>
          <table:table-cell>
            <text:p>model.placeLike</text:p>
          </table:table-cell>
        </table:table-row>
        <table:table-row>
          <table:table-cell>
            <text:p><text:span text:style-name="Highlight">Contained by</text:span></text:p>
          </table:table-cell>
          <table:table-cell>
            <text:p><text:span>corpus: </text:span><text:span>settingDesc</text:span></text:p>
            <text:p><text:span>namesdates: </text:span><text:span>listPlace org place</text:span></text:p>
          </table:table-cell>
        </table:table-row>
        <table:table-row>
          <table:table-cell>
            <text:p><text:span text:style-name="Highlight">May contain</text:span></text:p>
          </table:table-cell>
          <table:table-cell>
            <text:p><text:span>core: </text:span><text:span>bibl biblStruct desc head label listBibl note p</text:span></text:p>
            <text:p><text:span>header: </text:span><text:span>biblFull idno</text:span></text:p>
            <text:p><text:span>namesdates: </text:span><text:span>bloc country district event listPlace location place placeName population region settlement state trait</text:span></text:p>
          </table:table-cell>
        </table:table-row>
        <table:table-row>
          <table:table-cell>
            <text:p><text:span text:style-name="Highlight">Declaration</text:span></text:p>
          </table:table-cell>
          <table:table-cell>
            <text:p text:style-name="Preformatted_20_Text"/>
            <text:p text:style-name="Preformatted_20_Text">element place</text:p>
            <text:p text:style-name="Preformatted_20_Text">{</text:p>
            <text:p text:style-name="Preformatted_20_Text">   att.global.attributes,</text:p>
            <text:p text:style-name="Preformatted_20_Text">   att.typed.attributes,</text:p>
            <text:p text:style-name="Preformatted_20_Text">   (</text:p>
            <text:p text:style-name="Preformatted_20_Text">      model.headLike*,</text:p>
            <text:p text:style-name="Preformatted_20_Text">      (</text:p>
            <text:p text:style-name="Preformatted_20_Text">         ( model.pLike* )</text:p>
            <text:p text:style-name="Preformatted_20_Text">       | ( model.labelLike | model.placeStateLike | model.placeEventLike )*</text:p>
            <text:p text:style-name="Preformatted_20_Text">      ),</text:p>
            <text:p text:style-name="Preformatted_20_Text">      ( model.noteLike | model.biblLike | idno | linkGrp | link )*,</text:p>
            <text:p text:style-name="Preformatted_20_Text">      ( model.placeLike | listPlac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lace&gt;</text:p>
            <text:p text:style-name="Preformatted_20_Text"> &lt;country&gt;Lithuania&lt;/country&gt;</text:p>
            <text:p text:style-name="Preformatted_20_Text"> &lt;country xml:lang="lt"&gt;Lietuva&lt;/country&gt;</text:p>
            <text:p text:style-name="Preformatted_20_Text"> &lt;place&gt;</text:p>
            <text:p text:style-name="Preformatted_20_Text">  &lt;settlement&gt;Vilnius&lt;/settlement&gt;</text:p>
            <text:p text:style-name="Preformatted_20_Text"> &lt;/place&gt;</text:p>
            <text:p text:style-name="Preformatted_20_Text"> &lt;place&gt;</text:p>
            <text:p text:style-name="Preformatted_20_Text">  &lt;settlement&gt;Kaunas&lt;/settlement&gt;</text:p>
            <text:p text:style-name="Preformatted_20_Text"> &lt;/place&gt;</text:p>
            <text:p text:style-name="Preformatted_20_Text">&lt;/place&gt;</text:p>
          </table:table-cell>
        </table:table-row>
      </table:table>
      <text:h text:outline-level="2"><text:bookmark text:name="TEI.placeName"/>&lt;placeName&gt;</text:h>
      <table:table table:name="table159" table:style-name="Table1">
        <table:table-column table:style-name="Table1.col1"/>
        <table:table-column table:style-name="Table2.col2"/>
        <table:table-row>
          <table:table-cell table:number-columns-spanned="2">
            <text:p><text:span text:style-name="Highlight">&lt;placeName&gt; </text:span><text:span>contains an absolute or relative place name.</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att.datable.w3c (<text:span text:style-name="Emphasis">@when</text:span>, <text:span text:style-name="Emphasis">@notBefore</text:span>, <text:span text:style-name="Emphasis">@notAfter</text:span>, <text:span text:style-name="Emphasis">@from</text:span>, <text:span text:style-name="Emphasis">@to</text:span>)) 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placeNamePart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laceName</text:p>
            <text:p text:style-name="Preformatted_20_Text">{</text:p>
            <text:p text:style-name="Preformatted_20_Text">   att.datable.attributes,</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laceName&gt;</text:p>
            <text:p text:style-name="Preformatted_20_Text"> &lt;settlement&gt;Rochester&lt;/settlement&gt;</text:p>
            <text:p text:style-name="Preformatted_20_Text"> &lt;region&gt;New York&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geogName&gt;Arrochar Alps&lt;/geogName&gt;</text:p>
            <text:p text:style-name="Preformatted_20_Text"> &lt;region&gt;Argylshire&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measure&gt;10 miles&lt;/measure&gt;</text:p>
            <text:p text:style-name="Preformatted_20_Text"> &lt;offset&gt;Northeast of&lt;/offset&gt;</text:p>
            <text:p text:style-name="Preformatted_20_Text"> &lt;settlement&gt;Attica&lt;/settlement&gt;</text:p>
            <text:p text:style-name="Preformatted_20_Text">&lt;/placeName&gt;</text:p>
          </table:table-cell>
        </table:table-row>
      </table:table>
      <text:h text:outline-level="2"><text:bookmark text:name="TEI.population"/>&lt;population&gt;</text:h>
      <table:table table:name="table160" table:style-name="Table1">
        <table:table-column table:style-name="Table1.col1"/>
        <table:table-column table:style-name="Table2.col2"/>
        <table:table-row>
          <table:table-cell table:number-columns-spanned="2">
            <text:p><text:span text:style-name="Highlight">&lt;population&gt; </text:span><text:span>contains information about the population of a place.</text:span> [<text:a xlink:type="simple" xlink:href="http://www.tei-c.org/release/doc/tei-p5-doc/en/html/ND.html#NDGEOGste">13.3.4.3. States, Traits, and Event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 att.typed (<text:span text:style-name="Emphasis">@type</text:span>) </text:p>
          </table:table-cell>
        </table:table-row>
        <table:table-row>
          <table:table-cell>
            <text:p><text:span text:style-name="Highlight">Member of</text:span></text:p>
          </table:table-cell>
          <table:table-cell>
            <text:p>model.placeStateLike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 placeName population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bibl biblStruct desc head label listBibl note p</text:span></text:p>
            <text:p><text:span>header: </text:span><text:span>biblFull</text:span></text:p>
            <text:p><text:span>namesdates: </text:span><text:span>population</text:span></text:p>
          </table:table-cell>
        </table:table-row>
        <table:table-row>
          <table:table-cell>
            <text:p><text:span text:style-name="Highlight">Declaration</text:span></text:p>
          </table:table-cell>
          <table:table-cell>
            <text:p text:style-name="Preformatted_20_Text"/>
            <text:p text:style-name="Preformatted_20_Text">element population</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att.typed.attributes,</text:p>
            <text:p text:style-name="Preformatted_20_Text">   (</text:p>
            <text:p text:style-name="Preformatted_20_Text">      model.headLike*,</text:p>
            <text:p text:style-name="Preformatted_20_Text">      (</text:p>
            <text:p text:style-name="Preformatted_20_Text">         ( ( model.pLike+ ) | ( model.labelLike+ ) ),</text:p>
            <text:p text:style-name="Preformatted_20_Text">         ( model.noteLike | model.biblLike )*</text:p>
            <text:p text:style-name="Preformatted_20_Text">      )?,</text:p>
            <text:p text:style-name="Preformatted_20_Text">      population*</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opulation when="2001-04" resp="#UKCensus"&gt;</text:p>
            <text:p text:style-name="Preformatted_20_Text"> &lt;population type="white"&gt;</text:p>
            <text:p text:style-name="Preformatted_20_Text">  &lt;desc&gt;54153898&lt;/desc&gt;</text:p>
            <text:p text:style-name="Preformatted_20_Text"> &lt;/population&gt;</text:p>
            <text:p text:style-name="Preformatted_20_Text"> &lt;population type="asian"&gt;</text:p>
            <text:p text:style-name="Preformatted_20_Text">  &lt;desc&gt;11811423&lt;/desc&gt;</text:p>
            <text:p text:style-name="Preformatted_20_Text"> &lt;/population&gt;</text:p>
            <text:p text:style-name="Preformatted_20_Text"> &lt;population type="black"&gt;</text:p>
            <text:p text:style-name="Preformatted_20_Text">  &lt;desc&gt;1148738&lt;/desc&gt;</text:p>
            <text:p text:style-name="Preformatted_20_Text"> &lt;/population&gt;</text:p>
            <text:p text:style-name="Preformatted_20_Text"> &lt;population type="mixed"&gt;</text:p>
            <text:p text:style-name="Preformatted_20_Text">  &lt;desc&gt;677117&lt;/desc&gt;</text:p>
            <text:p text:style-name="Preformatted_20_Text"> &lt;/population&gt;</text:p>
            <text:p text:style-name="Preformatted_20_Text"> &lt;population type="chinese"&gt;</text:p>
            <text:p text:style-name="Preformatted_20_Text">  &lt;desc&gt;247403&lt;/desc&gt;</text:p>
            <text:p text:style-name="Preformatted_20_Text"> &lt;/population&gt;</text:p>
            <text:p text:style-name="Preformatted_20_Text"> &lt;population type="other"&gt;</text:p>
            <text:p text:style-name="Preformatted_20_Text">  &lt;desc&gt;230615&lt;/desc&gt;</text:p>
            <text:p text:style-name="Preformatted_20_Text"> &lt;/population&gt;</text:p>
            <text:p text:style-name="Preformatted_20_Text">&lt;/population&gt;</text:p>
          </table:table-cell>
        </table:table-row>
      </table:table>
      <text:h text:outline-level="2"><text:bookmark text:name="TEI.postBox"/>&lt;postBox&gt;</text:h>
      <table:table table:name="table161" table:style-name="Table1">
        <table:table-column table:style-name="Table1.col1"/>
        <table:table-column table:style-name="Table2.col2"/>
        <table:table-row>
          <table:table-cell table:number-columns-spanned="2">
            <text:p><text:span text:style-name="Highlight">&lt;postBox&gt; </text:span>(<text:span>postal box or post office box</text:span>) <text:span>contains a number or other identifier for some postal delivery point other than a street address.</text:span> [<text:a xlink:type="simple" xlink:href="http://www.tei-c.org/release/doc/tei-p5-doc/en/html/CO.html#CONAAD">3.5.2. Address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addrPart</text:p>
          </table:table-cell>
        </table:table-row>
        <table:table-row>
          <table:table-cell>
            <text:p><text:span text:style-name="Highlight">Contained by</text:span></text:p>
          </table:table-cell>
          <table:table-cell>
            <text:p><text:span>core: </text:span><text:span>address</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postBox { att.global.attributes, text }</text:p>
          </table:table-cell>
        </table:table-row>
        <table:table-row>
          <table:table-cell>
            <text:p><text:span text:style-name="Highlight">Example</text:span></text:p>
          </table:table-cell>
          <table:table-cell>
            <text:p text:style-name="Preformatted_20_Text">&lt;postBox&gt;P.O. Box 280&lt;/postBox&gt;</text:p>
          </table:table-cell>
        </table:table-row>
        <table:table-row>
          <table:table-cell>
            <text:p><text:span text:style-name="Highlight">Example</text:span></text:p>
          </table:table-cell>
          <table:table-cell>
            <text:p text:style-name="Preformatted_20_Text">&lt;postBox&gt;Postbus 532&lt;/postBox&gt;</text:p>
          </table:table-cell>
        </table:table-row>
        <table:table-row>
          <table:table-cell>
            <text:p><text:span text:style-name="Highlight">Note</text:span></text:p>
          </table:table-cell>
          <table:table-cell>
            <text:p>The position and nature of postal codes is highly country-specific; the conventions appropriate to the country concerned should be used.</text:p>
          </table:table-cell>
        </table:table-row>
      </table:table>
      <text:h text:outline-level="2"><text:bookmark text:name="TEI.postCode"/>&lt;postCode&gt;</text:h>
      <table:table table:name="table162" table:style-name="Table1">
        <table:table-column table:style-name="Table1.col1"/>
        <table:table-column table:style-name="Table2.col2"/>
        <table:table-row>
          <table:table-cell table:number-columns-spanned="2">
            <text:p><text:span text:style-name="Highlight">&lt;postCode&gt; </text:span>(<text:span>postal code</text:span>) <text:span>contains a numerical or alphanumeric code used as part of a postal address to simplify sorting or delivery of mail.</text:span> [<text:a xlink:type="simple" xlink:href="http://www.tei-c.org/release/doc/tei-p5-doc/en/html/CO.html#CONAAD">3.5.2. Address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addrPart</text:p>
          </table:table-cell>
        </table:table-row>
        <table:table-row>
          <table:table-cell>
            <text:p><text:span text:style-name="Highlight">Contained by</text:span></text:p>
          </table:table-cell>
          <table:table-cell>
            <text:p><text:span>core: </text:span><text:span>address</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postCode { att.global.attributes, text }</text:p>
          </table:table-cell>
        </table:table-row>
        <table:table-row>
          <table:table-cell>
            <text:p><text:span text:style-name="Highlight">Example</text:span></text:p>
          </table:table-cell>
          <table:table-cell>
            <text:p text:style-name="Preformatted_20_Text">&lt;postCode&gt;HR1 3LR&lt;/postCode&gt;</text:p>
          </table:table-cell>
        </table:table-row>
        <table:table-row>
          <table:table-cell>
            <text:p><text:span text:style-name="Highlight">Example</text:span></text:p>
          </table:table-cell>
          <table:table-cell>
            <text:p text:style-name="Preformatted_20_Text">&lt;postCode&gt;60142-7&lt;/postCode&gt;</text:p>
          </table:table-cell>
        </table:table-row>
        <table:table-row>
          <table:table-cell>
            <text:p><text:span text:style-name="Highlight">Note</text:span></text:p>
          </table:table-cell>
          <table:table-cell>
            <text:p>The position and nature of postal codes is highly country-specific; the conventions appropriate to the country concerned should be used.</text:p>
          </table:table-cell>
        </table:table-row>
      </table:table>
      <text:h text:outline-level="2"><text:bookmark text:name="TEI.principal"/>&lt;principal&gt;</text:h>
      <table:table table:name="table163" table:style-name="Table1">
        <table:table-column table:style-name="Table1.col1"/>
        <table:table-column table:style-name="Table2.col2"/>
        <table:table-row>
          <table:table-cell table:number-columns-spanned="2">
            <text:p><text:span text:style-name="Highlight">&lt;principal&gt; </text:span>(<text:span>principal researcher</text:span>) <text:span>supplies the name of the principal researcher responsible for the creation of an electronic text.</text:span> [<text:a xlink:type="simple" xlink:href="http://www.tei-c.org/release/doc/tei-p5-doc/en/html/HD.html#HD21">2.2.1. The Title Statemen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anonical (<text:span text:style-name="Emphasis">@key</text:span>, <text:span text:style-name="Emphasis">@ref</text:span>) </text:p>
          </table:table-cell>
        </table:table-row>
        <table:table-row>
          <table:table-cell>
            <text:p><text:span text:style-name="Highlight">Member of</text:span></text:p>
          </table:table-cell>
          <table:table-cell>
            <text:p>model.respLike</text:p>
          </table:table-cell>
        </table:table-row>
        <table:table-row>
          <table:table-cell>
            <text:p><text:span text:style-name="Highlight">Contained by</text:span></text:p>
          </table:table-cell>
          <table:table-cell>
            <text:p><text:span>core: </text:span><text:span>bibl</text:span></text:p>
            <text:p><text:span>header: </text:span><text:span>editionStmt title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rincipal</text:p>
            <text:p text:style-name="Preformatted_20_Text">{</text:p>
            <text:p text:style-name="Preformatted_20_Text">   att.global.attributes,</text:p>
            <text:p text:style-name="Preformatted_20_Text">   att.canonical.attributes,</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principal ref="http://viaf.org/viaf/105517912"&gt;Gary Taylor&lt;/principal&gt;</text:p>
          </table:table-cell>
        </table:table-row>
      </table:table>
      <text:h text:outline-level="2"><text:bookmark text:name="TEI.profileDesc"/>&lt;profileDesc&gt;</text:h>
      <table:table table:name="table164" table:style-name="Table1">
        <table:table-column table:style-name="Table1.col1"/>
        <table:table-column table:style-name="Table2.col2"/>
        <table:table-row>
          <table:table-cell table:number-columns-spanned="2">
            <text:p><text:span text:style-name="Highlight">&lt;profileDesc&gt; </text:span>(<text:span>text-profile description</text:span>) <text:span>provides a detailed description of non-bibliographic aspects of a text, specifically the languages and sublanguages used, the situation in which it was produced, the participants and their setting.</text:span> [<text:a xlink:type="simple" xlink:href="http://www.tei-c.org/release/doc/tei-p5-doc/en/html/HD.html#HD4">2.4. The Profile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pus: </text:span><text:span>particDesc settingDesc</text:span></text:p>
            <text:p><text:span>header: </text:span><text:span>langUsage textClass</text:span></text:p>
          </table:table-cell>
        </table:table-row>
        <table:table-row>
          <table:table-cell>
            <text:p><text:span text:style-name="Highlight">Declaration</text:span></text:p>
          </table:table-cell>
          <table:table-cell>
            <text:p text:style-name="Preformatted_20_Text"/>
            <text:p text:style-name="Preformatted_20_Text">element profileDesc { att.global.attributes, ( model.profileDescPart* ) }</text:p>
          </table:table-cell>
        </table:table-row>
        <table:table-row>
          <table:table-cell>
            <text:p><text:span text:style-name="Highlight">Example</text:span></text:p>
          </table:table-cell>
          <table:table-cell>
            <text:p text:style-name="Preformatted_20_Text">&lt;profileDesc&gt;</text:p>
            <text:p text:style-name="Preformatted_20_Text"> &lt;langUsage&gt;</text:p>
            <text:p text:style-name="Preformatted_20_Text">  &lt;language ident="fr"&gt;French&lt;/language&gt;</text:p>
            <text:p text:style-name="Preformatted_20_Text"> &lt;/langUsage&gt;</text:p>
            <text:p text:style-name="Preformatted_20_Text"> &lt;textDesc n="novel"&gt;</text:p>
            <text:p text:style-name="Preformatted_20_Text">  &lt;channel mode="w"&gt;print; part issues&lt;/channel&gt;</text:p>
            <text:p text:style-name="Preformatted_20_Text">  &lt;constitution type="single"/&gt;</text:p>
            <text:p text:style-name="Preformatted_20_Text">  &lt;derivation type="original"/&gt;</text:p>
            <text:p text:style-name="Preformatted_20_Text">  &lt;domain type="art"/&gt;</text:p>
            <text:p text:style-name="Preformatted_20_Text">  &lt;factuality type="fiction"/&gt;</text:p>
            <text:p text:style-name="Preformatted_20_Text">  &lt;interaction type="none"/&gt;</text:p>
            <text:p text:style-name="Preformatted_20_Text">  &lt;preparedness type="prepared"/&gt;</text:p>
            <text:p text:style-name="Preformatted_20_Text">  &lt;purpose type="entertain" degree="high"/&gt;</text:p>
            <text:p text:style-name="Preformatted_20_Text">  &lt;purpose type="inform" degree="medium"/&gt;</text:p>
            <text:p text:style-name="Preformatted_20_Text"> &lt;/textDesc&gt;</text:p>
            <text:p text:style-name="Preformatted_20_Text"> &lt;settingDesc&gt;</text:p>
            <text:p text:style-name="Preformatted_20_Text">  &lt;setting&gt;</text:p>
            <text:p text:style-name="Preformatted_20_Text">   &lt;name&gt;Paris, France&lt;/name&gt;</text:p>
            <text:p text:style-name="Preformatted_20_Text">   &lt;time&gt;Late 19th century&lt;/time&gt;</text:p>
            <text:p text:style-name="Preformatted_20_Text">  &lt;/setting&gt;</text:p>
            <text:p text:style-name="Preformatted_20_Text"> &lt;/settingDesc&gt;</text:p>
            <text:p text:style-name="Preformatted_20_Text">&lt;/profileDesc&gt;</text:p>
          </table:table-cell>
        </table:table-row>
        <table:table-row>
          <table:table-cell>
            <text:p><text:span text:style-name="Highlight">Note</text:span></text:p>
          </table:table-cell>
          <table:table-cell>
            <text:p>Although the content model permits it, it is rarely meaningful to supply multiple occurrences for any of the child elements of &lt;profileDesc&gt; unless these are documenting multiple texts.In earlier versions of these Guidelines, it was required that the &lt;creation&gt; element appear first.</text:p>
          </table:table-cell>
        </table:table-row>
      </table:table>
      <text:h text:outline-level="2"><text:bookmark text:name="TEI.projectDesc"/>&lt;projectDesc&gt;</text:h>
      <table:table table:name="table165" table:style-name="Table1">
        <table:table-column table:style-name="Table1.col1"/>
        <table:table-column table:style-name="Table2.col2"/>
        <table:table-row>
          <table:table-cell table:number-columns-spanned="2">
            <text:p><text:span text:style-name="Highlight">&lt;projectDesc&gt; </text:span>(<text:span>project description</text:span>) <text:span>describes in detail the aim or purpose for which an electronic file was encoded, together with any other relevant information concerning the process by which it was assembled or collected.</text:span> [<text:a xlink:type="simple" xlink:href="http://www.tei-c.org/release/doc/tei-p5-doc/en/html/HD.html#HD51">2.3.1. The Project Description</text:a> <text:a xlink:type="simple" xlink:href="http://www.tei-c.org/release/doc/tei-p5-doc/en/html/HD.html#HD5">2.3. The Encoding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projectDesc</text:p>
            <text:p text:style-name="Preformatted_20_Text">{</text:p>
            <text:p text:style-name="Preformatted_20_Text">   att.global.attributes,</text:p>
            <text:p text:style-name="Preformatted_20_Text">   att.declarable.attributes,</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projectDesc&gt;</text:p>
            <text:p text:style-name="Preformatted_20_Text"> &lt;p&gt;Texts collected for use in the Claremont Shakespeare Clinic, June 1990&lt;/p&gt;</text:p>
            <text:p text:style-name="Preformatted_20_Text">&lt;/projectDesc&gt;</text:p>
          </table:table-cell>
        </table:table-row>
      </table:table>
      <text:h text:outline-level="2"><text:bookmark text:name="TEI.pubPlace"/>&lt;pubPlace&gt;</text:h>
      <table:table table:name="table166" table:style-name="Table1">
        <table:table-column table:style-name="Table1.col1"/>
        <table:table-column table:style-name="Table2.col2"/>
        <table:table-row>
          <table:table-cell table:number-columns-spanned="2">
            <text:p><text:span text:style-name="Highlight">&lt;pubPlace&gt; </text:span>(<text:span>publication place</text:span>) <text:span>contains the name of the place where a bibliographic item was published.</text:span>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imprintPart model.publicationStmtPart.detail</text:p>
          </table:table-cell>
        </table:table-row>
        <table:table-row>
          <table:table-cell>
            <text:p><text:span text:style-name="Highlight">Contained by</text:span></text:p>
          </table:table-cell>
          <table:table-cell>
            <text:p><text:span>core: </text:span><text:span>bibl imprint</text:span></text:p>
            <text:p><text:span>header: </text:span><text:span>publicationStmt</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ubPlace</text:p>
            <text:p text:style-name="Preformatted_20_Text">{</text:p>
            <text:p text:style-name="Preformatted_20_Text">   att.global.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ublicationStmt&gt;</text:p>
            <text:p text:style-name="Preformatted_20_Text"> &lt;publisher&gt;Oxford University Press&lt;/publisher&gt;</text:p>
            <text:p text:style-name="Preformatted_20_Text"> &lt;pubPlace&gt;Oxford&lt;/pubPlace&gt;</text:p>
            <text:p text:style-name="Preformatted_20_Text"> &lt;date&gt;1989&lt;/date&gt;</text:p>
            <text:p text:style-name="Preformatted_20_Text">&lt;/publicationStmt&gt;</text:p>
          </table:table-cell>
        </table:table-row>
      </table:table>
      <text:h text:outline-level="2"><text:bookmark text:name="TEI.publicationStmt"/>&lt;publicationStmt&gt;</text:h>
      <table:table table:name="table167" table:style-name="Table1">
        <table:table-column table:style-name="Table1.col1"/>
        <table:table-column table:style-name="Table2.col2"/>
        <table:table-row>
          <table:table-cell table:number-columns-spanned="2">
            <text:p><text:span text:style-name="Highlight">&lt;publicationStmt&gt; </text:span>(<text:span>publication statement</text:span>) <text:span>groups information concerning the publication or distribution of an electronic or other text.</text:span> [<text:a xlink:type="simple" xlink:href="http://www.tei-c.org/release/doc/tei-p5-doc/en/html/HD.html#HD24">2.2.4. Publication, Distribution, Licensing, etc.</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biblFull fileDesc</text:span></text:p>
          </table:table-cell>
        </table:table-row>
        <table:table-row>
          <table:table-cell>
            <text:p><text:span text:style-name="Highlight">May contain</text:span></text:p>
          </table:table-cell>
          <table:table-cell>
            <text:p><text:span>core: </text:span><text:span>address date p pubPlace publisher</text:span></text:p>
            <text:p><text:span>header: </text:span><text:span>authority availability distributor idno</text:span></text:p>
          </table:table-cell>
        </table:table-row>
        <table:table-row>
          <table:table-cell>
            <text:p><text:span text:style-name="Highlight">Declaration</text:span></text:p>
          </table:table-cell>
          <table:table-cell>
            <text:p text:style-name="Preformatted_20_Text"/>
            <text:p text:style-name="Preformatted_20_Text">element publicationStmt</text:p>
            <text:p text:style-name="Preformatted_20_Text">{</text:p>
            <text:p text:style-name="Preformatted_20_Text">   att.global.attributes,</text:p>
            <text:p text:style-name="Preformatted_20_Text">   (</text:p>
            <text:p text:style-name="Preformatted_20_Text">      (</text:p>
            <text:p text:style-name="Preformatted_20_Text">         ( model.publicationStmtPart.agency ),</text:p>
            <text:p text:style-name="Preformatted_20_Text">         model.publicationStmtPart.detail*</text:p>
            <text:p text:style-name="Preformatted_20_Text">      )+</text:p>
            <text:p text:style-name="Preformatted_20_Text">    | model.p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ublicationStmt&gt;</text:p>
            <text:p text:style-name="Preformatted_20_Text"> &lt;publisher&gt;C. Muquardt &lt;/publisher&gt;</text:p>
            <text:p text:style-name="Preformatted_20_Text"> &lt;pubPlace&gt;Bruxelles &amp;amp; Leipzig&lt;/pubPlace&gt;</text:p>
            <text:p text:style-name="Preformatted_20_Text"> &lt;date when="1846"/&gt;</text:p>
            <text:p text:style-name="Preformatted_20_Text">&lt;/publicationStmt&gt;</text:p>
          </table:table-cell>
        </table:table-row>
        <table:table-row>
          <table:table-cell>
            <text:p><text:span text:style-name="Highlight">Example</text:span></text:p>
          </table:table-cell>
          <table:table-cell>
            <text:p text:style-name="Preformatted_20_Text">&lt;publicationStmt&gt;</text:p>
            <text:p text:style-name="Preformatted_20_Text"> &lt;publisher&gt;Chadwyck Healey&lt;/publisher&gt;</text:p>
            <text:p text:style-name="Preformatted_20_Text"> &lt;pubPlace&gt;Cambridge&lt;/pubPlace&gt;</text:p>
            <text:p text:style-name="Preformatted_20_Text"> &lt;availability&gt;</text:p>
            <text:p text:style-name="Preformatted_20_Text">  &lt;p&gt;Available under licence only&lt;/p&gt;</text:p>
            <text:p text:style-name="Preformatted_20_Text"> &lt;/availability&gt;</text:p>
            <text:p text:style-name="Preformatted_20_Text"> &lt;date when="1992"&gt;1992&lt;/date&gt;</text:p>
            <text:p text:style-name="Preformatted_20_Text">&lt;/publicationStmt&gt;</text:p>
          </table:table-cell>
        </table:table-row>
        <table:table-row>
          <table:table-cell>
            <text:p><text:span text:style-name="Highlight">Note</text:span></text:p>
          </table:table-cell>
          <table:table-cell>
            <text:p>Where a publication statement contains several members of the <text:span text:style-name="User_20_Entry">model.publicationStmtPart</text:span> classes rather than one or more paragraphs or anonymous blocks, care should be taken to ensure that the repeated elements are presented in a meaningful order. It is a conformance requirement that elements supplying information about publication place, address, identifier, availability, and date be given following the name of the publisher, distributor, or authority concerned, and preferably in that order.</text:p>
          </table:table-cell>
        </table:table-row>
      </table:table>
      <text:h text:outline-level="2"><text:bookmark text:name="TEI.publisher"/>&lt;publisher&gt;</text:h>
      <table:table table:name="table168" table:style-name="Table1">
        <table:table-column table:style-name="Table1.col1"/>
        <table:table-column table:style-name="Table2.col2"/>
        <table:table-row>
          <table:table-cell table:number-columns-spanned="2">
            <text:p><text:span text:style-name="Highlight">&lt;publisher&gt; </text:span><text:span>provides the name of the organization responsible for the publication or distribution of a bibliographic item.</text:span> [<text:a xlink:type="simple" xlink:href="http://www.tei-c.org/release/doc/tei-p5-doc/en/html/CO.html#COBICOI">3.11.2.4. Imprint, Size of a Document, and Reprint Information</text:a>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imprintPart model.publicationStmtPart.agency</text:p>
          </table:table-cell>
        </table:table-row>
        <table:table-row>
          <table:table-cell>
            <text:p><text:span text:style-name="Highlight">Contained by</text:span></text:p>
          </table:table-cell>
          <table:table-cell>
            <text:p><text:span>core: </text:span><text:span>bibl imprint</text:span></text:p>
            <text:p><text:span>header: </text:span><text:span>publicationStmt</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ublisher { att.global.attributes, macro.phraseSeq }</text:p>
          </table:table-cell>
        </table:table-row>
        <table:table-row>
          <table:table-cell>
            <text:p><text:span text:style-name="Highlight">Example</text:span></text:p>
          </table:table-cell>
          <table:table-cell>
            <text:p text:style-name="Preformatted_20_Text">&lt;imprint&gt;</text:p>
            <text:p text:style-name="Preformatted_20_Text"> &lt;pubPlace&gt;Oxford&lt;/pubPlace&gt;</text:p>
            <text:p text:style-name="Preformatted_20_Text"> &lt;publisher&gt;Clarendon Press&lt;/publisher&gt;</text:p>
            <text:p text:style-name="Preformatted_20_Text"> &lt;date&gt;1987&lt;/date&gt;</text:p>
            <text:p text:style-name="Preformatted_20_Text">&lt;/imprint&gt;</text:p>
          </table:table-cell>
        </table:table-row>
        <table:table-row>
          <table:table-cell>
            <text:p><text:span text:style-name="Highlight">Note</text:span></text:p>
          </table:table-cell>
          <table:table-cell>
            <text:p>Use the full form of the name by which a company is usually referred to, rather than any abbreviation of it which may appear on a title page</text:p>
          </table:table-cell>
        </table:table-row>
      </table:table>
      <text:h text:outline-level="2"><text:bookmark text:name="TEI.punctuation"/>&lt;punctuation&gt;</text:h>
      <table:table table:name="table169" table:style-name="Table1">
        <table:table-column table:style-name="Table1.col1"/>
        <table:table-column table:style-name="Table2.col2"/>
        <table:table-row>
          <table:table-cell table:number-columns-spanned="2">
            <text:p><text:span text:style-name="Highlight">&lt;punctuation&gt; </text:span><text:span>specifies editorial practice adopted with respect to punctuation marks in the original.</text:span> [<text:a xlink:type="simple" xlink:href="http://www.tei-c.org/release/doc/tei-p5-doc/en/html/HD.html#HD53">2.3.3. The Editorial Practices Declaration</text:a> <text:a xlink:type="simple" xlink:href="http://www.tei-c.org/release/doc/tei-p5-doc/en/html/CO.html#COPU">3.2. Treatment of Punctu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declarable (<text:span text:style-name="Emphasis">@default</text:span>) 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170" table:style-name="Table1">
              <table:table-column table:style-name="Table1.col1"/>
              <table:table-column table:style-name="Table2.col2"/>
              <table:table-row>
                <table:table-cell>
                  <text:p>marks</text:p>
                </table:table-cell>
                <table:table-cell>
                  <text:p><text:span>indicates whether or not punctation marks have been retained as content within the text.</text:span></text:p>
                  <table:table table:name="table17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one</text:p>
                        <text:p text:style-name="List_20_Contents"><text:span>no punctuation marks have been retained</text:span></text:p>
                        <text:p text:style-name="List_20_Heading">some</text:p>
                        <text:p text:style-name="List_20_Contents"><text:span>some punctuation marks have been retained</text:span></text:p>
                        <text:p text:style-name="List_20_Heading">all</text:p>
                        <text:p text:style-name="List_20_Contents"><text:span>all punctuation marks have been retained</text:span></text:p>
                      </table:table-cell>
                    </table:table-row>
                  </table:table>
                </table:table-cell>
              </table:table-row>
              <table:table-row>
                <table:table-cell>
                  <text:p>placement</text:p>
                </table:table-cell>
                <table:table-cell>
                  <text:p><text:span>indicates whether punctation marks have been captured inside or outside of an adjacent element.</text:span></text:p>
                  <table:table table:name="table17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internal</text:p>
                        <text:p text:style-name="List_20_Contents"><text:span>punctuation marks are captured inside adjacent elements</text:span></text:p>
                        <text:p text:style-name="List_20_Heading">external</text:p>
                        <text:p text:style-name="List_20_Contents"><text:span>punctuation marks are captured outside adjacent elements</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punctuation</text:p>
            <text:p text:style-name="Preformatted_20_Text">{</text:p>
            <text:p text:style-name="Preformatted_20_Text">   att.declarable.attributes,</text:p>
            <text:p text:style-name="Preformatted_20_Text">   att.global.attributes,</text:p>
            <text:p text:style-name="Preformatted_20_Text">   attribute marks { "none" | "some" | "all" }?,</text:p>
            <text:p text:style-name="Preformatted_20_Text">   attribute placement { "internal" | "external" }?,</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punctuation marks="all"</text:p>
            <text:p text:style-name="Preformatted_20_Text"> placement="internal"&gt;</text:p>
            <text:p text:style-name="Preformatted_20_Text"> &lt;p&gt;All punctuation marks in the source text have been retained and represented using the</text:p>
            <text:p text:style-name="Preformatted_20_Text">   appropriate Unicode code point. In cases where a punctuation mark and nearby markup convey</text:p>
            <text:p text:style-name="Preformatted_20_Text">   the same information (for example, a sentence ends with a question mark and is also tagged</text:p>
            <text:p text:style-name="Preformatted_20_Text">   as &lt;gi&gt;s&lt;/gi&gt;) the punctuation mark is captured as content within the element.</text:p>
            <text:p text:style-name="Preformatted_20_Text"> &lt;/p&gt;</text:p>
            <text:p text:style-name="Preformatted_20_Text">&lt;/punctuation&gt;</text:p>
          </table:table-cell>
        </table:table-row>
      </table:table>
      <text:h text:outline-level="2"><text:bookmark text:name="TEI.quotation"/>&lt;quotation&gt;</text:h>
      <table:table table:name="table173" table:style-name="Table1">
        <table:table-column table:style-name="Table1.col1"/>
        <table:table-column table:style-name="Table2.col2"/>
        <table:table-row>
          <table:table-cell table:number-columns-spanned="2">
            <text:p><text:span text:style-name="Highlight">&lt;quotation&gt; </text:span><text:span>specifies editorial practice adopted with respect to quotation marks in the original.</text:span> [<text:a xlink:type="simple" xlink:href="http://www.tei-c.org/release/doc/tei-p5-doc/en/html/HD.html#HD53">2.3.3. The Editorial Practices Declara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 table:name="table174" table:style-name="Table1">
              <table:table-column table:style-name="Table1.col1"/>
              <table:table-column table:style-name="Table2.col2"/>
              <table:table-row>
                <table:table-cell>
                  <text:p>marks</text:p>
                </table:table-cell>
                <table:table-cell>
                  <text:p>(<text:span>quotation marks</text:span>) <text:span>indicates whether or not quotation marks have been retained as content within the text.</text:span></text:p>
                  <table:table table:name="table17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one</text:p>
                        <text:p text:style-name="List_20_Contents"><text:span>no quotation marks have been retained</text:span></text:p>
                        <text:p text:style-name="List_20_Heading">some</text:p>
                        <text:p text:style-name="List_20_Contents"><text:span>some quotation marks have been retained</text:span></text:p>
                        <text:p text:style-name="List_20_Heading">all</text:p>
                        <text:p text:style-name="List_20_Contents"><text:span>all quotation marks have been retained</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quotation</text:p>
            <text:p text:style-name="Preformatted_20_Text">{</text:p>
            <text:p text:style-name="Preformatted_20_Text">   att.global.attributes,</text:p>
            <text:p text:style-name="Preformatted_20_Text">   att.declarable.attributes,</text:p>
            <text:p text:style-name="Preformatted_20_Text">   attribute marks { "none" | "some" | "all" }?,</text:p>
            <text:p text:style-name="Preformatted_20_Text">   model.pLike*</text:p>
            <text:p text:style-name="Preformatted_20_Text">}</text:p>
          </table:table-cell>
        </table:table-row>
        <table:table-row>
          <table:table-cell>
            <text:p><text:span text:style-name="Highlight">Schematron</text:span></text:p>
          </table:table-cell>
          <table:table-cell>
            <text:p>
&lt;s:report test="not(@marks) and not (tei:p)"&gt;On &lt;s:name/&gt;, either the @marks attribute should be used, or a paragraph of description provided&lt;/s:report&gt;</text:p>
          </table:table-cell>
        </table:table-row>
        <table:table-row>
          <table:table-cell>
            <text:p><text:span text:style-name="Highlight">Example</text:span></text:p>
          </table:table-cell>
          <table:table-cell>
            <text:p text:style-name="Preformatted_20_Text">&lt;quotation marks="none"&gt;</text:p>
            <text:p text:style-name="Preformatted_20_Text"> &lt;p&gt;No quotation marks have been retained. Instead, the &lt;att&gt;rend&lt;/att&gt; attribute on the</text:p>
            <text:p text:style-name="Preformatted_20_Text"> &lt;gi&gt;q&lt;/gi&gt; element is used to specify what kinds of quotation mark was used, according</text:p>
            <text:p text:style-name="Preformatted_20_Text">   to the following list: &lt;list type="gloss"&gt;</text:p>
            <text:p text:style-name="Preformatted_20_Text">   &lt;label&gt;dq&lt;/label&gt;</text:p>
            <text:p text:style-name="Preformatted_20_Text">   &lt;item&gt;double quotes, open and close&lt;/item&gt;</text:p>
            <text:p text:style-name="Preformatted_20_Text">   &lt;label&gt;sq&lt;/label&gt;</text:p>
            <text:p text:style-name="Preformatted_20_Text">   &lt;item&gt;single quotes, open and close&lt;/item&gt;</text:p>
            <text:p text:style-name="Preformatted_20_Text">   &lt;label&gt;dash&lt;/label&gt;</text:p>
            <text:p text:style-name="Preformatted_20_Text">   &lt;item&gt;long dash open, no close&lt;/item&gt;</text:p>
            <text:p text:style-name="Preformatted_20_Text">   &lt;label&gt;dg&lt;/label&gt;</text:p>
            <text:p text:style-name="Preformatted_20_Text">   &lt;item&gt;double guillemets, open and close&lt;/item&gt;</text:p>
            <text:p text:style-name="Preformatted_20_Text">  &lt;/list&gt;</text:p>
            <text:p text:style-name="Preformatted_20_Text"> &lt;/p&gt;</text:p>
            <text:p text:style-name="Preformatted_20_Text">&lt;/quotation&gt;</text:p>
          </table:table-cell>
        </table:table-row>
        <table:table-row>
          <table:table-cell>
            <text:p><text:span text:style-name="Highlight">Example</text:span></text:p>
          </table:table-cell>
          <table:table-cell>
            <text:p text:style-name="Preformatted_20_Text">&lt;quotation marks="all"&gt;</text:p>
            <text:p text:style-name="Preformatted_20_Text"> &lt;p&gt;All quotation marks are retained in the text and are represented by appropriate Unicode</text:p>
            <text:p text:style-name="Preformatted_20_Text">   characters.&lt;/p&gt;</text:p>
            <text:p text:style-name="Preformatted_20_Text">&lt;/quotation&gt;</text:p>
          </table:table-cell>
        </table:table-row>
      </table:table>
      <text:h text:outline-level="2"><text:bookmark text:name="TEI.ref"/>&lt;ref&gt;</text:h>
      <table:table table:name="table176" table:style-name="Table1">
        <table:table-column table:style-name="Table1.col1"/>
        <table:table-column table:style-name="Table2.col2"/>
        <table:table-row>
          <table:table-cell table:number-columns-spanned="2">
            <text:p><text:span text:style-name="Highlight">&lt;ref&gt; </text:span>(<text:span>reference</text:span>) <text:span>defines a reference to another location, possibly modified by additional text or comment.</text:span> [<text:a xlink:type="simple" xlink:href="http://www.tei-c.org/release/doc/tei-p5-doc/en/html/CO.html#COXR">3.6. Simple Links and Cross-References</text:a> <text:a xlink:type="simple" xlink:href="http://www.tei-c.org/release/doc/tei-p5-doc/en/html/SA.html#SAPT">16.1. Link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ointing (<text:span text:style-name="Emphasis">@target</text:span>) att.typed (<text:span text:style-name="Emphasis">@type</text:span>) </text:p>
          </table:table-cell>
        </table:table-row>
        <table:table-row>
          <table:table-cell>
            <text:p><text:span text:style-name="Highlight">Member of</text:span></text:p>
          </table:table-cell>
          <table:table-cell>
            <text:p>model.ptrLike </text:p>
          </table:table-cell>
        </table:table-row>
        <table:table-row>
          <table:table-cell>
            <text:p><text:span text:style-name="Highlight">Contained by</text:span></text:p>
          </table:table-cell>
          <table:table-cell>
            <text:p><text:span>analysis: </text:span><text:span>s</text:span></text:p>
            <text:p><text:span>core: </text:span><text:span>addrLine analytic author bibl biblScope biblStruct citedRange date desc editor email head item label meeting monogr note p pubPlace publisher ref resp series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bibl biblStruct date desc email gap label list listBibl note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ref</text:p>
            <text:p text:style-name="Preformatted_20_Text">{</text:p>
            <text:p text:style-name="Preformatted_20_Text">   att.global.attributes,</text:p>
            <text:p text:style-name="Preformatted_20_Text">   att.pointing.attributes,</text:p>
            <text:p text:style-name="Preformatted_20_Text">   att.typed.attributes,</text:p>
            <text:p text:style-name="Preformatted_20_Text">   macro.paraContent</text:p>
            <text:p text:style-name="Preformatted_20_Text">}</text:p>
          </table:table-cell>
        </table:table-row>
        <table:table-row>
          <table:table-cell>
            <text:p><text:span text:style-name="Highlight">Schematron</text:span></text:p>
          </table:table-cell>
          <table:table-cell>
            <text:p>
&lt;s:report test="@target and @cRef"&gt;Only one of the
 attributes @target' and @cRef' may be supplied on &lt;s:name/&gt;&lt;/s:report&gt;</text:p>
          </table:table-cell>
        </table:table-row>
        <table:table-row>
          <table:table-cell>
            <text:p><text:span text:style-name="Highlight">Example</text:span></text:p>
          </table:table-cell>
          <table:table-cell>
            <text:p text:style-name="Preformatted_20_Text">See especially &lt;ref target="http://www.natcorp.ox.ac.uk/Texts/A02.xml#s2"&gt;the second</text:p>
            <text:p text:style-name="Preformatted_20_Text"> sentence&lt;/ref&gt;</text:p>
          </table:table-cell>
        </table:table-row>
        <table:table-row>
          <table:table-cell>
            <text:p><text:span text:style-name="Highlight">Example</text:span></text:p>
          </table:table-cell>
          <table:table-cell>
            <text:p text:style-name="Preformatted_20_Text">See also &lt;ref target="#locution"&gt;s.v. &lt;term&gt;locution&lt;/term&gt;</text:p>
            <text:p text:style-name="Preformatted_20_Text">&lt;/ref&gt;.</text:p>
          </table:table-cell>
        </table:table-row>
        <table:table-row>
          <table:table-cell>
            <text:p><text:span text:style-name="Highlight">Note</text:span></text:p>
          </table:table-cell>
          <table:table-cell>
            <text:p>The <text:span text:style-name="Emphasis">target</text:span> and <text:span text:style-name="Emphasis">cRef</text:span> attributes are mutually exclusive.</text:p>
          </table:table-cell>
        </table:table-row>
      </table:table>
      <text:h text:outline-level="2"><text:bookmark text:name="TEI.region"/>&lt;region&gt;</text:h>
      <table:table table:name="table177" table:style-name="Table1">
        <table:table-column table:style-name="Table1.col1"/>
        <table:table-column table:style-name="Table2.col2"/>
        <table:table-row>
          <table:table-cell table:number-columns-spanned="2">
            <text:p><text:span text:style-name="Highlight">&lt;region&gt; </text:span><text:span>contains the name of an administrative unit such as a state, province, or county, larger than a settlement, but smaller than a country.</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 att.typed (<text:span text:style-name="Emphasis">@type</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laceNamePart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region</text:p>
            <text:p text:style-name="Preformatted_20_Text">{</text:p>
            <text:p text:style-name="Preformatted_20_Text">   att.global.attributes,</text:p>
            <text:p text:style-name="Preformatted_20_Text">   att.naming.attributes,</text:p>
            <text:p text:style-name="Preformatted_20_Text">   att.typed.attributes,</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laceName&gt;</text:p>
            <text:p text:style-name="Preformatted_20_Text"> &lt;region type="state" n="IL"&gt;Illinois&lt;/region&gt;</text:p>
            <text:p text:style-name="Preformatted_20_Text">&lt;/placeName&gt;</text:p>
          </table:table-cell>
        </table:table-row>
      </table:table>
      <text:h text:outline-level="2"><text:bookmark text:name="TEI.relation"/>&lt;relation&gt;</text:h>
      <table:table table:name="table178" table:style-name="Table1">
        <table:table-column table:style-name="Table1.col1"/>
        <table:table-column table:style-name="Table2.col2"/>
        <table:table-row>
          <table:table-cell table:number-columns-spanned="2">
            <text:p><text:span text:style-name="Highlight">&lt;relation&gt; </text:span>(<text:span>relationship</text:span>) <text:span>describes any kind of relationship or linkage amongst a specified group of places, events, persons, objects or other items.</text:span> [<text:a xlink:type="simple" xlink:href="http://www.tei-c.org/release/doc/tei-p5-doc/en/html/ND.html#NDPERSREL">13.3.2.3. Personal Relationship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canonical (<text:span text:style-name="Emphasis">@key</text:span>, <text:span text:style-name="Emphasis">@ref</text:span>) att.typed (<text:span text:style-name="Emphasis">@type</text:span>) </text:p>
            <table:table table:name="table179" table:style-name="Table1">
              <table:table-column table:style-name="Table1.col1"/>
              <table:table-column table:style-name="Table2.col2"/>
              <table:table-row>
                <table:table-cell>
                  <text:p>name</text:p>
                </table:table-cell>
                <table:table-cell>
                  <text:p><text:span>supplies a name for the kind of relationship of which this is an instance.</text:span></text:p>
                  <table:table table:name="table18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
                </table:table-cell>
              </table:table-row>
              <table:table-row>
                <table:table-cell>
                  <text:p>active</text:p>
                </table:table-cell>
                <table:table-cell>
                  <text:p><text:span>identifies the <text:span>‘active’</text:span> participants in a non-mutual relationship, or all the participants in a mutual one.</text:span></text:p>
                  <table:table table:name="table18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mutual</text:p>
                </table:table-cell>
                <table:table-cell>
                  <text:p><text:span>supplies a list of participants amongst all of whom the relationship holds equally.</text:span></text:p>
                  <table:table table:name="table18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passive</text:p>
                </table:table-cell>
                <table:table-cell>
                  <text:p><text:span>identifies the <text:span>‘passive’</text:span> participants in a non-mutual relationship.</text:span></text:p>
                  <table:table table:name="table18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Contained by</text:span></text:p>
          </table:table-cell>
          <table:table-cell>
            <text:p><text:span>core: </text:span><text:span>listBibl</text:span></text:p>
            <text:p><text:span>namesdates: </text:span><text:span>listEvent listOrg listPerson listPlace listRelation</text:span></text:p>
          </table:table-cell>
        </table:table-row>
        <table:table-row>
          <table:table-cell>
            <text:p><text:span text:style-name="Highlight">May contain</text:span></text:p>
          </table:table-cell>
          <table:table-cell>
            <text:p><text:span>core: </text:span><text:span>desc</text:span></text:p>
          </table:table-cell>
        </table:table-row>
        <table:table-row>
          <table:table-cell>
            <text:p><text:span text:style-name="Highlight">Declaration</text:span></text:p>
          </table:table-cell>
          <table:table-cell>
            <text:p text:style-name="Preformatted_20_Text"/>
            <text:p text:style-name="Preformatted_20_Text">element relation</text:p>
            <text:p text:style-name="Preformatted_20_Text">{</text:p>
            <text:p text:style-name="Preformatted_20_Text">   att.global.attributes,</text:p>
            <text:p text:style-name="Preformatted_20_Text">   att.datable.attributes,</text:p>
            <text:p text:style-name="Preformatted_20_Text">   att.canonical.attributes,</text:p>
            <text:p text:style-name="Preformatted_20_Text">   att.typed.attributes,</text:p>
            <text:p text:style-name="Preformatted_20_Text">   attribute name { data.enumerated }?,</text:p>
            <text:p text:style-name="Preformatted_20_Text">   (</text:p>
            <text:p text:style-name="Preformatted_20_Text">      attribute active { list { data.pointer+ } }?</text:p>
            <text:p text:style-name="Preformatted_20_Text">    | attribute mutual { list { data.pointer+ } }?</text:p>
            <text:p text:style-name="Preformatted_20_Text">   ),</text:p>
            <text:p text:style-name="Preformatted_20_Text">   attribute passive { list { data.pointer+ } }?,</text:p>
            <text:p text:style-name="Preformatted_20_Text">   desc?</text:p>
            <text:p text:style-name="Preformatted_20_Text">}</text:p>
          </table:table-cell>
        </table:table-row>
        <table:table-row>
          <table:table-cell>
            <text:p><text:span text:style-name="Highlight">Schematron</text:span></text:p>
          </table:table-cell>
          <table:table-cell>
            <text:p>
&lt;s:assert test="@ref or @key or @name"&gt;One of the attributes 'name', 'ref' or 'key' must be supplied&lt;/s:assert&gt;</text:p>
          </table:table-cell>
        </table:table-row>
        <table:table-row>
          <table:table-cell>
            <text:p><text:span text:style-name="Highlight">Schematron</text:span></text:p>
          </table:table-cell>
          <table:table-cell>
            <text:p>
&lt;s:report test="@active and @mutual"&gt;Only one of the attributes
 @active and @mutual may be supplied&lt;/s:report&gt;</text:p>
          </table:table-cell>
        </table:table-row>
        <table:table-row>
          <table:table-cell>
            <text:p><text:span text:style-name="Highlight">Schematron</text:span></text:p>
          </table:table-cell>
          <table:table-cell>
            <text:p>
&lt;s:report test="@passive and not(@active)"&gt;the attribute 'passive'
 may be supplied only if the attribute 'active' is
 supplied&lt;/s:report&gt;</text:p>
          </table:table-cell>
        </table:table-row>
        <table:table-row>
          <table:table-cell>
            <text:p><text:span text:style-name="Highlight">Example</text:span></text:p>
          </table:table-cell>
          <table:table-cell>
            <text:p text:style-name="Preformatted_20_Text">&lt;relation type="social" name="supervisor"</text:p>
            <text:p text:style-name="Preformatted_20_Text"> active="#p1" passive="#p2 #p3 #p4"/&gt;</text:p>
            <text:p>This indicates that the person with identifier p1 is supervisor of persons p2, p3, and p4.</text:p>
          </table:table-cell>
        </table:table-row>
        <table:table-row>
          <table:table-cell>
            <text:p><text:span text:style-name="Highlight">Example</text:span></text:p>
          </table:table-cell>
          <table:table-cell>
            <text:p text:style-name="Preformatted_20_Text">&lt;relation type="personal" name="friends"</text:p>
            <text:p text:style-name="Preformatted_20_Text"> mutual="#p2 #p3 #p4"/&gt;</text:p>
            <text:p>This indicates that p2, p3, and p4 are all friends.</text:p>
          </table:table-cell>
        </table:table-row>
        <table:table-row>
          <table:table-cell>
            <text:p><text:span text:style-name="Highlight">Example</text:span></text:p>
          </table:table-cell>
          <table:table-cell>
            <text:p text:style-name="Preformatted_20_Text">&lt;relation type="CRM"</text:p>
            <text:p text:style-name="Preformatted_20_Text"> name="P89_falls_within"</text:p>
            <text:p text:style-name="Preformatted_20_Text"> active="http://id.clarosnet.org/places/metamorphoses/place/italy-orvieto"</text:p>
            <text:p text:style-name="Preformatted_20_Text"> passive="http://id.clarosnet.org/places/metamorphoses/country/IT"/&gt;</text:p>
            <text:p>This indicates that there is a relation, defined by CIDOC CRM, between two resources identified by URLs.</text:p>
          </table:table-cell>
        </table:table-row>
        <table:table-row>
          <table:table-cell>
            <text:p><text:span text:style-name="Highlight">Example</text:span></text:p>
          </table:table-cell>
          <table:table-cell>
            <text:p text:style-name="Preformatted_20_Text">&lt;relation resp="http://viaf.org/viaf/44335536/"</text:p>
            <text:p text:style-name="Preformatted_20_Text"> ref="http://purl.org/saws/ontology#isVariantOf"</text:p>
            <text:p text:style-name="Preformatted_20_Text"> active="http://www.ancientwisdoms.ac.uk/cts/urn:cts:greekLit:tlg3017.Syno298.sawsGrc01:divedition.divsection1.o14.a107"</text:p>
            <text:p text:style-name="Preformatted_20_Text"> passive="http://data.perseus.org/citations/urn:cts:greekLit:tlg0031.tlg002.perseus-grc1:9.35"/&gt;</text:p>
            <text:p>This example records a relationship, defined by the SAWS ontology, between a passage of text identified by a CTS URN, and a variant passage of text in the Perseus Digital Library, and assigns the identification of the relationship to a particular editor (all using resolvable URIs).</text:p>
          </table:table-cell>
        </table:table-row>
        <table:table-row>
          <table:table-cell>
            <text:p><text:span text:style-name="Highlight">Note</text:span></text:p>
          </table:table-cell>
          <table:table-cell>
            <text:p>Only one of the attributes <text:span text:style-name="Emphasis">active</text:span> and <text:span text:style-name="Emphasis">mutual</text:span> may be supplied; the attribute <text:span text:style-name="Emphasis">passive</text:span> may be supplied only if the attribute <text:span text:style-name="Emphasis">active</text:span> is supplied. Not all of these constraints can be enforced in all schema languages.</text:p>
          </table:table-cell>
        </table:table-row>
      </table:table>
      <text:h text:outline-level="2"><text:bookmark text:name="TEI.residence"/>&lt;residence&gt;</text:h>
      <table:table table:name="table184" table:style-name="Table1">
        <table:table-column table:style-name="Table1.col1"/>
        <table:table-column table:style-name="Table2.col2"/>
        <table:table-row>
          <table:table-cell table:number-columns-spanned="2">
            <text:p><text:span text:style-name="Highlight">&lt;residence&gt; </text:span><text:span>describes a person's present or past places of residen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residence</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residence&gt;Childhood in East Africa and long term resident of Glasgow, Scotland.&lt;/residence&gt;</text:p>
          </table:table-cell>
        </table:table-row>
        <table:table-row>
          <table:table-cell>
            <text:p><text:span text:style-name="Highlight">Example</text:span></text:p>
          </table:table-cell>
          <table:table-cell>
            <text:p text:style-name="Preformatted_20_Text">&lt;residence notAfter="1997"&gt;Mbeni estate, Dzukumura region, Matabele land&lt;/residence&gt;</text:p>
            <text:p text:style-name="Preformatted_20_Text">&lt;residence notBefore="1903" notAfter="1996"&gt;</text:p>
            <text:p text:style-name="Preformatted_20_Text"> &lt;placeName&gt;</text:p>
            <text:p text:style-name="Preformatted_20_Text">  &lt;settlement&gt;Glasgow&lt;/settlement&gt;</text:p>
            <text:p text:style-name="Preformatted_20_Text">  &lt;region&gt;Scotland&lt;/region&gt;</text:p>
            <text:p text:style-name="Preformatted_20_Text"> &lt;/placeName&gt;</text:p>
            <text:p text:style-name="Preformatted_20_Text">&lt;/residence&gt;</text:p>
          </table:table-cell>
        </table:table-row>
      </table:table>
      <text:h text:outline-level="2"><text:bookmark text:name="TEI.resp"/>&lt;resp&gt;</text:h>
      <table:table table:name="table185" table:style-name="Table1">
        <table:table-column table:style-name="Table1.col1"/>
        <table:table-column table:style-name="Table2.col2"/>
        <table:table-row>
          <table:table-cell table:number-columns-spanned="2">
            <text:p><text:span text:style-name="Highlight">&lt;resp&gt; </text:span>(<text:span>responsibility</text:span>) <text:span>contains a phrase describing the nature of a person's intellectual responsibility, or an organization's role in the production or distribution of a work.</text:span> [<text:a xlink:type="simple" xlink:href="http://www.tei-c.org/release/doc/tei-p5-doc/en/html/CO.html#COBICOR">3.11.2.2. Titles, Authors, and Editors</text:a> <text:a xlink:type="simple" xlink:href="http://www.tei-c.org/release/doc/tei-p5-doc/en/html/HD.html#HD21">2.2.1. The Title Statement</text:a> <text:a xlink:type="simple" xlink:href="http://www.tei-c.org/release/doc/tei-p5-doc/en/html/HD.html#HD22">2.2.2. The Edition Statement</text:a> <text:a xlink:type="simple" xlink:href="http://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anonical (<text:span text:style-name="Emphasis">@key</text:span>, <text:span text:style-name="Emphasis">@ref</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Contained by</text:span></text:p>
          </table:table-cell>
          <table:table-cell>
            <text:p><text:span>core: </text:span><text:span>resp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resp</text:p>
            <text:p text:style-name="Preformatted_20_Text">{</text:p>
            <text:p text:style-name="Preformatted_20_Text">   att.global.attributes,</text:p>
            <text:p text:style-name="Preformatted_20_Text">   att.canonical.attributes,</text:p>
            <text:p text:style-name="Preformatted_20_Text">   att.datable.attributes,</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respStmt&gt;</text:p>
            <text:p text:style-name="Preformatted_20_Text"> &lt;resp ref="http://id.loc.gov/vocabulary/relators/com.html"&gt;compiler&lt;/resp&gt;</text:p>
            <text:p text:style-name="Preformatted_20_Text"> &lt;name&gt;Edward Child&lt;/name&gt;</text:p>
            <text:p text:style-name="Preformatted_20_Text">&lt;/respStmt&gt;</text:p>
          </table:table-cell>
        </table:table-row>
        <table:table-row>
          <table:table-cell>
            <text:p><text:span text:style-name="Highlight">Note</text:span></text:p>
          </table:table-cell>
          <table:table-cell>
            <text:p>The attributes <text:span text:style-name="Emphasis">key</text:span> or <text:span text:style-name="Emphasis">ref</text:span>, inherited from the class <text:span>att.canonical</text:span> may be used to indicate the kind of responsibility in a normalized form, by referring directly (using <text:span text:style-name="Emphasis">ref</text:span>) or indirectly (using <text:span text:style-name="Emphasis">key</text:span>) to a standardized list of responsibility types, such as that maintained by a naming authority, for example the list maintained at <text:a xlink:type="simple" xlink:href="http://www.loc.gov/marc/relators/relacode.html">http://www.loc.gov/marc/relators/relacode.html</text:a> for bibliographic usage.</text:p>
          </table:table-cell>
        </table:table-row>
      </table:table>
      <text:h text:outline-level="2"><text:bookmark text:name="TEI.respStmt"/>&lt;respStmt&gt;</text:h>
      <table:table table:name="table186" table:style-name="Table1">
        <table:table-column table:style-name="Table1.col1"/>
        <table:table-column table:style-name="Table2.col2"/>
        <table:table-row>
          <table:table-cell table:number-columns-spanned="2">
            <text:p><text:span text:style-name="Highlight">&lt;respStmt&gt; </text:span>(<text:span>statement of responsibility</text:span>) <text:span>supplies a statement of responsibility for the intellectual content of a text, edition, recording, or series, where the specialized elements for authors, editors, etc. do not suffice or do not apply. May also be used to encode information about individuals or organizations which have played a role in the production or distribution of a bibliographic work.</text:span> [<text:a xlink:type="simple" xlink:href="http://www.tei-c.org/release/doc/tei-p5-doc/en/html/CO.html#COBICOR">3.11.2.2. Titles, Authors, and Editors</text:a> <text:a xlink:type="simple" xlink:href="http://www.tei-c.org/release/doc/tei-p5-doc/en/html/HD.html#HD21">2.2.1. The Title Statement</text:a> <text:a xlink:type="simple" xlink:href="http://www.tei-c.org/release/doc/tei-p5-doc/en/html/HD.html#HD22">2.2.2. The Edition Statement</text:a> <text:a xlink:type="simple" xlink:href="http://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anonical (<text:span text:style-name="Emphasis">@key</text:span>, <text:span text:style-name="Emphasis">@ref</text:span>) </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analytic bibl imprint monogr series</text:span></text:p>
            <text:p><text:span>header: </text:span><text:span>editionStmt titleStmt</text:span></text:p>
          </table:table-cell>
        </table:table-row>
        <table:table-row>
          <table:table-cell>
            <text:p><text:span text:style-name="Highlight">May contain</text:span></text:p>
          </table:table-cell>
          <table:table-cell>
            <text:p><text:span>core: </text:span><text:span>resp</text:span></text:p>
            <text:p><text:span>namesdates: </text:span><text:span>orgName persName</text:span></text:p>
          </table:table-cell>
        </table:table-row>
        <table:table-row>
          <table:table-cell>
            <text:p><text:span text:style-name="Highlight">Declaration</text:span></text:p>
          </table:table-cell>
          <table:table-cell>
            <text:p text:style-name="Preformatted_20_Text"/>
            <text:p text:style-name="Preformatted_20_Text">element respStmt</text:p>
            <text:p text:style-name="Preformatted_20_Text">{</text:p>
            <text:p text:style-name="Preformatted_20_Text">   att.global.attributes,</text:p>
            <text:p text:style-name="Preformatted_20_Text">   att.canonical.attributes,</text:p>
            <text:p text:style-name="Preformatted_20_Text">   ( ( resp+, model.nameLike.agent+ ) | ( model.nameLike.agent+, resp+ ) )</text:p>
            <text:p text:style-name="Preformatted_20_Text">}</text:p>
          </table:table-cell>
        </table:table-row>
        <table:table-row>
          <table:table-cell>
            <text:p><text:span text:style-name="Highlight">Example</text:span></text:p>
          </table:table-cell>
          <table:table-cell>
            <text:p text:style-name="Preformatted_20_Text">&lt;respStmt&gt;</text:p>
            <text:p text:style-name="Preformatted_20_Text"> &lt;resp&gt;transcribed from original ms&lt;/resp&gt;</text:p>
            <text:p text:style-name="Preformatted_20_Text"> &lt;persName&gt;Claus Huitfeldt&lt;/persName&gt;</text:p>
            <text:p text:style-name="Preformatted_20_Text">&lt;/respStmt&gt;</text:p>
          </table:table-cell>
        </table:table-row>
        <table:table-row>
          <table:table-cell>
            <text:p><text:span text:style-name="Highlight">Example</text:span></text:p>
          </table:table-cell>
          <table:table-cell>
            <text:p text:style-name="Preformatted_20_Text">&lt;respStmt&gt;</text:p>
            <text:p text:style-name="Preformatted_20_Text"> &lt;resp&gt;converted to XML encoding&lt;/resp&gt;</text:p>
            <text:p text:style-name="Preformatted_20_Text"> &lt;name&gt;Alan Morrison&lt;/name&gt;</text:p>
            <text:p text:style-name="Preformatted_20_Text">&lt;/respStmt&gt;</text:p>
          </table:table-cell>
        </table:table-row>
      </table:table>
      <text:h text:outline-level="2"><text:bookmark text:name="TEI.revisionDesc"/>&lt;revisionDesc&gt;</text:h>
      <table:table table:name="table187" table:style-name="Table1">
        <table:table-column table:style-name="Table1.col1"/>
        <table:table-column table:style-name="Table2.col2"/>
        <table:table-row>
          <table:table-cell table:number-columns-spanned="2">
            <text:p><text:span text:style-name="Highlight">&lt;revisionDesc&gt; </text:span>(<text:span>revision description</text:span>) <text:span>summarizes the revision history for a file.</text:span> [<text:a xlink:type="simple" xlink:href="http://www.tei-c.org/release/doc/tei-p5-doc/en/html/HD.html#HD6">2.5. The Revision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e: </text:span><text:span>list</text:span></text:p>
            <text:p><text:span>header: </text:span><text:span>change listChange</text:span></text:p>
          </table:table-cell>
        </table:table-row>
        <table:table-row>
          <table:table-cell>
            <text:p><text:span text:style-name="Highlight">Declaration</text:span></text:p>
          </table:table-cell>
          <table:table-cell>
            <text:p text:style-name="Preformatted_20_Text"/>
            <text:p text:style-name="Preformatted_20_Text">element revisionDesc</text:p>
            <text:p text:style-name="Preformatted_20_Text">{</text:p>
            <text:p text:style-name="Preformatted_20_Text">   att.global.attributes,</text:p>
            <text:p text:style-name="Preformatted_20_Text">   ( list | listChange | change+ )</text:p>
            <text:p text:style-name="Preformatted_20_Text">}</text:p>
          </table:table-cell>
        </table:table-row>
        <table:table-row>
          <table:table-cell>
            <text:p><text:span text:style-name="Highlight">Example</text:span></text:p>
          </table:table-cell>
          <table:table-cell>
            <text:p text:style-name="Preformatted_20_Text">&lt;revisionDesc status="embargoed"&gt;</text:p>
            <text:p text:style-name="Preformatted_20_Text"> &lt;change when="1991-11-11" who="#LB"&gt; deleted chapter 10 &lt;/change&gt;</text:p>
            <text:p text:style-name="Preformatted_20_Text">&lt;/revisionDesc&gt;</text:p>
          </table:table-cell>
        </table:table-row>
        <table:table-row>
          <table:table-cell>
            <text:p><text:span text:style-name="Highlight">Note</text:span></text:p>
          </table:table-cell>
          <table:table-cell>
            <text:p>If present on this element, the <text:span text:style-name="Emphasis">status</text:span> attribute should indicate the current status of the document. The same attribute may appear on any &lt;change&gt; to record the status at the time of that change. Conventionally change elements should be given in reverse date order, with the most recent change at the start of the list.</text:p>
          </table:table-cell>
        </table:table-row>
      </table:table>
      <text:h text:outline-level="2"><text:bookmark text:name="TEI.roleName"/>&lt;roleName&gt;</text:h>
      <table:table table:name="table188" table:style-name="Table1">
        <table:table-column table:style-name="Table1.col1"/>
        <table:table-column table:style-name="Table2.col2"/>
        <table:table-row>
          <table:table-cell table:number-columns-spanned="2">
            <text:p><text:span text:style-name="Highlight">&lt;roleName&gt; </text:span><text:span>contains a name component which indicates that the referent has a particular role or position in society, such as an official title or rank.</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persNamePart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role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ersName&gt;</text:p>
            <text:p text:style-name="Preformatted_20_Text"> &lt;forename&gt;William&lt;/forename&gt;</text:p>
            <text:p text:style-name="Preformatted_20_Text"> &lt;surname&gt;Poulteny&lt;/surname&gt;</text:p>
            <text:p text:style-name="Preformatted_20_Text"> &lt;roleName&gt;Earl of Bath&lt;/roleName&gt;</text:p>
            <text:p text:style-name="Preformatted_20_Text">&lt;/persName&gt;</text:p>
          </table:table-cell>
        </table:table-row>
        <table:table-row>
          <table:table-cell>
            <text:p><text:span text:style-name="Highlight">Note</text:span></text:p>
          </table:table-cell>
          <table:table-cell>
            <text:p>A &lt;roleName&gt; may be distinguished from an &lt;addName&gt; by virtue of the fact that, like a title, it typically exists independently of its holder.</text:p>
          </table:table-cell>
        </table:table-row>
      </table:table>
      <text:h text:outline-level="2"><text:bookmark text:name="TEI.s"/>&lt;s&gt;</text:h>
      <table:table table:name="table189" table:style-name="Table1">
        <table:table-column table:style-name="Table1.col1"/>
        <table:table-column table:style-name="Table2.col2"/>
        <table:table-row>
          <table:table-cell table:number-columns-spanned="2">
            <text:p><text:span text:style-name="Highlight">&lt;s&gt; </text:span>(<text:span>s-unit</text:span>) <text:span>contains a sentence-like division of a text.</text:span> [<text:a xlink:type="simple" xlink:href="http://www.tei-c.org/release/doc/tei-p5-doc/en/html/AI.html#AILC">17.1. Linguistic Segment Categories</text:a> <text:a xlink:type="simple" xlink:href="http://www.tei-c.org/release/doc/tei-p5-doc/en/html/TS.html#TSSASE">8.4.1. Segmentation</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segLike (<text:span text:style-name="Emphasis">@function</text:span>)  (att.datcat (<text:span text:style-name="Emphasis">@datcat</text:span>, <text:span text:style-name="Emphasis">@valueDatcat</text:span>)) att.typed (<text:span text:style-name="Emphasis">@type</text:span>) </text:p>
          </table:table-cell>
        </table:table-row>
        <table:table-row>
          <table:table-cell>
            <text:p><text:span text:style-name="Highlight">Member of</text:span></text:p>
          </table:table-cell>
          <table:table-cell>
            <text:p>model.segLike</text:p>
          </table:table-cell>
        </table:table-row>
        <table:table-row>
          <table:table-cell>
            <text:p><text:span text:style-name="Highlight">Contained by</text:span></text:p>
          </table:table-cell>
          <table:table-cell>
            <text:p><text:span>core: </text:span><text:span>addrLine author bibl biblScope citedRange date editor email head item label note p pubPlace publisher ref street title</text:span></text:p>
            <text:p><text:span>header: </text:span><text:span>change distributor edition extent geoDecl licence</text:span></text:p>
            <text:p><text:span>namesdates: </text:span><text:span>addName affiliation birth bloc country death district education faith floruit forename genName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text:p>
            <text:p text:style-name="Preformatted_20_Text">{</text:p>
            <text:p text:style-name="Preformatted_20_Text">   att.global.attributes,</text:p>
            <text:p text:style-name="Preformatted_20_Text">   att.segLike.attributes,</text:p>
            <text:p text:style-name="Preformatted_20_Text">   att.typed.attributes,</text:p>
            <text:p text:style-name="Preformatted_20_Text">   (</text:p>
            <text:p text:style-name="Preformatted_20_Text">      text</text:p>
            <text:p text:style-name="Preformatted_20_Text">    | model.gLike</text:p>
            <text:p text:style-name="Preformatted_20_Text">    | model.global</text:p>
            <text:p text:style-name="Preformatted_20_Text">    | binaryObject</text:p>
            <text:p text:style-name="Preformatted_20_Text">    | formula</text:p>
            <text:p text:style-name="Preformatted_20_Text">    | graphic</text:p>
            <text:p text:style-name="Preformatted_20_Text">    | media</text:p>
            <text:p text:style-name="Preformatted_20_Text">    | code</text:p>
            <text:p text:style-name="Preformatted_20_Text">    | distinct</text:p>
            <text:p text:style-name="Preformatted_20_Text">    | emph</text:p>
            <text:p text:style-name="Preformatted_20_Text">    | foreign</text:p>
            <text:p text:style-name="Preformatted_20_Text">    | gloss</text:p>
            <text:p text:style-name="Preformatted_20_Text">    | ident</text:p>
            <text:p text:style-name="Preformatted_20_Text">    | mentioned</text:p>
            <text:p text:style-name="Preformatted_20_Text">    | soCalled</text:p>
            <text:p text:style-name="Preformatted_20_Text">    | term</text:p>
            <text:p text:style-name="Preformatted_20_Text">    | title</text:p>
            <text:p text:style-name="Preformatted_20_Text">    | hi</text:p>
            <text:p text:style-name="Preformatted_20_Text">    | caesura</text:p>
            <text:p text:style-name="Preformatted_20_Text">    | rhyme</text:p>
            <text:p text:style-name="Preformatted_20_Text">    | address</text:p>
            <text:p text:style-name="Preformatted_20_Text">    | affiliation</text:p>
            <text:p text:style-name="Preformatted_20_Text">    | email</text:p>
            <text:p text:style-name="Preformatted_20_Text">    | date</text:p>
            <text:p text:style-name="Preformatted_20_Text">    | time</text:p>
            <text:p text:style-name="Preformatted_20_Text">    | depth</text:p>
            <text:p text:style-name="Preformatted_20_Text">    | dim</text:p>
            <text:p text:style-name="Preformatted_20_Text">    | geo</text:p>
            <text:p text:style-name="Preformatted_20_Text">    | height</text:p>
            <text:p text:style-name="Preformatted_20_Text">    | measure</text:p>
            <text:p text:style-name="Preformatted_20_Text">    | measureGrp</text:p>
            <text:p text:style-name="Preformatted_20_Text">    | num</text:p>
            <text:p text:style-name="Preformatted_20_Text">    | width</text:p>
            <text:p text:style-name="Preformatted_20_Text">    | name</text:p>
            <text:p text:style-name="Preformatted_20_Text">    | orgName</text:p>
            <text:p text:style-name="Preformatted_20_Text">    | persName</text:p>
            <text:p text:style-name="Preformatted_20_Text">    | geogFeat</text:p>
            <text:p text:style-name="Preformatted_20_Text">    | offset</text:p>
            <text:p text:style-name="Preformatted_20_Text">    | addName</text:p>
            <text:p text:style-name="Preformatted_20_Text">    | forename</text:p>
            <text:p text:style-name="Preformatted_20_Text">    | genName</text:p>
            <text:p text:style-name="Preformatted_20_Text">    | nameLink</text:p>
            <text:p text:style-name="Preformatted_20_Text">    | roleName</text:p>
            <text:p text:style-name="Preformatted_20_Text">    | surname</text:p>
            <text:p text:style-name="Preformatted_20_Text">    | bloc</text:p>
            <text:p text:style-name="Preformatted_20_Text">    | country</text:p>
            <text:p text:style-name="Preformatted_20_Text">    | district</text:p>
            <text:p text:style-name="Preformatted_20_Text">    | geogName</text:p>
            <text:p text:style-name="Preformatted_20_Text">    | placeName</text:p>
            <text:p text:style-name="Preformatted_20_Text">    | region</text:p>
            <text:p text:style-name="Preformatted_20_Text">    | settlement</text:p>
            <text:p text:style-name="Preformatted_20_Text">    | climate</text:p>
            <text:p text:style-name="Preformatted_20_Text">    | location</text:p>
            <text:p text:style-name="Preformatted_20_Text">    | population</text:p>
            <text:p text:style-name="Preformatted_20_Text">    | state</text:p>
            <text:p text:style-name="Preformatted_20_Text">    | terrain</text:p>
            <text:p text:style-name="Preformatted_20_Text">    | trait</text:p>
            <text:p text:style-name="Preformatted_20_Text">    | idno</text:p>
            <text:p text:style-name="Preformatted_20_Text">    | lang</text:p>
            <text:p text:style-name="Preformatted_20_Text">    | rs</text:p>
            <text:p text:style-name="Preformatted_20_Text">    | abbr</text:p>
            <text:p text:style-name="Preformatted_20_Text">    | am</text:p>
            <text:p text:style-name="Preformatted_20_Text">    | choice</text:p>
            <text:p text:style-name="Preformatted_20_Text">    | ex</text:p>
            <text:p text:style-name="Preformatted_20_Text">    | expan</text:p>
            <text:p text:style-name="Preformatted_20_Text">    | subst</text:p>
            <text:p text:style-name="Preformatted_20_Text">    | add</text:p>
            <text:p text:style-name="Preformatted_20_Text">    | app</text:p>
            <text:p text:style-name="Preformatted_20_Text">    | corr</text:p>
            <text:p text:style-name="Preformatted_20_Text">    | damage</text:p>
            <text:p text:style-name="Preformatted_20_Text">    | del</text:p>
            <text:p text:style-name="Preformatted_20_Text">    | handShift</text:p>
            <text:p text:style-name="Preformatted_20_Text">    | mod</text:p>
            <text:p text:style-name="Preformatted_20_Text">    | orig</text:p>
            <text:p text:style-name="Preformatted_20_Text">    | redo</text:p>
            <text:p text:style-name="Preformatted_20_Text">    | reg</text:p>
            <text:p text:style-name="Preformatted_20_Text">    | restore</text:p>
            <text:p text:style-name="Preformatted_20_Text">    | retrace</text:p>
            <text:p text:style-name="Preformatted_20_Text">    | sic</text:p>
            <text:p text:style-name="Preformatted_20_Text">    | supplied</text:p>
            <text:p text:style-name="Preformatted_20_Text">    | surplus</text:p>
            <text:p text:style-name="Preformatted_20_Text">    | unclear</text:p>
            <text:p text:style-name="Preformatted_20_Text">    | undo</text:p>
            <text:p text:style-name="Preformatted_20_Text">    | catchwords</text:p>
            <text:p text:style-name="Preformatted_20_Text">    | dimensions</text:p>
            <text:p text:style-name="Preformatted_20_Text">    | heraldry</text:p>
            <text:p text:style-name="Preformatted_20_Text">    | locus</text:p>
            <text:p text:style-name="Preformatted_20_Text">    | locusGrp</text:p>
            <text:p text:style-name="Preformatted_20_Text">    | material</text:p>
            <text:p text:style-name="Preformatted_20_Text">    | objectType</text:p>
            <text:p text:style-name="Preformatted_20_Text">    | origDate</text:p>
            <text:p text:style-name="Preformatted_20_Text">    | origPlace</text:p>
            <text:p text:style-name="Preformatted_20_Text">    | secFol</text:p>
            <text:p text:style-name="Preformatted_20_Text">    | signatures</text:p>
            <text:p text:style-name="Preformatted_20_Text">    | stamp</text:p>
            <text:p text:style-name="Preformatted_20_Text">    | watermark</text:p>
            <text:p text:style-name="Preformatted_20_Text">    | att</text:p>
            <text:p text:style-name="Preformatted_20_Text">    | gi</text:p>
            <text:p text:style-name="Preformatted_20_Text">    | tag</text:p>
            <text:p text:style-name="Preformatted_20_Text">    | val</text:p>
            <text:p text:style-name="Preformatted_20_Text">    | ptr</text:p>
            <text:p text:style-name="Preformatted_20_Text">    | ref</text:p>
            <text:p text:style-name="Preformatted_20_Text">    | oRef</text:p>
            <text:p text:style-name="Preformatted_20_Text">    | oVar</text:p>
            <text:p text:style-name="Preformatted_20_Text">    | pRef</text:p>
            <text:p text:style-name="Preformatted_20_Text">    | pVar</text:p>
            <text:p text:style-name="Preformatted_20_Text">    | c</text:p>
            <text:p text:style-name="Preformatted_20_Text">    | cl</text:p>
            <text:p text:style-name="Preformatted_20_Text">    | m</text:p>
            <text:p text:style-name="Preformatted_20_Text">    | pc</text:p>
            <text:p text:style-name="Preformatted_20_Text">    | phr</text:p>
            <text:p text:style-name="Preformatted_20_Text">    | seg</text:p>
            <text:p text:style-name="Preformatted_20_Text">    | w</text:p>
            <text:p text:style-name="Preformatted_20_Text">    | specDesc</text:p>
            <text:p text:style-name="Preformatted_20_Text">    | specList</text:p>
            <text:p text:style-name="Preformatted_20_Text">   )*</text:p>
            <text:p text:style-name="Preformatted_20_Text">}</text:p>
          </table:table-cell>
        </table:table-row>
        <table:table-row>
          <table:table-cell>
            <text:p><text:span text:style-name="Highlight">Schematron</text:span></text:p>
          </table:table-cell>
          <table:table-cell>
            <text:p>
&lt;s:report test="tei:s"&gt;You may not nest one s element within
 another: use seg instead&lt;/s:report&gt;</text:p>
          </table:table-cell>
        </table:table-row>
        <table:table-row>
          <table:table-cell>
            <text:p><text:span text:style-name="Highlight">Example</text:span></text:p>
          </table:table-cell>
          <table:table-cell>
            <text:p text:style-name="Preformatted_20_Text">&lt;head&gt;</text:p>
            <text:p text:style-name="Preformatted_20_Text"> &lt;s&gt;A short affair&lt;/s&gt;</text:p>
            <text:p text:style-name="Preformatted_20_Text">&lt;/head&gt;</text:p>
            <text:p text:style-name="Preformatted_20_Text">&lt;s&gt;When are you leaving?&lt;/s&gt;</text:p>
            <text:p text:style-name="Preformatted_20_Text">&lt;s&gt;Tomorrow.&lt;/s&gt;</text:p>
          </table:table-cell>
        </table:table-row>
        <table:table-row>
          <table:table-cell>
            <text:p><text:span text:style-name="Highlight">Note</text:span></text:p>
          </table:table-cell>
          <table:table-cell>
            <text:p>The &lt;s&gt; element may be used to mark orthographic sentences, or any other segmentation of a text, provided that the segmentation is end-to-end, complete, and non-nesting. For segmentation which is partial or recursive, the &lt;seg&gt; should be used instead.The <text:span text:style-name="Emphasis">type</text:span> attribute may be used to indicate the type of segmentation intended, according to any convenient typology.</text:p>
          </table:table-cell>
        </table:table-row>
      </table:table>
      <text:h text:outline-level="2"><text:bookmark text:name="TEI.samplingDecl"/>&lt;samplingDecl&gt;</text:h>
      <table:table table:name="table190" table:style-name="Table1">
        <table:table-column table:style-name="Table1.col1"/>
        <table:table-column table:style-name="Table2.col2"/>
        <table:table-row>
          <table:table-cell table:number-columns-spanned="2">
            <text:p><text:span text:style-name="Highlight">&lt;samplingDecl&gt; </text:span>(<text:span>sampling declaration</text:span>) <text:span>contains a prose description of the rationale and methods used in sampling texts in the creation of a corpus or collection.</text:span> [<text:a xlink:type="simple" xlink:href="http://www.tei-c.org/release/doc/tei-p5-doc/en/html/HD.html#HD52">2.3.2. The Sampling Declaration</text:a> <text:a xlink:type="simple" xlink:href="http://www.tei-c.org/release/doc/tei-p5-doc/en/html/HD.html#HD5">2.3. The Encoding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samplingDecl</text:p>
            <text:p text:style-name="Preformatted_20_Text">{</text:p>
            <text:p text:style-name="Preformatted_20_Text">   att.global.attributes,</text:p>
            <text:p text:style-name="Preformatted_20_Text">   att.declarable.attributes,</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samplingDecl&gt;</text:p>
            <text:p text:style-name="Preformatted_20_Text"> &lt;p&gt;Samples of up to 2000 words taken at random from the beginning, middle, or end of each</text:p>
            <text:p text:style-name="Preformatted_20_Text">   text identified as relevant by respondents.&lt;/p&gt;</text:p>
            <text:p text:style-name="Preformatted_20_Text">&lt;/samplingDecl&gt;</text:p>
          </table:table-cell>
        </table:table-row>
        <table:table-row>
          <table:table-cell>
            <text:p><text:span text:style-name="Highlight">Note</text:span></text:p>
          </table:table-cell>
          <table:table-cell>
            <text:p>This element records all information about systematic inclusion or omission of portions of the text, whether a reflection of sampling procedures in the pure sense or of systematic omission of material deemed either too difficult to transcribe or not of sufficient interest.</text:p>
          </table:table-cell>
        </table:table-row>
      </table:table>
      <text:h text:outline-level="2"><text:bookmark text:name="TEI.segmentation"/>&lt;segmentation&gt;</text:h>
      <table:table table:name="table191" table:style-name="Table1">
        <table:table-column table:style-name="Table1.col1"/>
        <table:table-column table:style-name="Table2.col2"/>
        <table:table-row>
          <table:table-cell table:number-columns-spanned="2">
            <text:p><text:span text:style-name="Highlight">&lt;segmentation&gt; </text:span><text:span>describes the principles according to which the text has been segmented, for example into sentences, tone-units, graphemic strata, etc.</text:span> [<text:a xlink:type="simple" xlink:href="http://www.tei-c.org/release/doc/tei-p5-doc/en/html/HD.html#HD53">2.3.3. The Editorial Practices Declara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segmentation</text:p>
            <text:p text:style-name="Preformatted_20_Text">{</text:p>
            <text:p text:style-name="Preformatted_20_Text">   att.global.attributes,</text:p>
            <text:p text:style-name="Preformatted_20_Text">   att.declarable.attributes,</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segmentation&gt;</text:p>
            <text:p text:style-name="Preformatted_20_Text"> &lt;p&gt;</text:p>
            <text:p text:style-name="Preformatted_20_Text">  &lt;gi&gt;s&lt;/gi&gt; elements mark orthographic sentences and are numbered sequentially within</text:p>
            <text:p text:style-name="Preformatted_20_Text">   their parent &lt;gi&gt;div&lt;/gi&gt; element &lt;/p&gt;</text:p>
            <text:p text:style-name="Preformatted_20_Text">&lt;/segmentation&gt;</text:p>
          </table:table-cell>
        </table:table-row>
        <table:table-row>
          <table:table-cell>
            <text:p><text:span text:style-name="Highlight">Example</text:span></text:p>
          </table:table-cell>
          <table:table-cell>
            <text:p text:style-name="Preformatted_20_Text">&lt;p&gt;</text:p>
            <text:p text:style-name="Preformatted_20_Text"> &lt;gi&gt;seg&lt;/gi&gt; elements are used to mark functional constituents of various types within each</text:p>
            <text:p text:style-name="Preformatted_20_Text">&lt;gi&gt;s&lt;/gi&gt;; the typology used is defined by a &lt;gi&gt;taxonomy&lt;/gi&gt; element in the corpus</text:p>
            <text:p text:style-name="Preformatted_20_Text"> header &lt;gi&gt;classDecl&lt;/gi&gt;</text:p>
            <text:p text:style-name="Preformatted_20_Text">&lt;/p&gt;</text:p>
          </table:table-cell>
        </table:table-row>
      </table:table>
      <text:h text:outline-level="2"><text:bookmark text:name="TEI.series"/>&lt;series&gt;</text:h>
      <table:table table:name="table192" table:style-name="Table1">
        <table:table-column table:style-name="Table1.col1"/>
        <table:table-column table:style-name="Table2.col2"/>
        <table:table-row>
          <table:table-cell table:number-columns-spanned="2">
            <text:p><text:span text:style-name="Highlight">&lt;series&gt; </text:span>(<text:span>series information</text:span>) <text:span>contains information about the series in which a book or other bibliographic item has appeared.</text:span> [<text:a xlink:type="simple" xlink:href="http://www.tei-c.org/release/doc/tei-p5-doc/en/html/CO.html#COBICOL">3.11.2.1. Analytic, Monographic, and Series Level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biblPart</text:p>
          </table:table-cell>
        </table:table-row>
        <table:table-row>
          <table:table-cell>
            <text:p><text:span text:style-name="Highlight">Contained by</text:span></text:p>
          </table:table-cell>
          <table:table-cell>
            <text:p><text:span>core: </text:span><text:span>bibl biblStruct</text:span></text:p>
          </table:table-cell>
        </table:table-row>
        <table:table-row>
          <table:table-cell>
            <text:p><text:span text:style-name="Highlight">May contain</text:span></text:p>
          </table:table-cell>
          <table:table-cell>
            <text:p><text:span>core: </text:span><text:span>biblScope editor gap note ref respStmt title</text:span></text:p>
            <text:p><text:span>header: </text:span><text:span>availability idno</text:span></text:p>
            <text:p><text:span>linking: </text:span><text:span>anchor timeline</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eries</text:p>
            <text:p text:style-name="Preformatted_20_Text">{</text:p>
            <text:p text:style-name="Preformatted_20_Text">   att.global.attributes,</text:p>
            <text:p text:style-name="Preformatted_20_Text">   (</text:p>
            <text:p text:style-name="Preformatted_20_Text">      text</text:p>
            <text:p text:style-name="Preformatted_20_Text">    | model.gLike</text:p>
            <text:p text:style-name="Preformatted_20_Text">    | title</text:p>
            <text:p text:style-name="Preformatted_20_Text">    | model.ptrLike</text:p>
            <text:p text:style-name="Preformatted_20_Text">    | editor</text:p>
            <text:p text:style-name="Preformatted_20_Text">    | respStmt</text:p>
            <text:p text:style-name="Preformatted_20_Text">    | biblScope</text:p>
            <text:p text:style-name="Preformatted_20_Text">    | idno</text:p>
            <text:p text:style-name="Preformatted_20_Text">    | textLang</text:p>
            <text:p text:style-name="Preformatted_20_Text">    | model.global</text:p>
            <text:p text:style-name="Preformatted_20_Text">    | availability</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series xml:lang="de"&gt;</text:p>
            <text:p text:style-name="Preformatted_20_Text"> &lt;title level="s"&gt;Halbgraue Reihe zur Historischen Fachinformatik&lt;/title&gt;</text:p>
            <text:p text:style-name="Preformatted_20_Text"> &lt;respStmt&gt;</text:p>
            <text:p text:style-name="Preformatted_20_Text">  &lt;resp&gt;Herausgegeben von&lt;/resp&gt;</text:p>
            <text:p text:style-name="Preformatted_20_Text">  &lt;name type="person"&gt;Manfred Thaller&lt;/name&gt;</text:p>
            <text:p text:style-name="Preformatted_20_Text">  &lt;name type="org"&gt;Max-Planck-Institut für Geschichte&lt;/name&gt;</text:p>
            <text:p text:style-name="Preformatted_20_Text"> &lt;/respStmt&gt;</text:p>
            <text:p text:style-name="Preformatted_20_Text"> &lt;title level="s"&gt;Serie A: Historische Quellenkunden&lt;/title&gt;</text:p>
            <text:p text:style-name="Preformatted_20_Text"> &lt;biblScope&gt;Band 11&lt;/biblScope&gt;</text:p>
            <text:p text:style-name="Preformatted_20_Text">&lt;/series&gt;</text:p>
          </table:table-cell>
        </table:table-row>
      </table:table>
      <text:h text:outline-level="2"><text:bookmark text:name="TEI.setting"/>&lt;setting&gt;</text:h>
      <table:table table:name="table193" table:style-name="Table1">
        <table:table-column table:style-name="Table1.col1"/>
        <table:table-column table:style-name="Table2.col2"/>
        <table:table-row>
          <table:table-cell table:number-columns-spanned="2">
            <text:p><text:span text:style-name="Highlight">&lt;setting&gt; </text:span><text:span>describes one particular setting in which a language interaction takes place.</text:span> [<text:a xlink:type="simple" xlink:href="http://www.tei-c.org/release/doc/tei-p5-doc/en/html/CC.html#CCAHSE">15.2.3. The Setting Descrip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ascribed (<text:span text:style-name="Emphasis">@who</text:span>) </text:p>
          </table:table-cell>
        </table:table-row>
        <table:table-row>
          <table:table-cell>
            <text:p><text:span text:style-name="Highlight">Contained by</text:span></text:p>
          </table:table-cell>
          <table:table-cell>
            <text:p><text:span>corpus: </text:span><text:span>settingDesc</text:span></text:p>
          </table:table-cell>
        </table:table-row>
        <table:table-row>
          <table:table-cell>
            <text:p><text:span text:style-name="Highlight">May contain</text:span></text:p>
          </table:table-cell>
          <table:table-cell>
            <text:p><text:span>core: </text:span><text:span>date p</text:span></text:p>
            <text:p><text:span>corpus: </text:span><text:span>locale</text:span></text:p>
            <text:p><text:span>namesdates: </text:span><text:span>orgName persName</text:span></text:p>
          </table:table-cell>
        </table:table-row>
        <table:table-row>
          <table:table-cell>
            <text:p><text:span text:style-name="Highlight">Declaration</text:span></text:p>
          </table:table-cell>
          <table:table-cell>
            <text:p text:style-name="Preformatted_20_Text"/>
            <text:p text:style-name="Preformatted_20_Text">element setting</text:p>
            <text:p text:style-name="Preformatted_20_Text">{</text:p>
            <text:p text:style-name="Preformatted_20_Text">   att.global.attributes,</text:p>
            <text:p text:style-name="Preformatted_20_Text">   att.ascribed.attributes,</text:p>
            <text:p text:style-name="Preformatted_20_Text">   (</text:p>
            <text:p text:style-name="Preformatted_20_Text">      model.pLike+</text:p>
            <text:p text:style-name="Preformatted_20_Text">    | ( model.nameLike.agent | model.dateLike | model.settingPar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setting&gt;</text:p>
            <text:p text:style-name="Preformatted_20_Text"> &lt;name&gt;New York City, US&lt;/name&gt;</text:p>
            <text:p text:style-name="Preformatted_20_Text"> &lt;date&gt;1989&lt;/date&gt;</text:p>
            <text:p text:style-name="Preformatted_20_Text"> &lt;locale&gt;on a park bench&lt;/locale&gt;</text:p>
            <text:p text:style-name="Preformatted_20_Text"> &lt;activity&gt;feeding birds&lt;/activity&gt;</text:p>
            <text:p text:style-name="Preformatted_20_Text">&lt;/setting&gt;</text:p>
          </table:table-cell>
        </table:table-row>
        <table:table-row>
          <table:table-cell>
            <text:p><text:span text:style-name="Highlight">Note</text:span></text:p>
          </table:table-cell>
          <table:table-cell>
            <text:p>If the <text:span text:style-name="Emphasis">who</text:span> attribute is not supplied, the setting is assumed to be that of all participants in the language interaction.</text:p>
          </table:table-cell>
        </table:table-row>
      </table:table>
      <text:h text:outline-level="2"><text:bookmark text:name="TEI.settingDesc"/>&lt;settingDesc&gt;</text:h>
      <table:table table:name="table194" table:style-name="Table1">
        <table:table-column table:style-name="Table1.col1"/>
        <table:table-column table:style-name="Table2.col2"/>
        <table:table-row>
          <table:table-cell table:number-columns-spanned="2">
            <text:p><text:span text:style-name="Highlight">&lt;settingDesc&gt; </text:span>(<text:span>setting description</text:span>) <text:span>describes the setting or settings within which a language interaction takes place, or other places otherwise referred to in a text, edition, or metadata.</text:span> [<text:a xlink:type="simple" xlink:href="http://www.tei-c.org/release/doc/tei-p5-doc/en/html/CC.html#CCAH">15.2. Contextual Information</text:a> <text:a xlink:type="simple" xlink:href="http://www.tei-c.org/release/doc/tei-p5-doc/en/html/HD.html#HD4">2.4. The Profile Descrip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corpus: </text:span><text:span>setting</text:span></text:p>
            <text:p><text:span>namesdates: </text:span><text:span>listPlace place</text:span></text:p>
          </table:table-cell>
        </table:table-row>
        <table:table-row>
          <table:table-cell>
            <text:p><text:span text:style-name="Highlight">Declaration</text:span></text:p>
          </table:table-cell>
          <table:table-cell>
            <text:p text:style-name="Preformatted_20_Text"/>
            <text:p text:style-name="Preformatted_20_Text">element settingDesc</text:p>
            <text:p text:style-name="Preformatted_20_Text">{</text:p>
            <text:p text:style-name="Preformatted_20_Text">   att.global.attributes,</text:p>
            <text:p text:style-name="Preformatted_20_Text">   att.declarable.attributes,</text:p>
            <text:p text:style-name="Preformatted_20_Text">   ( model.pLike+ | ( setting | model.placeLike | listPlace )+ )</text:p>
            <text:p text:style-name="Preformatted_20_Text">}</text:p>
          </table:table-cell>
        </table:table-row>
        <table:table-row>
          <table:table-cell>
            <text:p><text:span text:style-name="Highlight">Example</text:span></text:p>
          </table:table-cell>
          <table:table-cell>
            <text:p text:style-name="Preformatted_20_Text">&lt;settingDesc&gt;</text:p>
            <text:p text:style-name="Preformatted_20_Text"> &lt;p&gt;Texts recorded in the</text:p>
            <text:p text:style-name="Preformatted_20_Text">   Canadian Parliament building in Ottawa, between April and November 1988 &lt;/p&gt;</text:p>
            <text:p text:style-name="Preformatted_20_Text">&lt;/settingDesc&gt;</text:p>
          </table:table-cell>
        </table:table-row>
        <table:table-row>
          <table:table-cell>
            <text:p><text:span text:style-name="Highlight">Note</text:span></text:p>
          </table:table-cell>
          <table:table-cell>
            <text:p>May contain a prose description organized as paragraphs, or a series of &lt;setting&gt; elements. If used to record not settings of language interactions, but other places mentioned in the text, then &lt;place&gt; optionally grouped by &lt;listPlace&gt; should be preferred.</text:p>
          </table:table-cell>
        </table:table-row>
      </table:table>
      <text:h text:outline-level="2"><text:bookmark text:name="TEI.settlement"/>&lt;settlement&gt;</text:h>
      <table:table table:name="table195" table:style-name="Table1">
        <table:table-column table:style-name="Table1.col1"/>
        <table:table-column table:style-name="Table2.col2"/>
        <table:table-row>
          <table:table-cell table:number-columns-spanned="2">
            <text:p><text:span text:style-name="Highlight">&lt;settlement&gt; </text:span><text:span>contains the name of a settlement such as a city, town, or village identified as a single geo-political or administrative unit.</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 att.typed (<text:span text:style-name="Emphasis">@type</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laceNamePart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ettlement</text:p>
            <text:p text:style-name="Preformatted_20_Text">{</text:p>
            <text:p text:style-name="Preformatted_20_Text">   att.global.attributes,</text:p>
            <text:p text:style-name="Preformatted_20_Text">   att.naming.attributes,</text:p>
            <text:p text:style-name="Preformatted_20_Text">   att.typed.attributes,</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laceName&gt;</text:p>
            <text:p text:style-name="Preformatted_20_Text"> &lt;settlement type="town"&gt;Glasgow&lt;/settlement&gt;</text:p>
            <text:p text:style-name="Preformatted_20_Text"> &lt;region&gt;Scotland&lt;/region&gt;</text:p>
            <text:p text:style-name="Preformatted_20_Text">&lt;/placeName&gt;</text:p>
          </table:table-cell>
        </table:table-row>
      </table:table>
      <text:h text:outline-level="2"><text:bookmark text:name="TEI.sex"/>&lt;sex&gt;</text:h>
      <table:table table:name="table196" table:style-name="Table1">
        <table:table-column table:style-name="Table1.col1"/>
        <table:table-column table:style-name="Table2.col2"/>
        <table:table-row>
          <table:table-cell table:number-columns-spanned="2">
            <text:p><text:span text:style-name="Highlight">&lt;sex&gt; </text:span><text:span>specifies the sex of a person.</text:span>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text:p>
            <table:table table:name="table197" table:style-name="Table1">
              <table:table-column table:style-name="Table1.col1"/>
              <table:table-column table:style-name="Table2.col2"/>
              <table:table-row>
                <table:table-cell>
                  <text:p>value</text:p>
                </table:table-cell>
                <table:table-cell>
                  <text:p><text:span>supplies a coded value for sex</text:span></text:p>
                  <table:table table:name="table19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sex</text:p>
                        <text:p><text:span>separated by whitespace</text:span></text:p>
                      </table:table-cell>
                    </table:table-row>
                    <table:table-row>
                      <table:table-cell>
                        <text:p><text:span text:style-name="Highlight">Note</text:span></text:p>
                      </table:table-cell>
                      <table:table-cell>
                        <text:p>Values for this attribute may be locally defined by a project, or may refer to an external standard, such as vCard's sex property <text:a xlink:type="simple" xlink:href="http://microformats.org/wiki/gender-formats">http://microformats.org/wiki/gender-formats</text:a> (in which <text:span text:style-name="Emphasis">M</text:span> indicates male, <text:span text:style-name="Emphasis">F</text:span> female, <text:span text:style-name="Emphasis">O</text:span> other, <text:span text:style-name="Emphasis">N</text:span> none or not applicable, <text:span text:style-name="Emphasis">U</text:span> unknown), or the often used ISO 5218:2004 <text:span text:style-name="Emphasis">Representation of Human Sexes</text:span> <text:a xlink:type="simple" xlink:href="http://standards.iso.org/ittf/PubliclyAvailableStandards/c036266_ISO_IEC_5218_2004(E_F).zip">http://standards.iso.org/ittf/PubliclyAvailableStandards/c036266_ISO_IEC_5218_2004(E_F).zip</text:a> (in which <text:span text:style-name="Emphasis">0</text:span> indicates unknown; <text:span text:style-name="Emphasis">1</text:span> male; <text:span text:style-name="Emphasis">2</text:span> female; and <text:span text:style-name="Emphasis">9</text:span> not applicable, although the ISO standard is widely considered inadequate); cf. CETH's <text:span text:style-name="Emphasis">Recommendations for Inclusive Data Collection of Trans People</text:span> <text:a xlink:type="simple" xlink:href="http://transhealth.ucsf.edu/trans?page=lib-data-collection">http://transhealth.ucsf.edu/trans?page=lib-data-collection</text:a>.</text:p>
                      </table:table-cell>
                    </table:table-row>
                  </table:table>
                </table:table-cell>
              </table:table-row>
            </table:table>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ex</text:p>
            <text:p text:style-name="Preformatted_20_Text">{</text:p>
            <text:p text:style-name="Preformatted_20_Text">   att.global.attributes,</text:p>
            <text:p text:style-name="Preformatted_20_Text">   att.datable.attributes,</text:p>
            <text:p text:style-name="Preformatted_20_Text">   attribute value { list { data.sex+ } }?,</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sex value="M"&gt;male&lt;/sex&gt;</text:p>
          </table:table-cell>
        </table:table-row>
        <table:table-row>
          <table:table-cell>
            <text:p><text:span text:style-name="Highlight">Example</text:span></text:p>
          </table:table-cell>
          <table:table-cell>
            <text:p text:style-name="Preformatted_20_Text">&lt;sex value="2"&gt;female&lt;/sex&gt;</text:p>
          </table:table-cell>
        </table:table-row>
        <table:table-row>
          <table:table-cell>
            <text:p><text:span text:style-name="Highlight">Example</text:span></text:p>
          </table:table-cell>
          <table:table-cell>
            <text:p text:style-name="Preformatted_20_Text">&lt;sex value="I"&gt;Intersex&lt;/sex&gt;</text:p>
          </table:table-cell>
        </table:table-row>
        <table:table-row>
          <table:table-cell>
            <text:p><text:span text:style-name="Highlight">Example</text:span></text:p>
          </table:table-cell>
          <table:table-cell>
            <text:p text:style-name="Preformatted_20_Text">&lt;sex value="TG F"&gt;Female (TransWoman)&lt;/sex&gt;</text:p>
          </table:table-cell>
        </table:table-row>
        <table:table-row>
          <table:table-cell>
            <text:p><text:span text:style-name="Highlight">Note</text:span></text:p>
          </table:table-cell>
          <table:table-cell>
            <text:p>As with other culturally-constructed traits such as age, the way in which this concept is described in different cultural contexts may vary. The normalizing attributes are provided only as an optional means of simplifying that variety to one or more external standards for purposes of interoperability, or project-internal taxonomies for consistency, and should not be used where that is inappropriate or unhelpful. The content of the element may be used to describe the intended concept in more detail, using plain text.</text:p>
          </table:table-cell>
        </table:table-row>
      </table:table>
      <text:h text:outline-level="2"><text:bookmark text:name="TEI.socecStatus"/>&lt;socecStatus&gt;</text:h>
      <table:table table:name="table199" table:style-name="Table1">
        <table:table-column table:style-name="Table1.col1"/>
        <table:table-column table:style-name="Table2.col2"/>
        <table:table-row>
          <table:table-cell table:number-columns-spanned="2">
            <text:p><text:span text:style-name="Highlight">&lt;socecStatus&gt; </text:span>(<text:span>socio-economic status</text:span>) <text:span>contains an informal description of a person's perceived social or economic status.</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 </text:p>
            <table:table table:name="table200" table:style-name="Table1">
              <table:table-column table:style-name="Table1.col1"/>
              <table:table-column table:style-name="Table2.col2"/>
              <table:table-row>
                <table:table-cell>
                  <text:p>scheme</text:p>
                </table:table-cell>
                <table:table-cell>
                  <text:p><text:span>identifies the classification system or taxonomy in use, for example by pointing to a locally-defined &lt;taxonomy&gt; element or by supplying a URI for an externally-defined system.</text:span></text:p>
                  <table:table table:name="table20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code</text:p>
                </table:table-cell>
                <table:table-cell>
                  <text:p><text:span>identifies a status code defined within the classification system or taxonomy defined by the <text:span text:style-name="Emphasis">scheme</text:span> attribute.</text:span></text:p>
                  <table:table table:name="table20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ocecStatus</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attribute scheme { data.pointer }?,</text:p>
            <text:p text:style-name="Preformatted_20_Text">   attribute code { data.pointer }?,</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socecStatus scheme="#rg" code="#ab1"/&gt;</text:p>
          </table:table-cell>
        </table:table-row>
        <table:table-row>
          <table:table-cell>
            <text:p><text:span text:style-name="Highlight">Example</text:span></text:p>
          </table:table-cell>
          <table:table-cell>
            <text:p text:style-name="Preformatted_20_Text">&lt;socecStatus&gt;Status AB1 in the RG Classification scheme&lt;/socecStatus&gt;</text:p>
          </table:table-cell>
        </table:table-row>
        <table:table-row>
          <table:table-cell>
            <text:p><text:span text:style-name="Highlight">Note</text:span></text:p>
          </table:table-cell>
          <table:table-cell>
            <text:p>The content of this element may be used as an alternative to the more formal specification made possible by its attributes; it may also be used to supplement the formal specification with commentary or clarification.</text:p>
          </table:table-cell>
        </table:table-row>
      </table:table>
      <text:h text:outline-level="2"><text:bookmark text:name="TEI.sourceDesc"/>&lt;sourceDesc&gt;</text:h>
      <table:table table:name="table203" table:style-name="Table1">
        <table:table-column table:style-name="Table1.col1"/>
        <table:table-column table:style-name="Table2.col2"/>
        <table:table-row>
          <table:table-cell table:number-columns-spanned="2">
            <text:p><text:span text:style-name="Highlight">&lt;sourceDesc&gt; </text:span>(<text:span>source description</text:span>) <text:span>describes the source from which an electronic text was derived or generated, typically a bibliographic description in the case of a digitized text, or a phrase such as "born digital" for a text which has no previous existence.</text:span> [<text:a xlink:type="simple" xlink:href="http://www.tei-c.org/release/doc/tei-p5-doc/en/html/HD.html#HD3">2.2.7. The Sourc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Contained by</text:span></text:p>
          </table:table-cell>
          <table:table-cell>
            <text:p><text:span>header: </text:span><text:span>biblFull fileDesc</text:span></text:p>
          </table:table-cell>
        </table:table-row>
        <table:table-row>
          <table:table-cell>
            <text:p><text:span text:style-name="Highlight">May contain</text:span></text:p>
          </table:table-cell>
          <table:table-cell>
            <text:p><text:span>core: </text:span><text:span>bibl biblStruct list listBibl p</text:span></text:p>
            <text:p><text:span>header: </text:span><text:span>biblFull</text:span></text:p>
            <text:p><text:span>namesdates: </text:span><text:span>listEvent listOrg listPerson listPlace</text:span></text:p>
          </table:table-cell>
        </table:table-row>
        <table:table-row>
          <table:table-cell>
            <text:p><text:span text:style-name="Highlight">Declaration</text:span></text:p>
          </table:table-cell>
          <table:table-cell>
            <text:p text:style-name="Preformatted_20_Text"/>
            <text:p text:style-name="Preformatted_20_Text">element sourceDesc</text:p>
            <text:p text:style-name="Preformatted_20_Text">{</text:p>
            <text:p text:style-name="Preformatted_20_Text">   att.global.attributes,</text:p>
            <text:p text:style-name="Preformatted_20_Text">   att.declarable.attributes,</text:p>
            <text:p text:style-name="Preformatted_20_Text">   (</text:p>
            <text:p text:style-name="Preformatted_20_Text">      model.pLike+</text:p>
            <text:p text:style-name="Preformatted_20_Text">    | ( model.biblLike | model.sourceDescPart | model.listLik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sourceDesc&gt;</text:p>
            <text:p text:style-name="Preformatted_20_Text"> &lt;bibl&gt;</text:p>
            <text:p text:style-name="Preformatted_20_Text">  &lt;title level="a"&gt;The Interesting story of the Children in the Wood&lt;/title&gt;. In</text:p>
            <text:p text:style-name="Preformatted_20_Text"> &lt;author&gt;Victor E Neuberg&lt;/author&gt;, &lt;title&gt;The Penny Histories&lt;/title&gt;.</text:p>
            <text:p text:style-name="Preformatted_20_Text"> &lt;publisher&gt;OUP&lt;/publisher&gt;</text:p>
            <text:p text:style-name="Preformatted_20_Text">  &lt;date&gt;1968&lt;/date&gt;. &lt;/bibl&gt;</text:p>
            <text:p text:style-name="Preformatted_20_Text">&lt;/sourceDesc&gt;</text:p>
          </table:table-cell>
        </table:table-row>
        <table:table-row>
          <table:table-cell>
            <text:p><text:span text:style-name="Highlight">Example</text:span></text:p>
          </table:table-cell>
          <table:table-cell>
            <text:p text:style-name="Preformatted_20_Text">&lt;sourceDesc&gt;</text:p>
            <text:p text:style-name="Preformatted_20_Text"> &lt;p&gt;Born digital: no previous source exists.&lt;/p&gt;</text:p>
            <text:p text:style-name="Preformatted_20_Text">&lt;/sourceDesc&gt;</text:p>
          </table:table-cell>
        </table:table-row>
      </table:table>
      <text:h text:outline-level="2"><text:bookmark text:name="TEI.sponsor"/>&lt;sponsor&gt;</text:h>
      <table:table table:name="table204" table:style-name="Table1">
        <table:table-column table:style-name="Table1.col1"/>
        <table:table-column table:style-name="Table2.col2"/>
        <table:table-row>
          <table:table-cell table:number-columns-spanned="2">
            <text:p><text:span text:style-name="Highlight">&lt;sponsor&gt; </text:span><text:span>specifies the name of a sponsoring organization or institution.</text:span> [<text:a xlink:type="simple" xlink:href="http://www.tei-c.org/release/doc/tei-p5-doc/en/html/HD.html#HD21">2.2.1. The Title Statemen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anonical (<text:span text:style-name="Emphasis">@key</text:span>, <text:span text:style-name="Emphasis">@ref</text:span>) </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bibl monogr</text:span></text:p>
            <text:p><text:span>header: </text:span><text:span>editionStmt title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ponsor</text:p>
            <text:p text:style-name="Preformatted_20_Text">{</text:p>
            <text:p text:style-name="Preformatted_20_Text">   att.global.attributes,</text:p>
            <text:p text:style-name="Preformatted_20_Text">   att.canonical.attributes,</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sponsor&gt;Association for Computers and the Humanities&lt;/sponsor&gt;</text:p>
            <text:p text:style-name="Preformatted_20_Text">&lt;sponsor&gt;Association for Computational Linguistics&lt;/sponsor&gt;</text:p>
            <text:p text:style-name="Preformatted_20_Text">&lt;sponsor ref="http://www.allc.org/"&gt;Association for Literary and Linguistic Computing&lt;/sponsor&gt;</text:p>
          </table:table-cell>
        </table:table-row>
        <table:table-row>
          <table:table-cell>
            <text:p><text:span text:style-name="Highlight">Note</text:span></text:p>
          </table:table-cell>
          <table:table-cell>
            <text:p>Sponsors give their intellectual authority to a project; they are to be distinguished from <text:span text:style-name="Emphasis">funders</text:span>, who provide the funding but do not necessarily take intellectual responsibility.</text:p>
          </table:table-cell>
        </table:table-row>
      </table:table>
      <text:h text:outline-level="2"><text:bookmark text:name="TEI.state"/>&lt;state&gt;</text:h>
      <table:table table:name="table205" table:style-name="Table1">
        <table:table-column table:style-name="Table1.col1"/>
        <table:table-column table:style-name="Table2.col2"/>
        <table:table-row>
          <table:table-cell table:number-columns-spanned="2">
            <text:p><text:span text:style-name="Highlight">&lt;state&gt; </text:span><text:span>contains a description of some status or quality attributed to a person, place, or organization often at some specific time or for a specific date range.</text:span> [<text:a xlink:type="simple" xlink:href="http://www.tei-c.org/release/doc/tei-p5-doc/en/html/ND.html#NDPERSbp">13.3.1. Basic Principles</text:a>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typed (<text:span text:style-name="Emphasis">@type</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persStateLike model.placeStateLike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erson personGrp place placeName region residence roleName settlement sex socecStatus state surname</text:span></text:p>
            <text:p><text:span>spoken: </text:span><text:span>u writing</text:span></text:p>
          </table:table-cell>
        </table:table-row>
        <table:table-row>
          <table:table-cell>
            <text:p><text:span text:style-name="Highlight">May contain</text:span></text:p>
          </table:table-cell>
          <table:table-cell>
            <text:p><text:span>core: </text:span><text:span>bibl biblStruct desc head label listBibl note p</text:span></text:p>
            <text:p><text:span>header: </text:span><text:span>biblFull</text:span></text:p>
            <text:p><text:span>namesdates: </text:span><text:span>state</text:span></text:p>
          </table:table-cell>
        </table:table-row>
        <table:table-row>
          <table:table-cell>
            <text:p><text:span text:style-name="Highlight">Declaration</text:span></text:p>
          </table:table-cell>
          <table:table-cell>
            <text:p text:style-name="Preformatted_20_Text"/>
            <text:p text:style-name="Preformatted_20_Text">element state</text:p>
            <text:p text:style-name="Preformatted_20_Text">{</text:p>
            <text:p text:style-name="Preformatted_20_Text">   att.global.attributes,</text:p>
            <text:p text:style-name="Preformatted_20_Text">   att.datable.attributes,</text:p>
            <text:p text:style-name="Preformatted_20_Text">   att.typed.attributes,</text:p>
            <text:p text:style-name="Preformatted_20_Text">   att.naming.attributes,</text:p>
            <text:p text:style-name="Preformatted_20_Text">   (</text:p>
            <text:p text:style-name="Preformatted_20_Text">      state+</text:p>
            <text:p text:style-name="Preformatted_20_Text">    | ( model.headLike*, model.pLike+, ( model.noteLike | model.biblLike )* )</text:p>
            <text:p text:style-name="Preformatted_20_Text">    | ( ( model.labelLike | model.noteLike | model.biblLike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state ref="#SCHOL" type="status"&gt;</text:p>
            <text:p text:style-name="Preformatted_20_Text"> &lt;label&gt;scholar&lt;/label&gt;</text:p>
            <text:p text:style-name="Preformatted_20_Text">&lt;/state&gt;</text:p>
          </table:table-cell>
        </table:table-row>
        <table:table-row>
          <table:table-cell>
            <text:p><text:span text:style-name="Highlight">Example</text:span></text:p>
          </table:table-cell>
          <table:table-cell>
            <text:p text:style-name="Preformatted_20_Text">&lt;org&gt;</text:p>
            <text:p text:style-name="Preformatted_20_Text"> &lt;orgName notAfter="1960"&gt;The Silver Beetles&lt;/orgName&gt;</text:p>
            <text:p text:style-name="Preformatted_20_Text"> &lt;orgName notBefore="1960"&gt;The Beatles&lt;/orgName&gt;</text:p>
            <text:p text:style-name="Preformatted_20_Text"> &lt;state type="membership" from="1960-08"</text:p>
            <text:p text:style-name="Preformatted_20_Text">  to="1962-05"&gt;</text:p>
            <text:p text:style-name="Preformatted_20_Text">  &lt;desc&gt;</text:p>
            <text:p text:style-name="Preformatted_20_Text">   &lt;persName&gt;John Lennon&lt;/persName&gt;</text:p>
            <text:p text:style-name="Preformatted_20_Text">   &lt;persName&gt;Paul McCartney&lt;/persName&gt;</text:p>
            <text:p text:style-name="Preformatted_20_Text">   &lt;persName&gt;George Harrison&lt;/persName&gt;</text:p>
            <text:p text:style-name="Preformatted_20_Text">   &lt;persName&gt;Stuart Sutcliffe&lt;/persName&gt;</text:p>
            <text:p text:style-name="Preformatted_20_Text">   &lt;persName&gt;Pete Best&lt;/persName&gt;</text:p>
            <text:p text:style-name="Preformatted_20_Text">  &lt;/desc&gt;</text:p>
            <text:p text:style-name="Preformatted_20_Text"> &lt;/state&gt;</text:p>
            <text:p text:style-name="Preformatted_20_Text"> &lt;state type="membership" notBefore="1963"&gt;</text:p>
            <text:p text:style-name="Preformatted_20_Text">  &lt;desc&gt;</text:p>
            <text:p text:style-name="Preformatted_20_Text">   &lt;persName&gt;John Lennon&lt;/persName&gt;</text:p>
            <text:p text:style-name="Preformatted_20_Text">   &lt;persName&gt;Paul McCartney&lt;/persName&gt;</text:p>
            <text:p text:style-name="Preformatted_20_Text">   &lt;persName&gt;George Harrison&lt;/persName&gt;</text:p>
            <text:p text:style-name="Preformatted_20_Text">   &lt;persName&gt;Ringo Starr&lt;/persName&gt;</text:p>
            <text:p text:style-name="Preformatted_20_Text">  &lt;/desc&gt;</text:p>
            <text:p text:style-name="Preformatted_20_Text"> &lt;/state&gt;</text:p>
            <text:p text:style-name="Preformatted_20_Text">&lt;/org&gt;</text:p>
          </table:table-cell>
        </table:table-row>
        <table:table-row>
          <table:table-cell>
            <text:p><text:span text:style-name="Highlight">Note</text:span></text:p>
          </table:table-cell>
          <table:table-cell>
            <text:p>Where there is confusion between &lt;trait&gt; and &lt;state&gt; the more general purpose element &lt;state&gt; should be used even for unchanging characteristics. If you wish to distinguish between characteristics that are generally perceived to be time-bound states and those assumed to be fixed traits, then &lt;trait&gt; is available for the more static of these. The &lt;state&gt; element encodes characteristics which are sometimes assumed to change, often at specific times or over a date range, whereas the &lt;trait&gt; elements are used to record characteristics, such as eye-colour, which are less subject to change. Traits are typically, but not necessarily, independent of the volition or action of the holder.</text:p>
          </table:table-cell>
        </table:table-row>
      </table:table>
      <text:h text:outline-level="2"><text:bookmark text:name="TEI.street"/>&lt;street&gt;</text:h>
      <table:table table:name="table206" table:style-name="Table1">
        <table:table-column table:style-name="Table1.col1"/>
        <table:table-column table:style-name="Table2.col2"/>
        <table:table-row>
          <table:table-cell table:number-columns-spanned="2">
            <text:p><text:span text:style-name="Highlight">&lt;street&gt; </text:span><text:span>contains a full street address including any name or number identifying a building as well as the name of the street or route on which it is located.</text:span> [<text:a xlink:type="simple" xlink:href="http://www.tei-c.org/release/doc/tei-p5-doc/en/html/CO.html#CONAAD">3.5.2. Address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addrPart</text:p>
          </table:table-cell>
        </table:table-row>
        <table:table-row>
          <table:table-cell>
            <text:p><text:span text:style-name="Highlight">Contained by</text:span></text:p>
          </table:table-cell>
          <table:table-cell>
            <text:p><text:span>core: </text:span><text:span>address</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treet { att.global.attributes, macro.phraseSeq }</text:p>
          </table:table-cell>
        </table:table-row>
        <table:table-row>
          <table:table-cell>
            <text:p><text:span text:style-name="Highlight">Example</text:span></text:p>
          </table:table-cell>
          <table:table-cell>
            <text:p text:style-name="Preformatted_20_Text">&lt;street&gt;via della Faggiola, 36&lt;/street&gt;</text:p>
          </table:table-cell>
        </table:table-row>
        <table:table-row>
          <table:table-cell>
            <text:p><text:span text:style-name="Highlight">Example</text:span></text:p>
          </table:table-cell>
          <table:table-cell>
            <text:p text:style-name="Preformatted_20_Text">&lt;street&gt;</text:p>
            <text:p text:style-name="Preformatted_20_Text"> &lt;name&gt;Duntaggin&lt;/name&gt;, 110 Southmoor Road</text:p>
            <text:p text:style-name="Preformatted_20_Text">&lt;/street&gt;</text:p>
          </table:table-cell>
        </table:table-row>
        <table:table-row>
          <table:table-cell>
            <text:p><text:span text:style-name="Highlight">Note</text:span></text:p>
          </table:table-cell>
          <table:table-cell>
            <text:p>The order and presentation of house names and numbers and street names, etc., may vary considerably in different countries. The encoding should reflect the order which is appropriate in the country concerned.</text:p>
          </table:table-cell>
        </table:table-row>
      </table:table>
      <text:h text:outline-level="2"><text:bookmark text:name="TEI.surname"/>&lt;surname&gt;</text:h>
      <table:table table:name="table207" table:style-name="Table1">
        <table:table-column table:style-name="Table1.col1"/>
        <table:table-column table:style-name="Table2.col2"/>
        <table:table-row>
          <table:table-cell table:number-columns-spanned="2">
            <text:p><text:span text:style-name="Highlight">&lt;surname&gt; </text:span><text:span>contains a family (inherited) name, as opposed to a given, baptismal, or nick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persNamePart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ur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surname type="combine"&gt;St John Stevas&lt;/surname&gt;</text:p>
          </table:table-cell>
        </table:table-row>
      </table:table>
      <text:h text:outline-level="2"><text:bookmark text:name="TEI.tagUsage"/>&lt;tagUsage&gt;</text:h>
      <table:table table:name="table208" table:style-name="Table1">
        <table:table-column table:style-name="Table1.col1"/>
        <table:table-column table:style-name="Table2.col2"/>
        <table:table-row>
          <table:table-cell table:number-columns-spanned="2">
            <text:p><text:span text:style-name="Highlight">&lt;tagUsage&gt; </text:span><text:span>supplies information about the usage of a specific element within a text.</text:span> [<text:a xlink:type="simple" xlink:href="http://www.tei-c.org/release/doc/tei-p5-doc/en/html/HD.html#HD57">2.3.4. The Tagging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209" table:style-name="Table1">
              <table:table-column table:style-name="Table1.col1"/>
              <table:table-column table:style-name="Table2.col2"/>
              <table:table-row>
                <table:table-cell>
                  <text:p>gi</text:p>
                </table:table-cell>
                <table:table-cell>
                  <text:p>(<text:span>generic identifier</text:span>) <text:span>specifies the name (generic identifier) of the element indicated by the tag, within the namespace indicated by the parent &lt;namespace&gt; element.</text:span></text:p>
                  <table:table table:name="table210"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name</text:p>
                      </table:table-cell>
                    </table:table-row>
                  </table:table>
                </table:table-cell>
              </table:table-row>
              <table:table-row>
                <table:table-cell>
                  <text:p>occurs</text:p>
                </table:table-cell>
                <table:table-cell>
                  <text:p><text:span>specifies the number of occurrences of this element within the text.</text:span></text:p>
                  <table:table table:name="table211"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 text:style-name="Preformatted_20_Text"/>
                        <text:p text:style-name="Preformatted_20_Text">data.count</text:p>
                      </table:table-cell>
                    </table:table-row>
                  </table:table>
                </table:table-cell>
              </table:table-row>
              <table:table-row>
                <table:table-cell>
                  <text:p>withId</text:p>
                </table:table-cell>
                <table:table-cell>
                  <text:p>(<text:span>with unique identifier</text:span>) <text:span>specifies the number of occurrences of this element within the text which bear a distinct value for the global <text:span text:style-name="Emphasis">xml:id</text:span> attribute.</text:span></text:p>
                  <table:table table:name="table212"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 text:style-name="Preformatted_20_Text"/>
                        <text:p text:style-name="Preformatted_20_Text">data.count</text:p>
                      </table:table-cell>
                    </table:table-row>
                  </table:table>
                </table:table-cell>
              </table:table-row>
              <table:table-row>
                <table:table-cell>
                  <text:p>render</text:p>
                </table:table-cell>
                <table:table-cell>
                  <text:p><text:span>specifies the identifier of a &lt;rendition&gt; element which defines how this element was rendered in the source text.</text:span></text:p>
                  <table:table table:name="table21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Contained by</text:span></text:p>
          </table:table-cell>
          <table:table-cell>
            <text:p><text:span>header: </text:span><text:span>namespace</text:span></text:p>
          </table:table-cell>
        </table:table-row>
        <table:table-row>
          <table:table-cell>
            <text:p><text:span text:style-name="Highlight">May contain</text:span></text:p>
          </table:table-cell>
          <table:table-cell>
            <text:p><text:span>core: </text:span><text:span>address bibl biblStruct date desc email label list listBibl ref title</text:span></text:p>
            <text:p><text:span>header: </text:span><text:span>biblFull idno</text:span></text:p>
            <text:p><text:span>namesdates: </text:span><text:span>addName affiliation bloc country district forename genName geo listEvent listOrg listPerson listPlace location nameLink orgName persName placeName population region roleName settlement state surname trait</text:span></text:p>
          </table:table-cell>
        </table:table-row>
        <table:table-row>
          <table:table-cell>
            <text:p><text:span text:style-name="Highlight">Declaration</text:span></text:p>
          </table:table-cell>
          <table:table-cell>
            <text:p text:style-name="Preformatted_20_Text"/>
            <text:p text:style-name="Preformatted_20_Text">element tagUsage</text:p>
            <text:p text:style-name="Preformatted_20_Text">{</text:p>
            <text:p text:style-name="Preformatted_20_Text">   att.global.attributes,</text:p>
            <text:p text:style-name="Preformatted_20_Text">   attribute gi { data.name },</text:p>
            <text:p text:style-name="Preformatted_20_Text">   attribute occurs { data.count }?,</text:p>
            <text:p text:style-name="Preformatted_20_Text">   attribute withId { data.count }?,</text:p>
            <text:p text:style-name="Preformatted_20_Text">   attribute render { list { data.pointer+ } }?,</text:p>
            <text:p text:style-name="Preformatted_20_Text">   macro.limitedContent</text:p>
            <text:p text:style-name="Preformatted_20_Text">}</text:p>
          </table:table-cell>
        </table:table-row>
        <table:table-row>
          <table:table-cell>
            <text:p><text:span text:style-name="Highlight">Example</text:span></text:p>
          </table:table-cell>
          <table:table-cell>
            <text:p text:style-name="Preformatted_20_Text">&lt;tagsDecl&gt;</text:p>
            <text:p text:style-name="Preformatted_20_Text"> &lt;rendition xml:id="it"&gt;Render using a slant or italic variant on the current font&lt;/rendition&gt;</text:p>
            <text:p text:style-name="Preformatted_20_Text">&lt;!-- ... --&gt;</text:p>
            <text:p text:style-name="Preformatted_20_Text"> &lt;namespace name="http://www.tei-c.org/ns/1.0"&gt;</text:p>
            <text:p text:style-name="Preformatted_20_Text">  &lt;tagUsage gi="hi" occurs="28" withId="2"</text:p>
            <text:p text:style-name="Preformatted_20_Text">   render="#it"&gt; Used to mark English words</text:p>
            <text:p text:style-name="Preformatted_20_Text">     italicized in the copy text.&lt;/tagUsage&gt;</text:p>
            <text:p text:style-name="Preformatted_20_Text">  &lt;tagUsage gi="foreign" render="#it"&gt;Used to mark non-English words in the copy text.&lt;/tagUsage&gt;</text:p>
            <text:p text:style-name="Preformatted_20_Text">&lt;!-- ... --&gt;</text:p>
            <text:p text:style-name="Preformatted_20_Text"> &lt;/namespace&gt;</text:p>
            <text:p text:style-name="Preformatted_20_Text">&lt;/tagsDecl&gt;</text:p>
          </table:table-cell>
        </table:table-row>
      </table:table>
      <text:h text:outline-level="2"><text:bookmark text:name="TEI.tagsDecl"/>&lt;tagsDecl&gt;</text:h>
      <table:table table:name="table214" table:style-name="Table1">
        <table:table-column table:style-name="Table1.col1"/>
        <table:table-column table:style-name="Table2.col2"/>
        <table:table-row>
          <table:table-cell table:number-columns-spanned="2">
            <text:p><text:span text:style-name="Highlight">&lt;tagsDecl&gt; </text:span>(<text:span>tagging declaration</text:span>) <text:span>provides detailed information about the tagging applied to a document.</text:span> [<text:a xlink:type="simple" xlink:href="http://www.tei-c.org/release/doc/tei-p5-doc/en/html/HD.html#HD57">2.3.4. The Tagging Declaration</text:a> <text:a xlink:type="simple" xlink:href="http://www.tei-c.org/release/doc/tei-p5-doc/en/html/HD.html#HD5">2.3. The Encoding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215" table:style-name="Table1">
              <table:table-column table:style-name="Table1.col1"/>
              <table:table-column table:style-name="Table2.col2"/>
              <table:table-row>
                <table:table-cell>
                  <text:p>partial</text:p>
                </table:table-cell>
                <table:table-cell>
                  <text:p><text:span>indicates whether the element types listed exhaustively include all those found within &lt;text&gt;, or represent only a subset.</text:span></text:p>
                  <table:table table:name="table216"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Note</text:span></text:p>
                      </table:table-cell>
                      <table:table-cell>
                        <text:p>TEI recommended practice is to specify this attribute. When the &lt;tagUsage&gt; elements inside &lt;tagsDecl&gt; are used to list each of the element types in the associated &lt;text&gt;, the value should be given as <text:span text:style-name="Emphasis">false</text:span>. When the &lt;tagUsage&gt; elements inside &lt;tagsDecl&gt; are used to provide usage information or default renditions for only a subset of the elements types within the associated &lt;text&gt;, the value should be <text:span text:style-name="Emphasis">true</text:span>.</text:p>
                      </table:table-cell>
                    </table:table-row>
                  </table:table>
                </table:table-cell>
              </table:table-row>
            </table:table>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header: </text:span><text:span>namespace</text:span></text:p>
          </table:table-cell>
        </table:table-row>
        <table:table-row>
          <table:table-cell>
            <text:p><text:span text:style-name="Highlight">Declaration</text:span></text:p>
          </table:table-cell>
          <table:table-cell>
            <text:p text:style-name="Preformatted_20_Text"/>
            <text:p text:style-name="Preformatted_20_Text">element tagsDecl</text:p>
            <text:p text:style-name="Preformatted_20_Text">{</text:p>
            <text:p text:style-name="Preformatted_20_Text">   att.global.attributes,</text:p>
            <text:p text:style-name="Preformatted_20_Text">   attribute partial { data.truthValue }?,</text:p>
            <text:p text:style-name="Preformatted_20_Text">   ( rendition*, namespace* )</text:p>
            <text:p text:style-name="Preformatted_20_Text">}</text:p>
          </table:table-cell>
        </table:table-row>
        <table:table-row>
          <table:table-cell>
            <text:p><text:span text:style-name="Highlight">Example</text:span></text:p>
          </table:table-cell>
          <table:table-cell>
            <text:p text:style-name="Preformatted_20_Text">&lt;tagsDecl&gt;</text:p>
            <text:p text:style-name="Preformatted_20_Text"> &lt;rendition xml:id="rend-it"&gt;to be rendered in italic font&lt;/rendition&gt;</text:p>
            <text:p text:style-name="Preformatted_20_Text"> &lt;namespace name="http://www.tei-c.org/ns/1.0"&gt;</text:p>
            <text:p text:style-name="Preformatted_20_Text">  &lt;tagUsage gi="hi" occurs="467"</text:p>
            <text:p text:style-name="Preformatted_20_Text">   render="#rend-it"/&gt;</text:p>
            <text:p text:style-name="Preformatted_20_Text">  &lt;tagUsage gi="title" occurs="45"</text:p>
            <text:p text:style-name="Preformatted_20_Text">   render="#rend-it"/&gt;</text:p>
            <text:p text:style-name="Preformatted_20_Text"> &lt;/namespace&gt;</text:p>
            <text:p text:style-name="Preformatted_20_Text"> &lt;namespace name="http://docbook.org/ns/docbook"&gt;</text:p>
            <text:p text:style-name="Preformatted_20_Text">  &lt;tagUsage gi="para" occurs="10"/&gt;</text:p>
            <text:p text:style-name="Preformatted_20_Text"> &lt;/namespace&gt;</text:p>
            <text:p text:style-name="Preformatted_20_Text">&lt;/tagsDecl&gt;</text:p>
          </table:table-cell>
        </table:table-row>
      </table:table>
      <text:h text:outline-level="2"><text:bookmark text:name="TEI.taxonomy"/>&lt;taxonomy&gt;</text:h>
      <table:table table:name="table217" table:style-name="Table1">
        <table:table-column table:style-name="Table1.col1"/>
        <table:table-column table:style-name="Table2.col2"/>
        <table:table-row>
          <table:table-cell table:number-columns-spanned="2">
            <text:p><text:span text:style-name="Highlight">&lt;taxonomy&gt; </text:span><text:span>defines a typology either implicitly, by means of a bibliographic citation, or explicitly by a structured taxonomy.</text:span> [<text:a xlink:type="simple" xlink:href="http://www.tei-c.org/release/doc/tei-p5-doc/en/html/HD.html#HD55">2.3.7. The Classification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classDecl</text:span></text:p>
          </table:table-cell>
        </table:table-row>
        <table:table-row>
          <table:table-cell>
            <text:p><text:span text:style-name="Highlight">May contain</text:span></text:p>
          </table:table-cell>
          <table:table-cell>
            <text:p><text:span>core: </text:span><text:span>bibl biblStruct desc listBibl</text:span></text:p>
            <text:p><text:span>header: </text:span><text:span>biblFull category</text:span></text:p>
          </table:table-cell>
        </table:table-row>
        <table:table-row>
          <table:table-cell>
            <text:p><text:span text:style-name="Highlight">Declaration</text:span></text:p>
          </table:table-cell>
          <table:table-cell>
            <text:p text:style-name="Preformatted_20_Text"/>
            <text:p text:style-name="Preformatted_20_Text">element taxonomy</text:p>
            <text:p text:style-name="Preformatted_20_Text">{</text:p>
            <text:p text:style-name="Preformatted_20_Text">   att.global.attributes,</text:p>
            <text:p text:style-name="Preformatted_20_Text">   (</text:p>
            <text:p text:style-name="Preformatted_20_Text">      ( model.glossLike | model.descLike )*</text:p>
            <text:p text:style-name="Preformatted_20_Text">    | category+</text:p>
            <text:p text:style-name="Preformatted_20_Text">    | ( ( model.biblLike ), category*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axonomy xml:id="tax.b"&gt;</text:p>
            <text:p text:style-name="Preformatted_20_Text"> &lt;bibl&gt;Brown Corpus&lt;/bibl&gt;</text:p>
            <text:p text:style-name="Preformatted_20_Text"> &lt;category xml:id="tax.b.a"&gt;</text:p>
            <text:p text:style-name="Preformatted_20_Text">  &lt;catDesc&gt;Press Reportage&lt;/catDesc&gt;</text:p>
            <text:p text:style-name="Preformatted_20_Text">  &lt;category xml:id="tax.b.a1"&gt;</text:p>
            <text:p text:style-name="Preformatted_20_Text">   &lt;catDesc&gt;Daily&lt;/catDesc&gt;</text:p>
            <text:p text:style-name="Preformatted_20_Text">  &lt;/category&gt;</text:p>
            <text:p text:style-name="Preformatted_20_Text">  &lt;category xml:id="tax.b.a2"&gt;</text:p>
            <text:p text:style-name="Preformatted_20_Text">   &lt;catDesc&gt;Sunday&lt;/catDesc&gt;</text:p>
            <text:p text:style-name="Preformatted_20_Text">  &lt;/category&gt;</text:p>
            <text:p text:style-name="Preformatted_20_Text">  &lt;category xml:id="tax.b.a3"&gt;</text:p>
            <text:p text:style-name="Preformatted_20_Text">   &lt;catDesc&gt;National&lt;/catDesc&gt;</text:p>
            <text:p text:style-name="Preformatted_20_Text">  &lt;/category&gt;</text:p>
            <text:p text:style-name="Preformatted_20_Text">  &lt;category xml:id="tax.b.a4"&gt;</text:p>
            <text:p text:style-name="Preformatted_20_Text">   &lt;catDesc&gt;Provincial&lt;/catDesc&gt;</text:p>
            <text:p text:style-name="Preformatted_20_Text">  &lt;/category&gt;</text:p>
            <text:p text:style-name="Preformatted_20_Text">  &lt;category xml:id="tax.b.a5"&gt;</text:p>
            <text:p text:style-name="Preformatted_20_Text">   &lt;catDesc&gt;Political&lt;/catDesc&gt;</text:p>
            <text:p text:style-name="Preformatted_20_Text">  &lt;/category&gt;</text:p>
            <text:p text:style-name="Preformatted_20_Text">  &lt;category xml:id="tax.b.a6"&gt;</text:p>
            <text:p text:style-name="Preformatted_20_Text">   &lt;catDesc&gt;Sports&lt;/catDesc&gt;</text:p>
            <text:p text:style-name="Preformatted_20_Text">  &lt;/category&gt;</text:p>
            <text:p text:style-name="Preformatted_20_Text"> &lt;/category&gt;</text:p>
            <text:p text:style-name="Preformatted_20_Text"> &lt;category xml:id="tax.b.d"&gt;</text:p>
            <text:p text:style-name="Preformatted_20_Text">  &lt;catDesc&gt;Religion&lt;/catDesc&gt;</text:p>
            <text:p text:style-name="Preformatted_20_Text">  &lt;category xml:id="tax.b.d1"&gt;</text:p>
            <text:p text:style-name="Preformatted_20_Text">   &lt;catDesc&gt;Books&lt;/catDesc&gt;</text:p>
            <text:p text:style-name="Preformatted_20_Text">  &lt;/category&gt;</text:p>
            <text:p text:style-name="Preformatted_20_Text">  &lt;category xml:id="tax.b.d2"&gt;</text:p>
            <text:p text:style-name="Preformatted_20_Text">   &lt;catDesc&gt;Periodicals and tracts&lt;/catDesc&gt;</text:p>
            <text:p text:style-name="Preformatted_20_Text">  &lt;/category&gt;</text:p>
            <text:p text:style-name="Preformatted_20_Text"> &lt;/category&gt;</text:p>
            <text:p text:style-name="Preformatted_20_Text">&lt;/taxonomy&gt;</text:p>
          </table:table-cell>
        </table:table-row>
        <table:table-row>
          <table:table-cell>
            <text:p><text:span text:style-name="Highlight">Example</text:span></text:p>
          </table:table-cell>
          <table:table-cell>
            <text:p text:style-name="Preformatted_20_Text">&lt;taxonomy&gt;</text:p>
            <text:p text:style-name="Preformatted_20_Text"> &lt;category xml:id="literature"&gt;</text:p>
            <text:p text:style-name="Preformatted_20_Text">  &lt;catDesc&gt;Literature&lt;/catDesc&gt;</text:p>
            <text:p text:style-name="Preformatted_20_Text">  &lt;category xml:id="poetry"&gt;</text:p>
            <text:p text:style-name="Preformatted_20_Text">   &lt;catDesc&gt;Poetry&lt;/catDesc&gt;</text:p>
            <text:p text:style-name="Preformatted_20_Text">   &lt;category xml:id="sonnet"&gt;</text:p>
            <text:p text:style-name="Preformatted_20_Text">    &lt;catDesc&gt;Sonnet&lt;/catDesc&gt;</text:p>
            <text:p text:style-name="Preformatted_20_Text">    &lt;category xml:id="shakesSonnet"&gt;</text:p>
            <text:p text:style-name="Preformatted_20_Text">     &lt;catDesc&gt;Shakespearean Sonnet&lt;/catDesc&gt;</text:p>
            <text:p text:style-name="Preformatted_20_Text">    &lt;/category&gt;</text:p>
            <text:p text:style-name="Preformatted_20_Text">    &lt;category xml:id="petraSonnet"&gt;</text:p>
            <text:p text:style-name="Preformatted_20_Text">     &lt;catDesc&gt;Petrarchan Sonnet&lt;/catDesc&gt;</text:p>
            <text:p text:style-name="Preformatted_20_Text">    &lt;/category&gt;</text:p>
            <text:p text:style-name="Preformatted_20_Text">   &lt;/category&gt;</text:p>
            <text:p text:style-name="Preformatted_20_Text">   &lt;category xml:id="haiku"&gt;</text:p>
            <text:p text:style-name="Preformatted_20_Text">    &lt;catDesc&gt;Haiku&lt;/catDesc&gt;</text:p>
            <text:p text:style-name="Preformatted_20_Text">   &lt;/category&gt;</text:p>
            <text:p text:style-name="Preformatted_20_Text">  &lt;/category&gt;</text:p>
            <text:p text:style-name="Preformatted_20_Text">  &lt;category xml:id="drama"&gt;</text:p>
            <text:p text:style-name="Preformatted_20_Text">   &lt;catDesc&gt;Drama&lt;/catDesc&gt;</text:p>
            <text:p text:style-name="Preformatted_20_Text">  &lt;/category&gt;</text:p>
            <text:p text:style-name="Preformatted_20_Text"> &lt;/category&gt;</text:p>
            <text:p text:style-name="Preformatted_20_Text"> &lt;category xml:id="meter"&gt;</text:p>
            <text:p text:style-name="Preformatted_20_Text">  &lt;catDesc&gt;Metrical Categories&lt;/catDesc&gt;</text:p>
            <text:p text:style-name="Preformatted_20_Text">  &lt;category xml:id="feet"&gt;</text:p>
            <text:p text:style-name="Preformatted_20_Text">   &lt;catDesc&gt;Metrical Feet&lt;/catDesc&gt;</text:p>
            <text:p text:style-name="Preformatted_20_Text">   &lt;category xml:id="iambic"&gt;</text:p>
            <text:p text:style-name="Preformatted_20_Text">    &lt;catDesc&gt;Iambic&lt;/catDesc&gt;</text:p>
            <text:p text:style-name="Preformatted_20_Text">   &lt;/category&gt;</text:p>
            <text:p text:style-name="Preformatted_20_Text">   &lt;category xml:id="trochaic"&gt;</text:p>
            <text:p text:style-name="Preformatted_20_Text">    &lt;catDesc&gt;trochaic&lt;/catDesc&gt;</text:p>
            <text:p text:style-name="Preformatted_20_Text">   &lt;/category&gt;</text:p>
            <text:p text:style-name="Preformatted_20_Text">  &lt;/category&gt;</text:p>
            <text:p text:style-name="Preformatted_20_Text">  &lt;category xml:id="feetNumber"&gt;</text:p>
            <text:p text:style-name="Preformatted_20_Text">   &lt;catDesc&gt;Number of feet&lt;/catDesc&gt;</text:p>
            <text:p text:style-name="Preformatted_20_Text">   &lt;category xml:id="pentameter"&gt;</text:p>
            <text:p text:style-name="Preformatted_20_Text">    &lt;catDesc&gt;&gt;Pentameter&lt;/catDesc&gt;</text:p>
            <text:p text:style-name="Preformatted_20_Text">   &lt;/category&gt;</text:p>
            <text:p text:style-name="Preformatted_20_Text">   &lt;category xml:id="tetrameter"&gt;</text:p>
            <text:p text:style-name="Preformatted_20_Text">    &lt;catDesc&gt;&gt;Tetrameter&lt;/catDesc&gt;</text:p>
            <text:p text:style-name="Preformatted_20_Text">   &lt;/category&gt;</text:p>
            <text:p text:style-name="Preformatted_20_Text">  &lt;/category&gt;</text:p>
            <text:p text:style-name="Preformatted_20_Text"> &lt;/category&gt;</text:p>
            <text:p text:style-name="Preformatted_20_Text">&lt;/taxonomy&gt;</text:p>
            <text:p text:style-name="Preformatted_20_Text">&lt;!-- elsewhere in document --&gt;</text:p>
            <text:p text:style-name="Preformatted_20_Text">&lt;lg ana="#shakesSonnet #iambic #pentameter"&gt;</text:p>
            <text:p text:style-name="Preformatted_20_Text"> &lt;l&gt;Shall I compare thee to a summer's day&lt;/l&gt;</text:p>
            <text:p text:style-name="Preformatted_20_Text">&lt;!-- ... --&gt;</text:p>
            <text:p text:style-name="Preformatted_20_Text">&lt;/lg&gt;</text:p>
          </table:table-cell>
        </table:table-row>
      </table:table>
      <text:h text:outline-level="2"><text:bookmark text:name="TEI.teiCorpus"/>&lt;teiCorpus&gt;</text:h>
      <table:table table:name="table218" table:style-name="Table1">
        <table:table-column table:style-name="Table1.col1"/>
        <table:table-column table:style-name="Table2.col2"/>
        <table:table-row>
          <table:table-cell table:number-columns-spanned="2">
            <text:p><text:span text:style-name="Highlight">&lt;teiCorpus&gt; </text:span><text:span>contains the whole of a TEI encoded corpus, comprising a single corpus header and one or more TEI elements, each containing a single text header and a text.</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219" table:style-name="Table1">
              <table:table-column table:style-name="Table1.col1"/>
              <table:table-column table:style-name="Table2.col2"/>
              <table:table-row>
                <table:table-cell>
                  <text:p>version</text:p>
                </table:table-cell>
                <table:table-cell>
                  <text:p><text:span>The version of the TEI scheme</text:span></text:p>
                  <table:table table:name="table22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version</text:p>
                      </table:table-cell>
                    </table:table-row>
                    <table:table-row>
                      <table:table-cell>
                        <text:p><text:span text:style-name="Highlight">Default</text:span></text:p>
                      </table:table-cell>
                      <table:table-cell>
                        <text:p>5.0</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able:table-cell>
        </table:table-row>
        <table:table-row>
          <table:table-cell>
            <text:p><text:span text:style-name="Highlight">May contain</text:span></text:p>
          </table:table-cell>
          <table:table-cell>
            <text:p><text:span>core: </text:span><text:span>teiCorpus</text:span></text:p>
            <text:p><text:span>header: </text:span><text:span>teiHeader</text:span></text:p>
            <text:p><text:span>textstructure: </text:span><text:span>TEI</text:span></text:p>
          </table:table-cell>
        </table:table-row>
        <table:table-row>
          <table:table-cell>
            <text:p><text:span text:style-name="Highlight">Declaration</text:span></text:p>
          </table:table-cell>
          <table:table-cell>
            <text:p text:style-name="Preformatted_20_Text"/>
            <text:p text:style-name="Preformatted_20_Text">element teiCorpus</text:p>
            <text:p text:style-name="Preformatted_20_Text">{</text:p>
            <text:p text:style-name="Preformatted_20_Text">   att.global.attributes,</text:p>
            <text:p text:style-name="Preformatted_20_Text">   attribute version { data.version }?,</text:p>
            <text:p text:style-name="Preformatted_20_Text">   (</text:p>
            <text:p text:style-name="Preformatted_20_Text">      teiHeader,</text:p>
            <text:p text:style-name="Preformatted_20_Text">      ( ( model.resourceLike+, ( TEI | teiCorpus )* ) | ( TEI | teiCorpus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eiCorpus version="5.2" xmlns="http://www.tei-c.org/ns/1.0"&gt;</text:p>
            <text:p text:style-name="Preformatted_20_Text"> &lt;teiHeader&gt;</text:p>
            <text:p text:style-name="Preformatted_20_Text">&lt;!-- header for corpus --&gt;</text:p>
            <text:p text:style-name="Preformatted_20_Text"> &lt;/teiHeader&gt;</text:p>
            <text:p text:style-name="Preformatted_20_Text"> &lt;TEI&gt;</text:p>
            <text:p text:style-name="Preformatted_20_Text">  &lt;teiHeader&gt;</text:p>
            <text:p text:style-name="Preformatted_20_Text">&lt;!-- header for first text --&gt;</text:p>
            <text:p text:style-name="Preformatted_20_Text">  &lt;/teiHeader&gt;</text:p>
            <text:p text:style-name="Preformatted_20_Text">  &lt;text&gt;</text:p>
            <text:p text:style-name="Preformatted_20_Text">&lt;!-- content of first text --&gt;</text:p>
            <text:p text:style-name="Preformatted_20_Text">  &lt;/text&gt;</text:p>
            <text:p text:style-name="Preformatted_20_Text"> &lt;/TEI&gt;</text:p>
            <text:p text:style-name="Preformatted_20_Text"> &lt;TEI&gt;</text:p>
            <text:p text:style-name="Preformatted_20_Text">  &lt;teiHeader&gt;</text:p>
            <text:p text:style-name="Preformatted_20_Text">&lt;!-- header for second text --&gt;</text:p>
            <text:p text:style-name="Preformatted_20_Text">  &lt;/teiHeader&gt;</text:p>
            <text:p text:style-name="Preformatted_20_Text">  &lt;text&gt;</text:p>
            <text:p text:style-name="Preformatted_20_Text">&lt;!-- content of second text --&gt;</text:p>
            <text:p text:style-name="Preformatted_20_Text">  &lt;/text&gt;</text:p>
            <text:p text:style-name="Preformatted_20_Text"> &lt;/TEI&gt;</text:p>
            <text:p text:style-name="Preformatted_20_Text">&lt;!-- more TEI elements here --&gt;</text:p>
            <text:p text:style-name="Preformatted_20_Text">&lt;/teiCorpus&gt;</text:p>
          </table:table-cell>
        </table:table-row>
        <table:table-row>
          <table:table-cell>
            <text:p><text:span text:style-name="Highlight">Note</text:span></text:p>
          </table:table-cell>
          <table:table-cell>
            <text:p>Must contain one TEI header for the corpus, and a series of &lt;TEI&gt; elements, one for each text.This element is mandatory when applicable.</text:p>
          </table:table-cell>
        </table:table-row>
      </table:table>
      <text:h text:outline-level="2"><text:bookmark text:name="TEI.teiHeader"/>&lt;teiHeader&gt;</text:h>
      <table:table table:name="table221" table:style-name="Table1">
        <table:table-column table:style-name="Table1.col1"/>
        <table:table-column table:style-name="Table2.col2"/>
        <table:table-row>
          <table:table-cell table:number-columns-spanned="2">
            <text:p><text:span text:style-name="Highlight">&lt;teiHeader&gt; </text:span>(<text:span>TEI header</text:span>) <text:span>supplies the descriptive and declarative information making up an electronic title page for every TEI-conformant document.</text:span> [<text:a xlink:type="simple" xlink:href="http://www.tei-c.org/release/doc/tei-p5-doc/en/html/HD.html#HD11">2.1.1. The TEI Header and Its Components</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222" table:style-name="Table1">
              <table:table-column table:style-name="Table1.col1"/>
              <table:table-column table:style-name="Table2.col2"/>
              <table:table-row>
                <table:table-cell>
                  <text:p>type</text:p>
                </table:table-cell>
                <table:table-cell>
                  <text:p><text:span>specifies the kind of document to which the header is attached, for example whether it is a corpus or individual text.</text:span></text:p>
                  <table:table table:name="table223"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16-11-18</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text</text:p>
                        <text:p text:style-name="List_20_Contents"><text:span>the header is attached to a single text.</text:span><text:span text:style-name="Emphasis">[Default]</text:span></text:p>
                        <text:p text:style-name="List_20_Heading">corpus</text:p>
                        <text:p text:style-name="List_20_Contents"><text:span>the header is attached to a corpus.</text:span></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ext:p><text:span>textstructure: </text:span><text:span>TEI</text:span></text:p>
          </table:table-cell>
        </table:table-row>
        <table:table-row>
          <table:table-cell>
            <text:p><text:span text:style-name="Highlight">May contain</text:span></text:p>
          </table:table-cell>
          <table:table-cell>
            <text:p><text:span>header: </text:span><text:span>encodingDesc fileDesc profileDesc revisionDesc</text:span></text:p>
          </table:table-cell>
        </table:table-row>
        <table:table-row>
          <table:table-cell>
            <text:p><text:span text:style-name="Highlight">Declaration</text:span></text:p>
          </table:table-cell>
          <table:table-cell>
            <text:p text:style-name="Preformatted_20_Text"/>
            <text:p text:style-name="Preformatted_20_Text">element teiHeader</text:p>
            <text:p text:style-name="Preformatted_20_Text">{</text:p>
            <text:p text:style-name="Preformatted_20_Text">   att.global.attributes,</text:p>
            <text:p text:style-name="Preformatted_20_Text">   attribute type { data.enumerated }?,</text:p>
            <text:p text:style-name="Preformatted_20_Text">   ( fileDesc, model.teiHeaderPart*, revisionDesc? )</text:p>
            <text:p text:style-name="Preformatted_20_Text">}</text:p>
          </table:table-cell>
        </table:table-row>
        <table:table-row>
          <table:table-cell>
            <text:p><text:span text:style-name="Highlight">Example</text:span></text:p>
          </table:table-cell>
          <table:table-cell>
            <text:p text:style-name="Preformatted_20_Text">&lt;teiHeader&gt;</text:p>
            <text:p text:style-name="Preformatted_20_Text"> &lt;fileDesc&gt;</text:p>
            <text:p text:style-name="Preformatted_20_Text">  &lt;titleStmt&gt;</text:p>
            <text:p text:style-name="Preformatted_20_Text">   &lt;title&gt;Shakespeare: the first folio (1623) in electronic form&lt;/title&gt;</text:p>
            <text:p text:style-name="Preformatted_20_Text">   &lt;author&gt;Shakespeare, William (1564–1616)&lt;/author&gt;</text:p>
            <text:p text:style-name="Preformatted_20_Text">   &lt;respStmt&gt;</text:p>
            <text:p text:style-name="Preformatted_20_Text">    &lt;resp&gt;Originally prepared by&lt;/resp&gt;</text:p>
            <text:p text:style-name="Preformatted_20_Text">    &lt;name&gt;Trevor Howard-Hill&lt;/name&gt;</text:p>
            <text:p text:style-name="Preformatted_20_Text">   &lt;/respStmt&gt;</text:p>
            <text:p text:style-name="Preformatted_20_Text">   &lt;respStmt&gt;</text:p>
            <text:p text:style-name="Preformatted_20_Text">    &lt;resp&gt;Revised and edited by&lt;/resp&gt;</text:p>
            <text:p text:style-name="Preformatted_20_Text">    &lt;name&gt;Christine Avern-Carr&lt;/name&gt;</text:p>
            <text:p text:style-name="Preformatted_20_Text">   &lt;/respStmt&gt;</text:p>
            <text:p text:style-name="Preformatted_20_Text">  &lt;/titleStmt&gt;</text:p>
            <text:p text:style-name="Preformatted_20_Text">  &lt;publicationStmt&gt;</text:p>
            <text:p text:style-name="Preformatted_20_Text">   &lt;distributor&gt;Oxford Text Archive&lt;/distributor&gt;</text:p>
            <text:p text:style-name="Preformatted_20_Text">   &lt;address&gt;</text:p>
            <text:p text:style-name="Preformatted_20_Text">    &lt;addrLine&gt;13 Banbury Road, Oxford OX2 6NN, UK&lt;/addrLine&gt;</text:p>
            <text:p text:style-name="Preformatted_20_Text">   &lt;/address&gt;</text:p>
            <text:p text:style-name="Preformatted_20_Text">   &lt;idno type="OTA"&gt;119&lt;/idno&gt;</text:p>
            <text:p text:style-name="Preformatted_20_Text">   &lt;availability&gt;</text:p>
            <text:p text:style-name="Preformatted_20_Text">    &lt;p&gt;Freely available on a non-commercial basis.&lt;/p&gt;</text:p>
            <text:p text:style-name="Preformatted_20_Text">   &lt;/availability&gt;</text:p>
            <text:p text:style-name="Preformatted_20_Text">   &lt;date when="1968"&gt;1968&lt;/date&gt;</text:p>
            <text:p text:style-name="Preformatted_20_Text">  &lt;/publicationStmt&gt;</text:p>
            <text:p text:style-name="Preformatted_20_Text">  &lt;sourceDesc&gt;</text:p>
            <text:p text:style-name="Preformatted_20_Text">   &lt;bibl&gt;The first folio of Shakespeare, prepared by Charlton Hinman (The Norton Facsimile,</text:p>
            <text:p text:style-name="Preformatted_20_Text">       1968)&lt;/bibl&gt;</text:p>
            <text:p text:style-name="Preformatted_20_Text">  &lt;/sourceDesc&gt;</text:p>
            <text:p text:style-name="Preformatted_20_Text"> &lt;/fileDesc&gt;</text:p>
            <text:p text:style-name="Preformatted_20_Text"> &lt;encodingDesc&gt;</text:p>
            <text:p text:style-name="Preformatted_20_Text">  &lt;projectDesc&gt;</text:p>
            <text:p text:style-name="Preformatted_20_Text">   &lt;p&gt;Originally prepared for use in the production of a series of old-spelling</text:p>
            <text:p text:style-name="Preformatted_20_Text">       concordances in 1968, this text was extensively checked and revised for use during the</text:p>
            <text:p text:style-name="Preformatted_20_Text">       editing of the new Oxford Shakespeare (Wells and Taylor, 1989).&lt;/p&gt;</text:p>
            <text:p text:style-name="Preformatted_20_Text">  &lt;/projectDesc&gt;</text:p>
            <text:p text:style-name="Preformatted_20_Text">  &lt;editorialDecl&gt;</text:p>
            <text:p text:style-name="Preformatted_20_Text">   &lt;correction&gt;</text:p>
            <text:p text:style-name="Preformatted_20_Text">    &lt;p&gt;Turned letters are silently corrected.&lt;/p&gt;</text:p>
            <text:p text:style-name="Preformatted_20_Text">   &lt;/correction&gt;</text:p>
            <text:p text:style-name="Preformatted_20_Text">   &lt;normalization&gt;</text:p>
            <text:p text:style-name="Preformatted_20_Text">    &lt;p&gt;Original spelling and typography is retained, except that long s and ligatured</text:p>
            <text:p text:style-name="Preformatted_20_Text">         forms are not encoded.&lt;/p&gt;</text:p>
            <text:p text:style-name="Preformatted_20_Text">   &lt;/normalization&gt;</text:p>
            <text:p text:style-name="Preformatted_20_Text">  &lt;/editorialDecl&gt;</text:p>
            <text:p text:style-name="Preformatted_20_Text">  &lt;refsDecl xml:id="ASLREF"&gt;</text:p>
            <text:p text:style-name="Preformatted_20_Text">   &lt;cRefPattern matchPattern="(\S+) ([^.]+)\.(.*)"</text:p>
            <text:p text:style-name="Preformatted_20_Text">    replacementPattern="#xpath(//div1[@n='$1']/div2/[@n='$2']//lb[@n='$3'])"&gt;</text:p>
            <text:p text:style-name="Preformatted_20_Text">    &lt;p&gt;A reference is created by assembling the following, in the reverse order as that</text:p>
            <text:p text:style-name="Preformatted_20_Text">         listed here: &lt;list&gt;</text:p>
            <text:p text:style-name="Preformatted_20_Text">      &lt;item&gt;the &lt;att&gt;n&lt;/att&gt; value of the preceding &lt;gi&gt;lb&lt;/gi&gt;</text:p>
            <text:p text:style-name="Preformatted_20_Text">      &lt;/item&gt;</text:p>
            <text:p text:style-name="Preformatted_20_Text">      &lt;item&gt;a period&lt;/item&gt;</text:p>
            <text:p text:style-name="Preformatted_20_Text">      &lt;item&gt;the &lt;att&gt;n&lt;/att&gt; value of the ancestor &lt;gi&gt;div2&lt;/gi&gt;</text:p>
            <text:p text:style-name="Preformatted_20_Text">      &lt;/item&gt;</text:p>
            <text:p text:style-name="Preformatted_20_Text">      &lt;item&gt;a space&lt;/item&gt;</text:p>
            <text:p text:style-name="Preformatted_20_Text">      &lt;item&gt;the &lt;att&gt;n&lt;/att&gt; value of the parent &lt;gi&gt;div1&lt;/gi&gt;</text:p>
            <text:p text:style-name="Preformatted_20_Text">      &lt;/item&gt;</text:p>
            <text:p text:style-name="Preformatted_20_Text">     &lt;/list&gt;</text:p>
            <text:p text:style-name="Preformatted_20_Text">    &lt;/p&gt;</text:p>
            <text:p text:style-name="Preformatted_20_Text">   &lt;/cRefPattern&gt;</text:p>
            <text:p text:style-name="Preformatted_20_Text">  &lt;/refsDecl&gt;</text:p>
            <text:p text:style-name="Preformatted_20_Text"> &lt;/encodingDesc&gt;</text:p>
            <text:p text:style-name="Preformatted_20_Text"> &lt;revisionDesc&gt;</text:p>
            <text:p text:style-name="Preformatted_20_Text">  &lt;list&gt;</text:p>
            <text:p text:style-name="Preformatted_20_Text">   &lt;item&gt;</text:p>
            <text:p text:style-name="Preformatted_20_Text">    &lt;date when="1989-04-12"&gt;12 Apr 89&lt;/date&gt; Last checked by CAC&lt;/item&gt;</text:p>
            <text:p text:style-name="Preformatted_20_Text">   &lt;item&gt;</text:p>
            <text:p text:style-name="Preformatted_20_Text">    &lt;date when="1989-03-01"&gt;1 Mar 89&lt;/date&gt; LB made new file&lt;/item&gt;</text:p>
            <text:p text:style-name="Preformatted_20_Text">  &lt;/list&gt;</text:p>
            <text:p text:style-name="Preformatted_20_Text"> &lt;/revisionDesc&gt;</text:p>
            <text:p text:style-name="Preformatted_20_Text">&lt;/teiHeader&gt;</text:p>
          </table:table-cell>
        </table:table-row>
        <table:table-row>
          <table:table-cell>
            <text:p><text:span text:style-name="Highlight">Note</text:span></text:p>
          </table:table-cell>
          <table:table-cell>
            <text:p>One of the few elements unconditionally required in any TEI document.</text:p>
          </table:table-cell>
        </table:table-row>
      </table:table>
      <text:h text:outline-level="2"><text:bookmark text:name="TEI.text"/>&lt;text&gt;</text:h>
      <table:table table:name="table224" table:style-name="Table1">
        <table:table-column table:style-name="Table1.col1"/>
        <table:table-column table:style-name="Table2.col2"/>
        <table:table-row>
          <table:table-cell table:number-columns-spanned="2">
            <text:p><text:span text:style-name="Highlight">&lt;text&gt; </text:span><text:span>contains a single text of any kind, whether unitary or composite, for example a poem or drama, a collection of essays, a novel, a dictionary, or a corpus sample.</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cell>
        </table:table-row>
        <table:table-row>
          <table:table-cell>
            <text:p><text:span text:style-name="Highlight">Contained by</text:span></text:p>
          </table:table-cell>
          <table:table-cell>
            <text:p><text:span>textstructure: </text:span><text:span>TEI</text:span></text:p>
          </table:table-cell>
        </table:table-row>
        <table:table-row>
          <table:table-cell>
            <text:p><text:span text:style-name="Highlight">May contain</text:span></text:p>
          </table:table-cell>
          <table:table-cell>
            <text:p><text:span>core: </text:span><text:span>gap note</text:span></text:p>
            <text:p><text:span>linking: </text:span><text:span>anchor timeline</text:span></text:p>
            <text:p><text:span>spoken: </text:span><text:span>incident kinesic vocal writing</text:span></text:p>
            <text:p><text:span>textstructure: </text:span><text:span>back body front</text:span></text:p>
          </table:table-cell>
        </table:table-row>
        <table:table-row>
          <table:table-cell>
            <text:p><text:span text:style-name="Highlight">Declaration</text:span></text:p>
          </table:table-cell>
          <table:table-cell>
            <text:p text:style-name="Preformatted_20_Text"/>
            <text:p text:style-name="Preformatted_20_Text">element text</text:p>
            <text:p text:style-name="Preformatted_20_Text">{</text:p>
            <text:p text:style-name="Preformatted_20_Text">   att.global.attributes,</text:p>
            <text:p text:style-name="Preformatted_20_Text">   att.typed.attributes,</text:p>
            <text:p text:style-name="Preformatted_20_Text">   (</text:p>
            <text:p text:style-name="Preformatted_20_Text">      model.global*,</text:p>
            <text:p text:style-name="Preformatted_20_Text">      ( front, model.global* )?,</text:p>
            <text:p text:style-name="Preformatted_20_Text">      ( body | group ),</text:p>
            <text:p text:style-name="Preformatted_20_Text">      model.global*,</text:p>
            <text:p text:style-name="Preformatted_20_Text">      ( back, model.global*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ext&gt;</text:p>
            <text:p text:style-name="Preformatted_20_Text"> &lt;front&gt;</text:p>
            <text:p text:style-name="Preformatted_20_Text">  &lt;docTitle&gt;</text:p>
            <text:p text:style-name="Preformatted_20_Text">   &lt;titlePart&gt;Autumn Haze&lt;/titlePart&gt;</text:p>
            <text:p text:style-name="Preformatted_20_Text">  &lt;/docTitle&gt;</text:p>
            <text:p text:style-name="Preformatted_20_Text"> &lt;/front&gt;</text:p>
            <text:p text:style-name="Preformatted_20_Text"> &lt;body&gt;</text:p>
            <text:p text:style-name="Preformatted_20_Text">  &lt;l&gt;Is it a dragonfly or a maple leaf&lt;/l&gt;</text:p>
            <text:p text:style-name="Preformatted_20_Text">  &lt;l&gt;That settles softly down upon the water?&lt;/l&gt;</text:p>
            <text:p text:style-name="Preformatted_20_Text"> &lt;/body&gt;</text:p>
            <text:p text:style-name="Preformatted_20_Text">&lt;/text&gt;</text:p>
          </table:table-cell>
        </table:table-row>
        <table:table-row>
          <table:table-cell>
            <text:p><text:span text:style-name="Highlight">Example</text:span></text:p>
          </table:table-cell>
          <table:table-cell>
            <text:p>The body of a text may be replaced by a group of nested texts, as in the following schematic:</text:p>
            <text:p text:style-name="Preformatted_20_Text">&lt;text&gt;</text:p>
            <text:p text:style-name="Preformatted_20_Text"> &lt;front&gt;</text:p>
            <text:p text:style-name="Preformatted_20_Text">&lt;!-- front matter for the whole group --&gt;</text:p>
            <text:p text:style-name="Preformatted_20_Text"> &lt;/front&gt;</text:p>
            <text:p text:style-name="Preformatted_20_Text"> &lt;group&gt;</text:p>
            <text:p text:style-name="Preformatted_20_Text">  &lt;text&gt;</text:p>
            <text:p text:style-name="Preformatted_20_Text">&lt;!-- first text --&gt;</text:p>
            <text:p text:style-name="Preformatted_20_Text">  &lt;/text&gt;</text:p>
            <text:p text:style-name="Preformatted_20_Text">  &lt;text&gt;</text:p>
            <text:p text:style-name="Preformatted_20_Text">&lt;!-- second text --&gt;</text:p>
            <text:p text:style-name="Preformatted_20_Text">  &lt;/text&gt;</text:p>
            <text:p text:style-name="Preformatted_20_Text"> &lt;/group&gt;</text:p>
            <text:p text:style-name="Preformatted_20_Text">&lt;/text&gt;</text:p>
          </table:table-cell>
        </table:table-row>
        <table:table-row>
          <table:table-cell>
            <text:p><text:span text:style-name="Highlight">Note</text:span></text:p>
          </table:table-cell>
          <table:table-cell>
            <text:p>This element should not be used to represent a text which is inserted at an arbitrary point within the structure of another, for example as in an embedded or quoted narrative; the &lt;floatingText&gt; is provided for this purpose.</text:p>
          </table:table-cell>
        </table:table-row>
      </table:table>
      <text:h text:outline-level="2"><text:bookmark text:name="TEI.textClass"/>&lt;textClass&gt;</text:h>
      <table:table table:name="table225" table:style-name="Table1">
        <table:table-column table:style-name="Table1.col1"/>
        <table:table-column table:style-name="Table2.col2"/>
        <table:table-row>
          <table:table-cell table:number-columns-spanned="2">
            <text:p><text:span text:style-name="Highlight">&lt;textClass&gt; </text:span>(<text:span>text classification</text:span>) <text:span>groups information which describes the nature or topic of a text in terms of a standard classification scheme, thesaurus, etc.</text:span> [<text:a xlink:type="simple" xlink:href="http://www.tei-c.org/release/doc/tei-p5-doc/en/html/HD.html#HD43">2.4.3. The Text Classific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header: </text:span><text:span>classCode keywords</text:span></text:p>
          </table:table-cell>
        </table:table-row>
        <table:table-row>
          <table:table-cell>
            <text:p><text:span text:style-name="Highlight">Declaration</text:span></text:p>
          </table:table-cell>
          <table:table-cell>
            <text:p text:style-name="Preformatted_20_Text"/>
            <text:p text:style-name="Preformatted_20_Text">element textClass</text:p>
            <text:p text:style-name="Preformatted_20_Text">{</text:p>
            <text:p text:style-name="Preformatted_20_Text">   att.global.attributes,</text:p>
            <text:p text:style-name="Preformatted_20_Text">   att.declarable.attributes,</text:p>
            <text:p text:style-name="Preformatted_20_Text">   ( classCode | catRef | keywords )*</text:p>
            <text:p text:style-name="Preformatted_20_Text">}</text:p>
          </table:table-cell>
        </table:table-row>
        <table:table-row>
          <table:table-cell>
            <text:p><text:span text:style-name="Highlight">Example</text:span></text:p>
          </table:table-cell>
          <table:table-cell>
            <text:p text:style-name="Preformatted_20_Text">&lt;taxonomy&gt;</text:p>
            <text:p text:style-name="Preformatted_20_Text"> &lt;category xml:id="acprose"&gt;</text:p>
            <text:p text:style-name="Preformatted_20_Text">  &lt;catDesc&gt;Academic prose&lt;/catDesc&gt;</text:p>
            <text:p text:style-name="Preformatted_20_Text"> &lt;/category&gt;</text:p>
            <text:p text:style-name="Preformatted_20_Text">&lt;!-- other categories here --&gt;</text:p>
            <text:p text:style-name="Preformatted_20_Text">&lt;/taxonomy&gt;</text:p>
            <text:p text:style-name="Preformatted_20_Text">&lt;!-- ... --&gt;</text:p>
            <text:p text:style-name="Preformatted_20_Text">&lt;textClass&gt;</text:p>
            <text:p text:style-name="Preformatted_20_Text"> &lt;catRef target="#acprose"/&gt;</text:p>
            <text:p text:style-name="Preformatted_20_Text"> &lt;classCode scheme="http://www.udcc.org"&gt;001.9&lt;/classCode&gt;</text:p>
            <text:p text:style-name="Preformatted_20_Text"> &lt;keywords scheme="http://authorities.loc.gov"&gt;</text:p>
            <text:p text:style-name="Preformatted_20_Text">  &lt;list&gt;</text:p>
            <text:p text:style-name="Preformatted_20_Text">   &lt;item&gt;End of the world&lt;/item&gt;</text:p>
            <text:p text:style-name="Preformatted_20_Text">   &lt;item&gt;History - philosophy&lt;/item&gt;</text:p>
            <text:p text:style-name="Preformatted_20_Text">  &lt;/list&gt;</text:p>
            <text:p text:style-name="Preformatted_20_Text"> &lt;/keywords&gt;</text:p>
            <text:p text:style-name="Preformatted_20_Text">&lt;/textClass&gt;</text:p>
          </table:table-cell>
        </table:table-row>
      </table:table>
      <text:h text:outline-level="2"><text:bookmark text:name="TEI.timeline"/>&lt;timeline&gt;</text:h>
      <table:table table:name="table226" table:style-name="Table1">
        <table:table-column table:style-name="Table1.col1"/>
        <table:table-column table:style-name="Table2.col2"/>
        <table:table-row>
          <table:table-cell table:number-columns-spanned="2">
            <text:p><text:span text:style-name="Highlight">&lt;timeline&gt; </text:span><text:span>provides a set of ordered points in time which can be linked to elements of a spoken text to create a temporal alignment of that text.</text:span> [<text:a xlink:type="simple" xlink:href="http://www.tei-c.org/release/doc/tei-p5-doc/en/html/SA.html#SASYMP">16.5.2. Placing Synchronous Events in Time</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Attributes</text:span></text:p>
          </table:table-cell>
          <table:table-cell>
            <text:p>Attributes</text:p>
            <table:table table:name="table227" table:style-name="Table1">
              <table:table-column table:style-name="Table1.col1"/>
              <table:table-column table:style-name="Table2.col2"/>
              <table:table-row>
                <table:table-cell>
                  <text:p>origin</text:p>
                </table:table-cell>
                <table:table-cell>
                  <text:p><text:span>designates the origin of the timeline, i.e. the time at which it begins.</text:span></text:p>
                  <table:table table:name="table22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If this attribute is not supplied, the implication is that the time of origin is not known. If it is supplied, it must point either to one of the &lt;when/&gt; elements in its content, or to another &lt;timeline&gt; element.</text:p>
                      </table:table-cell>
                    </table:table-row>
                  </table:table>
                </table:table-cell>
              </table:table-row>
              <table:table-row>
                <table:table-cell>
                  <text:p>unit</text:p>
                </table:table-cell>
                <table:table-cell>
                  <text:p><text:span>specifies the unit of time corresponding to the <text:span text:style-name="Emphasis">interval</text:span> value of the timeline or of its constituent points in time.</text:span></text:p>
                  <table:table table:name="table22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uggested values include:</text:span></text:p>
                      </table:table-cell>
                      <table:table-cell>
                        <text:p text:style-name="List_20_Heading">d</text:p>
                        <text:p text:style-name="List_20_Contents">(<text:span>days</text:span>)</text:p>
                        <text:p text:style-name="List_20_Heading">h</text:p>
                        <text:p text:style-name="List_20_Contents">(<text:span>hours</text:span>)</text:p>
                        <text:p text:style-name="List_20_Heading">min</text:p>
                        <text:p text:style-name="List_20_Contents">(<text:span>minutes</text:span>)</text:p>
                        <text:p text:style-name="List_20_Heading">s</text:p>
                        <text:p text:style-name="List_20_Contents">(<text:span>seconds</text:span>)</text:p>
                        <text:p text:style-name="List_20_Heading">ms</text:p>
                        <text:p text:style-name="List_20_Contents">(<text:span>milliseconds</text:span>)</text:p>
                      </table:table-cell>
                    </table:table-row>
                  </table:table>
                </table:table-cell>
              </table:table-row>
            </table:table>
          </table:table-cell>
        </table:table-row>
        <table:table-row>
          <table:table-cell>
            <text:p><text:span text:style-name="Highlight">Member of</text:span></text:p>
          </table:table-cell>
          <table:table-cell>
            <text:p>model.global.meta</text:p>
          </table:table-cell>
        </table:table-row>
        <table:table-row>
          <table:table-cell>
            <text:p><text:span text:style-name="Highlight">Contained by</text:span></text:p>
          </table:table-cell>
          <table:table-cell>
            <text:p><text:span>analysis: </text:span><text:span>s w</text:span></text:p>
            <text:p><text:span>core: </text:span><text:span>addrLine address author bibl biblScope citedRange date editor email head imprint item label list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linking: </text:span><text:span>when</text:span></text:p>
          </table:table-cell>
        </table:table-row>
        <table:table-row>
          <table:table-cell>
            <text:p><text:span text:style-name="Highlight">Declaration</text:span></text:p>
          </table:table-cell>
          <table:table-cell>
            <text:p text:style-name="Preformatted_20_Text"/>
            <text:p text:style-name="Preformatted_20_Text">element timeline</text:p>
            <text:p text:style-name="Preformatted_20_Text">{</text:p>
            <text:p text:style-name="Preformatted_20_Text">   attribute origin { data.pointer }?,</text:p>
            <text:p text:style-name="Preformatted_20_Text">   attribute unit { "d" | "h" | "min" | "s" | "ms" | xsd:Name }?,</text:p>
            <text:p text:style-name="Preformatted_20_Text">   when+</text:p>
            <text:p text:style-name="Preformatted_20_Text">}</text:p>
          </table:table-cell>
        </table:table-row>
        <table:table-row>
          <table:table-cell>
            <text:p><text:span text:style-name="Highlight">Example</text:span></text:p>
          </table:table-cell>
          <table:table-cell>
            <text:p text:style-name="Preformatted_20_Text">&lt;timeline xml:id="TL01" unit="ms"&gt;</text:p>
            <text:p text:style-name="Preformatted_20_Text"> &lt;when xml:id="TL-w0" absolute="11:30:00"/&gt;</text:p>
            <text:p text:style-name="Preformatted_20_Text"> &lt;when xml:id="TL-w1" interval="unknown"</text:p>
            <text:p text:style-name="Preformatted_20_Text">  since="#TL-w0"/&gt;</text:p>
            <text:p text:style-name="Preformatted_20_Text"> &lt;when xml:id="TL-w2" interval="100"</text:p>
            <text:p text:style-name="Preformatted_20_Text">  since="#TL-w1"/&gt;</text:p>
            <text:p text:style-name="Preformatted_20_Text"> &lt;when xml:id="TL-w3" interval="200"</text:p>
            <text:p text:style-name="Preformatted_20_Text">  since="#TL-w2"/&gt;</text:p>
            <text:p text:style-name="Preformatted_20_Text"> &lt;when xml:id="TL-w4" interval="150"</text:p>
            <text:p text:style-name="Preformatted_20_Text">  since="#TL-w3"/&gt;</text:p>
            <text:p text:style-name="Preformatted_20_Text"> &lt;when xml:id="TL-w5" interval="250"</text:p>
            <text:p text:style-name="Preformatted_20_Text">  since="#TL-w4"/&gt;</text:p>
            <text:p text:style-name="Preformatted_20_Text"> &lt;when xml:id="TL-w6" interval="100"</text:p>
            <text:p text:style-name="Preformatted_20_Text">  since="#TL-w5"/&gt;</text:p>
            <text:p text:style-name="Preformatted_20_Text">&lt;/timeline&gt;</text:p>
          </table:table-cell>
        </table:table-row>
      </table:table>
      <text:h text:outline-level="2"><text:bookmark text:name="TEI.title"/>&lt;title&gt;</text:h>
      <table:table table:name="table230" table:style-name="Table1">
        <table:table-column table:style-name="Table1.col1"/>
        <table:table-column table:style-name="Table2.col2"/>
        <table:table-row>
          <table:table-cell table:number-columns-spanned="2">
            <text:p><text:span text:style-name="Highlight">&lt;title&gt; </text:span><text:span>contains a title for any kind of work.</text:span> [<text:a xlink:type="simple" xlink:href="http://www.tei-c.org/release/doc/tei-p5-doc/en/html/CO.html#COBICOR">3.11.2.2. Titles, Authors, and Editors</text:a> <text:a xlink:type="simple" xlink:href="http://www.tei-c.org/release/doc/tei-p5-doc/en/html/HD.html#HD21">2.2.1. The Title Statement</text:a> <text:a xlink:type="simple" xlink:href="http://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text:span>xml:base</text:span>, @xml:id, @xml:lang) </text:p>
            <table:table table:name="table231" table:style-name="Table1">
              <table:table-column table:style-name="Table1.col1"/>
              <table:table-column table:style-name="Table2.col2"/>
              <table:table-row>
                <table:table-cell>
                  <text:p>type</text:p>
                </table:table-cell>
                <table:table-cell>
                  <table:table table:name="table23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Legal values are:</text:span></text:p>
                      </table:table-cell>
                      <table:table-cell>
                        <text:p text:style-name="List_20_Heading">topic</text:p>
                        <text:p text:style-name="List_20_Contents"><text:span>title of the topic in thematic table of contents</text:span></text:p>
                      </table:table-cell>
                    </table:table-row>
                  </table:table>
                </table:table-cell>
              </table:table-row>
            </table:table>
          </table:table-cell>
        </table:table-row>
        <table:table-row>
          <table:table-cell>
            <text:p><text:span text:style-name="Highlight">Member of</text:span></text:p>
          </table:table-cell>
          <table:table-cell>
            <text:p>model.emphLike </text:p>
          </table:table-cell>
        </table:table-row>
        <table:table-row>
          <table:table-cell>
            <text:p><text:span text:style-name="Highlight">Contained by</text:span></text:p>
          </table:table-cell>
          <table:table-cell>
            <text:p><text:span>analysis: </text:span><text:span>s</text:span></text:p>
            <text:p><text:span>core: </text:span><text:span>addrLine analytic author bibl biblScope citedRange date desc editor email head item label meeting monogr note p pubPlace publisher ref resp series street title</text:span></text:p>
            <text:p><text:span>corpus: </text:span><text:span>locale</text:span></text:p>
            <text:p><text:span>header: </text:span><text:span>authority catDesc change classCode distributor edition extent funder geoDecl language licence principal sponsor tagUsage titleStmt</text:span></text:p>
            <text:p><text:span>namesdates: </text:span><text:span>addName affiliation age birth bloc country death district education faith floruit forename genName langKnown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s w</text:span></text:p>
            <text:p><text:span>core: </text:span><text:span>address bibl biblStruct date desc email gap label list listBibl note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title</text:p>
            <text:p text:style-name="Preformatted_20_Text">{</text:p>
            <text:p text:style-name="Preformatted_20_Text">   att.global.attribute.xmlid,</text:p>
            <text:p text:style-name="Preformatted_20_Text">   att.global.attribute.xmllang,</text:p>
            <text:p text:style-name="Preformatted_20_Text">   attribute type { "topic"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title&gt;Information Technology and the Research Process: Proceedings of</text:p>
            <text:p text:style-name="Preformatted_20_Text"> a conference held at Cranfield Institute of Technology, UK,</text:p>
            <text:p text:style-name="Preformatted_20_Text"> 18–21 July 1989&lt;/title&gt;</text:p>
          </table:table-cell>
        </table:table-row>
        <table:table-row>
          <table:table-cell>
            <text:p><text:span text:style-name="Highlight">Example</text:span></text:p>
          </table:table-cell>
          <table:table-cell>
            <text:p text:style-name="Preformatted_20_Text">&lt;title&gt;Hardy's Tess of the D'Urbervilles: a machine readable</text:p>
            <text:p text:style-name="Preformatted_20_Text"> edition&lt;/title&gt;</text:p>
          </table:table-cell>
        </table:table-row>
        <table:table-row>
          <table:table-cell>
            <text:p><text:span text:style-name="Highlight">Example</text:span></text:p>
          </table:table-cell>
          <table:table-cell>
            <text:p text:style-name="Preformatted_20_Text">&lt;title type="full"&gt;</text:p>
            <text:p text:style-name="Preformatted_20_Text"> &lt;title type="main"&gt;Synthèse&lt;/title&gt;</text:p>
            <text:p text:style-name="Preformatted_20_Text"> &lt;title type="sub"&gt;an international journal for</text:p>
            <text:p text:style-name="Preformatted_20_Text">   epistemology, methodology and history of</text:p>
            <text:p text:style-name="Preformatted_20_Text">   science&lt;/title&gt;</text:p>
            <text:p text:style-name="Preformatted_20_Text">&lt;/title&gt;</text:p>
          </table:table-cell>
        </table:table-row>
        <table:table-row>
          <table:table-cell>
            <text:p><text:span text:style-name="Highlight">Note</text:span></text:p>
          </table:table-cell>
          <table:table-cell>
            <text:p>The attributes <text:span text:style-name="Emphasis">key</text:span> and <text:span text:style-name="Emphasis">ref</text:span>, inherited from the class <text:span>att.canonical</text:span> may be used to indicate the canonical form for the title; the former, by supplying (for example) the identifier of a record in some external library system; the latter by pointing to an XML element somewhere containing the canonical form of the title.</text:p>
          </table:table-cell>
        </table:table-row>
      </table:table>
      <text:h text:outline-level="2"><text:bookmark text:name="TEI.titleStmt"/>&lt;titleStmt&gt;</text:h>
      <table:table table:name="table233" table:style-name="Table1">
        <table:table-column table:style-name="Table1.col1"/>
        <table:table-column table:style-name="Table2.col2"/>
        <table:table-row>
          <table:table-cell table:number-columns-spanned="2">
            <text:p><text:span text:style-name="Highlight">&lt;titleStmt&gt; </text:span>(<text:span>title statement</text:span>) <text:span>groups information about the title of a work and those responsible for its content.</text:span> [<text:a xlink:type="simple" xlink:href="http://www.tei-c.org/release/doc/tei-p5-doc/en/html/HD.html#HD21">2.2.1. The Title Statement</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biblFull fileDesc</text:span></text:p>
          </table:table-cell>
        </table:table-row>
        <table:table-row>
          <table:table-cell>
            <text:p><text:span text:style-name="Highlight">May contain</text:span></text:p>
          </table:table-cell>
          <table:table-cell>
            <text:p><text:span>core: </text:span><text:span>author editor meeting respStmt title</text:span></text:p>
            <text:p><text:span>header: </text:span><text:span>funder principal sponsor</text:span></text:p>
          </table:table-cell>
        </table:table-row>
        <table:table-row>
          <table:table-cell>
            <text:p><text:span text:style-name="Highlight">Declaration</text:span></text:p>
          </table:table-cell>
          <table:table-cell>
            <text:p text:style-name="Preformatted_20_Text"/>
            <text:p text:style-name="Preformatted_20_Text">element titleStmt { att.global.attributes, ( title+, model.respLike* ) }</text:p>
          </table:table-cell>
        </table:table-row>
        <table:table-row>
          <table:table-cell>
            <text:p><text:span text:style-name="Highlight">Example</text:span></text:p>
          </table:table-cell>
          <table:table-cell>
            <text:p text:style-name="Preformatted_20_Text">&lt;titleStmt&gt;</text:p>
            <text:p text:style-name="Preformatted_20_Text"> &lt;title&gt;Capgrave's Life of St. John Norbert: a machine-readable transcription&lt;/title&gt;</text:p>
            <text:p text:style-name="Preformatted_20_Text"> &lt;respStmt&gt;</text:p>
            <text:p text:style-name="Preformatted_20_Text">  &lt;resp&gt;compiled by&lt;/resp&gt;</text:p>
            <text:p text:style-name="Preformatted_20_Text">  &lt;name&gt;P.J. Lucas&lt;/name&gt;</text:p>
            <text:p text:style-name="Preformatted_20_Text"> &lt;/respStmt&gt;</text:p>
            <text:p text:style-name="Preformatted_20_Text">&lt;/titleStmt&gt;</text:p>
          </table:table-cell>
        </table:table-row>
      </table:table>
      <text:h text:outline-level="2"><text:bookmark text:name="TEI.trait"/>&lt;trait&gt;</text:h>
      <table:table table:name="table234" table:style-name="Table1">
        <table:table-column table:style-name="Table1.col1"/>
        <table:table-column table:style-name="Table2.col2"/>
        <table:table-row>
          <table:table-cell table:number-columns-spanned="2">
            <text:p><text:span text:style-name="Highlight">&lt;trait&gt; </text:span><text:span>contains a description of some status or quality attributed to a person, place, or organization typically, but not necessarily, independent of the volition or action of the holder and usually not at some specific time or for a specific date range.</text:span> [<text:a xlink:type="simple" xlink:href="http://www.tei-c.org/release/doc/tei-p5-doc/en/html/ND.html#NDPERSbp">13.3.1. Basic Principles</text:a>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 att.typed (<text:span text:style-name="Emphasis">@type</text:span>) </text:p>
          </table:table-cell>
        </table:table-row>
        <table:table-row>
          <table:table-cell>
            <text:p><text:span text:style-name="Highlight">Member of</text:span></text:p>
          </table:table-cell>
          <table:table-cell>
            <text:p>model.persStateLike model.placeStateLike </text:p>
          </table:table-cell>
        </table:table-row>
        <table:table-row>
          <table:table-cell>
            <text:p><text:span text:style-name="Highlight">Contained by</text:span></text:p>
          </table:table-cell>
          <table:table-cell>
            <text:p><text:span>analysis: </text:span><text:span>s</text:span></text:p>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erson personGrp place placeName region residence roleName settlement sex socecStatus surname trait</text:span></text:p>
            <text:p><text:span>spoken: </text:span><text:span>u writing</text:span></text:p>
          </table:table-cell>
        </table:table-row>
        <table:table-row>
          <table:table-cell>
            <text:p><text:span text:style-name="Highlight">May contain</text:span></text:p>
          </table:table-cell>
          <table:table-cell>
            <text:p><text:span>core: </text:span><text:span>bibl biblStruct desc head label listBibl note p</text:span></text:p>
            <text:p><text:span>header: </text:span><text:span>biblFull</text:span></text:p>
            <text:p><text:span>namesdates: </text:span><text:span>trait</text:span></text:p>
          </table:table-cell>
        </table:table-row>
        <table:table-row>
          <table:table-cell>
            <text:p><text:span text:style-name="Highlight">Declaration</text:span></text:p>
          </table:table-cell>
          <table:table-cell>
            <text:p text:style-name="Preformatted_20_Text"/>
            <text:p text:style-name="Preformatted_20_Text">element trait</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att.typed.attributes,</text:p>
            <text:p text:style-name="Preformatted_20_Text">   (</text:p>
            <text:p text:style-name="Preformatted_20_Text">      trait+</text:p>
            <text:p text:style-name="Preformatted_20_Text">    | ( model.headLike*, model.pLike+, ( model.noteLike | model.biblLike )* )</text:p>
            <text:p text:style-name="Preformatted_20_Text">    | ( ( model.labelLike | model.noteLike | model.biblLike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rait type="physical"&gt;</text:p>
            <text:p text:style-name="Preformatted_20_Text"> &lt;label&gt;Eye colour&lt;/label&gt;</text:p>
            <text:p text:style-name="Preformatted_20_Text"> &lt;desc&gt;Blue&lt;/desc&gt;</text:p>
            <text:p text:style-name="Preformatted_20_Text">&lt;/trait&gt;</text:p>
          </table:table-cell>
        </table:table-row>
        <table:table-row>
          <table:table-cell>
            <text:p><text:span text:style-name="Highlight">Note</text:span></text:p>
          </table:table-cell>
          <table:table-cell>
            <text:p>Where there is confusion between &lt;trait&gt; and &lt;state&gt; the more general purpose element &lt;state&gt; should be used even for unchanging characteristics. If you wish to distinguish between characteristics that are generally perceived to be time-bound states and those assumed to be fixed traits, then &lt;trait&gt; is available for the more static of these. The &lt;state&gt; element encodes characteristics which are sometimes assumed to change, often at specific times or over a date range, whereas the &lt;trait&gt; elements are used to record characteristics, such as eye-colour, which are less subject to change. Traits are typically, but not necessarily, independent of the volition or action of the holder.</text:p>
          </table:table-cell>
        </table:table-row>
      </table:table>
      <text:h text:outline-level="2"><text:bookmark text:name="TEI.u"/>&lt;u&gt;</text:h>
      <table:table table:name="table235" table:style-name="Table1">
        <table:table-column table:style-name="Table1.col1"/>
        <table:table-column table:style-name="Table2.col2"/>
        <table:table-row>
          <table:table-cell table:number-columns-spanned="2">
            <text:p><text:span text:style-name="Highlight">&lt;u&gt; </text:span>(<text:span>utterance</text:span>) <text:span>contains a stretch of speech usually preceded and followed by silence or by a change of speaker.</text:span> [<text:a xlink:type="simple" xlink:href="http://www.tei-c.org/release/doc/tei-p5-doc/en/html/TS.html#TSBAUT">8.3.1. Utterances</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Attributes</text:span></text:p>
          </table:table-cell>
          <table:table-cell>
            <text:p><text:span>Attributes </text:span>att.ascribed (<text:span text:style-name="Emphasis">@who</text:span>) att.global (<text:span>xml:lang</text:span>, <text:span>xml:base</text:span>, @xml:id) att.global.analytic (@ana)</text:p>
          </table:table-cell>
        </table:table-row>
        <table:table-row>
          <table:table-cell>
            <text:p><text:span text:style-name="Highlight">Member of</text:span></text:p>
          </table:table-cell>
          <table:table-cell>
            <text:p>model.divPart.spoken</text:p>
          </table:table-cell>
        </table:table-row>
        <table:table-row>
          <table:table-cell>
            <text:p><text:span text:style-name="Highlight">Contained by</text:span></text:p>
          </table:table-cell>
          <table:table-cell>
            <text:p><text:span>core: </text:span><text:span>item note</text:span></text:p>
            <text:p><text:span>header: </text:span><text:span>change licence</text:span></text:p>
            <text:p><text:span>textstructure: </text:span><text:span>body div</text:span></text:p>
          </table:table-cell>
        </table:table-row>
        <table:table-row>
          <table:table-cell>
            <text:p><text:span text:style-name="Highlight">May contain</text:span></text:p>
          </table:table-cell>
          <table:table-cell>
            <text:p><text:span>analysis: </text:span><text:span>c pc s w</text:span></text:p>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u</text:p>
            <text:p text:style-name="Preformatted_20_Text">{</text:p>
            <text:p text:style-name="Preformatted_20_Text">   att.global.attribute.xmlid,</text:p>
            <text:p text:style-name="Preformatted_20_Text">   att.global.analytic.attribute.ana,</text:p>
            <text:p text:style-name="Preformatted_20_Text">   att.ascribed.attributes,</text:p>
            <text:p text:style-name="Preformatted_20_Text">   ( text | model.gLike | model.phrase | model.global )*</text:p>
            <text:p text:style-name="Preformatted_20_Text">}</text:p>
          </table:table-cell>
        </table:table-row>
        <table:table-row>
          <table:table-cell>
            <text:p><text:span text:style-name="Highlight">Example</text:span></text:p>
          </table:table-cell>
          <table:table-cell>
            <text:p text:style-name="Preformatted_20_Text">&lt;u who="#spkr1"&gt;if did you set&lt;/u&gt;</text:p>
            <text:p text:style-name="Preformatted_20_Text">&lt;u trans="latching" who="#spkr2"&gt;well Joe and I set it between us&lt;/u&gt;</text:p>
            <text:p text:style-name="Preformatted_20_Text">&lt;list type="speakers"&gt;</text:p>
            <text:p text:style-name="Preformatted_20_Text"> &lt;item xml:id="spkr1"/&gt;</text:p>
            <text:p text:style-name="Preformatted_20_Text"> &lt;item xml:id="spkr2"/&gt;</text:p>
            <text:p text:style-name="Preformatted_20_Text">&lt;/list&gt;</text:p>
          </table:table-cell>
        </table:table-row>
        <table:table-row>
          <table:table-cell>
            <text:p><text:span text:style-name="Highlight">Note</text:span></text:p>
          </table:table-cell>
          <table:table-cell>
            <text:p>Prose and a mixture of speech elementsAlthough individual transcriptions may consistently use &lt;u&gt; elements for turns or other units, and although in most cases a &lt;u&gt; will be delimited by pause or change of speaker, &lt;u&gt; is not required to represent a turn or any communicative event, nor to be bounded by pauses or change of speaker. At a minimum, a &lt;u&gt; is some phonetic production by a given speaker.</text:p>
          </table:table-cell>
        </table:table-row>
      </table:table>
      <text:h text:outline-level="2"><text:bookmark text:name="TEI.vocal"/>&lt;vocal&gt;</text:h>
      <table:table table:name="table236" table:style-name="Table1">
        <table:table-column table:style-name="Table1.col1"/>
        <table:table-column table:style-name="Table2.col2"/>
        <table:table-row>
          <table:table-cell table:number-columns-spanned="2">
            <text:p><text:span text:style-name="Highlight">&lt;vocal&gt; </text:span><text:span>marks any vocalized but not necessarily lexical phenomenon, for example voiced pauses, non-lexical backchannels, etc.</text:span> [<text:a xlink:type="simple" xlink:href="http://www.tei-c.org/release/doc/tei-p5-doc/en/html/TS.html#TSBAVO">8.3.3. Vocal, Kinesic, Incident</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Attributes</text:span></text:p>
          </table:table-cell>
          <table:table-cell>
            <text:p><text:span>Attributes </text:span>att.ascribed (<text:span text:style-name="Emphasis">@who</text:span>) att.typed (<text:span text:style-name="Emphasis">@type</text:span>) att.global (<text:span>xml:lang</text:span>, <text:span>xml:base</text:span>, @xml:id) att.global.analytic (@ana)</text:p>
          </table:table-cell>
        </table:table-row>
        <table:table-row>
          <table:table-cell>
            <text:p><text:span text:style-name="Highlight">Member of</text:span></text:p>
          </table:table-cell>
          <table:table-cell>
            <text:p>model.global.spoken</text:p>
          </table:table-cell>
        </table:table-row>
        <table:table-row>
          <table:table-cell>
            <text:p><text:span text:style-name="Highlight">Contained by</text:span></text:p>
          </table:table-cell>
          <table:table-cell>
            <text:p><text:span>analysis: </text:span><text:span>s w</text:span></text:p>
            <text:p><text:span>core: </text:span><text:span>addrLine address author bibl biblScope citedRange date editor email head imprint item label list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core: </text:span><text:span>desc</text:span></text:p>
          </table:table-cell>
        </table:table-row>
        <table:table-row>
          <table:table-cell>
            <text:p><text:span text:style-name="Highlight">Declaration</text:span></text:p>
          </table:table-cell>
          <table:table-cell>
            <text:p text:style-name="Preformatted_20_Text"/>
            <text:p text:style-name="Preformatted_20_Text">element vocal</text:p>
            <text:p text:style-name="Preformatted_20_Text">{</text:p>
            <text:p text:style-name="Preformatted_20_Text">   att.global.attribute.xmlid,</text:p>
            <text:p text:style-name="Preformatted_20_Text">   att.global.analytic.attribute.ana,</text:p>
            <text:p text:style-name="Preformatted_20_Text">   att.ascribed.attributes,</text:p>
            <text:p text:style-name="Preformatted_20_Text">   att.typed.attributes,</text:p>
            <text:p text:style-name="Preformatted_20_Text">   model.descLike*</text:p>
            <text:p text:style-name="Preformatted_20_Text">}</text:p>
          </table:table-cell>
        </table:table-row>
        <table:table-row>
          <table:table-cell>
            <text:p><text:span text:style-name="Highlight">Example</text:span></text:p>
          </table:table-cell>
          <table:table-cell>
            <text:p text:style-name="Preformatted_20_Text">&lt;vocal dur="PT12S"&gt;</text:p>
            <text:p text:style-name="Preformatted_20_Text"> &lt;desc&gt;whistles&lt;/desc&gt;</text:p>
            <text:p text:style-name="Preformatted_20_Text">&lt;/vocal&gt;</text:p>
            <text:p text:style-name="Preformatted_20_Text">&lt;vocal iterated="true"&gt;</text:p>
            <text:p text:style-name="Preformatted_20_Text"> &lt;desc&gt;whistles intermittently&lt;/desc&gt;</text:p>
            <text:p text:style-name="Preformatted_20_Text">&lt;/vocal&gt;</text:p>
          </table:table-cell>
        </table:table-row>
      </table:table>
      <text:h text:outline-level="2"><text:bookmark text:name="TEI.w"/>&lt;w&gt;</text:h>
      <table:table table:name="table237" table:style-name="Table1">
        <table:table-column table:style-name="Table1.col1"/>
        <table:table-column table:style-name="Table2.col2"/>
        <table:table-row>
          <table:table-cell table:number-columns-spanned="2">
            <text:p><text:span text:style-name="Highlight">&lt;w&gt; </text:span>(<text:span>word</text:span>) <text:span>represents a grammatical (not necessarily orthographic) word.</text:span> [<text:a xlink:type="simple" xlink:href="http://www.tei-c.org/release/doc/tei-p5-doc/en/html/AI.html#AILC">17.1. Linguistic Segment Categorie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segLike (<text:span text:style-name="Emphasis">@function</text:span>)  (att.datcat (<text:span text:style-name="Emphasis">@datcat</text:span>, <text:span text:style-name="Emphasis">@valueDatcat</text:span>)) att.typed (<text:span text:style-name="Emphasis">@type</text:span>) </text:p>
            <table:table table:name="table238" table:style-name="Table1">
              <table:table-column table:style-name="Table1.col1"/>
              <table:table-column table:style-name="Table2.col2"/>
              <table:table-row>
                <table:table-cell>
                  <text:p>lemma</text:p>
                </table:table-cell>
                <table:table-cell>
                  <text:p><text:span>provides a lemma for the word, such as an uninflected dictionary entry form.</text:span></text:p>
                  <table:table table:name="table2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row>
                <table:table-cell>
                  <text:p>lemmaRef</text:p>
                </table:table-cell>
                <table:table-cell>
                  <text:p><text:span>provides a pointer to a definition of the lemma for the word, for example in an online lexicon.</text:span></text:p>
                  <table:table table:name="table24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Member of</text:span></text:p>
          </table:table-cell>
          <table:table-cell>
            <text:p>model.segLike </text:p>
          </table:table-cell>
        </table:table-row>
        <table:table-row>
          <table:table-cell>
            <text:p><text:span text:style-name="Highlight">Contained by</text:span></text:p>
          </table:table-cell>
          <table:table-cell>
            <text:p><text:span>analysis: </text:span><text:span>s w</text:span></text:p>
            <text:p><text:span>core: </text:span><text:span>addrLine author bibl biblScope citedRange date editor email head item label note p pubPlace publisher ref street title</text:span></text:p>
            <text:p><text:span>header: </text:span><text:span>change distributor edition extent geoDecl licence</text:span></text:p>
            <text:p><text:span>namesdates: </text:span><text:span>addName affiliation birth bloc country death district education faith floruit forename genName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analysis: </text:span><text:span>c pc w</text:span></text:p>
            <text:p><text:span>core: </text:span><text:span>gap note</text:span></text:p>
            <text:p><text:span>linking: </text:span><text:span>anchor timeline</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w</text:p>
            <text:p text:style-name="Preformatted_20_Text">{</text:p>
            <text:p text:style-name="Preformatted_20_Text">   att.global.attributes,</text:p>
            <text:p text:style-name="Preformatted_20_Text">   att.segLike.attributes,</text:p>
            <text:p text:style-name="Preformatted_20_Text">   att.typed.attributes,</text:p>
            <text:p text:style-name="Preformatted_20_Text">   attribute lemma { data.text }?,</text:p>
            <text:p text:style-name="Preformatted_20_Text">   attribute lemmaRef { data.pointer }?,</text:p>
            <text:p text:style-name="Preformatted_20_Text">   (</text:p>
            <text:p text:style-name="Preformatted_20_Text">      text</text:p>
            <text:p text:style-name="Preformatted_20_Text">    | model.gLike</text:p>
            <text:p text:style-name="Preformatted_20_Text">    | seg</text:p>
            <text:p text:style-name="Preformatted_20_Text">    | w</text:p>
            <text:p text:style-name="Preformatted_20_Text">    | m</text:p>
            <text:p text:style-name="Preformatted_20_Text">    | c</text:p>
            <text:p text:style-name="Preformatted_20_Text">    | pc</text:p>
            <text:p text:style-name="Preformatted_20_Text">    | model.global</text:p>
            <text:p text:style-name="Preformatted_20_Text">    | model.lPart</text:p>
            <text:p text:style-name="Preformatted_20_Text">    | model.hiLike</text:p>
            <text:p text:style-name="Preformatted_20_Text">    | model.pPart.edit</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w type="verb" lemma="hit"</text:p>
            <text:p text:style-name="Preformatted_20_Text"> lemmaRef="http://www.example.com/lexicon/hitvb.xml"&gt;hitt&lt;m type="suffix"&gt;ing&lt;/m&gt;</text:p>
            <text:p text:style-name="Preformatted_20_Text">&lt;/w&gt;</text:p>
          </table:table-cell>
        </table:table-row>
      </table:table>
      <text:h text:outline-level="2"><text:bookmark text:name="TEI.when"/>&lt;when/&gt;</text:h>
      <table:table table:name="table241" table:style-name="Table1">
        <table:table-column table:style-name="Table1.col1"/>
        <table:table-column table:style-name="Table2.col2"/>
        <table:table-row>
          <table:table-cell table:number-columns-spanned="2">
            <text:p><text:span text:style-name="Highlight">&lt;when/&gt; </text:span><text:span>indicates a point in time either relative to other elements in the same timeline tag, or absolutely.</text:span> [<text:a xlink:type="simple" xlink:href="http://www.tei-c.org/release/doc/tei-p5-doc/en/html/SA.html#SASYMP">16.5.2. Placing Synchronous Events in Time</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Attributes</text:span></text:p>
          </table:table-cell>
          <table:table-cell>
            <text:p>Attributesatt.global (<text:span>xml:lang</text:span>, <text:span>xml:base</text:span>, @xml:id) att.global.linking (<text:span>corresp</text:span>, <text:span>sameAs</text:span>, <text:span>copyOf</text:span>, <text:span>next</text:span>, <text:span>prev</text:span>, @synch) </text:p>
            <table:table table:name="table242" table:style-name="Table1">
              <table:table-column table:style-name="Table1.col1"/>
              <table:table-column table:style-name="Table2.col2"/>
              <table:table-row>
                <table:table-cell>
                  <text:p>absolute</text:p>
                </table:table-cell>
                <table:table-cell>
                  <text:p><text:span>supplies an absolute value for the time.</text:span></text:p>
                  <table:table table:name="table24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row>
                      <table:table-cell>
                        <text:p><text:span text:style-name="Highlight">Note</text:span></text:p>
                      </table:table-cell>
                      <table:table-cell>
                        <text:p>This attribute should always be specified on a &lt;when/&gt; element which serves as the target for the <text:span text:style-name="Emphasis">origin</text:span> attribute of a &lt;timeLine&gt;.</text:p>
                      </table:table-cell>
                    </table:table-row>
                  </table:table>
                </table:table-cell>
              </table:table-row>
              <table:table-row>
                <table:table-cell>
                  <text:p>interval</text:p>
                </table:table-cell>
                <table:table-cell>
                  <text:p><text:span>specifies a time interval either as a number or as one of the keywords defined by the datatype data.interval</text:span></text:p>
                  <table:table table:name="table24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interval</text:p>
                      </table:table-cell>
                    </table:table-row>
                  </table:table>
                </table:table-cell>
              </table:table-row>
              <table:table-row>
                <table:table-cell>
                  <text:p>since</text:p>
                </table:table-cell>
                <table:table-cell>
                  <text:p><text:span>identifies the reference point for determining the time of the current &lt;when/&gt; element, which is obtained by adding the interval to the time of the reference point.</text:span></text:p>
                  <table:table table:name="table24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This attribute should point to another &lt;when/&gt; element in the same &lt;timeline&gt;. If no value is supplied, and the <text:span text:style-name="Emphasis">absolute</text:span> attribute is also unspecified, then the reference point is understood to be the origin of the enclosing &lt;timeline&gt; tag.</text:p>
                      </table:table-cell>
                    </table:table-row>
                  </table:table>
                </table:table-cell>
              </table:table-row>
            </table:table>
          </table:table-cell>
        </table:table-row>
        <table:table-row>
          <table:table-cell>
            <text:p><text:span text:style-name="Highlight">Contained by</text:span></text:p>
          </table:table-cell>
          <table:table-cell>
            <text:p><text:span>linking: </text:span><text:span>timeline</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when</text:p>
            <text:p text:style-name="Preformatted_20_Text">{</text:p>
            <text:p text:style-name="Preformatted_20_Text">   att.global.attribute.xmlid,</text:p>
            <text:p text:style-name="Preformatted_20_Text">   att.global.linking.attribute.synch,</text:p>
            <text:p text:style-name="Preformatted_20_Text">   attribute absolute { data.temporal.w3c }?,</text:p>
            <text:p text:style-name="Preformatted_20_Text">   attribute interval { data.interval }?,</text:p>
            <text:p text:style-name="Preformatted_20_Text">   attribute since { data.pointer }?,</text:p>
            <text:p text:style-name="Preformatted_20_Text">   empty</text:p>
            <text:p text:style-name="Preformatted_20_Text">}</text:p>
          </table:table-cell>
        </table:table-row>
        <table:table-row>
          <table:table-cell>
            <text:p><text:span text:style-name="Highlight">Example</text:span></text:p>
          </table:table-cell>
          <table:table-cell>
            <text:p text:style-name="Preformatted_20_Text">&lt;when xml:id="TW3" interval="20" since="#w2"/&gt;</text:p>
          </table:table-cell>
        </table:table-row>
        <table:table-row>
          <table:table-cell>
            <text:p><text:span text:style-name="Highlight">Note</text:span></text:p>
          </table:table-cell>
          <table:table-cell>
            <text:p>On this element, the global <text:span text:style-name="Emphasis">xml:id</text:span> attribute must be supplied to specify an identifier for this point in time. The value used may be chosen freely provided that it is unique within the document and is a syntactically valid name. There is no requirement for values containing numbers to be in sequence.</text:p>
          </table:table-cell>
        </table:table-row>
      </table:table>
      <text:h text:outline-level="2"><text:bookmark text:name="TEI.writing"/>&lt;writing&gt;</text:h>
      <table:table table:name="table246" table:style-name="Table1">
        <table:table-column table:style-name="Table1.col1"/>
        <table:table-column table:style-name="Table2.col2"/>
        <table:table-row>
          <table:table-cell table:number-columns-spanned="2">
            <text:p><text:span text:style-name="Highlight">&lt;writing&gt; </text:span><text:span>contains a passage of written text revealed to participants in the course of a spoken text.</text:span> [<text:a xlink:type="simple" xlink:href="http://www.tei-c.org/release/doc/tei-p5-doc/en/html/TS.html#TSBAWR">8.3.4. Writing</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Attributes</text:span></text:p>
          </table:table-cell>
          <table:table-cell>
            <text:p><text:span>Attributes </text:span>att.ascribed (<text:span text:style-name="Emphasis">@who</text:span>) att.typed (<text:span text:style-name="Emphasis">@type</text:span>) att.global (<text:span>xml:lang</text:span>, <text:span>xml:base</text:span>, @xml:id) att.global.analytic (@ana)</text:p>
          </table:table-cell>
        </table:table-row>
        <table:table-row>
          <table:table-cell>
            <text:p><text:span text:style-name="Highlight">Member of</text:span></text:p>
          </table:table-cell>
          <table:table-cell>
            <text:p>model.global.spoken</text:p>
          </table:table-cell>
        </table:table-row>
        <table:table-row>
          <table:table-cell>
            <text:p><text:span text:style-name="Highlight">Contained by</text:span></text:p>
          </table:table-cell>
          <table:table-cell>
            <text:p><text:span>analysis: </text:span><text:span>s w</text:span></text:p>
            <text:p><text:span>core: </text:span><text:span>addrLine address author bibl biblScope citedRange date editor email head imprint item label list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analysis: </text:span><text:span>c pc s w</text:span></text:p>
            <text:p><text:span>core: </text:span><text:span>address bibl biblStruct date desc email gap label list listBibl note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writing</text:p>
            <text:p text:style-name="Preformatted_20_Text">{</text:p>
            <text:p text:style-name="Preformatted_20_Text">   att.global.attribute.xmlid,</text:p>
            <text:p text:style-name="Preformatted_20_Text">   att.global.analytic.attribute.ana,</text:p>
            <text:p text:style-name="Preformatted_20_Text">   att.ascribed.attributes,</text:p>
            <text:p text:style-name="Preformatted_20_Text">   att.typed.attributes,</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
            <text:p text:style-name="Preformatted_20_Text">&lt;!-- ... --&gt;&lt;l&gt;man in a coonskin cap&lt;/l&gt;</text:p>
            <text:p text:style-name="Preformatted_20_Text">&lt;writing&gt;coonskin&lt;/writing&gt;</text:p>
            <text:p text:style-name="Preformatted_20_Text">&lt;l&gt;in a pig pen&lt;/l&gt;</text:p>
            <text:p text:style-name="Preformatted_20_Text">&lt;writing&gt;pig pen&lt;/writing&gt;</text:p>
            <text:p text:style-name="Preformatted_20_Text">&lt;l&gt;wants eleven dollar bills&lt;/l&gt;</text:p>
            <text:p text:style-name="Preformatted_20_Text">&lt;writing&gt;20 dollar bills&lt;/writing&gt;</text:p>
            <text:p text:style-name="Preformatted_20_Text">&lt;l&gt;you only got ten&lt;/l&gt;</text:p>
            <text:p text:style-name="Preformatted_20_Text">&lt;writing&gt;10&lt;/writing&gt;</text:p>
            <text:p text:style-name="Preformatted_20_Text">&lt;!-- ... --&gt;</text:p>
          </table:table-cell>
        </table:table-row>
        <table:table-row>
          <table:table-cell>
            <text:p><text:span text:style-name="Highlight">Note</text:span></text:p>
          </table:table-cell>
          <table:table-cell>
            <text:p>The &lt;writing&gt; element will usually be short and most simply transcribed as a character string; the content model also allows a sequence of paragraphs and paragraph-level elements, in case the writing has enough internal structure to warrant such markup. In either case the usual phrase-level tags for written text are available.</text:p>
          </table:table-cell>
        </table:table-row>
      </table:table>
      <text:h text:outline-level="1">Model classes</text:h>
      <text:h text:outline-level="2"><text:bookmark text:name="TEI.model.addrPart"/>model.addrPart</text:h>
      <table:table table:name="table247" table:style-name="Table1">
        <table:table-column table:style-name="Table1.col1"/>
        <table:table-column table:style-name="Table2.col2"/>
        <table:table-row>
          <table:table-cell table:number-columns-spanned="2">
            <text:p><text:span text:style-name="Highlight">model.addrPart</text:span> <text:span>groups elements such as names or postal codes which may appear as part of a postal address.</text:span> [<text:a xlink:type="simple" xlink:href="http://www.tei-c.org/release/doc/tei-p5-doc/en/html/CO.html#CONAAD">3.5.2.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ddress</text:p>
          </table:table-cell>
        </table:table-row>
        <table:table-row>
          <table:table-cell>
            <text:p><text:span text:style-name="Highlight">Members</text:span></text:p>
          </table:table-cell>
          <table:table-cell>
            <text:p><text:span text:style-name="Emphasis">model.nameLike<text:span text:style-name="Emphasis">[model.nameLike.agent<text:span text:style-name="Emphasis">[orgName persName]</text:span> model.offsetLike model.persNamePart<text:span text:style-name="Emphasis">[addName forename genName nameLink roleName surname]</text:span> model.placeStateLike<text:span text:style-name="Emphasis">[model.placeNamePart<text:span text:style-name="Emphasis">[bloc country district placeName region settlement]</text:span> location population state trait]</text:span> idno]</text:span> addrLine postBox postCode street</text:span></text:p>
          </table:table-cell>
        </table:table-row>
      </table:table>
      <text:h text:outline-level="2"><text:bookmark text:name="TEI.model.addressLike"/>model.addressLike</text:h>
      <table:table table:name="table248" table:style-name="Table1">
        <table:table-column table:style-name="Table1.col1"/>
        <table:table-column table:style-name="Table2.col2"/>
        <table:table-row>
          <table:table-cell table:number-columns-spanned="2">
            <text:p><text:span text:style-name="Highlight">model.addressLike</text:span> <text:span>groups elements used to represent a postal or email address.</text:span> [<text:a xlink:type="simple" xlink:href="http://www.tei-c.org/release/doc/tei-p5-doc/en/html/ST.html#ST">1. The TEI Infrastructure</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Part.data</text:p>
          </table:table-cell>
        </table:table-row>
        <table:table-row>
          <table:table-cell>
            <text:p><text:span text:style-name="Highlight">Members</text:span></text:p>
          </table:table-cell>
          <table:table-cell>
            <text:p><text:span text:style-name="Emphasis">address affiliation email</text:span></text:p>
          </table:table-cell>
        </table:table-row>
      </table:table>
      <text:h text:outline-level="2"><text:bookmark text:name="TEI.model.availabilityPart"/>model.availabilityPart</text:h>
      <table:table table:name="table249" table:style-name="Table1">
        <table:table-column table:style-name="Table1.col1"/>
        <table:table-column table:style-name="Table2.col2"/>
        <table:table-row>
          <table:table-cell table:number-columns-spanned="2">
            <text:p><text:span text:style-name="Highlight">model.availabilityPart</text:span> <text:span>groups elements such as licences and paragraphs of text which may appear as part of an availability statemen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text:p>
          </table:table-cell>
        </table:table-row>
        <table:table-row>
          <table:table-cell>
            <text:p><text:span text:style-name="Highlight">Members</text:span></text:p>
          </table:table-cell>
          <table:table-cell>
            <text:p><text:span text:style-name="Emphasis">licence</text:span></text:p>
          </table:table-cell>
        </table:table-row>
      </table:table>
      <text:h text:outline-level="2"><text:bookmark text:name="TEI.model.biblLike"/>model.biblLike</text:h>
      <table:table table:name="table250" table:style-name="Table1">
        <table:table-column table:style-name="Table1.col1"/>
        <table:table-column table:style-name="Table2.col2"/>
        <table:table-row>
          <table:table-cell table:number-columns-spanned="2">
            <text:p><text:span text:style-name="Highlight">model.biblLike</text:span> <text:span>groups elements containing a bibliographic description.</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vent listBibl location model.inter model.personPart org place population sourceDesc state taxonomy trait</text:p>
          </table:table-cell>
        </table:table-row>
        <table:table-row>
          <table:table-cell>
            <text:p><text:span text:style-name="Highlight">Members</text:span></text:p>
          </table:table-cell>
          <table:table-cell>
            <text:p><text:span text:style-name="Emphasis">bibl biblFull biblStruct listBibl</text:span></text:p>
          </table:table-cell>
        </table:table-row>
      </table:table>
      <text:h text:outline-level="2"><text:bookmark text:name="TEI.model.biblPart"/>model.biblPart</text:h>
      <table:table table:name="table251" table:style-name="Table1">
        <table:table-column table:style-name="Table1.col1"/>
        <table:table-column table:style-name="Table2.col2"/>
        <table:table-row>
          <table:table-cell table:number-columns-spanned="2">
            <text:p><text:span text:style-name="Highlight">model.biblPart</text:span> <text:span>groups elements which represent components of a bibliographic description.</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text:p>
          </table:table-cell>
        </table:table-row>
        <table:table-row>
          <table:table-cell>
            <text:p><text:span text:style-name="Highlight">Members</text:span></text:p>
          </table:table-cell>
          <table:table-cell>
            <text:p><text:span text:style-name="Emphasis">model.imprintPart<text:span text:style-name="Emphasis">[biblScope distributor pubPlace publisher]</text:span> model.respLike<text:span text:style-name="Emphasis">[author editor funder meeting principal respStmt sponsor]</text:span> availability bibl citedRange edition extent listRelation series</text:span></text:p>
          </table:table-cell>
        </table:table-row>
      </table:table>
      <text:h text:outline-level="2"><text:bookmark text:name="TEI.model.common"/>model.common</text:h>
      <table:table table:name="table252" table:style-name="Table1">
        <table:table-column table:style-name="Table1.col1"/>
        <table:table-column table:style-name="Table2.col2"/>
        <table:table-row>
          <table:table-cell table:number-columns-spanned="2">
            <text:p><text:span text:style-name="Highlight">model.common</text:span> <text:span>groups common chunk- and inter-level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text:p>
          </table:table-cell>
        </table:table-row>
        <table:table-row>
          <table:table-cell>
            <text:p><text:span text:style-name="Highlight">Members</text:span></text:p>
          </table:table-cell>
          <table:table-cell>
            <text:p><text:span text:style-name="Emphasis">model.divPart<text:span text:style-name="Emphasis">[model.divPart.spoken<text:span text:style-name="Emphasis">[u]</text:span> model.lLike model.pLike<text:span text:style-name="Emphasis">[p]</text:span>]</text:span> model.inter<text:span text:style-name="Emphasis">[model.biblLike<text:span text:style-name="Emphasis">[bibl biblFull biblStruct listBibl]</text:span> model.egLike model.labelLike<text:span text:style-name="Emphasis">[desc label]</text:span> model.listLike<text:span text:style-name="Emphasis">[list listEvent listOrg listPerson listPlace]</text:span> model.oddDecl model.qLike<text:span text:style-name="Emphasis">[model.quoteLike]</text:span> model.stageLike]</text:span></text:span></text:p>
          </table:table-cell>
        </table:table-row>
        <table:table-row>
          <table:table-cell>
            <text:p><text:span text:style-name="Highlight">Note</text:span></text:p>
          </table:table-cell>
          <table:table-cell>
            <text:p>This class defines the set of chunk- and inter-level elements; it is used in many content models, including those for textual divisions.</text:p>
          </table:table-cell>
        </table:table-row>
      </table:table>
      <text:h text:outline-level="2"><text:bookmark text:name="TEI.model.dateLike"/>model.dateLike</text:h>
      <table:table table:name="table253" table:style-name="Table1">
        <table:table-column table:style-name="Table1.col1"/>
        <table:table-column table:style-name="Table2.col2"/>
        <table:table-row>
          <table:table-cell table:number-columns-spanned="2">
            <text:p><text:span text:style-name="Highlight">model.dateLike</text:span> <text:span>groups elements containing temporal expressions.</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imprint model.pPart.data setting</text:p>
          </table:table-cell>
        </table:table-row>
        <table:table-row>
          <table:table-cell>
            <text:p><text:span text:style-name="Highlight">Members</text:span></text:p>
          </table:table-cell>
          <table:table-cell>
            <text:p><text:span text:style-name="Emphasis">date</text:span></text:p>
          </table:table-cell>
        </table:table-row>
      </table:table>
      <text:h text:outline-level="2"><text:bookmark text:name="TEI.model.descLike"/>model.descLike</text:h>
      <table:table table:name="table254" table:style-name="Table1">
        <table:table-column table:style-name="Table1.col1"/>
        <table:table-column table:style-name="Table2.col2"/>
        <table:table-row>
          <table:table-cell table:number-columns-spanned="2">
            <text:p><text:span text:style-name="Highlight">model.descLike</text:span> <text:span>groups elements which contain a description of their func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ategory gap incident kinesic taxonomy vocal</text:p>
          </table:table-cell>
        </table:table-row>
        <table:table-row>
          <table:table-cell>
            <text:p><text:span text:style-name="Highlight">Members</text:span></text:p>
          </table:table-cell>
          <table:table-cell>
            <text:p><text:span text:style-name="Emphasis">desc</text:span></text:p>
          </table:table-cell>
        </table:table-row>
      </table:table>
      <text:h text:outline-level="2"><text:bookmark text:name="TEI.model.divBottom"/>model.divBottom</text:h>
      <table:table table:name="table255" table:style-name="Table1">
        <table:table-column table:style-name="Table1.col1"/>
        <table:table-column table:style-name="Table2.col2"/>
        <table:table-row>
          <table:table-cell table:number-columns-spanned="2">
            <text:p><text:span text:style-name="Highlight">model.divBottom</text:span> <text:span>groups elements appearing at the end of a text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front list</text:p>
          </table:table-cell>
        </table:table-row>
        <table:table-row>
          <table:table-cell>
            <text:p><text:span text:style-name="Highlight">Members</text:span></text:p>
          </table:table-cell>
          <table:table-cell>
            <text:p><text:span text:style-name="Emphasis">model.divBottomPart model.divWrapper<text:span text:style-name="Emphasis">[meeting]</text:span></text:span></text:p>
          </table:table-cell>
        </table:table-row>
      </table:table>
      <text:h text:outline-level="2"><text:bookmark text:name="TEI.model.divGenLike"/>model.divGenLike</text:h>
      <table:table table:name="table256" table:style-name="Table1">
        <table:table-column table:style-name="Table1.col1"/>
        <table:table-column table:style-name="Table2.col2"/>
        <table:table-row>
          <table:table-cell table:number-columns-spanned="2">
            <text:p><text:span text:style-name="Highlight">model.divGenLike</text:span> <text:span>groups elements used to represent a structural division which is generated rather than explicitly present in the sour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text:p>
          </table:table-cell>
        </table:table-row>
        <table:table-row>
          <table:table-cell>
            <text:p><text:span text:style-name="Highlight">Members</text:span></text:p>
          </table:table-cell>
          <table:table-cell>
            <text:p><text:span text:style-name="Emphasis">divGen</text:span></text:p>
          </table:table-cell>
        </table:table-row>
      </table:table>
      <text:h text:outline-level="2"><text:bookmark text:name="TEI.model.divLike"/>model.divLike</text:h>
      <table:table table:name="table257" table:style-name="Table1">
        <table:table-column table:style-name="Table1.col1"/>
        <table:table-column table:style-name="Table2.col2"/>
        <table:table-row>
          <table:table-cell table:number-columns-spanned="2">
            <text:p><text:span text:style-name="Highlight">model.divLike</text:span> <text:span>groups elements used to represent un-numbered generic structural division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ack body div front</text:p>
          </table:table-cell>
        </table:table-row>
        <table:table-row>
          <table:table-cell>
            <text:p><text:span text:style-name="Highlight">Members</text:span></text:p>
          </table:table-cell>
          <table:table-cell>
            <text:p><text:span text:style-name="Emphasis">div</text:span></text:p>
          </table:table-cell>
        </table:table-row>
      </table:table>
      <text:h text:outline-level="2"><text:bookmark text:name="TEI.model.divPart"/>model.divPart</text:h>
      <table:table table:name="table258" table:style-name="Table1">
        <table:table-column table:style-name="Table1.col1"/>
        <table:table-column table:style-name="Table2.col2"/>
        <table:table-row>
          <table:table-cell table:number-columns-spanned="2">
            <text:p><text:span text:style-name="Highlight">model.divPart</text:span> <text:span>groups paragraph-level elements appearing directly within division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acro.specialPara model.common</text:p>
          </table:table-cell>
        </table:table-row>
        <table:table-row>
          <table:table-cell>
            <text:p><text:span text:style-name="Highlight">Members</text:span></text:p>
          </table:table-cell>
          <table:table-cell>
            <text:p><text:span text:style-name="Emphasis">model.divPart.spoken<text:span text:style-name="Emphasis">[u]</text:span> model.lLike model.pLike<text:span text:style-name="Emphasis">[p]</text:span></text:span></text:p>
          </table:table-cell>
        </table:table-row>
        <table:table-row>
          <table:table-cell>
            <text:p><text:span text:style-name="Highlight">Note</text:span></text:p>
          </table:table-cell>
          <table:table-cell>
            <text:p>Note that this element class does not include members of the <text:span>model.inter</text:span> class, which can appear either within or between paragraph-level items.</text:p>
          </table:table-cell>
        </table:table-row>
      </table:table>
      <text:h text:outline-level="2"><text:bookmark text:name="TEI.model.divPart.spoken"/>model.divPart.spoken</text:h>
      <table:table table:name="table259" table:style-name="Table1">
        <table:table-column table:style-name="Table1.col1"/>
        <table:table-column table:style-name="Table2.col2"/>
        <table:table-row>
          <table:table-cell table:number-columns-spanned="2">
            <text:p><text:span text:style-name="Highlight">model.divPart.spoken</text:span> <text:span>groups elements structurally analogous to paragraphs within spoken texts.</text:span> [<text:a xlink:type="simple" xlink:href="http://www.tei-c.org/release/doc/tei-p5-doc/en/html/TS.html#TSOV">8.1. General Considerations and Overview</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Used by</text:span></text:p>
          </table:table-cell>
          <table:table-cell>
            <text:p>model.divPart</text:p>
          </table:table-cell>
        </table:table-row>
        <table:table-row>
          <table:table-cell>
            <text:p><text:span text:style-name="Highlight">Members</text:span></text:p>
          </table:table-cell>
          <table:table-cell>
            <text:p><text:span text:style-name="Emphasis">u</text:span></text:p>
          </table:table-cell>
        </table:table-row>
        <table:table-row>
          <table:table-cell>
            <text:p><text:span text:style-name="Highlight">Note</text:span></text:p>
          </table:table-cell>
          <table:table-cell>
            <text:p>Spoken texts may be structured in many ways; elements in this class are typically larger units such as turns or utterances.</text:p>
          </table:table-cell>
        </table:table-row>
      </table:table>
      <text:h text:outline-level="2"><text:bookmark text:name="TEI.model.divTop"/>model.divTop</text:h>
      <table:table table:name="table260" table:style-name="Table1">
        <table:table-column table:style-name="Table1.col1"/>
        <table:table-column table:style-name="Table2.col2"/>
        <table:table-row>
          <table:table-cell table:number-columns-spanned="2">
            <text:p><text:span text:style-name="Highlight">model.divTop</text:span> <text:span>groups elements appearing at the beginning of a text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ist</text:p>
          </table:table-cell>
        </table:table-row>
        <table:table-row>
          <table:table-cell>
            <text:p><text:span text:style-name="Highlight">Members</text:span></text:p>
          </table:table-cell>
          <table:table-cell>
            <text:p><text:span text:style-name="Emphasis">model.divTopPart<text:span text:style-name="Emphasis">[model.headLike<text:span text:style-name="Emphasis">[head]</text:span>]</text:span> model.divWrapper<text:span text:style-name="Emphasis">[meeting]</text:span></text:span></text:p>
          </table:table-cell>
        </table:table-row>
      </table:table>
      <text:h text:outline-level="2"><text:bookmark text:name="TEI.model.divTopPart"/>model.divTopPart</text:h>
      <table:table table:name="table261" table:style-name="Table1">
        <table:table-column table:style-name="Table1.col1"/>
        <table:table-column table:style-name="Table2.col2"/>
        <table:table-row>
          <table:table-cell table:number-columns-spanned="2">
            <text:p><text:span text:style-name="Highlight">model.divTopPart</text:span> <text:span>groups elements which can occur only at the beginning of a text division.</text:span> [<text:a xlink:type="simple" xlink:href="http://www.tei-c.org/release/doc/tei-p5-doc/en/html/DS.html#DSTITL">4.6. Title Pa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divTop</text:p>
          </table:table-cell>
        </table:table-row>
        <table:table-row>
          <table:table-cell>
            <text:p><text:span text:style-name="Highlight">Members</text:span></text:p>
          </table:table-cell>
          <table:table-cell>
            <text:p><text:span text:style-name="Emphasis">model.headLike<text:span text:style-name="Emphasis">[head]</text:span></text:span></text:p>
          </table:table-cell>
        </table:table-row>
      </table:table>
      <text:h text:outline-level="2"><text:bookmark text:name="TEI.model.divWrapper"/>model.divWrapper</text:h>
      <table:table table:name="table262" table:style-name="Table1">
        <table:table-column table:style-name="Table1.col1"/>
        <table:table-column table:style-name="Table2.col2"/>
        <table:table-row>
          <table:table-cell table:number-columns-spanned="2">
            <text:p><text:span text:style-name="Highlight">model.divWrapper</text:span> <text:span>groups elements which can appear at either top or bottom of a textual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divBottom model.divTop</text:p>
          </table:table-cell>
        </table:table-row>
        <table:table-row>
          <table:table-cell>
            <text:p><text:span text:style-name="Highlight">Members</text:span></text:p>
          </table:table-cell>
          <table:table-cell>
            <text:p><text:span text:style-name="Emphasis">meeting</text:span></text:p>
          </table:table-cell>
        </table:table-row>
      </table:table>
      <text:h text:outline-level="2"><text:bookmark text:name="TEI.model.editorialDeclPart"/>model.editorialDeclPart</text:h>
      <table:table table:name="table263" table:style-name="Table1">
        <table:table-column table:style-name="Table1.col1"/>
        <table:table-column table:style-name="Table2.col2"/>
        <table:table-row>
          <table:table-cell table:number-columns-spanned="2">
            <text:p><text:span text:style-name="Highlight">model.editorialDeclPart</text:span> <text:span>groups elements which may be used inside &lt;editorialDecl&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ditorialDecl</text:p>
          </table:table-cell>
        </table:table-row>
        <table:table-row>
          <table:table-cell>
            <text:p><text:span text:style-name="Highlight">Members</text:span></text:p>
          </table:table-cell>
          <table:table-cell>
            <text:p><text:span text:style-name="Emphasis">correction hyphenation normalization punctuation quotation segmentation</text:span></text:p>
          </table:table-cell>
        </table:table-row>
      </table:table>
      <text:h text:outline-level="2"><text:bookmark text:name="TEI.model.emphLike"/>model.emphLike</text:h>
      <table:table table:name="table264" table:style-name="Table1">
        <table:table-column table:style-name="Table1.col1"/>
        <table:table-column table:style-name="Table2.col2"/>
        <table:table-row>
          <table:table-cell table:number-columns-spanned="2">
            <text:p><text:span text:style-name="Highlight">model.emphLike</text:span> <text:span>groups phrase-level elements which are typographically distinct and to which a specific function can be attributed.</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title</text:span></text:p>
          </table:table-cell>
        </table:table-row>
      </table:table>
      <text:h text:outline-level="2"><text:bookmark text:name="TEI.model.encodingDescPart"/>model.encodingDescPart</text:h>
      <table:table table:name="table265" table:style-name="Table1">
        <table:table-column table:style-name="Table1.col1"/>
        <table:table-column table:style-name="Table2.col2"/>
        <table:table-row>
          <table:table-cell table:number-columns-spanned="2">
            <text:p><text:span text:style-name="Highlight">model.encodingDescPart</text:span> <text:span>groups elements which may be used inside &lt;encoding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ncodingDesc</text:p>
          </table:table-cell>
        </table:table-row>
        <table:table-row>
          <table:table-cell>
            <text:p><text:span text:style-name="Highlight">Members</text:span></text:p>
          </table:table-cell>
          <table:table-cell>
            <text:p><text:span text:style-name="Emphasis">classDecl editorialDecl geoDecl projectDesc samplingDecl tagsDecl</text:span></text:p>
          </table:table-cell>
        </table:table-row>
      </table:table>
      <text:h text:outline-level="2"><text:bookmark text:name="TEI.model.frontPart"/>model.frontPart</text:h>
      <table:table table:name="table266" table:style-name="Table1">
        <table:table-column table:style-name="Table1.col1"/>
        <table:table-column table:style-name="Table2.col2"/>
        <table:table-row>
          <table:table-cell table:number-columns-spanned="2">
            <text:p><text:span text:style-name="Highlight">model.frontPart</text:span> <text:span>groups elements which appear at the level of divisions within front or back matter.</text:span> [<text:a xlink:type="simple" xlink:href="http://www.tei-c.org/release/doc/tei-p5-doc/en/html/DR.html#DRFAB">7.1. Front and Back Matter </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ack front</text:p>
          </table:table-cell>
        </table:table-row>
        <table:table-row>
          <table:table-cell>
            <text:p><text:span text:style-name="Highlight">Members</text:span></text:p>
          </table:table-cell>
          <table:table-cell>
            <text:p><text:span text:style-name="Emphasis">model.frontPart.drama divGen</text:span></text:p>
          </table:table-cell>
        </table:table-row>
      </table:table>
      <text:h text:outline-level="2"><text:bookmark text:name="TEI.model.global"/>model.global</text:h>
      <table:table table:name="table267" table:style-name="Table1">
        <table:table-column table:style-name="Table1.col1"/>
        <table:table-column table:style-name="Table2.col2"/>
        <table:table-row>
          <table:table-cell table:number-columns-spanned="2">
            <text:p><text:span text:style-name="Highlight">model.global</text:span> <text:span>groups elements which may appear at any point within a TEI text.</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ddress back bibl body date div front head imprint list macro.paraContent macro.phraseSeq macro.phraseSeq.limited macro.specialPara person personGrp s series text u w</text:p>
          </table:table-cell>
        </table:table-row>
        <table:table-row>
          <table:table-cell>
            <text:p><text:span text:style-name="Highlight">Members</text:span></text:p>
          </table:table-cell>
          <table:table-cell>
            <text:p><text:span text:style-name="Emphasis">model.global.edit<text:span text:style-name="Emphasis">[gap]</text:span> model.global.meta<text:span text:style-name="Emphasis">[timeline]</text:span> model.global.spoken<text:span text:style-name="Emphasis">[incident kinesic vocal writing]</text:span> model.milestoneLike<text:span text:style-name="Emphasis">[anchor]</text:span> model.noteLike<text:span text:style-name="Emphasis">[note]</text:span></text:span></text:p>
          </table:table-cell>
        </table:table-row>
      </table:table>
      <text:h text:outline-level="2"><text:bookmark text:name="TEI.model.global.edit"/>model.global.edit</text:h>
      <table:table table:name="table268" table:style-name="Table1">
        <table:table-column table:style-name="Table1.col1"/>
        <table:table-column table:style-name="Table2.col2"/>
        <table:table-row>
          <table:table-cell table:number-columns-spanned="2">
            <text:p><text:span text:style-name="Highlight">model.global.edit</text:span> <text:span>groups globally available elements which perform a specifically editorial function.</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global</text:p>
          </table:table-cell>
        </table:table-row>
        <table:table-row>
          <table:table-cell>
            <text:p><text:span text:style-name="Highlight">Members</text:span></text:p>
          </table:table-cell>
          <table:table-cell>
            <text:p><text:span text:style-name="Emphasis">gap</text:span></text:p>
          </table:table-cell>
        </table:table-row>
      </table:table>
      <text:h text:outline-level="2"><text:bookmark text:name="TEI.model.global.meta"/>model.global.meta</text:h>
      <table:table table:name="table269" table:style-name="Table1">
        <table:table-column table:style-name="Table1.col1"/>
        <table:table-column table:style-name="Table2.col2"/>
        <table:table-row>
          <table:table-cell table:number-columns-spanned="2">
            <text:p><text:span text:style-name="Highlight">model.global.meta</text:span> <text:span>groups globally available elements which describe the status of other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global</text:p>
          </table:table-cell>
        </table:table-row>
        <table:table-row>
          <table:table-cell>
            <text:p><text:span text:style-name="Highlight">Members</text:span></text:p>
          </table:table-cell>
          <table:table-cell>
            <text:p><text:span text:style-name="Emphasis">timeline</text:span></text:p>
          </table:table-cell>
        </table:table-row>
        <table:table-row>
          <table:table-cell>
            <text:p><text:span text:style-name="Highlight">Note</text:span></text:p>
          </table:table-cell>
          <table:table-cell>
            <text:p>Elements in this class are typically used to hold groups of links or of abstract interpretations, or by provide indications of certainty etc. It may find be convenient to localize all metadata elements, for example to contain them within the same divison as the elements that they relate to; or to locate them all to a division of their own. They may however appear at any point in a TEI text.</text:p>
          </table:table-cell>
        </table:table-row>
      </table:table>
      <text:h text:outline-level="2"><text:bookmark text:name="TEI.model.global.spoken"/>model.global.spoken</text:h>
      <table:table table:name="table270" table:style-name="Table1">
        <table:table-column table:style-name="Table1.col1"/>
        <table:table-column table:style-name="Table2.col2"/>
        <table:table-row>
          <table:table-cell table:number-columns-spanned="2">
            <text:p><text:span text:style-name="Highlight">model.global.spoken</text:span> <text:span>groups elements which may appear globally within spoken texts.</text:span> [<text:a xlink:type="simple" xlink:href="http://www.tei-c.org/release/doc/tei-p5-doc/en/html/TS.html#TSOV">8.1. General Considerations and Overview</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Used by</text:span></text:p>
          </table:table-cell>
          <table:table-cell>
            <text:p>model.global</text:p>
          </table:table-cell>
        </table:table-row>
        <table:table-row>
          <table:table-cell>
            <text:p><text:span text:style-name="Highlight">Members</text:span></text:p>
          </table:table-cell>
          <table:table-cell>
            <text:p><text:span text:style-name="Emphasis">incident kinesic vocal writing</text:span></text:p>
          </table:table-cell>
        </table:table-row>
        <table:table-row>
          <table:table-cell>
            <text:p><text:span text:style-name="Highlight">Note</text:span></text:p>
          </table:table-cell>
          <table:table-cell>
            <text:p>This class groups elements which can appear anywhere within transcribed speech.</text:p>
          </table:table-cell>
        </table:table-row>
      </table:table>
      <text:h text:outline-level="2"><text:bookmark text:name="TEI.model.headLike"/>model.headLike</text:h>
      <table:table table:name="table271" table:style-name="Table1">
        <table:table-column table:style-name="Table1.col1"/>
        <table:table-column table:style-name="Table2.col2"/>
        <table:table-row>
          <table:table-cell table:number-columns-spanned="2">
            <text:p><text:span text:style-name="Highlight">model.headLike</text:span> <text:span>groups elements used to provide a title or heading at the start of a text divi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ivGen event listBibl listEvent listOrg listPerson listPlace listRelation model.divTopPart org place population state trait</text:p>
          </table:table-cell>
        </table:table-row>
        <table:table-row>
          <table:table-cell>
            <text:p><text:span text:style-name="Highlight">Members</text:span></text:p>
          </table:table-cell>
          <table:table-cell>
            <text:p><text:span text:style-name="Emphasis">head</text:span></text:p>
          </table:table-cell>
        </table:table-row>
      </table:table>
      <text:h text:outline-level="2"><text:bookmark text:name="TEI.model.highlighted"/>model.highlighted</text:h>
      <table:table table:name="table272" table:style-name="Table1">
        <table:table-column table:style-name="Table1.col1"/>
        <table:table-column table:style-name="Table2.col2"/>
        <table:table-row>
          <table:table-cell table:number-columns-spanned="2">
            <text:p><text:span text:style-name="Highlight">model.highlighted</text:span> <text:span>groups phrase-level elements which are typographically distinct.</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model.emphLike<text:span text:style-name="Emphasis">[title]</text:span> model.hiLike</text:span></text:p>
          </table:table-cell>
        </table:table-row>
      </table:table>
      <text:h text:outline-level="2"><text:bookmark text:name="TEI.model.imprintPart"/>model.imprintPart</text:h>
      <table:table table:name="table273" table:style-name="Table1">
        <table:table-column table:style-name="Table1.col1"/>
        <table:table-column table:style-name="Table2.col2"/>
        <table:table-row>
          <table:table-cell table:number-columns-spanned="2">
            <text:p><text:span text:style-name="Highlight">model.imprintPart</text:span> <text:span>groups the bibliographic elements which occur inside imprints.</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imprint model.biblPart</text:p>
          </table:table-cell>
        </table:table-row>
        <table:table-row>
          <table:table-cell>
            <text:p><text:span text:style-name="Highlight">Members</text:span></text:p>
          </table:table-cell>
          <table:table-cell>
            <text:p><text:span text:style-name="Emphasis">biblScope distributor pubPlace publisher</text:span></text:p>
          </table:table-cell>
        </table:table-row>
      </table:table>
      <text:h text:outline-level="2"><text:bookmark text:name="TEI.model.inter"/>model.inter</text:h>
      <table:table table:name="table274" table:style-name="Table1">
        <table:table-column table:style-name="Table1.col1"/>
        <table:table-column table:style-name="Table2.col2"/>
        <table:table-row>
          <table:table-cell table:number-columns-spanned="2">
            <text:p><text:span text:style-name="Highlight">model.inter</text:span> <text:span>groups elements which can appear either within or between paragraph-like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macro.limitedContent macro.paraContent macro.specialPara model.common</text:p>
          </table:table-cell>
        </table:table-row>
        <table:table-row>
          <table:table-cell>
            <text:p><text:span text:style-name="Highlight">Members</text:span></text:p>
          </table:table-cell>
          <table:table-cell>
            <text:p><text:span text:style-name="Emphasis">model.biblLike<text:span text:style-name="Emphasis">[bibl biblFull biblStruct listBibl]</text:span> model.egLike model.labelLike<text:span text:style-name="Emphasis">[desc label]</text:span> model.listLike<text:span text:style-name="Emphasis">[list listEvent listOrg listPerson listPlace]</text:span> model.oddDecl model.qLike<text:span text:style-name="Emphasis">[model.quoteLike]</text:span> model.stageLike</text:span></text:p>
          </table:table-cell>
        </table:table-row>
      </table:table>
      <text:h text:outline-level="2"><text:bookmark text:name="TEI.model.labelLike"/>model.labelLike</text:h>
      <table:table table:name="table275" table:style-name="Table1">
        <table:table-column table:style-name="Table1.col1"/>
        <table:table-column table:style-name="Table2.col2"/>
        <table:table-row>
          <table:table-cell table:number-columns-spanned="2">
            <text:p><text:span text:style-name="Highlight">model.labelLike</text:span> <text:span>groups elements used to gloss or explain other parts of a docu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vent location model.inter org place population state trait</text:p>
          </table:table-cell>
        </table:table-row>
        <table:table-row>
          <table:table-cell>
            <text:p><text:span text:style-name="Highlight">Members</text:span></text:p>
          </table:table-cell>
          <table:table-cell>
            <text:p><text:span text:style-name="Emphasis">desc label</text:span></text:p>
          </table:table-cell>
        </table:table-row>
      </table:table>
      <text:h text:outline-level="2"><text:bookmark text:name="TEI.model.limitedPhrase"/>model.limitedPhrase</text:h>
      <table:table table:name="table276" table:style-name="Table1">
        <table:table-column table:style-name="Table1.col1"/>
        <table:table-column table:style-name="Table2.col2"/>
        <table:table-row>
          <table:table-cell table:number-columns-spanned="2">
            <text:p><text:span text:style-name="Highlight">model.limitedPhrase</text:span> <text:span>groups phrase-level elements excluding those elements primarily intended for transcription of existing source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atDesc macro.limitedContent macro.phraseSeq.limited</text:p>
          </table:table-cell>
        </table:table-row>
        <table:table-row>
          <table:table-cell>
            <text:p><text:span text:style-name="Highlight">Members</text:span></text:p>
          </table:table-cell>
          <table:table-cell>
            <text:p><text:span text:style-name="Emphasis">model.emphLike<text:span text:style-name="Emphasis">[title]</text:span> model.hiLike model.pPart.data<text:span text:style-name="Emphasis">[model.addressLike<text:span text:style-name="Emphasis">[address affiliation email]</text:span> model.dateLike<text:span text:style-name="Emphasis">[date]</text:span> model.measureLike<text:span text:style-name="Emphasis">[geo]</text:span> model.nameLike<text:span text:style-name="Emphasis">[model.nameLike.agent<text:span text:style-name="Emphasis">[orgName persName]</text:span> model.offsetLike model.persNamePart<text:span text:style-name="Emphasis">[addName forename genName nameLink roleName surname]</text:span> model.placeStateLike<text:span text:style-name="Emphasis">[model.placeNamePart<text:span text:style-name="Emphasis">[bloc country district placeName region settlement]</text:span> location population state trait]</text:span> idno]</text:span>]</text:span> model.pPart.editorial model.pPart.msdesc <a xmlns="urn:oasis:names:tc:opendocument:xmlns:text:1.0" xlink:type="simple" xlink:href="TEI.model.phrase.xml">model.phrase.xml</a> model.ptrLike<text:span text:style-name="Emphasis">[ref]</text:span></text:span></text:p>
          </table:table-cell>
        </table:table-row>
      </table:table>
      <text:h text:outline-level="2"><text:bookmark text:name="TEI.model.listLike"/>model.listLike</text:h>
      <table:table table:name="table277" table:style-name="Table1">
        <table:table-column table:style-name="Table1.col1"/>
        <table:table-column table:style-name="Table2.col2"/>
        <table:table-row>
          <table:table-cell table:number-columns-spanned="2">
            <text:p><text:span text:style-name="Highlight">model.listLike</text:span> <text:span>groups list-like elements.</text:span> [<text:a xlink:type="simple" xlink:href="http://www.tei-c.org/release/doc/tei-p5-doc/en/html/CO.html#COLI">3.7.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ack model.inter sourceDesc</text:p>
          </table:table-cell>
        </table:table-row>
        <table:table-row>
          <table:table-cell>
            <text:p><text:span text:style-name="Highlight">Members</text:span></text:p>
          </table:table-cell>
          <table:table-cell>
            <text:p><text:span text:style-name="Emphasis">list listEvent listOrg listPerson listPlace</text:span></text:p>
          </table:table-cell>
        </table:table-row>
      </table:table>
      <text:h text:outline-level="2"><text:bookmark text:name="TEI.model.measureLike"/>model.measureLike</text:h>
      <table:table table:name="table278" table:style-name="Table1">
        <table:table-column table:style-name="Table1.col1"/>
        <table:table-column table:style-name="Table2.col2"/>
        <table:table-row>
          <table:table-cell table:number-columns-spanned="2">
            <text:p><text:span text:style-name="Highlight">model.measureLike</text:span> <text:span>groups elements which denote a number, a quantity, a measurement, or similar piece of text that conveys some numerical meaning.</text:span> [<text:a xlink:type="simple" xlink:href="http://www.tei-c.org/release/doc/tei-p5-doc/en/html/CO.html#CONANU">3.5.3. Numbers and Measur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Part.data</text:p>
          </table:table-cell>
        </table:table-row>
        <table:table-row>
          <table:table-cell>
            <text:p><text:span text:style-name="Highlight">Members</text:span></text:p>
          </table:table-cell>
          <table:table-cell>
            <text:p><text:span text:style-name="Emphasis">geo</text:span></text:p>
          </table:table-cell>
        </table:table-row>
      </table:table>
      <text:h text:outline-level="2"><text:bookmark text:name="TEI.model.milestoneLike"/>model.milestoneLike</text:h>
      <table:table table:name="table279" table:style-name="Table1">
        <table:table-column table:style-name="Table1.col1"/>
        <table:table-column table:style-name="Table2.col2"/>
        <table:table-row>
          <table:table-cell table:number-columns-spanned="2">
            <text:p><text:span text:style-name="Highlight">model.milestoneLike</text:span> <text:span>groups milestone-style elements used to represent reference systems.</text:span> [<text:a xlink:type="simple" xlink:href="http://www.tei-c.org/release/doc/tei-p5-doc/en/html/ST.html#STEC">1.3. The TEI Class System</text:a>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model.global org</text:p>
          </table:table-cell>
        </table:table-row>
        <table:table-row>
          <table:table-cell>
            <text:p><text:span text:style-name="Highlight">Members</text:span></text:p>
          </table:table-cell>
          <table:table-cell>
            <text:p><text:span text:style-name="Emphasis">anchor</text:span></text:p>
          </table:table-cell>
        </table:table-row>
      </table:table>
      <text:h text:outline-level="2"><text:bookmark text:name="TEI.model.nameLike"/>model.nameLike</text:h>
      <table:table table:name="table280" table:style-name="Table1">
        <table:table-column table:style-name="Table1.col1"/>
        <table:table-column table:style-name="Table2.col2"/>
        <table:table-row>
          <table:table-cell table:number-columns-spanned="2">
            <text:p><text:span text:style-name="Highlight">model.nameLike</text:span> <text:span>groups elements which name or refer to a person, place, or organiz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addrPart model.pPart.data org</text:p>
          </table:table-cell>
        </table:table-row>
        <table:table-row>
          <table:table-cell>
            <text:p><text:span text:style-name="Highlight">Members</text:span></text:p>
          </table:table-cell>
          <table:table-cell>
            <text:p><text:span text:style-name="Emphasis">model.nameLike.agent<text:span text:style-name="Emphasis">[orgName persName]</text:span> model.offsetLike model.persNamePart<text:span text:style-name="Emphasis">[addName forename genName nameLink roleName surname]</text:span> model.placeStateLike<text:span text:style-name="Emphasis">[model.placeNamePart<text:span text:style-name="Emphasis">[bloc country district placeName region settlement]</text:span> location population state trait]</text:span> idno</text:span></text:p>
          </table:table-cell>
        </table:table-row>
        <table:table-row>
          <table:table-cell>
            <text:p><text:span text:style-name="Highlight">Note</text:span></text:p>
          </table:table-cell>
          <table:table-cell>
            <text:p>A superset of the naming elements that may appear in datelines, addresses, statements of responsibility, etc.</text:p>
          </table:table-cell>
        </table:table-row>
      </table:table>
      <text:h text:outline-level="2"><text:bookmark text:name="TEI.model.nameLike.agent"/>model.nameLike.agent</text:h>
      <table:table table:name="table281" table:style-name="Table1">
        <table:table-column table:style-name="Table1.col1"/>
        <table:table-column table:style-name="Table2.col2"/>
        <table:table-row>
          <table:table-cell table:number-columns-spanned="2">
            <text:p><text:span text:style-name="Highlight">model.nameLike.agent</text:span> <text:span>groups elements which contain names of individuals or corporate bodies.</text:span> [<text:a xlink:type="simple" xlink:href="http://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 respStmt setting</text:p>
          </table:table-cell>
        </table:table-row>
        <table:table-row>
          <table:table-cell>
            <text:p><text:span text:style-name="Highlight">Members</text:span></text:p>
          </table:table-cell>
          <table:table-cell>
            <text:p><text:span text:style-name="Emphasis">orgName persName</text:span></text:p>
          </table:table-cell>
        </table:table-row>
        <table:table-row>
          <table:table-cell>
            <text:p><text:span text:style-name="Highlight">Note</text:span></text:p>
          </table:table-cell>
          <table:table-cell>
            <text:p>This class is used in the content model of elements which reference names of people or organizations.</text:p>
          </table:table-cell>
        </table:table-row>
      </table:table>
      <text:h text:outline-level="2"><text:bookmark text:name="TEI.model.noteLike"/>model.noteLike</text:h>
      <table:table table:name="table282" table:style-name="Table1">
        <table:table-column table:style-name="Table1.col1"/>
        <table:table-column table:style-name="Table2.col2"/>
        <table:table-row>
          <table:table-cell table:number-columns-spanned="2">
            <text:p><text:span text:style-name="Highlight">model.noteLike</text:span> <text:span>groups globally-available note-like elements.</text:span> [<text:a xlink:type="simple" xlink:href="http://www.tei-c.org/release/doc/tei-p5-doc/en/html/CO.html#CONO">3.8. Notes, Annotation, and Index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Struct event location model.global monogr notesStmt org place population state trait</text:p>
          </table:table-cell>
        </table:table-row>
        <table:table-row>
          <table:table-cell>
            <text:p><text:span text:style-name="Highlight">Members</text:span></text:p>
          </table:table-cell>
          <table:table-cell>
            <text:p><text:span text:style-name="Emphasis">note</text:span></text:p>
          </table:table-cell>
        </table:table-row>
      </table:table>
      <text:h text:outline-level="2"><text:bookmark text:name="TEI.model.orgPart"/>model.orgPart</text:h>
      <table:table table:name="table283" table:style-name="Table1">
        <table:table-column table:style-name="Table1.col1"/>
        <table:table-column table:style-name="Table2.col2"/>
        <table:table-row>
          <table:table-cell table:number-columns-spanned="2">
            <text:p><text:span text:style-name="Highlight">model.orgPart</text:span> <text:span>groups elements which form part of the description of an organiz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org</text:p>
          </table:table-cell>
        </table:table-row>
        <table:table-row>
          <table:table-cell>
            <text:p><text:span text:style-name="Highlight">Members</text:span></text:p>
          </table:table-cell>
          <table:table-cell>
            <text:p><text:span text:style-name="Emphasis">listOrg listPerson listPlace</text:span></text:p>
          </table:table-cell>
        </table:table-row>
      </table:table>
      <text:h text:outline-level="2"><text:bookmark text:name="TEI.model.pLike"/>model.pLike</text:h>
      <table:table table:name="table284" table:style-name="Table1">
        <table:table-column table:style-name="Table1.col1"/>
        <table:table-column table:style-name="Table2.col2"/>
        <table:table-row>
          <table:table-cell table:number-columns-spanned="2">
            <text:p><text:span text:style-name="Highlight">model.pLike</text:span> <text:span>groups paragraph-like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 back correction editionStmt editorialDecl encodingDesc event front hyphenation langKnowledge listRelation model.divPart normalization org particDesc person personGrp place population projectDesc publicationStmt punctuation quotation samplingDecl segmentation setting settingDesc sourceDesc state trait</text:p>
          </table:table-cell>
        </table:table-row>
        <table:table-row>
          <table:table-cell>
            <text:p><text:span text:style-name="Highlight">Members</text:span></text:p>
          </table:table-cell>
          <table:table-cell>
            <text:p><text:span text:style-name="Emphasis">p</text:span></text:p>
          </table:table-cell>
        </table:table-row>
      </table:table>
      <text:h text:outline-level="2"><text:bookmark text:name="TEI.model.pLike.front"/>model.pLike.front</text:h>
      <table:table table:name="table285" table:style-name="Table1">
        <table:table-column table:style-name="Table1.col1"/>
        <table:table-column table:style-name="Table2.col2"/>
        <table:table-row>
          <table:table-cell table:number-columns-spanned="2">
            <text:p><text:span text:style-name="Highlight">model.pLike.front</text:span> <text:span>groups paragraph-like elements which can occur as direct constituents of front matter.</text:span> [<text:a xlink:type="simple" xlink:href="http://www.tei-c.org/release/doc/tei-p5-doc/en/html/DS.html#DSTITL">4.6. Title Pa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ack front</text:p>
          </table:table-cell>
        </table:table-row>
        <table:table-row>
          <table:table-cell>
            <text:p><text:span text:style-name="Highlight">Members</text:span></text:p>
          </table:table-cell>
          <table:table-cell>
            <text:p><text:span text:style-name="Emphasis">head</text:span></text:p>
          </table:table-cell>
        </table:table-row>
      </table:table>
      <text:h text:outline-level="2"><text:bookmark text:name="TEI.model.pPart.data"/>model.pPart.data</text:h>
      <table:table table:name="table286" table:style-name="Table1">
        <table:table-column table:style-name="Table1.col1"/>
        <table:table-column table:style-name="Table2.col2"/>
        <table:table-row>
          <table:table-cell table:number-columns-spanned="2">
            <text:p><text:span text:style-name="Highlight">model.pPart.data</text:span> <text:span>groups phrase-level elements containing names, dates, numbers, measures, and similar data.</text:span> [<text:a xlink:type="simple" xlink:href="http://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limitedPhrase model.phrase</text:p>
          </table:table-cell>
        </table:table-row>
        <table:table-row>
          <table:table-cell>
            <text:p><text:span text:style-name="Highlight">Members</text:span></text:p>
          </table:table-cell>
          <table:table-cell>
            <text:p><text:span text:style-name="Emphasis">model.addressLike<text:span text:style-name="Emphasis">[address affiliation email]</text:span> model.dateLike<text:span text:style-name="Emphasis">[date]</text:span> model.measureLike<text:span text:style-name="Emphasis">[geo]</text:span> model.nameLike<text:span text:style-name="Emphasis">[model.nameLike.agent<text:span text:style-name="Emphasis">[orgName persName]</text:span> model.offsetLike model.persNamePart<text:span text:style-name="Emphasis">[addName forename genName nameLink roleName surname]</text:span> model.placeStateLike<text:span text:style-name="Emphasis">[model.placeNamePart<text:span text:style-name="Emphasis">[bloc country district placeName region settlement]</text:span> location population state trait]</text:span> idno]</text:span></text:span></text:p>
          </table:table-cell>
        </table:table-row>
      </table:table>
      <text:h text:outline-level="2"><text:bookmark text:name="TEI.model.pPart.edit"/>model.pPart.edit</text:h>
      <table:table table:name="table287" table:style-name="Table1">
        <table:table-column table:style-name="Table1.col1"/>
        <table:table-column table:style-name="Table2.col2"/>
        <table:table-row>
          <table:table-cell table:number-columns-spanned="2">
            <text:p><text:span text:style-name="Highlight">model.pPart.edit</text:span> <text:span>groups phrase-level elements for simple editorial correction and transcription.</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 pc w</text:p>
          </table:table-cell>
        </table:table-row>
        <table:table-row>
          <table:table-cell>
            <text:p><text:span text:style-name="Highlight">Members</text:span></text:p>
          </table:table-cell>
          <table:table-cell>
            <text:p><text:span text:style-name="Emphasis">model.pPart.editorial model.pPart.transcriptional</text:span></text:p>
          </table:table-cell>
        </table:table-row>
      </table:table>
      <text:h text:outline-level="2"><text:bookmark text:name="TEI.model.persEventLike"/>model.persEventLike</text:h>
      <table:table table:name="table288" table:style-name="Table1">
        <table:table-column table:style-name="Table1.col1"/>
        <table:table-column table:style-name="Table2.col2"/>
        <table:table-row>
          <table:table-cell table:number-columns-spanned="2">
            <text:p><text:span text:style-name="Highlight">model.persEventLike</text:span> <text:span>groups elements describing specific events in a person's history, for example birth, marriage, or appoint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ersonPart</text:p>
          </table:table-cell>
        </table:table-row>
        <table:table-row>
          <table:table-cell>
            <text:p><text:span text:style-name="Highlight">Members</text:span></text:p>
          </table:table-cell>
          <table:table-cell>
            <text:p><text:span text:style-name="Emphasis">birth death event listEvent</text:span></text:p>
          </table:table-cell>
        </table:table-row>
        <table:table-row>
          <table:table-cell>
            <text:p><text:span text:style-name="Highlight">Note</text:span></text:p>
          </table:table-cell>
          <table:table-cell>
            <text:p>These are not characteristics of an individual, but often cause an individual to gain such characteristics, or to enter a new state.</text:p>
          </table:table-cell>
        </table:table-row>
      </table:table>
      <text:h text:outline-level="2"><text:bookmark text:name="TEI.model.persNamePart"/>model.persNamePart</text:h>
      <table:table table:name="table289" table:style-name="Table1">
        <table:table-column table:style-name="Table1.col1"/>
        <table:table-column table:style-name="Table2.col2"/>
        <table:table-row>
          <table:table-cell table:number-columns-spanned="2">
            <text:p><text:span text:style-name="Highlight">model.persNamePart</text:span> <text:span>groups elements which form part of a person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addName forename genName nameLink roleName surname</text:span></text:p>
          </table:table-cell>
        </table:table-row>
      </table:table>
      <text:h text:outline-level="2"><text:bookmark text:name="TEI.model.persStateLike"/>model.persStateLike</text:h>
      <table:table table:name="table290" table:style-name="Table1">
        <table:table-column table:style-name="Table1.col1"/>
        <table:table-column table:style-name="Table2.col2"/>
        <table:table-row>
          <table:table-cell table:number-columns-spanned="2">
            <text:p><text:span text:style-name="Highlight">model.persStateLike</text:span> <text:span>groups elements describing changeable characteristics of a person which have a definite duration, for example occupation, residence, or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ersonPart</text:p>
          </table:table-cell>
        </table:table-row>
        <table:table-row>
          <table:table-cell>
            <text:p><text:span text:style-name="Highlight">Members</text:span></text:p>
          </table:table-cell>
          <table:table-cell>
            <text:p><text:span text:style-name="Emphasis">affiliation age education faith floruit langKnowledge nationality occupation persName residence sex socecStatus state trait</text:span></text:p>
          </table:table-cell>
        </table:table-row>
        <table:table-row>
          <table:table-cell>
            <text:p><text:span text:style-name="Highlight">Note</text:span></text:p>
          </table:table-cell>
          <table:table-cell>
            <text:p>These characteristics of an individual are typically a consequence of their own action or that of others.</text:p>
          </table:table-cell>
        </table:table-row>
      </table:table>
      <text:h text:outline-level="2"><text:bookmark text:name="TEI.model.personLike"/>model.personLike</text:h>
      <table:table table:name="table291" table:style-name="Table1">
        <table:table-column table:style-name="Table1.col1"/>
        <table:table-column table:style-name="Table2.col2"/>
        <table:table-row>
          <table:table-cell table:number-columns-spanned="2">
            <text:p><text:span text:style-name="Highlight">model.personLike</text:span> <text:span>groups elements which provide information about people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erson org particDesc</text:p>
          </table:table-cell>
        </table:table-row>
        <table:table-row>
          <table:table-cell>
            <text:p><text:span text:style-name="Highlight">Members</text:span></text:p>
          </table:table-cell>
          <table:table-cell>
            <text:p><text:span text:style-name="Emphasis">org person personGrp</text:span></text:p>
          </table:table-cell>
        </table:table-row>
      </table:table>
      <text:h text:outline-level="2"><text:bookmark text:name="TEI.model.personPart"/>model.personPart</text:h>
      <table:table table:name="table292" table:style-name="Table1">
        <table:table-column table:style-name="Table1.col1"/>
        <table:table-column table:style-name="Table2.col2"/>
        <table:table-row>
          <table:table-cell table:number-columns-spanned="2">
            <text:p><text:span text:style-name="Highlight">model.personPart</text:span> <text:span>groups elements which form part of the description of a person.</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erson personGrp</text:p>
          </table:table-cell>
        </table:table-row>
        <table:table-row>
          <table:table-cell>
            <text:p><text:span text:style-name="Highlight">Members</text:span></text:p>
          </table:table-cell>
          <table:table-cell>
            <text:p><text:span text:style-name="Emphasis">model.biblLike<text:span text:style-name="Emphasis">[bibl biblFull biblStruct listBibl]</text:span> model.persEventLike<text:span text:style-name="Emphasis">[birth death event listEvent]</text:span> model.persStateLike<text:span text:style-name="Emphasis">[affiliation age education faith floruit langKnowledge nationality occupation persName residence sex socecStatus state trait]</text:span> idno</text:span></text:p>
          </table:table-cell>
        </table:table-row>
      </table:table>
      <text:h text:outline-level="2"><text:bookmark text:name="TEI.model.phrase"/>model.phrase</text:h>
      <table:table table:name="table293" table:style-name="Table1">
        <table:table-column table:style-name="Table1.col1"/>
        <table:table-column table:style-name="Table2.col2"/>
        <table:table-row>
          <table:table-cell table:number-columns-spanned="2">
            <text:p><text:span text:style-name="Highlight">model.phrase</text:span> <text:span>groups elements which can occur at the level of individual words or phrase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e head macro.paraContent macro.phraseSeq macro.specialPara u</text:p>
          </table:table-cell>
        </table:table-row>
        <table:table-row>
          <table:table-cell>
            <text:p><text:span text:style-name="Highlight">Members</text:span></text:p>
          </table:table-cell>
          <table:table-cell>
            <text:p><text:span text:style-name="Emphasis">model.graphicLike model.highlighted<text:span text:style-name="Emphasis">[model.emphLike<text:span text:style-name="Emphasis">[title]</text:span> model.hiLike]</text:span> model.lPart model.pPart.data<text:span text:style-name="Emphasis">[model.addressLike<text:span text:style-name="Emphasis">[address affiliation email]</text:span> model.dateLike<text:span text:style-name="Emphasis">[date]</text:span> model.measureLike<text:span text:style-name="Emphasis">[geo]</text:span> model.nameLike<text:span text:style-name="Emphasis">[model.nameLike.agent<text:span text:style-name="Emphasis">[orgName persName]</text:span> model.offsetLike model.persNamePart<text:span text:style-name="Emphasis">[addName forename genName nameLink roleName surname]</text:span> model.placeStateLike<text:span text:style-name="Emphasis">[model.placeNamePart<text:span text:style-name="Emphasis">[bloc country district placeName region settlement]</text:span> location population state trait]</text:span> idno]</text:span>]</text:span> model.pPart.edit<text:span text:style-name="Emphasis">[model.pPart.editorial model.pPart.transcriptional]</text:span> model.pPart.msdesc <a xmlns="urn:oasis:names:tc:opendocument:xmlns:text:1.0" xlink:type="simple" xlink:href="TEI.model.phrase.xml">model.phrase.xml</a> model.ptrLike<text:span text:style-name="Emphasis">[ref]</text:span> model.segLike<text:span text:style-name="Emphasis">[c pc s w]</text:span> model.specDescLike</text:span></text:p>
          </table:table-cell>
        </table:table-row>
        <table:table-row>
          <table:table-cell>
            <text:p><text:span text:style-name="Highlight">Note</text:span></text:p>
          </table:table-cell>
          <table:table-cell>
            <text:p>This class of elements can occur within paragraphs, list items, lines of verse, etc.</text:p>
          </table:table-cell>
        </table:table-row>
      </table:table>
      <text:h text:outline-level="2"><text:bookmark text:name="TEI.model.placeEventLike"/>model.placeEventLike</text:h>
      <table:table table:name="table294" table:style-name="Table1">
        <table:table-column table:style-name="Table1.col1"/>
        <table:table-column table:style-name="Table2.col2"/>
        <table:table-row>
          <table:table-cell table:number-columns-spanned="2">
            <text:p><text:span text:style-name="Highlight">model.placeEventLike</text:span> <text:span>groups elements which describe events at or affecting a pl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lace</text:p>
          </table:table-cell>
        </table:table-row>
        <table:table-row>
          <table:table-cell>
            <text:p><text:span text:style-name="Highlight">Members</text:span></text:p>
          </table:table-cell>
          <table:table-cell>
            <text:p><text:span text:style-name="Emphasis">event</text:span></text:p>
          </table:table-cell>
        </table:table-row>
      </table:table>
      <text:h text:outline-level="2"><text:bookmark text:name="TEI.model.placeLike"/>model.placeLike</text:h>
      <table:table table:name="table295" table:style-name="Table1">
        <table:table-column table:style-name="Table1.col1"/>
        <table:table-column table:style-name="Table2.col2"/>
        <table:table-row>
          <table:table-cell table:number-columns-spanned="2">
            <text:p><text:span text:style-name="Highlight">model.placeLike</text:span> <text:span>groups elements used to provide information about places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lace org place settingDesc</text:p>
          </table:table-cell>
        </table:table-row>
        <table:table-row>
          <table:table-cell>
            <text:p><text:span text:style-name="Highlight">Members</text:span></text:p>
          </table:table-cell>
          <table:table-cell>
            <text:p><text:span text:style-name="Emphasis">place</text:span></text:p>
          </table:table-cell>
        </table:table-row>
      </table:table>
      <text:h text:outline-level="2"><text:bookmark text:name="TEI.model.placeNamePart"/>model.placeNamePart</text:h>
      <table:table table:name="table296" table:style-name="Table1">
        <table:table-column table:style-name="Table1.col1"/>
        <table:table-column table:style-name="Table2.col2"/>
        <table:table-row>
          <table:table-cell table:number-columns-spanned="2">
            <text:p><text:span text:style-name="Highlight">model.placeNamePart</text:span> <text:span>groups elements which form part of a place name.</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laceStateLike</text:p>
          </table:table-cell>
        </table:table-row>
        <table:table-row>
          <table:table-cell>
            <text:p><text:span text:style-name="Highlight">Members</text:span></text:p>
          </table:table-cell>
          <table:table-cell>
            <text:p><text:span text:style-name="Emphasis">bloc country district placeName region settlement</text:span></text:p>
          </table:table-cell>
        </table:table-row>
      </table:table>
      <text:h text:outline-level="2"><text:bookmark text:name="TEI.model.placeStateLike"/>model.placeStateLike</text:h>
      <table:table table:name="table297" table:style-name="Table1">
        <table:table-column table:style-name="Table1.col1"/>
        <table:table-column table:style-name="Table2.col2"/>
        <table:table-row>
          <table:table-cell table:number-columns-spanned="2">
            <text:p><text:span text:style-name="Highlight">model.placeStateLike</text:span> <text:span>groups elements which describe changing states of a pl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 place</text:p>
          </table:table-cell>
        </table:table-row>
        <table:table-row>
          <table:table-cell>
            <text:p><text:span text:style-name="Highlight">Members</text:span></text:p>
          </table:table-cell>
          <table:table-cell>
            <text:p><text:span text:style-name="Emphasis">model.placeNamePart<text:span text:style-name="Emphasis">[bloc country district placeName region settlement]</text:span> location population state trait</text:span></text:p>
          </table:table-cell>
        </table:table-row>
      </table:table>
      <text:h text:outline-level="2"><text:bookmark text:name="TEI.model.profileDescPart"/>model.profileDescPart</text:h>
      <table:table table:name="table298" table:style-name="Table1">
        <table:table-column table:style-name="Table1.col1"/>
        <table:table-column table:style-name="Table2.col2"/>
        <table:table-row>
          <table:table-cell table:number-columns-spanned="2">
            <text:p><text:span text:style-name="Highlight">model.profileDescPart</text:span> <text:span>groups elements which may be used inside &lt;profile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rofileDesc</text:p>
          </table:table-cell>
        </table:table-row>
        <table:table-row>
          <table:table-cell>
            <text:p><text:span text:style-name="Highlight">Members</text:span></text:p>
          </table:table-cell>
          <table:table-cell>
            <text:p><text:span text:style-name="Emphasis">langUsage particDesc settingDesc textClass</text:span></text:p>
          </table:table-cell>
        </table:table-row>
      </table:table>
      <text:h text:outline-level="2"><text:bookmark text:name="TEI.model.ptrLike"/>model.ptrLike</text:h>
      <table:table table:name="table299" table:style-name="Table1">
        <table:table-column table:style-name="Table1.col1"/>
        <table:table-column table:style-name="Table2.col2"/>
        <table:table-row>
          <table:table-cell table:number-columns-spanned="2">
            <text:p><text:span text:style-name="Highlight">model.ptrLike</text:span> <text:span>groups elements used for purposes of location and reference.</text:span> [<text:a xlink:type="simple" xlink:href="http://www.tei-c.org/release/doc/tei-p5-doc/en/html/CO.html#COXR">3.6.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nalytic bibl biblStruct model.limitedPhrase model.phrase monogr series</text:p>
          </table:table-cell>
        </table:table-row>
        <table:table-row>
          <table:table-cell>
            <text:p><text:span text:style-name="Highlight">Members</text:span></text:p>
          </table:table-cell>
          <table:table-cell>
            <text:p><text:span text:style-name="Emphasis">ref</text:span></text:p>
          </table:table-cell>
        </table:table-row>
      </table:table>
      <text:h text:outline-level="2"><text:bookmark text:name="TEI.model.publicationStmtPart.agency"/>model.publicationStmtPart.agency</text:h>
      <table:table table:name="table300" table:style-name="Table1">
        <table:table-column table:style-name="Table1.col1"/>
        <table:table-column table:style-name="Table2.col2"/>
        <table:table-row>
          <table:table-cell table:number-columns-spanned="2">
            <text:p><text:span text:style-name="Highlight">model.publicationStmtPart.agency</text:span> <text:span>groups the child elements of a &lt;publicationStmt&gt; element of the TEI header that indicate an authorising agen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authority distributor publisher</text:span></text:p>
          </table:table-cell>
        </table:table-row>
        <table:table-row>
          <table:table-cell>
            <text:p><text:span text:style-name="Highlight">Note</text:span></text:p>
          </table:table-cell>
          <table:table-cell>
            <text:p>The <text:span>‘agency’</text:span> child elements, while not required, are required if one of the <text:span>‘detail’</text:span> child elements is to be used. It is not valid to have a <text:span>‘detail’</text:span> child element without a preceding <text:span>‘agency’</text:span> child element.See also <text:span>model.publicationStmtPart.detail</text:span>.</text:p>
          </table:table-cell>
        </table:table-row>
      </table:table>
      <text:h text:outline-level="2"><text:bookmark text:name="TEI.model.publicationStmtPart.detail"/>model.publicationStmtPart.detail</text:h>
      <table:table table:name="table301" table:style-name="Table1">
        <table:table-column table:style-name="Table1.col1"/>
        <table:table-column table:style-name="Table2.col2"/>
        <table:table-row>
          <table:table-cell table:number-columns-spanned="2">
            <text:p><text:span text:style-name="Highlight">model.publicationStmtPart.detail</text:span> <text:span>groups the agency-specific child elements of the &lt;publicationStmt&gt; element of the TEI header.</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address availability date idno pubPlace</text:span></text:p>
          </table:table-cell>
        </table:table-row>
        <table:table-row>
          <table:table-cell>
            <text:p><text:span text:style-name="Highlight">Note</text:span></text:p>
          </table:table-cell>
          <table:table-cell>
            <text:p>A <text:span>‘detail’</text:span> child element may not occur unless an <text:span>‘agency’</text:span> child element precedes it.See also <text:span>model.publicationStmtPart.agency</text:span>.</text:p>
          </table:table-cell>
        </table:table-row>
      </table:table>
      <text:h text:outline-level="2"><text:bookmark text:name="TEI.model.qLike"/>model.qLike</text:h>
      <table:table table:name="table302" table:style-name="Table1">
        <table:table-column table:style-name="Table1.col1"/>
        <table:table-column table:style-name="Table2.col2"/>
        <table:table-row>
          <table:table-cell table:number-columns-spanned="2">
            <text:p><text:span text:style-name="Highlight">model.qLike</text:span> <text:span>groups elements related to highlighting which can appear either within or between chunk-level elements.</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inter</text:p>
          </table:table-cell>
        </table:table-row>
        <table:table-row>
          <table:table-cell>
            <text:p><text:span text:style-name="Highlight">Members</text:span></text:p>
          </table:table-cell>
          <table:table-cell>
            <text:p><text:span text:style-name="Emphasis">model.quoteLike</text:span></text:p>
          </table:table-cell>
        </table:table-row>
      </table:table>
      <text:h text:outline-level="2"><text:bookmark text:name="TEI.model.respLike"/>model.respLike</text:h>
      <table:table table:name="table303" table:style-name="Table1">
        <table:table-column table:style-name="Table1.col1"/>
        <table:table-column table:style-name="Table2.col2"/>
        <table:table-row>
          <table:table-cell table:number-columns-spanned="2">
            <text:p><text:span text:style-name="Highlight">model.respLike</text:span> <text:span>groups elements which are used to indicate intellectual or other significant responsibility, for example within a bibliographic ele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ditionStmt model.biblPart titleStmt</text:p>
          </table:table-cell>
        </table:table-row>
        <table:table-row>
          <table:table-cell>
            <text:p><text:span text:style-name="Highlight">Members</text:span></text:p>
          </table:table-cell>
          <table:table-cell>
            <text:p><text:span text:style-name="Emphasis">author editor funder meeting principal respStmt sponsor</text:span></text:p>
          </table:table-cell>
        </table:table-row>
      </table:table>
      <text:h text:outline-level="2"><text:bookmark text:name="TEI.model.segLike"/>model.segLike</text:h>
      <table:table table:name="table304" table:style-name="Table1">
        <table:table-column table:style-name="Table1.col1"/>
        <table:table-column table:style-name="Table2.col2"/>
        <table:table-row>
          <table:table-cell table:number-columns-spanned="2">
            <text:p><text:span text:style-name="Highlight">model.segLike</text:span> <text:span>groups elements used for arbitrary segmentation.</text:span> [<text:a xlink:type="simple" xlink:href="http://www.tei-c.org/release/doc/tei-p5-doc/en/html/SA.html#SASE">16.3. Blocks, Segments, and Anchors</text:a> <text:a xlink:type="simple" xlink:href="http://www.tei-c.org/release/doc/tei-p5-doc/en/html/AI.html#AILC">17.1. Linguistic Segment Categori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c pc s w</text:span></text:p>
          </table:table-cell>
        </table:table-row>
        <table:table-row>
          <table:table-cell>
            <text:p><text:span text:style-name="Highlight">Note</text:span></text:p>
          </table:table-cell>
          <table:table-cell>
            <text:p>The principles on which segmentation is carried out, and any special codes or attribute values used, should be defined explicitly in the &lt;segmentation&gt; element of the &lt;encodingDesc&gt; within the associated TEI header.</text:p>
          </table:table-cell>
        </table:table-row>
      </table:table>
      <text:h text:outline-level="2"><text:bookmark text:name="TEI.model.settingPart"/>model.settingPart</text:h>
      <table:table table:name="table305" table:style-name="Table1">
        <table:table-column table:style-name="Table1.col1"/>
        <table:table-column table:style-name="Table2.col2"/>
        <table:table-row>
          <table:table-cell table:number-columns-spanned="2">
            <text:p><text:span text:style-name="Highlight">model.settingPart</text:span> <text:span>groups elements used to describe the setting of a linguistic interac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setting</text:p>
          </table:table-cell>
        </table:table-row>
        <table:table-row>
          <table:table-cell>
            <text:p><text:span text:style-name="Highlight">Members</text:span></text:p>
          </table:table-cell>
          <table:table-cell>
            <text:p><text:span text:style-name="Emphasis">locale</text:span></text:p>
          </table:table-cell>
        </table:table-row>
      </table:table>
      <text:h text:outline-level="2"><text:bookmark text:name="TEI.model.teiHeaderPart"/>model.teiHeaderPart</text:h>
      <table:table table:name="table306" table:style-name="Table1">
        <table:table-column table:style-name="Table1.col1"/>
        <table:table-column table:style-name="Table2.col2"/>
        <table:table-row>
          <table:table-cell table:number-columns-spanned="2">
            <text:p><text:span text:style-name="Highlight">model.teiHeaderPart</text:span> <text:span>groups high level elements which may appear more than once in a TEI head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Header</text:p>
          </table:table-cell>
        </table:table-row>
        <table:table-row>
          <table:table-cell>
            <text:p><text:span text:style-name="Highlight">Members</text:span></text:p>
          </table:table-cell>
          <table:table-cell>
            <text:p><text:span text:style-name="Emphasis">encodingDesc profileDesc</text:span></text:p>
          </table:table-cell>
        </table:table-row>
      </table:table>
      <text:h text:outline-level="1">Attribute classes</text:h>
      <text:h text:outline-level="2"><text:bookmark text:name="TEI.att.ascribed"/>att.ascribed</text:h>
      <table:table table:name="table307" table:style-name="Table1">
        <table:table-column table:style-name="Table1.col1"/>
        <table:table-column table:style-name="Table2.col2"/>
        <table:table-row>
          <table:table-cell table:number-columns-spanned="2">
            <text:p><text:span text:style-name="Highlight">att.ascribed</text:span> <text:span>provides attributes for elements representing speech or action that can be ascribed to a specific individual.</text:span> [<text:a xlink:type="simple" xlink:href="http://www.tei-c.org/release/doc/tei-p5-doc/en/html/CO.html#COHQQ">3.3.3. Quotation</text:a> <text:a xlink:type="simple" xlink:href="http://www.tei-c.org/release/doc/tei-p5-doc/en/html/TS.html#TSBA">8.3. Elements Unique to Spoken Tex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hange incident kinesic setting u vocal writing</text:span></text:p>
          </table:table-cell>
        </table:table-row>
        <table:table-row>
          <table:table-cell>
            <text:p><text:span text:style-name="Highlight">Attributes</text:span></text:p>
          </table:table-cell>
          <table:table-cell>
            <text:p>Attributes</text:p>
            <table:table table:name="table308" table:style-name="Table1">
              <table:table-column table:style-name="Table1.col1"/>
              <table:table-column table:style-name="Table2.col2"/>
              <table:table-row>
                <table:table-cell>
                  <text:p>who</text:p>
                </table:table-cell>
                <table:table-cell>
                  <text:p><text:span>indicates the person, or group of people, to whom the element content is ascribed.</text:span></text:p>
                  <table:table table:name="table30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In the following example from Hamlet, speeches (&lt;sp&gt;) in the body of the play are linked to &lt;castItem&gt; elements in the &lt;castList&gt; using the <text:span text:style-name="Emphasis">who</text:span> attribute.</text:p>
                        <text:p text:style-name="Preformatted_20_Text">&lt;castItem type="role"&gt;</text:p>
                        <text:p text:style-name="Preformatted_20_Text"> &lt;role xml:id="Barnardo"&gt;Bernardo&lt;/role&gt;</text:p>
                        <text:p text:style-name="Preformatted_20_Text">&lt;/castItem&gt;</text:p>
                        <text:p text:style-name="Preformatted_20_Text">&lt;castItem type="role"&gt;</text:p>
                        <text:p text:style-name="Preformatted_20_Text"> &lt;role xml:id="Francisco"&gt;Francisco&lt;/role&gt;</text:p>
                        <text:p text:style-name="Preformatted_20_Text"> &lt;roleDesc&gt;a soldier&lt;/roleDesc&gt;</text:p>
                        <text:p text:style-name="Preformatted_20_Text">&lt;/castItem&gt;</text:p>
                        <text:p text:style-name="Preformatted_20_Text">&lt;!-- ... --&gt;</text:p>
                        <text:p text:style-name="Preformatted_20_Text">&lt;sp who="#Barnardo"&gt;</text:p>
                        <text:p text:style-name="Preformatted_20_Text"> &lt;speaker&gt;Bernardo&lt;/speaker&gt;</text:p>
                        <text:p text:style-name="Preformatted_20_Text"> &lt;l n="1"&gt;Who's there?&lt;/l&gt;</text:p>
                        <text:p text:style-name="Preformatted_20_Text">&lt;/sp&gt;</text:p>
                        <text:p text:style-name="Preformatted_20_Text">&lt;sp who="#Francisco"&gt;</text:p>
                        <text:p text:style-name="Preformatted_20_Text"> &lt;speaker&gt;Francisco&lt;/speaker&gt;</text:p>
                        <text:p text:style-name="Preformatted_20_Text"> &lt;l n="2"&gt;Nay, answer me: stand, and unfold yourself.&lt;/l&gt;</text:p>
                        <text:p text:style-name="Preformatted_20_Text">&lt;/sp&gt;</text:p>
                      </table:table-cell>
                      <table:covered-table-cell/>
                    </table:table-row>
                    <table:table-row>
                      <table:table-cell>
                        <text:p><text:span text:style-name="Highlight">Note</text:span></text:p>
                      </table:table-cell>
                      <table:table-cell>
                        <text:p>For transcribed speech, this will typically identify a participant or participant group; in other contexts, it will point to any identified &lt;person&gt; element.</text:p>
                      </table:table-cell>
                    </table:table-row>
                  </table:table>
                </table:table-cell>
              </table:table-row>
            </table:table>
          </table:table-cell>
        </table:table-row>
      </table:table>
      <text:h text:outline-level="2"><text:bookmark text:name="TEI.att.canonical"/>att.canonical</text:h>
      <table:table table:name="table310" table:style-name="Table1">
        <table:table-column table:style-name="Table1.col1"/>
        <table:table-column table:style-name="Table2.col2"/>
        <table:table-row>
          <table:table-cell table:number-columns-spanned="2">
            <text:p><text:span text:style-name="Highlight">att.canonical</text:span> <text:span>provides attributes which can be used to associate a representation such as a name or title with canonical information about the object being named or referenced.</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naming<text:span text:style-name="Emphasis">[att.personal<text:span text:style-name="Emphasis">[addName forename genName orgName persName placeName roleName surname]</text:span> affiliation author birth bloc country death district editor education event nationality occupation population pubPlace region residence settlement socecStatus state trait]</text:span> faith funder meeting principal relation resp respStmt sponsor</text:span></text:p>
          </table:table-cell>
        </table:table-row>
        <table:table-row>
          <table:table-cell>
            <text:p><text:span text:style-name="Highlight">Attributes</text:span></text:p>
          </table:table-cell>
          <table:table-cell>
            <text:p>Attributes</text:p>
            <table:table table:name="table311" table:style-name="Table1">
              <table:table-column table:style-name="Table1.col1"/>
              <table:table-column table:style-name="Table2.col2"/>
              <table:table-row>
                <table:table-cell>
                  <text:p>key</text:p>
                </table:table-cell>
                <table:table-cell>
                  <text:p><text:span>provides an externally-defined means of identifying the entity (or entities) being named, using a coded value of some kind.</text:span></text:p>
                  <table:table table:name="table3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author&gt;</text:p>
                        <text:p text:style-name="Preformatted_20_Text"> &lt;name key="name 427308"</text:p>
                        <text:p text:style-name="Preformatted_20_Text">  type="organisation"&gt;[New Zealand Parliament, Legislative Council]&lt;/name&gt;</text:p>
                        <text:p text:style-name="Preformatted_20_Text">&lt;/author&gt;</text:p>
                      </table:table-cell>
                      <table:covered-table-cell/>
                    </table:table-row>
                    <table:table-row>
                      <table:table-cell table:number-columns-spanned="2">
                        <text:p text:style-name="Preformatted_20_Text">&lt;author&gt;</text:p>
                        <text:p text:style-name="Preformatted_20_Text"> &lt;name key="Hugo, Victor (1802-1885)"</text:p>
                        <text:p text:style-name="Preformatted_20_Text">  ref="http://www.idref.fr/026927608"&gt;Victor Hugo&lt;/name&gt;</text:p>
                        <text:p text:style-name="Preformatted_20_Text">&lt;/author&gt;</text:p>
                      </table:table-cell>
                      <table:covered-table-cell/>
                    </table:table-row>
                    <table:table-row>
                      <table:table-cell>
                        <text:p><text:span text:style-name="Highlight">Note</text:span></text:p>
                      </table:table-cell>
                      <table:table-cell>
                        <text:p>The value may be a unique identifier from a database, or any other externally-defined string identifying the referent. No particular syntax is proposed for the values of the <text:span text:style-name="Emphasis">key</text:span> attribute, since its form will depend entirely on practice within a given project. For the same reason, this attribute is not recommended in data interchange, since there is no way of ensuring that the values used by one project are distinct from those used by another. In such a situation, a preferable approach for magic tokens which follows standard practice on the Web is to use a <text:span text:style-name="Emphasis">ref</text:span> attribute whose value is a tag URI as defined in RFC 4151.</text:p>
                      </table:table-cell>
                    </table:table-row>
                  </table:table>
                </table:table-cell>
              </table:table-row>
              <table:table-row>
                <table:table-cell>
                  <text:p>ref</text:p>
                </table:table-cell>
                <table:table-cell>
                  <text:p>(<text:span>reference</text:span>) <text:span>provides an explicit means of locating a full definition for the entity being named by means of one or more URIs.</text:span></text:p>
                  <table:table table:name="table31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name ref="http://viaf.org/viaf/109557338"</text:p>
                        <text:p text:style-name="Preformatted_20_Text"> type="person"&gt;Seamus Heaney&lt;/name&gt;</text:p>
                      </table:table-cell>
                      <table:covered-table-cell/>
                    </table:table-row>
                    <table:table-row>
                      <table:table-cell>
                        <text:p><text:span text:style-name="Highlight">Note</text:span></text:p>
                      </table:table-cell>
                      <table:table-cell>
                        <text:p>The value must point directly to one or more XML elements or other resources by means of one or more URIs, separated by whitespace. If more than one is supplied the implication is that the name identifies several distinct entities.</text:p>
                      </table:table-cell>
                    </table:table-row>
                  </table:table>
                </table:table-cell>
              </table:table-row>
            </table:table>
          </table:table-cell>
        </table:table-row>
      </table:table>
      <text:h text:outline-level="2"><text:bookmark text:name="TEI.att.citing"/>att.citing</text:h>
      <table:table table:name="table314" table:style-name="Table1">
        <table:table-column table:style-name="Table1.col1"/>
        <table:table-column table:style-name="Table2.col2"/>
        <table:table-row>
          <table:table-cell table:number-columns-spanned="2">
            <text:p><text:span text:style-name="Highlight">att.citing</text:span> <text:span>provides attributes for specifying the specific part of a bibliographic item being cited.</text:span> [<text:a xlink:type="simple" xlink:href="http://www.tei-c.org/release/doc/tei-p5-doc/en/html/ST.html#STECAT">1.3.1. Attribute Cla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Scope citedRange</text:span></text:p>
          </table:table-cell>
        </table:table-row>
        <table:table-row>
          <table:table-cell>
            <text:p><text:span text:style-name="Highlight">Attributes</text:span></text:p>
          </table:table-cell>
          <table:table-cell>
            <text:p>Attributes</text:p>
            <table:table table:name="table315" table:style-name="Table1">
              <table:table-column table:style-name="Table1.col1"/>
              <table:table-column table:style-name="Table2.col2"/>
              <table:table-row>
                <table:table-cell>
                  <text:p>unit</text:p>
                </table:table-cell>
                <table:table-cell>
                  <text:p><text:span>identifies the unit of information conveyed by the element, e.g. <text:span text:style-name="Emphasis">columns</text:span>, <text:span text:style-name="Emphasis">pages</text:span>, <text:span text:style-name="Emphasis">volume</text:span>.</text:span></text:p>
                  <table:table table:name="table31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uggested values include:</text:span></text:p>
                      </table:table-cell>
                      <table:table-cell>
                        <text:p text:style-name="List_20_Heading">volume</text:p>
                        <text:p text:style-name="List_20_Contents"><text:span>the element contains a volume number.</text:span></text:p>
                        <text:p text:style-name="List_20_Heading">issue</text:p>
                        <text:p text:style-name="List_20_Contents"><text:span>the element contains an issue number, or volume and issue numbers.</text:span></text:p>
                        <text:p text:style-name="List_20_Heading">page</text:p>
                        <text:p text:style-name="List_20_Contents"><text:span>the element contains a page number or page range.</text:span></text:p>
                        <text:p text:style-name="List_20_Heading">line</text:p>
                        <text:p text:style-name="List_20_Contents"><text:span>the element contains a line number or line range.</text:span></text:p>
                        <text:p text:style-name="List_20_Heading">chapter</text:p>
                        <text:p text:style-name="List_20_Contents"><text:span>the element contains a chapter indication (number and/or title)</text:span></text:p>
                        <text:p text:style-name="List_20_Heading">part</text:p>
                        <text:p text:style-name="List_20_Contents"><text:span>the element identifies a part of a book or collection.</text:span></text:p>
                        <text:p text:style-name="List_20_Heading">column</text:p>
                        <text:p text:style-name="List_20_Contents"><text:span>the element identifies a column.</text:span></text:p>
                      </table:table-cell>
                    </table:table-row>
                  </table:table>
                </table:table-cell>
              </table:table-row>
              <table:table-row>
                <table:table-cell>
                  <text:p>from</text:p>
                </table:table-cell>
                <table:table-cell>
                  <text:p><text:span>specifies the starting point of the range of units indicated by the <text:span text:style-name="Emphasis">unit</text:span> attribute.</text:span></text:p>
                  <table:table table:name="table31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word</text:p>
                      </table:table-cell>
                    </table:table-row>
                  </table:table>
                </table:table-cell>
              </table:table-row>
              <table:table-row>
                <table:table-cell>
                  <text:p>to</text:p>
                </table:table-cell>
                <table:table-cell>
                  <text:p><text:span>specifies the end-point of the range of units indicated by the <text:span text:style-name="Emphasis">unit</text:span> attribute.</text:span></text:p>
                  <table:table table:name="table31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word</text:p>
                      </table:table-cell>
                    </table:table-row>
                  </table:table>
                </table:table-cell>
              </table:table-row>
            </table:table>
          </table:table-cell>
        </table:table-row>
      </table:table>
      <text:h text:outline-level="2"><text:bookmark text:name="TEI.att.datable"/>att.datable</text:h>
      <table:table table:name="table319" table:style-name="Table1">
        <table:table-column table:style-name="Table1.col1"/>
        <table:table-column table:style-name="Table2.col2"/>
        <table:table-row>
          <table:table-cell table:number-columns-spanned="2">
            <text:p><text:span text:style-name="Highlight">att.datable</text:span> <text:span>provides attributes for normalization of elements that contain dates, times, or datable ev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ffiliation age birth bloc change country date death district education event faith floruit langKnowledge langKnown licence location nationality occupation orgName persName placeName population region relation residence resp settlement sex socecStatus state trait</text:span></text:p>
          </table:table-cell>
        </table:table-row>
        <table:table-row>
          <table:table-cell>
            <text:p><text:span text:style-name="Highlight">Attributes</text:span></text:p>
          </table:table-cell>
          <table:table-cell>
            <text:p><text:span>Attributes </text:span>att.datable.w3c (<text:span text:style-name="Emphasis">@when</text:span>, <text:span text:style-name="Emphasis">@notBefore</text:span>, <text:span text:style-name="Emphasis">@notAfter</text:span>, <text:span text:style-name="Emphasis">@from</text:span>, <text:span text:style-name="Emphasis">@to</text:span>) </text:p>
          </table:table-cell>
        </table:table-row>
      </table:table>
      <text:h text:outline-level="2"><text:bookmark text:name="TEI.att.datable.w3c"/>att.datable.w3c</text:h>
      <table:table table:name="table320" table:style-name="Table1">
        <table:table-column table:style-name="Table1.col1"/>
        <table:table-column table:style-name="Table2.col2"/>
        <table:table-row>
          <table:table-cell table:number-columns-spanned="2">
            <text:p><text:span text:style-name="Highlight">att.datable.w3c</text:span> <text:span>provides attributes for normalization of elements that contain datable events conforming to the W3C <text:span text:style-name="Emphasis">XML Schema Part 2: Datatypes Second Edition</text:span>.</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atable<text:span text:style-name="Emphasis">[affiliation age birth bloc change country date death district education event faith floruit langKnowledge langKnown licence location nationality occupation orgName persName placeName population region relation residence resp settlement sex socecStatus state trait]</text:span></text:span></text:p>
          </table:table-cell>
        </table:table-row>
        <table:table-row>
          <table:table-cell>
            <text:p><text:span text:style-name="Highlight">Attributes</text:span></text:p>
          </table:table-cell>
          <table:table-cell>
            <text:p>Attributes</text:p>
            <table:table table:name="table321" table:style-name="Table1">
              <table:table-column table:style-name="Table1.col1"/>
              <table:table-column table:style-name="Table2.col2"/>
              <table:table-row>
                <table:table-cell>
                  <text:p>when</text:p>
                </table:table-cell>
                <table:table-cell>
                  <text:p><text:span>supplies the value of the date or time in a standard form, e.g. yyyy-mm-dd.</text:span></text:p>
                  <table:table table:name="table32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row>
                      <table:table-cell table:number-columns-spanned="2">
                        <text:p>Examples of W3C date, time, and date &amp; time formats.</text:p>
                        <text:p text:style-name="Preformatted_20_Text">&lt;p&gt;</text:p>
                        <text:p text:style-name="Preformatted_20_Text"> &lt;date when="1945-10-24"&gt;24 Oct 45&lt;/date&gt;</text:p>
                        <text:p text:style-name="Preformatted_20_Text"> &lt;date when="1996-09-24T07:25:00Z"&gt;September 24th, 1996 at 3:25 in the morning&lt;/date&gt;</text:p>
                        <text:p text:style-name="Preformatted_20_Text"> &lt;time when="1999-01-04T20:42:00-05:00"&gt;Jan 4 1999 at 8 pm&lt;/time&gt;</text:p>
                        <text:p text:style-name="Preformatted_20_Text"> &lt;time when="14:12:38"&gt;fourteen twelve and 38 seconds&lt;/time&gt;</text:p>
                        <text:p text:style-name="Preformatted_20_Text"> &lt;date when="1962-10"&gt;October of 1962&lt;/date&gt;</text:p>
                        <text:p text:style-name="Preformatted_20_Text"> &lt;date when="--06-12"&gt;June 12th&lt;/date&gt;</text:p>
                        <text:p text:style-name="Preformatted_20_Text"> &lt;date when="---01"&gt;the first of the month&lt;/date&gt;</text:p>
                        <text:p text:style-name="Preformatted_20_Text"> &lt;date when="--08"&gt;August&lt;/date&gt;</text:p>
                        <text:p text:style-name="Preformatted_20_Text"> &lt;date when="2006"&gt;MMVI&lt;/date&gt;</text:p>
                        <text:p text:style-name="Preformatted_20_Text"> &lt;date when="0056"&gt;AD 56&lt;/date&gt;</text:p>
                        <text:p text:style-name="Preformatted_20_Text"> &lt;date when="-0056"&gt;56 BC&lt;/date&gt;</text:p>
                        <text:p text:style-name="Preformatted_20_Text">&lt;/p&gt;</text:p>
                      </table:table-cell>
                      <table:covered-table-cell/>
                    </table:table-row>
                    <table:table-row>
                      <table:table-cell table:number-columns-spanned="2">
                        <text:p text:style-name="Preformatted_20_Text">This list begins in</text:p>
                        <text:p text:style-name="Preformatted_20_Text"> the year 1632, more precisely on Trinity Sunday, i.e. the Sunday after</text:p>
                        <text:p text:style-name="Preformatted_20_Text"> Pentecost, in that year the &lt;date calendar="#Julian"</text:p>
                        <text:p text:style-name="Preformatted_20_Text"> when="1632-06-06"&gt;27th of May (old style)&lt;/date&gt;.</text:p>
                      </table:table-cell>
                      <table:covered-table-cell/>
                    </table:table-row>
                    <table:table-row>
                      <table:table-cell table:number-columns-spanned="2">
                        <text:p text:style-name="Preformatted_20_Text">&lt;opener&gt;</text:p>
                        <text:p text:style-name="Preformatted_20_Text"> &lt;dateline&gt;</text:p>
                        <text:p text:style-name="Preformatted_20_Text">  &lt;placeName&gt;Dorchester, Village,&lt;/placeName&gt;</text:p>
                        <text:p text:style-name="Preformatted_20_Text">  &lt;date when="1828-03-02"&gt;March 2d. 1828.&lt;/date&gt;</text:p>
                        <text:p text:style-name="Preformatted_20_Text"> &lt;/dateline&gt;</text:p>
                        <text:p text:style-name="Preformatted_20_Text"> &lt;salute&gt;To</text:p>
                        <text:p text:style-name="Preformatted_20_Text">   Mrs. Cornell,&lt;/salute&gt; Sunday &lt;time when="12:00:00"&gt;noon.&lt;/time&gt;</text:p>
                        <text:p text:style-name="Preformatted_20_Text">&lt;/opener&gt;</text:p>
                      </table:table-cell>
                      <table:covered-table-cell/>
                    </table:table-row>
                  </table:table>
                </table:table-cell>
              </table:table-row>
              <table:table-row>
                <table:table-cell>
                  <text:p>notBefore</text:p>
                </table:table-cell>
                <table:table-cell>
                  <text:p><text:span>specifies the earliest possible date for the event in standard form, e.g. yyyy-mm-dd.</text:span></text:p>
                  <table:table table:name="table32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notAfter</text:p>
                </table:table-cell>
                <table:table-cell>
                  <text:p><text:span>specifies the latest possible date for the event in standard form, e.g. yyyy-mm-dd.</text:span></text:p>
                  <table:table table:name="table32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from</text:p>
                </table:table-cell>
                <table:table-cell>
                  <text:p><text:span>indicates the starting point of the period in standard form, e.g. yyyy-mm-dd.</text:span></text:p>
                  <table:table table:name="table32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to</text:p>
                </table:table-cell>
                <table:table-cell>
                  <text:p><text:span>indicates the ending point of the period in standard form, e.g. yyyy-mm-dd.</text:span></text:p>
                  <table:table table:name="table32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
          </table:table-cell>
        </table:table-row>
        <table:table-row>
          <table:table-cell>
            <text:p><text:span text:style-name="Highlight">Example</text:span></text:p>
          </table:table-cell>
          <table:table-cell>
            <text:p text:style-name="Preformatted_20_Text">&lt;date from="1863-05-28" to="1863-06-01"&gt;28 May through 1 June 1863&lt;/date&gt;</text:p>
          </table:table-cell>
        </table:table-row>
        <table:table-row>
          <table:table-cell>
            <text:p><text:span text:style-name="Highlight">Note</text:span></text:p>
          </table:table-cell>
          <table:table-cell>
            <text:p>The value of these attributes should be a normalized representation of the date, time, or combined date &amp; time intended, in any of the standard formats specified by <text:span text:style-name="Emphasis">XML Schema Part 2: Datatypes Second Edition</text:span>, using the Gregorian calendar.The most commonly-encountered format for the date portion of a temporal attribute is <text:span text:style-name="User_20_Entry">yyyy-mm-dd</text:span>, but <text:span text:style-name="User_20_Entry">yyyy</text:span>, <text:span text:style-name="User_20_Entry">--mm</text:span>, <text:span text:style-name="User_20_Entry">---dd</text:span>, <text:span text:style-name="User_20_Entry">yyyy-mm</text:span>, or <text:span text:style-name="User_20_Entry">--mm-dd</text:span> may also be used. For the time part, the form <text:span text:style-name="User_20_Entry">hh:mm:ss</text:span> is used.</text:p>
            <text:line-break/>
            <text:p>Note that this format does not currently permit use of the value <text:span text:style-name="Emphasis">0000</text:span> to represent the year 1 BCE; instead the value <text:span text:style-name="Emphasis">-0001</text:span> should be used.</text:p>
          </table:table-cell>
        </table:table-row>
      </table:table>
      <text:h text:outline-level="2"><text:bookmark text:name="TEI.att.datcat"/>att.datcat</text:h>
      <table:table table:name="table327" table:style-name="Table1">
        <table:table-column table:style-name="Table1.col1"/>
        <table:table-column table:style-name="Table2.col2"/>
        <table:table-row>
          <table:table-cell table:number-columns-spanned="2">
            <text:p><text:span text:style-name="Highlight">att.datcat</text:span> <text:span>provides the <text:span text:style-name="Emphasis">dcr:datacat</text:span> and <text:span text:style-name="Emphasis">dcr:ValueDatacat</text:span> attributes which are used to align XML elements or attributes with the appropriate Data Categories (DCs) defined by the ISO 12620:2009 standard and stored in the Web repository called ISOCat at <text:a xlink:type="simple" xlink:href="http://www.isocat.org/">http://www.isocat.org/</text:a>.</text:span> [<text:a xlink:type="simple" xlink:href="http://www.tei-c.org/release/doc/tei-p5-doc/en/html/DI.html#DIMVLV">9.5.2. Lexical View</text:a> <text:a xlink:type="simple" xlink:href="http://www.tei-c.org/release/doc/tei-p5-doc/en/html/FS.html#FSSY">18.3. Other Atomic Feature Valu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segLike<text:span text:style-name="Emphasis">[c pc s w]</text:span></text:span></text:p>
          </table:table-cell>
        </table:table-row>
        <table:table-row>
          <table:table-cell>
            <text:p><text:span text:style-name="Highlight">Attributes</text:span></text:p>
          </table:table-cell>
          <table:table-cell>
            <text:p>Attributes</text:p>
            <table:table table:name="table328" table:style-name="Table1">
              <table:table-column table:style-name="Table1.col1"/>
              <table:table-column table:style-name="Table2.col2"/>
              <table:table-row>
                <table:table-cell>
                  <text:p>datcat</text:p>
                </table:table-cell>
                <table:table-cell>
                  <text:p><text:span>contains a PID (persistent identifier) that aligns the given element with the appropriate Data Category (or categories) in ISOcat.</text:span></text:p>
                  <table:table table:name="table32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valueDatcat</text:p>
                </table:table-cell>
                <table:table-cell>
                  <text:p><text:span>contains a PID (persistent identifier) that aligns the content of the given element or the value of the given attribute with the appropriate simple Data Category (or categories) in ISOcat.</text:span></text:p>
                  <table:table table:name="table33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In this example <text:span text:style-name="Emphasis">dcr:datcat</text:span> relates the feature name to the data category "partOfSpeech" and <text:span text:style-name="Emphasis">dcr:valueDatcat</text:span> the feature value to the data category "commonNoun". Both these data categories reside in the ISOcat DCR at <text:a xlink:type="simple" xlink:href="http://www.isocat.org">www.isocat.org</text:a>, which is the DCR used by ISO TC37 and hosted by its registration authority, the MPI for Psycholinguistics in Nijmegen.</text:p>
            <text:p text:style-name="Preformatted_20_Text">&lt;fs&gt;</text:p>
            <text:p text:style-name="Preformatted_20_Text"> &lt;f name="POS"</text:p>
            <text:p text:style-name="Preformatted_20_Text">  dcr:datcat="http://www.isocat.org/datcat/DC-1345" fVal="#commonNoun"</text:p>
            <text:p text:style-name="Preformatted_20_Text">  dcr:valueDatcat="http://www.isocat.org/datcat/DC-1256"/&gt;</text:p>
            <text:p text:style-name="Preformatted_20_Text">&lt;/fs&gt;</text:p>
          </table:table-cell>
        </table:table-row>
        <table:table-row>
          <table:table-cell>
            <text:p><text:span text:style-name="Highlight">Note</text:span></text:p>
          </table:table-cell>
          <table:table-cell>
            <text:p>ISO 12620:2009 is a standard describing the data model and procedures for a Data Category Registry (DCR). Data categories are defined as elementary descriptors in a linguistic structure. In the DCR data model each data category gets assigned a unique Peristent IDentifier (PID), i.e., an URI. Linguistic resources or preferably their schemas that make use of data categories from a DCR should refer to them using this PID. For XML-based resources, like TEI documents, ISO 12620:2009 normative Annex A gives a small Data Category Reference XML vocabulary (also available online at <text:a xlink:type="simple" xlink:href="http://www.isocat.org/12620/">http://www.isocat.org/12620/</text:a>), which provides two attributes, <text:span text:style-name="Emphasis">dcr:datcat</text:span> and <text:span text:style-name="Emphasis">dcr:valueDatcat</text:span>.</text:p>
          </table:table-cell>
        </table:table-row>
      </table:table>
      <text:h text:outline-level="2"><text:bookmark text:name="TEI.att.declarable"/>att.declarable</text:h>
      <table:table table:name="table331" table:style-name="Table1">
        <table:table-column table:style-name="Table1.col1"/>
        <table:table-column table:style-name="Table2.col2"/>
        <table:table-row>
          <table:table-cell table:number-columns-spanned="2">
            <text:p><text:span text:style-name="Highlight">att.declarable</text:span> <text:span>provides attributes for those elements in the TEI header which may be independently selected by means of the special purpose <text:span text:style-name="Emphasis">decls</text:span> attribute.</text:span> [<text:a xlink:type="simple" xlink:href="http://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vailability bibl biblFull biblStruct correction editorialDecl geoDecl hyphenation langUsage listBibl listEvent listOrg listPerson listPlace normalization particDesc projectDesc punctuation quotation samplingDecl segmentation settingDesc sourceDesc textClass</text:span></text:p>
          </table:table-cell>
        </table:table-row>
        <table:table-row>
          <table:table-cell>
            <text:p><text:span text:style-name="Highlight">Attributes</text:span></text:p>
          </table:table-cell>
          <table:table-cell>
            <text:p>Attributes</text:p>
            <table:table table:name="table332" table:style-name="Table1">
              <table:table-column table:style-name="Table1.col1"/>
              <table:table-column table:style-name="Table2.col2"/>
              <table:table-row>
                <table:table-cell>
                  <text:p>default</text:p>
                </table:table-cell>
                <table:table-cell>
                  <text:p><text:span>indicates whether or not this element is selected by default when its parent is selected.</text:span></text:p>
                  <table:table table:name="table33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Legal values are:</text:span></text:p>
                      </table:table-cell>
                      <table:table-cell>
                        <text:p text:style-name="List_20_Heading">true</text:p>
                        <text:p text:style-name="List_20_Contents"><text:span>This element is selected if its parent is selected</text:span></text:p>
                        <text:p text:style-name="List_20_Heading">false</text:p>
                        <text:p text:style-name="List_20_Contents"><text:span>This element can only be selected explicitly, unless it is the only one of its kind, in which case it is selected if its parent is selected.</text:span><text:span text:style-name="Emphasis">[Default]</text:span></text:p>
                      </table:table-cell>
                    </table:table-row>
                  </table:table>
                </table:table-cell>
              </table:table-row>
            </table:table>
          </table:table-cell>
        </table:table-row>
        <table:table-row>
          <table:table-cell>
            <text:p><text:span text:style-name="Highlight">Note</text:span></text:p>
          </table:table-cell>
          <table:table-cell>
            <text:p>The rules governing the association of declarable elements with individual parts of a TEI text are fully defined in chapter <text:a xlink:type="simple" xlink:href="http://www.tei-c.org/release/doc/tei-p5-doc/en/html/CC.html#CCAS">15.3. Associating Contextual Information with a Text</text:a>. Only one element of a particular type may have a <text:span text:style-name="Emphasis">default</text:span> attribute with a value of <text:span text:style-name="Emphasis">true</text:span>.</text:p>
          </table:table-cell>
        </table:table-row>
      </table:table>
      <text:h text:outline-level="2"><text:bookmark text:name="TEI.att.duration"/>att.duration</text:h>
      <table:table table:name="table334" table:style-name="Table1">
        <table:table-column table:style-name="Table1.col1"/>
        <table:table-column table:style-name="Table2.col2"/>
        <table:table-row>
          <table:table-cell table:number-columns-spanned="2">
            <text:p><text:span text:style-name="Highlight">att.duration</text:span> <text:span>provides attributes for normalization of elements that contain datable events.</text:span></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Members</text:span></text:p>
          </table:table-cell>
          <table:table-cell>
            <text:p><text:span text:style-name="Emphasis">date gap</text:span></text:p>
          </table:table-cell>
        </table:table-row>
        <table:table-row>
          <table:table-cell>
            <text:p><text:span text:style-name="Highlight">Attributes</text:span></text:p>
          </table:table-cell>
          <table:table-cell>
            <text:p>Attributes</text:p>
          </table:table-cell>
        </table:table-row>
        <table:table-row>
          <table:table-cell>
            <text:p><text:span text:style-name="Highlight">Note</text:span></text:p>
          </table:table-cell>
          <table:table-cell>
            <text:p>This <text:span>‘superclass’</text:span> provides attributes that can be used to provide normalized values of temporal information. By default, the attributes from the <text:span>att.duration.w3c</text:span> class are provided. If the module for names &amp; dates is loaded, this class also provides attributes from the <text:span>att.duration.iso</text:span> class. In general, the possible values of attributes restricted to the W3C datatypes form a subset of those values available via the ISO 8601 standard. However, the greater expressiveness of the ISO datatypes is rarely needed, and there exists much greater software support for the W3C datatypes.</text:p>
          </table:table-cell>
        </table:table-row>
      </table:table>
      <text:h text:outline-level="2"><text:bookmark text:name="TEI.att.global"/>att.global</text:h>
      <table:table table:name="table335" table:style-name="Table1">
        <table:table-column table:style-name="Table1.col1"/>
        <table:table-column table:style-name="Table2.col2"/>
        <table:table-row>
          <table:table-cell table:number-columns-spanned="2">
            <text:p><text:span text:style-name="Highlight">att.global</text:span> <text:span>provides attributes common to all elements in the TEI encoding sche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TEI addName addrLine address affiliation age analytic author authority availability back bibl biblFull biblScope biblStruct birth bloc body c catDesc category change citedRange classCode classDecl correction country date death desc distributor district divGen edition editionStmt editor editorialDecl education email encodingDesc event extent faith fileDesc floruit forename front funder genName geo geoDecl hyphenation idno imprint keywords label langKnowledge langKnown langUsage language licence listBibl listChange listEvent listOrg listPerson listPlace listRelation locale location meeting monogr nameLink namespace nationality normalization notesStmt occupation org orgName p particDesc pc persName personGrp place placeName population postBox postCode principal profileDesc projectDesc pubPlace publicationStmt publisher punctuation quotation ref region relation residence resp respStmt revisionDesc roleName s samplingDecl segmentation series setting settingDesc settlement sex socecStatus sourceDesc sponsor state street surname tagUsage tagsDecl taxonomy teiCorpus teiHeader text textClass titleStmt trait w</text:span></text:p>
          </table:table-cell>
        </table:table-row>
        <table:table-row>
          <table:table-cell>
            <text:p><text:span text:style-name="Highlight">Attributes</text:span></text:p>
          </table:table-cell>
          <table:table-cell>
            <text:p><text:span>Attributes </text:span>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336"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33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row>
                      <table:table-cell>
                        <text:p><text:span text:style-name="Highlight">Note</text:span></text:p>
                      </table:table-cell>
                      <table:table-cell>
                        <text:p>The <text:span text:style-name="Emphasis">xml:id</text:span> attribute may be used to specify a canonical reference for an element; see section <text:a xlink:type="simple" xlink:href="http://www.tei-c.org/release/doc/tei-p5-doc/en/html/CO.html#CORS">3.10. Reference Systems</text:a>.</text:p>
                      </table:table-cell>
                    </table:table-row>
                  </table:table>
                </table:table-cell>
              </table:table-row>
              <table:table-row>
                <table:table-cell>
                  <text:p>xml:lang</text:p>
                </table:table-cell>
                <table:table-cell>
                  <text:p>(<text:span>language</text:span>) <text:span>indicates the language of the element content using a <text:span>‘tag’</text:span> generated according to <text:a xlink:type="simple" xlink:href="http://www.rfc-editor.org/rfc/bcp/bcp47.txt">BCP 47</text:a>.</text:span></text:p>
                  <table:table table:name="table3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able:number-columns-spanned="2">
                        <text:p text:style-name="Preformatted_20_Text">&lt;p&gt; … The consequences of</text:p>
                        <text:p text:style-name="Preformatted_20_Text"> this rapid depopulation were the loss of the last</text:p>
                        <text:p text:style-name="Preformatted_20_Text">&lt;foreign xml:lang="rap"&gt;ariki&lt;/foreign&gt; or chief</text:p>
                        <text:p text:style-name="Preformatted_20_Text"> (Routledge 1920:205,210) and their connections to</text:p>
                        <text:p text:style-name="Preformatted_20_Text"> ancestral territorial organization.&lt;/p&gt;</text:p>
                      </table:table-cell>
                      <table:covered-table-cell/>
                    </table:table-row>
                    <table:table-row>
                      <table:table-cell>
                        <text:p><text:span text:style-name="Highlight">Note</text:span></text:p>
                      </table:table-cell>
                      <table:table-cell>
                        <text:p>The xml:lang value will be inherited from the immediately enclosing element, or from its parent, and so on up the document hierarchy. It is generally good practice to specify xml:lang at the highest appropriate level, noticing that a different default may be needed for the teiHeader from that needed for the associated resource element or elements, and that a single TEI document may contain texts in many languages.The authoritative list of registered language subtags is maintained by IANA and is available at <text:a xlink:type="simple" xlink:href="http://www.iana.org/assignments/language-subtag-registry">http://www.iana.org/assignments/language-subtag-registry</text:a>. For a good general overview of the construction of language tags, see <text:a xlink:type="simple" xlink:href="http://www.w3.org/International/articles/language-tags/">http://www.w3.org/International/articles/language-tags/</text:a>, and for a practical step-by-step guide, see <text:a xlink:type="simple" xlink:href="http://www.w3.org/International/questions/qa-choosing-language-tags">http://www.w3.org/International/questions/qa-choosing-language-tags</text:a>.</text:p>
                        <text:line-break/>
                        <text:p>The value used must conform with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xml:base</text:p>
                </table:table-cell>
                <table:table-cell>
                  <text:p><text:span>provides a base URI reference with which applications can resolve relative URI references into absolute URI references.</text:span></text:p>
                  <table:table table:name="table3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able:number-columns-spanned="2">
                        <text:p text:style-name="Preformatted_20_Text">&lt;div type="bibl"&gt;</text:p>
                        <text:p text:style-name="Preformatted_20_Text"> &lt;head&gt;Bibliography&lt;/head&gt;</text:p>
                        <text:p text:style-name="Preformatted_20_Text"> &lt;listBibl xml:base="http://www.lib.ucdavis.edu/BWRP/Works/"&gt;</text:p>
                        <text:p text:style-name="Preformatted_20_Text">  &lt;bibl&gt;</text:p>
                        <text:p text:style-name="Preformatted_20_Text">   &lt;author&gt;</text:p>
                        <text:p text:style-name="Preformatted_20_Text">    &lt;name&gt;Landon, Letitia Elizabeth&lt;/name&gt;</text:p>
                        <text:p text:style-name="Preformatted_20_Text">   &lt;/author&gt;</text:p>
                        <text:p text:style-name="Preformatted_20_Text">   &lt;ref target="LandLVowOf.sgm"&gt;</text:p>
                        <text:p text:style-name="Preformatted_20_Text">    &lt;title&gt;The Vow of the Peacock&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Compton, Margaret Clephane&lt;/name&gt;</text:p>
                        <text:p text:style-name="Preformatted_20_Text">   &lt;/author&gt;</text:p>
                        <text:p text:style-name="Preformatted_20_Text">   &lt;ref target="NortMIrene.sgm"&gt;</text:p>
                        <text:p text:style-name="Preformatted_20_Text">    &lt;title&gt;Irene, a Poem in Six Cantos&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Taylor, Jane&lt;/name&gt;</text:p>
                        <text:p text:style-name="Preformatted_20_Text">   &lt;/author&gt;</text:p>
                        <text:p text:style-name="Preformatted_20_Text">   &lt;ref target="TaylJEssay.sgm"&gt;</text:p>
                        <text:p text:style-name="Preformatted_20_Text">    &lt;title&gt;Essays in Rhyme on Morals and Manners&lt;/title&gt;</text:p>
                        <text:p text:style-name="Preformatted_20_Text">   &lt;/ref&gt;</text:p>
                        <text:p text:style-name="Preformatted_20_Text">  &lt;/bibl&gt;</text:p>
                        <text:p text:style-name="Preformatted_20_Text"> &lt;/listBibl&gt;</text:p>
                        <text:p text:style-name="Preformatted_20_Text">&lt;/div&gt;</text:p>
                      </table:table-cell>
                      <table:covered-table-cell/>
                    </table:table-row>
                  </table:table>
                </table:table-cell>
              </table:table-row>
            </table:table>
          </table:table-cell>
        </table:table-row>
      </table:table>
      <text:h text:outline-level="2"><text:bookmark text:name="TEI.att.global.analytic"/>att.global.analytic</text:h>
      <table:table table:name="table340" table:style-name="Table1">
        <table:table-column table:style-name="Table1.col1"/>
        <table:table-column table:style-name="Table2.col2"/>
        <table:table-row>
          <table:table-cell table:number-columns-spanned="2">
            <text:p><text:span text:style-name="Highlight">att.global.analytic</text:span> <text:span>provides additional global attributes for associating specific analyses or interpretations with appropriate portions of a text.</text:span> [<text:a xlink:type="simple" xlink:href="http://www.tei-c.org/release/doc/tei-p5-doc/en/html/AI.html#AISP">17.3. Spans and Interpretation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Members</text:span></text:p>
          </table:table-cell>
          <table:table-cell>
            <text:p><text:span text:style-name="Emphasis">att.global<text:span text:style-name="Emphasis">[TEI addName addrLine address affiliation age analytic author authority availability back bibl biblFull biblScope biblStruct birth bloc body c catDesc category change citedRange classCode classDecl correction country date death desc distributor district divGen edition editionStmt editor editorialDecl education email encodingDesc event extent faith fileDesc floruit forename front funder genName geo geoDecl hyphenation idno imprint keywords label langKnowledge langKnown langUsage language licence listBibl listChange listEvent listOrg listPerson listPlace listRelation locale location meeting monogr nameLink namespace nationality normalization notesStmt occupation org orgName p particDesc pc persName personGrp place placeName population postBox postCode principal profileDesc projectDesc pubPlace publicationStmt publisher punctuation quotation ref region relation residence resp respStmt revisionDesc roleName s samplingDecl segmentation series setting settingDesc settlement sex socecStatus sourceDesc sponsor state street surname tagUsage tagsDecl taxonomy teiCorpus teiHeader text textClass titleStmt trait w]</text:span></text:span></text:p>
          </table:table-cell>
        </table:table-row>
        <table:table-row>
          <table:table-cell>
            <text:p><text:span text:style-name="Highlight">Attributes</text:span></text:p>
          </table:table-cell>
          <table:table-cell>
            <text:p>Attributes</text:p>
            <table:table table:name="table341" table:style-name="Table1">
              <table:table-column table:style-name="Table1.col1"/>
              <table:table-column table:style-name="Table2.col2"/>
              <table:table-row>
                <table:table-cell>
                  <text:p>ana</text:p>
                </table:table-cell>
                <table:table-cell>
                  <text:p>(<text:span>analysis</text:span>) <text:span>indicates one or more elements containing interpretations of the element on which the <text:span text:style-name="Emphasis">ana</text:span> attribute appears.</text:span></text:p>
                  <table:table table:name="table34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When multiple values are given, they may reflect either multiple divergent interpretations of an ambiguous text, or multiple mutually consistent interpretations of the same passage in different contexts.</text:p>
                      </table:table-cell>
                    </table:table-row>
                  </table:table>
                </table:table-cell>
              </table:table-row>
            </table:table>
          </table:table-cell>
        </table:table-row>
      </table:table>
      <text:h text:outline-level="2"><text:bookmark text:name="TEI.att.global.linking"/>att.global.linking</text:h>
      <table:table table:name="table343" table:style-name="Table1">
        <table:table-column table:style-name="Table1.col1"/>
        <table:table-column table:style-name="Table2.col2"/>
        <table:table-row>
          <table:table-cell table:number-columns-spanned="2">
            <text:p><text:span text:style-name="Highlight">att.global.linking</text:span> <text:span>defines a set of attributes for hypertextual linking.</text:span></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Members</text:span></text:p>
          </table:table-cell>
          <table:table-cell>
            <text:p><text:span text:style-name="Emphasis">att.global<text:span text:style-name="Emphasis">[TEI addName addrLine address affiliation age analytic author authority availability back bibl biblFull biblScope biblStruct birth bloc body c catDesc category change citedRange classCode classDecl correction country date death desc distributor district divGen edition editionStmt editor editorialDecl education email encodingDesc event extent faith fileDesc floruit forename front funder genName geo geoDecl hyphenation idno imprint keywords label langKnowledge langKnown langUsage language licence listBibl listChange listEvent listOrg listPerson listPlace listRelation locale location meeting monogr nameLink namespace nationality normalization notesStmt occupation org orgName p particDesc pc persName personGrp place placeName population postBox postCode principal profileDesc projectDesc pubPlace publicationStmt publisher punctuation quotation ref region relation residence resp respStmt revisionDesc roleName s samplingDecl segmentation series setting settingDesc settlement sex socecStatus sourceDesc sponsor state street surname tagUsage tagsDecl taxonomy teiCorpus teiHeader text textClass titleStmt trait w]</text:span></text:span></text:p>
          </table:table-cell>
        </table:table-row>
        <table:table-row>
          <table:table-cell>
            <text:p><text:span text:style-name="Highlight">Attributes</text:span></text:p>
          </table:table-cell>
          <table:table-cell>
            <text:p>Attributes</text:p>
            <table:table table:name="table344" table:style-name="Table1">
              <table:table-column table:style-name="Table1.col1"/>
              <table:table-column table:style-name="Table2.col2"/>
              <table:table-row>
                <table:table-cell>
                  <text:p>corresp</text:p>
                </table:table-cell>
                <table:table-cell>
                  <text:p>(<text:span>corresponds</text:span>) <text:span>points to elements that correspond to the current element in some way.</text:span></text:p>
                  <table:table table:name="table34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group&gt;</text:p>
                        <text:p text:style-name="Preformatted_20_Text"> &lt;text xml:id="t1-g1-t1"</text:p>
                        <text:p text:style-name="Preformatted_20_Text">  xml:lang="mi"&gt;</text:p>
                        <text:p text:style-name="Preformatted_20_Text">  &lt;body xml:id="t1-g1-t1-body1"&gt;</text:p>
                        <text:p text:style-name="Preformatted_20_Text">   &lt;div type="chapter"&gt;</text:p>
                        <text:p text:style-name="Preformatted_20_Text">    &lt;head&gt;He Whakamaramatanga mo te Ture Hoko, Riihi hoki, i nga Whenua Maori, 1876.&lt;/head&gt;</text:p>
                        <text:p text:style-name="Preformatted_20_Text">    &lt;p&gt;…&lt;/p&gt;</text:p>
                        <text:p text:style-name="Preformatted_20_Text">   &lt;/div&gt;</text:p>
                        <text:p text:style-name="Preformatted_20_Text">  &lt;/body&gt;</text:p>
                        <text:p text:style-name="Preformatted_20_Text"> &lt;/text&gt;</text:p>
                        <text:p text:style-name="Preformatted_20_Text"> &lt;text xml:id="t1-g1-t2"</text:p>
                        <text:p text:style-name="Preformatted_20_Text">  xml:lang="en"&gt;</text:p>
                        <text:p text:style-name="Preformatted_20_Text">  &lt;body xml:id="t1-g1-t2-body1"</text:p>
                        <text:p text:style-name="Preformatted_20_Text">   corresp="#t1-g1-t1-body1"&gt;</text:p>
                        <text:p text:style-name="Preformatted_20_Text">   &lt;div type="chapter"&gt;</text:p>
                        <text:p text:style-name="Preformatted_20_Text">    &lt;head&gt;An Act to regulate the Sale, Letting, and Disposal of Native Lands, 1876.&lt;/head&gt;</text:p>
                        <text:p text:style-name="Preformatted_20_Text">    &lt;p&gt;…&lt;/p&gt;</text:p>
                        <text:p text:style-name="Preformatted_20_Text">   &lt;/div&gt;</text:p>
                        <text:p text:style-name="Preformatted_20_Text">  &lt;/body&gt;</text:p>
                        <text:p text:style-name="Preformatted_20_Text"> &lt;/text&gt;</text:p>
                        <text:p text:style-name="Preformatted_20_Text">&lt;/group&gt;</text:p>
                        <text:p>In this example a &lt;group&gt; contains two &lt;text&gt;s, each containing the same document in a different language. The correspondence is indicated using <text:span text:style-name="Emphasis">corresp</text:span>. The language is indicated using <text:span text:style-name="User_20_Entry">xml:lang</text:span>, whose value is inherited; both the tag with the <text:span text:style-name="Emphasis">corresp</text:span> and the tag pointed to by the <text:span text:style-name="Emphasis">corresp</text:span> inherit the value from their immediate parent.</text:p>
                      </table:table-cell>
                      <table:covered-table-cell/>
                    </table:table-row>
                    <table:table-row>
                      <table:table-cell table:number-columns-spanned="2">
                        <text:p text:style-name="Preformatted_20_Text"/>
                        <text:p text:style-name="Preformatted_20_Text">&lt;!-- In a placeography --&gt;&lt;place xml:id="LOND1"</text:p>
                        <text:p text:style-name="Preformatted_20_Text"> corresp="#LOND2 #GENI1"&gt;</text:p>
                        <text:p text:style-name="Preformatted_20_Text"> &lt;placeName&gt;London&lt;/placeName&gt;</text:p>
                        <text:p text:style-name="Preformatted_20_Text"> &lt;desc&gt;The city of London...&lt;/desc&gt;</text:p>
                        <text:p text:style-name="Preformatted_20_Text">&lt;/place&gt;</text:p>
                        <text:p text:style-name="Preformatted_20_Text">&lt;!-- In a literary personography --&gt;</text:p>
                        <text:p text:style-name="Preformatted_20_Text">&lt;person xml:id="LOND2"</text:p>
                        <text:p text:style-name="Preformatted_20_Text"> corresp="#LOND1 #GENI1"&gt;</text:p>
                        <text:p text:style-name="Preformatted_20_Text"> &lt;persName type="lit"&gt;London&lt;/persName&gt;</text:p>
                        <text:p text:style-name="Preformatted_20_Text"> &lt;note&gt;</text:p>
                        <text:p text:style-name="Preformatted_20_Text">  &lt;p&gt;Allegorical character representing the city of &lt;ref target="LOND1.xml"&gt;London&lt;/ref&gt;.</text:p>
                        <text:p text:style-name="Preformatted_20_Text">  &lt;/p&gt;</text:p>
                        <text:p text:style-name="Preformatted_20_Text"> &lt;/note&gt;</text:p>
                        <text:p text:style-name="Preformatted_20_Text">&lt;/person&gt;</text:p>
                        <text:p text:style-name="Preformatted_20_Text">&lt;person xml:id="GENI1"</text:p>
                        <text:p text:style-name="Preformatted_20_Text"> corresp="#LOND1 #LOND2"&gt;</text:p>
                        <text:p text:style-name="Preformatted_20_Text"> &lt;persName type="lit"&gt;London’s Genius&lt;/persName&gt;</text:p>
                        <text:p text:style-name="Preformatted_20_Text"> &lt;note&gt;</text:p>
                        <text:p text:style-name="Preformatted_20_Text">  &lt;p&gt;Personification of London’s genius. Appears as an</text:p>
                        <text:p text:style-name="Preformatted_20_Text">     allegorical character in mayoral shows.</text:p>
                        <text:p text:style-name="Preformatted_20_Text">  &lt;/p&gt;</text:p>
                        <text:p text:style-name="Preformatted_20_Text"> &lt;/note&gt;</text:p>
                        <text:p text:style-name="Preformatted_20_Text">&lt;/person&gt;</text:p>
                        <text:p>In this example, a &lt;place&gt; element containing information about the city of London is linked with two &lt;person&gt; elements in a literary personography. This correspondence represents a slightly looser relationship than the one in the preceding example; there is no sense in which an allegorical character could be substituted for the physical city, or vice versa, but there is obviously a correspondence between them.</text:p>
                      </table:table-cell>
                      <table:covered-table-cell/>
                    </table:table-row>
                  </table:table>
                </table:table-cell>
              </table:table-row>
              <table:table-row>
                <table:table-cell>
                  <text:p>synch</text:p>
                </table:table-cell>
                <table:table-cell>
                  <text:p>(<text:span>synchronous</text:span>) <text:span>points to elements that are synchronous with the current element.</text:span></text:p>
                  <table:table table:name="table34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sameAs</text:p>
                </table:table-cell>
                <table:table-cell>
                  <text:p><text:span>points to an element that is the same as the current element.</text:span></text:p>
                  <table:table table:name="table34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copyOf</text:p>
                </table:table-cell>
                <table:table-cell>
                  <text:p><text:span>points to an element of which the current element is a copy.</text:span></text:p>
                  <table:table table:name="table34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Any content of the current element should be ignored. Its true content is that of the element being pointed at.</text:p>
                      </table:table-cell>
                    </table:table-row>
                  </table:table>
                </table:table-cell>
              </table:table-row>
              <table:table-row>
                <table:table-cell>
                  <text:p>next</text:p>
                </table:table-cell>
                <table:table-cell>
                  <text:p><text:span>points to the next element of a virtual aggregate of which the current element is part.</text:span></text:p>
                  <table:table table:name="table34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prev</text:p>
                </table:table-cell>
                <table:table-cell>
                  <text:p>(<text:span>previous</text:span>) <text:span>points to the previous element of a virtual aggregate of which the current element is part.</text:span></text:p>
                  <table:table table:name="table35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
      <text:h text:outline-level="2"><text:bookmark text:name="TEI.att.global.responsibility"/>att.global.responsibility</text:h>
      <table:table table:name="table351" table:style-name="Table1">
        <table:table-column table:style-name="Table1.col1"/>
        <table:table-column table:style-name="Table2.col2"/>
        <table:table-row>
          <table:table-cell table:number-columns-spanned="2">
            <text:p><text:span text:style-name="Highlight">att.global.responsibility</text:span> <text:span>provides attributes indicating the agency responsible for some aspect of the text, the markup or something asserted by the markup, and the degree of certainty associated with i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TEI addName addrLine address affiliation age analytic author authority availability back bibl biblFull biblScope biblStruct birth bloc body c catDesc category change citedRange classCode classDecl correction country date death desc distributor district divGen edition editionStmt editor editorialDecl education email encodingDesc event extent faith fileDesc floruit forename front funder genName geo geoDecl hyphenation idno imprint keywords label langKnowledge langKnown langUsage language licence listBibl listChange listEvent listOrg listPerson listPlace listRelation locale location meeting monogr nameLink namespace nationality normalization notesStmt occupation org orgName p particDesc pc persName personGrp place placeName population postBox postCode principal profileDesc projectDesc pubPlace publicationStmt publisher punctuation quotation ref region relation residence resp respStmt revisionDesc roleName s samplingDecl segmentation series setting settingDesc settlement sex socecStatus sourceDesc sponsor state street surname tagUsage tagsDecl taxonomy teiCorpus teiHeader text textClass titleStmt trait w]</text:span></text:span></text:p>
          </table:table-cell>
        </table:table-row>
        <table:table-row>
          <table:table-cell>
            <text:p><text:span text:style-name="Highlight">Attributes</text:span></text:p>
          </table:table-cell>
          <table:table-cell>
            <text:p>Attributes</text:p>
            <table:table table:name="table352" table:style-name="Table1">
              <table:table-column table:style-name="Table1.col1"/>
              <table:table-column table:style-name="Table2.col2"/>
              <table:table-row>
                <table:table-cell>
                  <text:p>resp</text:p>
                </table:table-cell>
                <table:table-cell>
                  <text:p>(<text:span>responsible party</text:span>) <text:span>indicates the agency responsible for the intervention or interpretation, for example an editor or transcriber.</text:span></text:p>
                  <table:table table:name="table35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Note that a simple <text:span text:style-name="Emphasis">resp</text:span> pointing to a person or organization is likely to be somewhat ambiguous with regard to the nature of the responsibility. For this reason, we recommend that <text:span text:style-name="Emphasis">resp</text:span> be used to point not to an agent (&lt;person&gt; or &lt;org&gt;) but to a &lt;respStmt&gt;, &lt;author&gt;, &lt;editor&gt; or similar element which clarifies the exact role played by the agent. Pointing to multiple &lt;respStmt&gt;s allows the encoder to specify clearly each of the roles played in part of a TEI file (creating, transcribing, encoding, editing, proofing etc.).</text:p>
                      </table:table-cell>
                    </table:table-row>
                  </table:table>
                </table:table-cell>
              </table:table-row>
            </table:table>
          </table:table-cell>
        </table:table-row>
      </table:table>
      <text:h text:outline-level="2"><text:bookmark text:name="TEI.att.naming"/>att.naming</text:h>
      <table:table table:name="table354" table:style-name="Table1">
        <table:table-column table:style-name="Table1.col1"/>
        <table:table-column table:style-name="Table2.col2"/>
        <table:table-row>
          <table:table-cell table:number-columns-spanned="2">
            <text:p><text:span text:style-name="Highlight">att.naming</text:span> <text:span>provides attributes common to elements which refer to named persons, places, organizations etc.</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personal<text:span text:style-name="Emphasis">[addName forename genName orgName persName placeName roleName surname]</text:span> affiliation author birth bloc country death district editor education event nationality occupation population pubPlace region residence settlement socecStatus state trait</text:span></text:p>
          </table:table-cell>
        </table:table-row>
        <table:table-row>
          <table:table-cell>
            <text:p><text:span text:style-name="Highlight">Attributes</text:span></text:p>
          </table:table-cell>
          <table:table-cell>
            <text:p><text:span>Attributes </text:span>att.canonical (<text:span text:style-name="Emphasis">@key</text:span>, <text:span text:style-name="Emphasis">@ref</text:span>) </text:p>
            <table:table table:name="table355" table:style-name="Table1">
              <table:table-column table:style-name="Table1.col1"/>
              <table:table-column table:style-name="Table2.col2"/>
              <table:table-row>
                <table:table-cell>
                  <text:p>role</text:p>
                </table:table-cell>
                <table:table-cell>
                  <text:p><text:span>may be used to specify further information about the entity referenced by this name in the form of a set of whitespace-separated values, for example the occupation of a person, or the status of a place.</text:span></text:p>
                  <table:table table:name="table35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
                </table:table-cell>
              </table:table-row>
            </table:table>
          </table:table-cell>
        </table:table-row>
      </table:table>
      <text:h text:outline-level="2"><text:bookmark text:name="TEI.att.personal"/>att.personal</text:h>
      <table:table table:name="table357" table:style-name="Table1">
        <table:table-column table:style-name="Table1.col1"/>
        <table:table-column table:style-name="Table2.col2"/>
        <table:table-row>
          <table:table-cell table:number-columns-spanned="2">
            <text:p><text:span text:style-name="Highlight">att.personal</text:span> <text:span>common attributes for those elements which form part of a name usually, but not necessarily, a personal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ddName forename genName orgName persName placeName roleName surname</text:span></text:p>
          </table:table-cell>
        </table:table-row>
        <table:table-row>
          <table:table-cell>
            <text:p><text:span text:style-name="Highlight">Attributes</text:span></text:p>
          </table:table-cell>
          <table:table-cell>
            <text:p><text:span>Attributes </text:span>att.naming (<text:span text:style-name="Emphasis">@role</text:span>)  (att.canonical (<text:span text:style-name="Emphasis">@key</text:span>, <text:span text:style-name="Emphasis">@ref</text:span>)) </text:p>
            <table:table table:name="table358" table:style-name="Table1">
              <table:table-column table:style-name="Table1.col1"/>
              <table:table-column table:style-name="Table2.col2"/>
              <table:table-row>
                <table:table-cell>
                  <text:p>full</text:p>
                </table:table-cell>
                <table:table-cell>
                  <text:p><text:span>indicates whether the name component is given in full, as an abbreviation or simply as an initial.</text:span></text:p>
                  <table:table table:name="table35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es</text:p>
                        <text:p text:style-name="List_20_Contents"><text:span>the name component is spelled out in full.</text:span><text:span text:style-name="Emphasis">[Default]</text:span></text:p>
                        <text:p text:style-name="List_20_Heading">abb</text:p>
                        <text:p text:style-name="List_20_Contents">(<text:span>abbreviated</text:span>) <text:span>the name component is given in an abbreviated form.</text:span></text:p>
                        <text:p text:style-name="List_20_Heading">init</text:p>
                        <text:p text:style-name="List_20_Contents">(<text:span>initial letter</text:span>) <text:span>the name component is indicated only by one initial.</text:span></text:p>
                      </table:table-cell>
                    </table:table-row>
                  </table:table>
                </table:table-cell>
              </table:table-row>
            </table:table>
          </table:table-cell>
        </table:table-row>
      </table:table>
      <text:h text:outline-level="2"><text:bookmark text:name="TEI.att.pointing"/>att.pointing</text:h>
      <table:table table:name="table360" table:style-name="Table1">
        <table:table-column table:style-name="Table1.col1"/>
        <table:table-column table:style-name="Table2.col2"/>
        <table:table-row>
          <table:table-cell table:number-columns-spanned="2">
            <text:p><text:span text:style-name="Highlight">att.pointing</text:span> <text:span>defines a set of attributes used by all elements which point to other elements by means of one or more URI referenc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itedRange licence ref</text:span></text:p>
          </table:table-cell>
        </table:table-row>
        <table:table-row>
          <table:table-cell>
            <text:p><text:span text:style-name="Highlight">Attributes</text:span></text:p>
          </table:table-cell>
          <table:table-cell>
            <text:p>Attributes</text:p>
            <table:table table:name="table361" table:style-name="Table1">
              <table:table-column table:style-name="Table1.col1"/>
              <table:table-column table:style-name="Table2.col2"/>
              <table:table-row>
                <table:table-cell>
                  <text:p>target</text:p>
                </table:table-cell>
                <table:table-cell>
                  <text:p><text:span>specifies the destination of the reference by supplying one or more URI References</text:span></text:p>
                  <table:table table:name="table36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One or more syntactically valid URI references, separated by whitespace. Because whitespace is used to separate URIs, no whitespace is permitted inside a single URI. If a whitespace character is required in a URI, it should be escaped with the normal mechanism, e.g. <text:span text:style-name="User_20_Entry">TEI%20Consortium</text:span>.</text:p>
                      </table:table-cell>
                    </table:table-row>
                  </table:table>
                </table:table-cell>
              </table:table-row>
            </table:table>
          </table:table-cell>
        </table:table-row>
      </table:table>
      <text:h text:outline-level="2"><text:bookmark text:name="TEI.att.segLike"/>att.segLike</text:h>
      <table:table table:name="table363" table:style-name="Table1">
        <table:table-column table:style-name="Table1.col1"/>
        <table:table-column table:style-name="Table2.col2"/>
        <table:table-row>
          <table:table-cell table:number-columns-spanned="2">
            <text:p><text:span text:style-name="Highlight">att.segLike</text:span> <text:span>provides attributes for elements used for arbitrary segmentation.</text:span> [<text:a xlink:type="simple" xlink:href="http://www.tei-c.org/release/doc/tei-p5-doc/en/html/SA.html#SASE">16.3. Blocks, Segments, and Anchors</text:a> <text:a xlink:type="simple" xlink:href="http://www.tei-c.org/release/doc/tei-p5-doc/en/html/AI.html#AILC">17.1. Linguistic Segment Categori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 pc s w</text:span></text:p>
          </table:table-cell>
        </table:table-row>
        <table:table-row>
          <table:table-cell>
            <text:p><text:span text:style-name="Highlight">Attributes</text:span></text:p>
          </table:table-cell>
          <table:table-cell>
            <text:p><text:span>Attributes </text:span>att.datcat (<text:span text:style-name="Emphasis">@datcat</text:span>, <text:span text:style-name="Emphasis">@valueDatcat</text:span>) </text:p>
            <table:table table:name="table364" table:style-name="Table1">
              <table:table-column table:style-name="Table1.col1"/>
              <table:table-column table:style-name="Table2.col2"/>
              <table:table-row>
                <table:table-cell>
                  <text:p>function</text:p>
                </table:table-cell>
                <table:table-cell>
                  <text:p><text:span>characterizes the function of the segment.</text:span></text:p>
                  <table:table table:name="table36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Note</text:span></text:p>
                      </table:table-cell>
                      <table:table-cell>
                        <text:p>Attribute values will often vary depending on the type of element to which they are attached. For example, a &lt;cl&gt;, may take values such as coordinate, subject, adverbial etc. For a &lt;phr&gt;, such values as subject, predicate etc. may be more appropriate. Such constraints will typically be implemented by a project-defined customization.</text:p>
                      </table:table-cell>
                    </table:table-row>
                  </table:table>
                </table:table-cell>
              </table:table-row>
            </table:table>
          </table:table-cell>
        </table:table-row>
      </table:table>
      <text:h text:outline-level="2"><text:bookmark text:name="TEI.att.typed"/>att.typed</text:h>
      <table:table table:name="table366" table:style-name="Table1">
        <table:table-column table:style-name="Table1.col1"/>
        <table:table-column table:style-name="Table2.col2"/>
        <table:table-row>
          <table:table-cell table:number-columns-spanned="2">
            <text:p><text:span text:style-name="Highlight">att.typed</text:span> <text:span>provides attributes which can be used to classify or subclassify elements in any wa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ddName bibl biblStruct bloc c change country date desc district event forename genName incident kinesic label listBibl listEvent listOrg listPerson listPlace listRelation location nameLink org orgName pc persName place placeName population ref region relation roleName s settlement state surname text trait vocal w writing</text:span></text:p>
          </table:table-cell>
        </table:table-row>
        <table:table-row>
          <table:table-cell>
            <text:p><text:span text:style-name="Highlight">Attributes</text:span></text:p>
          </table:table-cell>
          <table:table-cell>
            <text:p>Attributes</text:p>
            <table:table table:name="table367"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36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able:number-columns-spanned="2">
                        <text:p text:style-name="Preformatted_20_Text">&lt;div type="verse"&gt;</text:p>
                        <text:p text:style-name="Preformatted_20_Text"> &lt;head&gt;Night in Tarras&lt;/head&gt;</text:p>
                        <text:p text:style-name="Preformatted_20_Text"> &lt;lg type="stanza"&gt;</text:p>
                        <text:p text:style-name="Preformatted_20_Text">  &lt;l&gt;At evening tramping on the hot white road&lt;/l&gt;</text:p>
                        <text:p text:style-name="Preformatted_20_Text">  &lt;l&gt;…&lt;/l&gt;</text:p>
                        <text:p text:style-name="Preformatted_20_Text"> &lt;/lg&gt;</text:p>
                        <text:p text:style-name="Preformatted_20_Text"> &lt;lg type="stanza"&gt;</text:p>
                        <text:p text:style-name="Preformatted_20_Text">  &lt;l&gt;A wind sprang up from nowhere as the sky&lt;/l&gt;</text:p>
                        <text:p text:style-name="Preformatted_20_Text">  &lt;l&gt;…&lt;/l&gt;</text:p>
                        <text:p text:style-name="Preformatted_20_Text"> &lt;/lg&gt;</text:p>
                        <text:p text:style-name="Preformatted_20_Text">&lt;/div&gt;</text:p>
                      </table:table-cell>
                      <table:covered-table-cell/>
                    </table:table-row>
                    <table:table-row>
                      <table:table-cell>
                        <text:p><text:span text:style-name="Highlight">Note</text:span></text:p>
                      </table:table-cell>
                      <table:table-cell>
                        <text:p>The <text:span text:style-name="Emphasis">type</text:span> attribute is present on a number of elements, not all of which are members of <text:span>att.typed</text:span>, usually because these elements restrict the possible values for the attribute in a specific way.</text:p>
                      </table:table-cell>
                    </table:table-row>
                  </table:table>
                </table:table-cell>
              </table:table-row>
            </table:table>
          </table:table-cell>
        </table:table-row>
        <table:table-row>
          <table:table-cell>
            <text:p><text:span text:style-name="Highlight">Schematron</text:span></text:p>
          </table:table-cell>
          <table:table-cell>
            <text:p>
&lt;sch:rule context="*[@subtype]"&gt;
&lt;sch:assert test="@type"&gt;The &lt;sch:name/&gt; element should not be categorized in detail with @subtype
 unless also categorized in general with @type&lt;/sch:assert&gt;&lt;/sch:rule&gt;</text:p>
          </table:table-cell>
        </table:table-row>
      </table:table>
      <text:h text:outline-level="1">Macros</text:h>
      <text:h text:outline-level="2"><text:bookmark text:name="TEI.data.count"/>data.count</text:h>
      <table:table table:name="table369" table:style-name="Table1">
        <table:table-column table:style-name="Table1.col1"/>
        <table:table-column table:style-name="Table2.col2"/>
        <table:table-row>
          <table:table-cell table:number-columns-spanned="2">
            <text:p><text:span text:style-name="Highlight">data.count</text:span> <text:span>defines the range of attribute values used for a non-negative integer value used as a cou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ge/@value</text:p></text:list-item><text:list-item><text:p text:style-name="P1">tagUsage/@occurs</text:p></text:list-item><text:list-item><text:p text:style-name="P1">tagUsage/@withId</text:p></text:list-item></text:list></text:p>
          </table:table-cell>
        </table:table-row>
        <table:table-row>
          <table:table-cell>
            <text:p><text:span text:style-name="Highlight">Declaration</text:span></text:p>
          </table:table-cell>
          <table:table-cell>
            <text:p text:style-name="Preformatted_20_Text"/>
            <text:p text:style-name="Preformatted_20_Text">data.count = xsd:nonNegativeInteger</text:p>
          </table:table-cell>
        </table:table-row>
        <table:table-row>
          <table:table-cell>
            <text:p><text:span text:style-name="Highlight">Note</text:span></text:p>
          </table:table-cell>
          <table:table-cell>
            <text:p>Only positive integer values (including zero) are permitted</text:p>
          </table:table-cell>
        </table:table-row>
      </table:table>
      <text:h text:outline-level="2"><text:bookmark text:name="TEI.data.enumerated"/>data.enumerated</text:h>
      <table:table table:name="table370" table:style-name="Table1">
        <table:table-column table:style-name="Table1.col1"/>
        <table:table-column table:style-name="Table2.col2"/>
        <table:table-row>
          <table:table-cell table:number-columns-spanned="2">
            <text:p><text:span text:style-name="Highlight">data.enumerated</text:span> <text:span>defines the range of attribute values expressed as a single XML name taken from a list of documented possibiliti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vailability/@status</text:p></text:list-item><text:list-item><text:p text:style-name="P1">correction/@status</text:p></text:list-item><text:list-item><text:p text:style-name="P1">correction/@method</text:p></text:list-item><text:list-item><text:p text:style-name="P1">divGen/@type</text:p></text:list-item><text:list-item><text:p text:style-name="P1">geoDecl/@datum</text:p></text:list-item><text:list-item><text:p text:style-name="P1">hyphenation/@eol</text:p></text:list-item><text:list-item><text:p text:style-name="P1">idno/@type</text:p></text:list-item><text:list-item><text:p text:style-name="P1">normalization/@method</text:p></text:list-item><text:list-item><text:p text:style-name="P1">pc/@force</text:p></text:list-item><text:list-item><text:p text:style-name="P1">pc/@unit</text:p></text:list-item><text:list-item><text:p text:style-name="P1">personGrp/@role</text:p></text:list-item><text:list-item><text:p text:style-name="P1">personGrp/@age</text:p></text:list-item><text:list-item><text:p text:style-name="P1">punctuation/@marks</text:p></text:list-item><text:list-item><text:p text:style-name="P1">punctuation/@placement</text:p></text:list-item><text:list-item><text:p text:style-name="P1">quotation/@marks</text:p></text:list-item><text:list-item><text:p text:style-name="P1">relation/@name</text:p></text:list-item><text:list-item><text:p text:style-name="P1">teiHeader/@type</text:p></text:list-item><text:list-item><text:p text:style-name="P1">timeline/@unit</text:p></text:list-item></text:list></text:p>
          </table:table-cell>
        </table:table-row>
        <table:table-row>
          <table:table-cell>
            <text:p><text:span text:style-name="Highlight">Declaration</text:span></text:p>
          </table:table-cell>
          <table:table-cell>
            <text:p text:style-name="Preformatted_20_Text"/>
            <text:p text:style-name="Preformatted_20_Text">data.enumerated = data.word</text:p>
          </table:table-cell>
        </table:table-row>
        <table:table-row>
          <table:table-cell>
            <text:p><text:span text:style-name="Highlight">Note</text:span></text:p>
          </table:table-cell>
          <table:table-cell>
            <text:p>Attributes using this datatype must contain a single word matching the pattern defined for this datatype: for example it cannot include whitespace but may begin with digits. Typically, the list of documented possibilities will be provided (or exemplified) by a value list in the associated attribute specification, expressed with a &lt;valList&gt; element.</text:p>
          </table:table-cell>
        </table:table-row>
      </table:table>
      <text:h text:outline-level="2"><text:bookmark text:name="TEI.data.interval"/>data.interval</text:h>
      <table:table table:name="table371" table:style-name="Table1">
        <table:table-column table:style-name="Table1.col1"/>
        <table:table-column table:style-name="Table2.col2"/>
        <table:table-row>
          <table:table-cell table:number-columns-spanned="2">
            <text:p><text:span text:style-name="Highlight">data.interval</text:span> <text:span>defines attribute values used to express an interval valu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when/@interval</text:p></text:list-item></text:list></text:p>
          </table:table-cell>
        </table:table-row>
        <table:table-row>
          <table:table-cell>
            <text:p><text:span text:style-name="Highlight">Declaration</text:span></text:p>
          </table:table-cell>
          <table:table-cell>
            <text:p text:style-name="Preformatted_20_Text"/>
            <text:p text:style-name="Preformatted_20_Text">data.interval =</text:p>
            <text:p text:style-name="Preformatted_20_Text">   xsd:float { minExclusive = "0" } | "regular" | "irregular" | "unknown"</text:p>
          </table:table-cell>
        </table:table-row>
        <table:table-row>
          <table:table-cell>
            <text:p><text:span text:style-name="Highlight">Note</text:span></text:p>
          </table:table-cell>
          <table:table-cell>
            <text:p>Any value greater than zero or any one of the values <text:span text:style-name="Emphasis">regular</text:span>, <text:span text:style-name="Emphasis">irregular</text:span>, <text:span text:style-name="Emphasis">unknown</text:span>.</text:p>
          </table:table-cell>
        </table:table-row>
      </table:table>
      <text:h text:outline-level="2"><text:bookmark text:name="TEI.data.language"/>data.language</text:h>
      <table:table table:name="table372" table:style-name="Table1">
        <table:table-column table:style-name="Table1.col1"/>
        <table:table-column table:style-name="Table2.col2"/>
        <table:table-row>
          <table:table-cell table:number-columns-spanned="2">
            <text:p><text:span text:style-name="Highlight">data.language</text:span> <text:span>defines the range of attribute values used to identify a particular combination of human language and writing system.</text:span> [<text:a xlink:type="simple" xlink:href="http://www.tei-c.org/release/doc/tei-p5-doc/en/html/CH.html#CHSH">6.1. Language Identific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langKnowledge/@tags</text:p></text:list-item><text:list-item><text:p text:style-name="P1">langKnown/@tag</text:p></text:list-item><text:list-item><text:p text:style-name="P1">language/@ident</text:p></text:list-item></text:list></text:p>
          </table:table-cell>
        </table:table-row>
        <table:table-row>
          <table:table-cell>
            <text:p><text:span text:style-name="Highlight">Declaration</text:span></text:p>
          </table:table-cell>
          <table:table-cell>
            <text:p text:style-name="Preformatted_20_Text"/>
            <text:p text:style-name="Preformatted_20_Text">data.language = xsd:language | ""</text:p>
          </table:table-cell>
        </table:table-row>
        <table:table-row>
          <table:table-cell>
            <text:p><text:span text:style-name="Highlight">Note</text:span></text:p>
          </table:table-cell>
          <table:table-cell>
            <text:p>The values for this attribute are language <text:span>‘tags’</text:span> as defined in <text:a xlink:type="simple" xlink:href="http://tools.ietf.org/html/bcp47">BCP 47</text:a>. Currently BCP 47 comprises RFC 4646 and RFC 4647; over time, other IETF documents may succeed these as the best current practice.A <text:span>‘language tag’</text:span>, per BCP 47, is assembled from a sequence of components or <text:span text:style-name="Emphasis">subtags</text:span> separated by the hyphen character (<text:span text:style-name="Emphasis">-</text:span>, U+002D). The tag is made of the following subtags, in the following order. Every subtag except the first is optional. If present, each occurs only once, except the fourth and fifth components (variant and extension), which are repeatable. </text:p>
            <text:p text:style-name="List_20_Heading">language</text:p>
            <text:p text:style-name="List_20_Contents">The IANA-registered code for the language. This is almost always the same as the ISO 639 2-letter language code if there is one. The list of available registered language subtags can be found at <text:a xlink:type="simple" xlink:href="http://www.iana.org/assignments/language-subtag-registry">http://www.iana.org/assignments/language-subtag-registry</text:a>. It is recommended that this code be written in lower case.</text:p>
            <text:p text:style-name="List_20_Heading">script</text:p>
            <text:p text:style-name="List_20_Contents">The ISO 15924 code for the script. These codes consist of 4 letters, and it is recommended they be written with an initial capital, the other three letters in lower case. The canonical list of codes is maintained by the Unicode Consortium, and is available at <text:a xlink:type="simple" xlink:href="http://unicode.org/iso15924/iso15924-codes.html">http://unicode.org/iso15924/iso15924-codes.html</text:a>. The IETF recommends this code be omitted unless it is necessary to make a distinction you need.</text:p>
            <text:p text:style-name="List_20_Heading">region</text:p>
            <text:p text:style-name="List_20_Contents">Either an ISO 3166 country code or a UN M.49 region code that is registered with IANA (not all such codes are registered, e.g. UN codes for economic groupings or codes for countries for which there is already an ISO 3166 2-letter code are not registered). The former consist of 2 letters, and it is recommended they be written in upper case. The list of codes can be found at <text:a xlink:type="simple" xlink:href="http://www.iso.org/iso/home/standards/country_codes/iso-3166-1_decoding_table.htm">http://www.iso.org/iso/home/standards/country_codes/iso-3166-1_decoding_table.htm</text:a>. The latter consist of 3 digits; the list of codes can be found at <text:a xlink:type="simple" xlink:href="http://unstats.un.org/unsd/methods/m49/m49.htm">http://unstats.un.org/unsd/methods/m49/m49.htm</text:a>.</text:p>
            <text:p text:style-name="List_20_Heading">variant</text:p>
            <text:p text:style-name="List_20_Contents">An IANA-registered variation. These codes are used to indicate additional, well-recognized variations that define a language or its dialects that are not covered by other available subtags.</text:p>
            <text:p text:style-name="List_20_Heading">extension</text:p>
            <text:p text:style-name="List_20_Contents">An extension has the format of a single letter followed by a hyphen followed by additional subtags. These exist to allow for future extension to BCP 47, but as of this writing no such extensions are in use.</text:p>
            <text:p text:style-name="List_20_Heading">private use</text:p>
            <text:p text:style-name="List_20_Contents">An extension that uses the initial subtag of the single letter <text:span text:style-name="Emphasis">x</text:span> (i.e., starts with <text:span text:style-name="User_20_Entry">x-</text:span>) has no meaning except as negotiated among the parties involved. These should be used with great care, since they interfere with the interoperability that use of RFC 4646 is intended to promote. In order for a document that makes use of these subtags to be TEI-conformant, a corresponding &lt;language&gt; element must be present in the TEI header.</text:p>
            <text:line-break/>
            <text:p>There are two exceptions to the above format. First, there are language tags in the <text:a xlink:type="simple" xlink:href="http://www.iana.org/assignments/language-subtag-registry">IANA registry</text:a> that do not match the above syntax, but are present because they have been <text:span>‘grandfathered’</text:span> from previous specifications.</text:p>
            <text:line-break/>
            <text:p>Second, an entire language tag can consist of only a private use subtag. These tags start with <text:span text:style-name="User_20_Entry">x-</text:span>, and do not need to follow any further rules established by the IETF and endorsed by these Guidelines. Like all language tags that make use of private use subtags, the language in question must be documented in a corresponding &lt;language&gt; element in the TEI header.</text:p>
            <text:line-break/>
            <text:p>Examples include </text:p>
            <text:p text:style-name="List_20_Heading"><text:span text:style-name="Emphasis">sn</text:span></text:p>
            <text:p text:style-name="List_20_Contents">Shona</text:p>
            <text:p text:style-name="List_20_Heading"><text:span text:style-name="Emphasis">zh-TW</text:span></text:p>
            <text:p text:style-name="List_20_Contents">Taiwanese</text:p>
            <text:p text:style-name="List_20_Heading"><text:span text:style-name="Emphasis">zh-Hant-HK</text:span></text:p>
            <text:p text:style-name="List_20_Contents">Chinese written in traditional script as used in Hong Kong</text:p>
            <text:p text:style-name="List_20_Heading"><text:span text:style-name="Emphasis">en-SL</text:span></text:p>
            <text:p text:style-name="List_20_Contents">English as spoken in Sierra Leone</text:p>
            <text:p text:style-name="List_20_Heading"><text:span text:style-name="Emphasis">pl</text:span></text:p>
            <text:p text:style-name="List_20_Contents">Polish</text:p>
            <text:p text:style-name="List_20_Heading"><text:span text:style-name="Emphasis">es-MX</text:span></text:p>
            <text:p text:style-name="List_20_Contents">Spanish as spoken in Mexico</text:p>
            <text:p text:style-name="List_20_Heading"><text:span text:style-name="Emphasis">es-419</text:span></text:p>
            <text:p text:style-name="List_20_Contents">Spanish as spoken in Latin America</text:p>
            <text:line-break/>
            <text:p>The W3C Internationalization Activity has published a useful introduction to BCP 47, <text:a xlink:type="simple" xlink:href="http://www.w3.org/International/articles/language-tags/Overview.en.php">Language tags in HTML and XML</text:a>.</text:p>
          </table:table-cell>
        </table:table-row>
      </table:table>
      <text:h text:outline-level="2"><text:bookmark text:name="TEI.data.name"/>data.name</text:h>
      <table:table table:name="table373" table:style-name="Table1">
        <table:table-column table:style-name="Table1.col1"/>
        <table:table-column table:style-name="Table2.col2"/>
        <table:table-row>
          <table:table-cell table:number-columns-spanned="2">
            <text:p><text:span text:style-name="Highlight">data.name</text:span> <text:span>defines the range of attribute values expressed as an XML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tagUsage/@gi</text:p></text:list-item></text:list></text:p>
          </table:table-cell>
        </table:table-row>
        <table:table-row>
          <table:table-cell>
            <text:p><text:span text:style-name="Highlight">Declaration</text:span></text:p>
          </table:table-cell>
          <table:table-cell>
            <text:p text:style-name="Preformatted_20_Text"/>
            <text:p text:style-name="Preformatted_20_Text">data.name = xsd:Name</text:p>
          </table:table-cell>
        </table:table-row>
        <table:table-row>
          <table:table-cell>
            <text:p><text:span text:style-name="Highlight">Note</text:span></text:p>
          </table:table-cell>
          <table:table-cell>
            <text:p>Attributes using this datatype must contain a single word which follows the rules defining a legal XML name (see <text:a xlink:type="simple" xlink:href="http://www.w3.org/TR/REC-xml/#dt-name">http://www.w3.org/TR/REC-xml/#dt-name</text:a>): for example they cannot include whitespace or begin with digits.</text:p>
          </table:table-cell>
        </table:table-row>
      </table:table>
      <text:h text:outline-level="2"><text:bookmark text:name="TEI.data.namespace"/>data.namespace</text:h>
      <table:table table:name="table374" table:style-name="Table1">
        <table:table-column table:style-name="Table1.col1"/>
        <table:table-column table:style-name="Table2.col2"/>
        <table:table-row>
          <table:table-cell table:number-columns-spanned="2">
            <text:p><text:span text:style-name="Highlight">data.namespace</text:span> <text:span>defines the range of attribute values used to indicate XML namespaces as defined by the W3C <text:a xlink:type="simple" xlink:href="http://www.w3.org/TR/1999/REC-xml-names-19990114/">Namespaces in XML</text:a> Technical Recommend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namespace/@name</text:p></text:list-item></text:list></text:p>
          </table:table-cell>
        </table:table-row>
        <table:table-row>
          <table:table-cell>
            <text:p><text:span text:style-name="Highlight">Declaration</text:span></text:p>
          </table:table-cell>
          <table:table-cell>
            <text:p text:style-name="Preformatted_20_Text"/>
            <text:p text:style-name="Preformatted_20_Text">data.namespace = xsd:anyURI</text:p>
          </table:table-cell>
        </table:table-row>
        <table:table-row>
          <table:table-cell>
            <text:p><text:span text:style-name="Highlight">Note</text:span></text:p>
          </table:table-cell>
          <table:table-cell>
            <text:p>The range of syntactically valid values is defined by <text:a xlink:type="simple" xlink:href="http://www.ietf.org/rfc/rfc3986.txt">RFC 3986 <text:span text:style-name="Emphasis">Uniform Resource Identifier (URI): Generic Syntax</text:span></text:a></text:p>
          </table:table-cell>
        </table:table-row>
      </table:table>
      <text:h text:outline-level="2"><text:bookmark text:name="TEI.data.numeric"/>data.numeric</text:h>
      <table:table table:name="table375" table:style-name="Table1">
        <table:table-column table:style-name="Table1.col1"/>
        <table:table-column table:style-name="Table2.col2"/>
        <table:table-row>
          <table:table-cell table:number-columns-spanned="2">
            <text:p><text:span text:style-name="Highlight">data.numeric</text:span> <text:span>defines the range of attribute values used for numeric valu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numeric =</text:p>
            <text:p text:style-name="Preformatted_20_Text">   xsd:double | token { pattern = "(\-?[\d]+/\-?[\d]+)" } | xsd:decimal</text:p>
          </table:table-cell>
        </table:table-row>
        <table:table-row>
          <table:table-cell>
            <text:p><text:span text:style-name="Highlight">Note</text:span></text:p>
          </table:table-cell>
          <table:table-cell>
            <text:p>Any numeric value, represented as a decimal number, in floating point format, or as a ratio.To represent a floating point number, expressed in scientific notation, <text:span>‘E notation’</text:span>, a variant of <text:span>‘exponential notation’</text:span>, may be used. In this format, the value is expressed as two numbers separated by the letter E. The first number, the significand (sometimes called the mantissa) is given in decimal format, while the second is an integer. The value is obtained by multiplying the mantissa by 10 the number of times indicated by the integer. Thus the value represented in decimal notation as 1000.0 might be represented in scientific notation as 10E3.</text:p>
            <text:line-break/>
            <text:p>A value expressed as a ratio is represented by two integer values separated by a solidus (/) character. Thus, the value represented in decimal notation as 0.5 might be represented as a ratio by the string 1/2.</text:p>
          </table:table-cell>
        </table:table-row>
      </table:table>
      <text:h text:outline-level="2"><text:bookmark text:name="TEI.data.outputMeasurement"/>data.outputMeasurement</text:h>
      <table:table table:name="table376" table:style-name="Table1">
        <table:table-column table:style-name="Table1.col1"/>
        <table:table-column table:style-name="Table2.col2"/>
        <table:table-row>
          <table:table-cell table:number-columns-spanned="2">
            <text:p><text:span text:style-name="Highlight">data.outputMeasurement</text:span> <text:span>defines a range of values for use in specifying the size of an object that is intended for displa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outputMeasurement =</text:p>
            <text:p text:style-name="Preformatted_20_Text">   token</text:p>
            <text:p text:style-name="Preformatted_20_Text">   {</text:p>
            <text:p text:style-name="Preformatted_20_Text">      pattern = "[\-+]?\d+(\.\d+)?(%|cm|mm|in|pt|pc|px|em|ex|gd|rem|vw|vh|vm)"</text:p>
            <text:p text:style-name="Preformatted_20_Text">   }</text:p>
          </table:table-cell>
        </table:table-row>
        <table:table-row>
          <table:table-cell>
            <text:p><text:span text:style-name="Highlight">Example</text:span></text:p>
          </table:table-cell>
          <table:table-cell>
            <text:p text:style-name="Preformatted_20_Text">&lt;figure&gt;</text:p>
            <text:p text:style-name="Preformatted_20_Text"> &lt;head&gt;The TEI Logo&lt;/head&gt;</text:p>
            <text:p text:style-name="Preformatted_20_Text"> &lt;figDesc&gt;Stylized yellow angle brackets with the letters &lt;mentioned&gt;TEI&lt;/mentioned&gt; in</text:p>
            <text:p text:style-name="Preformatted_20_Text">   between and &lt;mentioned&gt;text encoding initiative&lt;/mentioned&gt; underneath, all on a white</text:p>
            <text:p text:style-name="Preformatted_20_Text">   background.&lt;/figDesc&gt;</text:p>
            <text:p text:style-name="Preformatted_20_Text"> &lt;graphic height="600px" width="600px"</text:p>
            <text:p text:style-name="Preformatted_20_Text">  url="http://www.tei-c.org/logos/TEI-600.jpg"/&gt;</text:p>
            <text:p text:style-name="Preformatted_20_Text">&lt;/figure&gt;</text:p>
          </table:table-cell>
        </table:table-row>
        <table:table-row>
          <table:table-cell>
            <text:p><text:span text:style-name="Highlight">Note</text:span></text:p>
          </table:table-cell>
          <table:table-cell>
            <text:p>These values map directly onto the values used by XSL-FO and CSS. For definitions of the units see those specifications; at the time of this writing the most complete list is in the <text:a xlink:type="simple" xlink:href="http://www.w3.org/TR/2005/WD-css3-values-20050726/#numbers0">CSS3 working draft</text:a>.</text:p>
          </table:table-cell>
        </table:table-row>
      </table:table>
      <text:h text:outline-level="2"><text:bookmark text:name="TEI.data.pattern"/>data.pattern</text:h>
      <table:table table:name="table377" table:style-name="Table1">
        <table:table-column table:style-name="Table1.col1"/>
        <table:table-column table:style-name="Table2.col2"/>
        <table:table-row>
          <table:table-cell table:number-columns-spanned="2">
            <text:p><text:span text:style-name="Highlight">data.pattern</text:span> (<text:span>regular expression pattern</text:span>) <text:span>defines attribute values which are expressed as a regular expres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attern = token</text:p>
          </table:table-cell>
        </table:table-row>
        <table:table-row>
          <table:table-cell>
            <text:p><text:span text:style-name="Highlight">Note</text:span></text:p>
          </table:table-cell>
          <table:table-cell>
            <text:p text:style-name="tei_cit"><text:p text:style-name="Quote">A regular expression, often called a <text:span text:style-name="Emphasis">pattern</text:span>, is an expression that describes a set of strings. They are usually used to give a concise description of a set, without having to list all elements. For example, the set containing the three strings <text:span text:style-name="Emphasis">Handel</text:span>, <text:span text:style-name="Emphasis">Händel</text:span>, and <text:span text:style-name="Emphasis">Haendel</text:span> can be described by the pattern <text:span text:style-name="User_20_Entry">H(ä|ae?)ndel</text:span> (or alternatively, it is said that the pattern <text:span text:style-name="User_20_Entry">H(ä|ae?)ndel</text:span> <text:span text:style-name="Emphasis">matches</text:span> each of the three strings)</text:p><text:a xlink:type="simple" xlink:href="http://en.wikipedia.org/wiki/Regular_expression#Basic_concepts">Wikipedia</text:a></text:p>
          </table:table-cell>
        </table:table-row>
      </table:table>
      <text:h text:outline-level="2"><text:bookmark text:name="TEI.data.pointer"/>data.pointer</text:h>
      <table:table table:name="table378" table:style-name="Table1">
        <table:table-column table:style-name="Table1.col1"/>
        <table:table-column table:style-name="Table2.col2"/>
        <table:table-row>
          <table:table-cell table:number-columns-spanned="2">
            <text:p><text:span text:style-name="Highlight">data.pointer</text:span> <text:span>defines the range of attribute values used to provide a single URI, absolute or relative, pointing to some other resource, either within the current document or elsewher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change/@target</text:p></text:list-item><text:list-item><text:p text:style-name="P1">classCode/@scheme</text:p></text:list-item><text:list-item><text:p text:style-name="P1">event/@where</text:p></text:list-item><text:list-item><text:p text:style-name="P1">keywords/@scheme</text:p></text:list-item><text:list-item><text:p text:style-name="P1">normalization/@source</text:p></text:list-item><text:list-item><text:p text:style-name="P1">occupation/@scheme</text:p></text:list-item><text:list-item><text:p text:style-name="P1">occupation/@code</text:p></text:list-item><text:list-item><text:p text:style-name="P1">relation/@active</text:p></text:list-item><text:list-item><text:p text:style-name="P1">relation/@mutual</text:p></text:list-item><text:list-item><text:p text:style-name="P1">relation/@passive</text:p></text:list-item><text:list-item><text:p text:style-name="P1">socecStatus/@scheme</text:p></text:list-item><text:list-item><text:p text:style-name="P1">socecStatus/@code</text:p></text:list-item><text:list-item><text:p text:style-name="P1">tagUsage/@render</text:p></text:list-item><text:list-item><text:p text:style-name="P1">timeline/@origin</text:p></text:list-item><text:list-item><text:p text:style-name="P1">w/@lemmaRef</text:p></text:list-item><text:list-item><text:p text:style-name="P1">when/@since</text:p></text:list-item></text:list></text:p>
          </table:table-cell>
        </table:table-row>
        <table:table-row>
          <table:table-cell>
            <text:p><text:span text:style-name="Highlight">Declaration</text:span></text:p>
          </table:table-cell>
          <table:table-cell>
            <text:p text:style-name="Preformatted_20_Text"/>
            <text:p text:style-name="Preformatted_20_Text">data.pointer = xsd:anyURI</text:p>
          </table:table-cell>
        </table:table-row>
        <table:table-row>
          <table:table-cell>
            <text:p><text:span text:style-name="Highlight">Note</text:span></text:p>
          </table:table-cell>
          <table:table-cell>
            <text:p>The range of syntactically valid values is defined by <text:a xlink:type="simple" xlink:href="http://www.ietf.org/rfc/rfc3986.txt">RFC 3986</text:a> <text:span text:style-name="Emphasis">Uniform Resource Identifier (URI): Generic Syntax</text:span>. Note that the values themselves are encoded using <text:a xlink:type="simple" xlink:href="http://www.ietf.org/rfc/rfc3987.txt">RFC 3987</text:a> <text:span text:style-name="Emphasis">Internationalized Resource Identifiers</text:span> (IRIs) mapping to URIs. For example, <text:span text:style-name="User_20_Entry">https://secure.wikimedia.org/wikipedia/en/wiki/%</text:span> is encoded as <text:span text:style-name="User_20_Entry">https://secure.wikimedia.org/wikipedia/en/wiki/%25</text:span> while <text:span text:style-name="User_20_Entry">http://موقع.وزارة-الاتصالات.مصر/</text:span> is encoded as <text:span text:style-name="User_20_Entry">http://xn--4gbrim.xn----rmckbbajlc6dj7bxne2c.xn--wgbh1c/</text:span></text:p>
          </table:table-cell>
        </table:table-row>
      </table:table>
      <text:h text:outline-level="2"><text:bookmark text:name="TEI.data.replacement"/>data.replacement</text:h>
      <table:table table:name="table379" table:style-name="Table1">
        <table:table-column table:style-name="Table1.col1"/>
        <table:table-column table:style-name="Table2.col2"/>
        <table:table-row>
          <table:table-cell table:number-columns-spanned="2">
            <text:p><text:span text:style-name="Highlight">data.replacement</text:span> <text:span>defines attribute values which contain a replacement templat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replacement = text</text:p>
          </table:table-cell>
        </table:table-row>
      </table:table>
      <text:h text:outline-level="2"><text:bookmark text:name="TEI.data.sex"/>data.sex</text:h>
      <table:table table:name="table380" table:style-name="Table1">
        <table:table-column table:style-name="Table1.col1"/>
        <table:table-column table:style-name="Table2.col2"/>
        <table:table-row>
          <table:table-cell table:number-columns-spanned="2">
            <text:p><text:span text:style-name="Highlight">data.sex</text:span> <text:span>defines the range of attribute values used to identify human or animal sex.</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personGrp/@sex</text:p></text:list-item><text:list-item><text:p text:style-name="P1">sex/@value</text:p></text:list-item></text:list></text:p>
          </table:table-cell>
        </table:table-row>
        <table:table-row>
          <table:table-cell>
            <text:p><text:span text:style-name="Highlight">Declaration</text:span></text:p>
          </table:table-cell>
          <table:table-cell>
            <text:p text:style-name="Preformatted_20_Text"/>
            <text:p text:style-name="Preformatted_20_Text">data.sex = data.word</text:p>
          </table:table-cell>
        </table:table-row>
        <table:table-row>
          <table:table-cell>
            <text:p><text:span text:style-name="Highlight">Note</text:span></text:p>
          </table:table-cell>
          <table:table-cell>
            <text:p>Values for attributes using this datatype may be locally defined by a project, or may refer to an external standard, such as vCard's sex property <text:a xlink:type="simple" xlink:href="http://microformats.org/wiki/gender-formats">http://microformats.org/wiki/gender-formats</text:a> (in which <text:span text:style-name="Emphasis">M</text:span> indicates male, <text:span text:style-name="Emphasis">F</text:span> female, <text:span text:style-name="Emphasis">O</text:span> other, <text:span text:style-name="Emphasis">N</text:span> none or not applicable, <text:span text:style-name="Emphasis">U</text:span> unknown), or the often used ISO 5218:2004 <text:span text:style-name="Emphasis">Representation of Human Sexes</text:span> <text:a xlink:type="simple" xlink:href="http://standards.iso.org/ittf/PubliclyAvailableStandards/c036266_ISO_IEC_5218_2004(E_F).zip">http://standards.iso.org/ittf/PubliclyAvailableStandards/c036266_ISO_IEC_5218_2004(E_F).zip</text:a> (in which <text:span text:style-name="Emphasis">0</text:span> indicates unknown; <text:span text:style-name="Emphasis">1</text:span> male; <text:span text:style-name="Emphasis">2</text:span> female; and <text:span text:style-name="Emphasis">9</text:span> not applicable, although the ISO standard is widely considered inadequate); cf. CETH's <text:span text:style-name="Emphasis">Recommendations for Inclusive Data Collection of Trans People</text:span> <text:a xlink:type="simple" xlink:href="http://transhealth.ucsf.edu/trans?page=lib-data-collection">http://transhealth.ucsf.edu/trans?page=lib-data-collection</text:a>.</text:p>
          </table:table-cell>
        </table:table-row>
      </table:table>
      <text:h text:outline-level="2"><text:bookmark text:name="TEI.data.temporal.w3c"/>data.temporal.w3c</text:h>
      <table:table table:name="table381" table:style-name="Table1">
        <table:table-column table:style-name="Table1.col1"/>
        <table:table-column table:style-name="Table2.col2"/>
        <table:table-row>
          <table:table-cell table:number-columns-spanned="2">
            <text:p><text:span text:style-name="Highlight">data.temporal.w3c</text:span> <text:span>defines the range of attribute values expressing a temporal expression such as a date, a time, or a combination of them, that conform to the W3C <text:span text:style-name="Emphasis">XML Schema Part 2: Datatypes Second Edition</text:span> specific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when/@absolute</text:p></text:list-item></text:list></text:p>
          </table:table-cell>
        </table:table-row>
        <table:table-row>
          <table:table-cell>
            <text:p><text:span text:style-name="Highlight">Declaration</text:span></text:p>
          </table:table-cell>
          <table:table-cell>
            <text:p text:style-name="Preformatted_20_Text"/>
            <text:p text:style-name="Preformatted_20_Text">data.temporal.w3c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able:table-cell>
        </table:table-row>
        <table:table-row>
          <table:table-cell>
            <text:p><text:span text:style-name="Highlight">Note</text:span></text:p>
          </table:table-cell>
          <table:table-cell>
            <text:p>If it is likely that the value used is to be compared with another, then a time zone indicator should always be included, and only the dateTime representation should be used.</text:p>
          </table:table-cell>
        </table:table-row>
      </table:table>
      <text:h text:outline-level="2"><text:bookmark text:name="TEI.data.text"/>data.text</text:h>
      <table:table table:name="table382" table:style-name="Table1">
        <table:table-column table:style-name="Table1.col1"/>
        <table:table-column table:style-name="Table2.col2"/>
        <table:table-row>
          <table:table-cell table:number-columns-spanned="2">
            <text:p><text:span text:style-name="Highlight">data.text</text:span> <text:span>defines the range of attribute values used to express some kind of identifying string as a single sequence of unicode characters possibly including white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w/@lemma</text:p></text:list-item></text:list></text:p>
          </table:table-cell>
        </table:table-row>
        <table:table-row>
          <table:table-cell>
            <text:p><text:span text:style-name="Highlight">Declaration</text:span></text:p>
          </table:table-cell>
          <table:table-cell>
            <text:p text:style-name="Preformatted_20_Text"/>
            <text:p text:style-name="Preformatted_20_Text">data.text = string</text:p>
          </table:table-cell>
        </table:table-row>
        <table:table-row>
          <table:table-cell>
            <text:p><text:span text:style-name="Highlight">Note</text:span></text:p>
          </table:table-cell>
          <table:table-cell>
            <text:p>Attributes using this datatype must contain a single <text:span>‘token’</text:span> in which whitespace and other punctuation characters are permitted.</text:p>
          </table:table-cell>
        </table:table-row>
      </table:table>
      <text:h text:outline-level="2"><text:bookmark text:name="TEI.data.truthValue"/>data.truthValue</text:h>
      <table:table table:name="table383" table:style-name="Table1">
        <table:table-column table:style-name="Table1.col1"/>
        <table:table-column table:style-name="Table2.col2"/>
        <table:table-row>
          <table:table-cell table:number-columns-spanned="2">
            <text:p><text:span text:style-name="Highlight">data.truthValue</text:span> <text:span>defines the range of attribute values used to express a truth valu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listChange/@ordered</text:p></text:list-item><text:list-item><text:p text:style-name="P1">pc/@pre</text:p></text:list-item><text:list-item><text:p text:style-name="P1">tagsDecl/@partial</text:p></text:list-item></text:list></text:p>
          </table:table-cell>
        </table:table-row>
        <table:table-row>
          <table:table-cell>
            <text:p><text:span text:style-name="Highlight">Declaration</text:span></text:p>
          </table:table-cell>
          <table:table-cell>
            <text:p text:style-name="Preformatted_20_Text"/>
            <text:p text:style-name="Preformatted_20_Text">data.truthValue = xsd:boolean</text:p>
          </table:table-cell>
        </table:table-row>
        <table:table-row>
          <table:table-cell>
            <text:p><text:span text:style-name="Highlight">Note</text:span></text:p>
          </table:table-cell>
          <table:table-cell>
            <text:p>The possible values of this datatype are <text:span text:style-name="Emphasis">1</text:span> or <text:span text:style-name="Emphasis">true</text:span>, or <text:span text:style-name="Emphasis">0</text:span> or <text:span text:style-name="Emphasis">false</text:span>.This datatype applies only for cases where uncertainty is inappropriate; if the attribute concerned may have a value other than true or false, e.g. <text:span text:style-name="Emphasis">unknown</text:span>, or <text:span text:style-name="Emphasis">inapplicable</text:span>, it should have the extended version of this datatype: <text:span>data.xTruthValue</text:span>.</text:p>
          </table:table-cell>
        </table:table-row>
      </table:table>
      <text:h text:outline-level="2"><text:bookmark text:name="TEI.data.version"/>data.version</text:h>
      <table:table table:name="table384" table:style-name="Table1">
        <table:table-column table:style-name="Table1.col1"/>
        <table:table-column table:style-name="Table2.col2"/>
        <table:table-row>
          <table:table-cell table:number-columns-spanned="2">
            <text:p><text:span text:style-name="Highlight">data.version</text:span> <text:span>defines the range of attribute values which may be used to specify a TEI or Unicode version numb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TEI/@version</text:p></text:list-item><text:list-item><text:p text:style-name="P1">teiCorpus/@version</text:p></text:list-item></text:list></text:p>
          </table:table-cell>
        </table:table-row>
        <table:table-row>
          <table:table-cell>
            <text:p><text:span text:style-name="Highlight">Declaration</text:span></text:p>
          </table:table-cell>
          <table:table-cell>
            <text:p text:style-name="Preformatted_20_Text"/>
            <text:p text:style-name="Preformatted_20_Text">data.version = token { pattern = "[\d]+(\.[\d]+){0,2}" }</text:p>
          </table:table-cell>
        </table:table-row>
        <table:table-row>
          <table:table-cell>
            <text:p><text:span text:style-name="Highlight">Note</text:span></text:p>
          </table:table-cell>
          <table:table-cell>
            <text:p>The value of this attribute follows the pattern specified by the Unicode consortium for its version number (<text:a xlink:type="simple" xlink:href="http://unicode.org/versions/">http://unicode.org/versions/</text:a>). A version number contains digits and fullstop characters only. The first number supplied identifies the major version number. A second and third number, for minor and sub-minor version numbers, may also be supplied.</text:p>
          </table:table-cell>
        </table:table-row>
      </table:table>
      <text:h text:outline-level="2"><text:bookmark text:name="TEI.data.versionNumber"/>data.versionNumber</text:h>
      <table:table table:name="table385" table:style-name="Table1">
        <table:table-column table:style-name="Table1.col1"/>
        <table:table-column table:style-name="Table2.col2"/>
        <table:table-row>
          <table:table-cell table:number-columns-spanned="2">
            <text:p><text:span text:style-name="Highlight">data.versionNumber</text:span> <text:span>defines the range of attribute values used for version number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versionNumber =</text:p>
            <text:p text:style-name="Preformatted_20_Text">   token { pattern = "[\d]+[a-z]*[\d]*(\.[\d]+[a-z]*[\d]*){0,3}" }</text:p>
          </table:table-cell>
        </table:table-row>
      </table:table>
      <text:h text:outline-level="2"><text:bookmark text:name="TEI.data.word"/>data.word</text:h>
      <table:table table:name="table386" table:style-name="Table1">
        <table:table-column table:style-name="Table1.col1"/>
        <table:table-column table:style-name="Table2.col2"/>
        <table:table-row>
          <table:table-cell table:number-columns-spanned="2">
            <text:p><text:span text:style-name="Highlight">data.word</text:span> <text:span>defines the range of attribute values expressed as a single word or toke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a.enumerated data.sex<text:span>Element: </text:span><text:list text:style-name="L1"><text:list-item><text:p text:style-name="P1">gap/@reason</text:p></text:list-item><text:list-item><text:p text:style-name="P1">langKnown/@level</text:p></text:list-item><text:list-item><text:p text:style-name="P1">org/@role</text:p></text:list-item><text:list-item><text:p text:style-name="P1">personGrp/@size</text:p></text:list-item></text:list></text:p>
          </table:table-cell>
        </table:table-row>
        <table:table-row>
          <table:table-cell>
            <text:p><text:span text:style-name="Highlight">Declaration</text:span></text:p>
          </table:table-cell>
          <table:table-cell>
            <text:p text:style-name="Preformatted_20_Text"/>
            <text:p text:style-name="Preformatted_20_Text">data.word = token { pattern = "(\p{L}|\p{N}|\p{P}|\p{S})+" }</text:p>
          </table:table-cell>
        </table:table-row>
        <table:table-row>
          <table:table-cell>
            <text:p><text:span text:style-name="Highlight">Note</text:span></text:p>
          </table:table-cell>
          <table:table-cell>
            <text:p>Attributes using this datatype must contain a single <text:span>‘word’</text:span> which contains only letters, digits, punctuation characters, or symbols: thus it cannot include whitespace.</text:p>
          </table:table-cell>
        </table:table-row>
      </table:table>
      <text:h text:outline-level="2"><text:bookmark text:name="TEI.macro.limitedContent"/>macro.limitedContent</text:h>
      <table:table table:name="table387" table:style-name="Table1">
        <table:table-column table:style-name="Table1.col1"/>
        <table:table-column table:style-name="Table2.col2"/>
        <table:table-row>
          <table:table-cell table:number-columns-spanned="2">
            <text:p><text:span text:style-name="Highlight">macro.limitedContent</text:span> (<text:span>paragraph content</text:span>) <text:span>defines the content of prose elements that are not used for transcription of extant material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esc meeting tagUsage</text:p>
          </table:table-cell>
        </table:table-row>
        <table:table-row>
          <table:table-cell>
            <text:p><text:span text:style-name="Highlight">Declaration</text:span></text:p>
          </table:table-cell>
          <table:table-cell>
            <text:p text:style-name="Preformatted_20_Text"/>
            <text:p text:style-name="Preformatted_20_Text">macro.limitedContent = ( text | model.limitedPhrase | model.inter )*</text:p>
          </table:table-cell>
        </table:table-row>
      </table:table>
      <text:h text:outline-level="2"><text:bookmark text:name="TEI.macro.paraContent"/>macro.paraContent</text:h>
      <table:table table:name="table388" table:style-name="Table1">
        <table:table-column table:style-name="Table1.col1"/>
        <table:table-column table:style-name="Table2.col2"/>
        <table:table-row>
          <table:table-cell table:number-columns-spanned="2">
            <text:p><text:span text:style-name="Highlight">macro.paraContent</text:span> (<text:span>paragraph content</text:span>) <text:span>defines the content of paragraphs and similar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 ref title writing</text:p>
          </table:table-cell>
        </table:table-row>
        <table:table-row>
          <table:table-cell>
            <text:p><text:span text:style-name="Highlight">Declaration</text:span></text:p>
          </table:table-cell>
          <table:table-cell>
            <text:p text:style-name="Preformatted_20_Text"/>
            <text:p text:style-name="Preformatted_20_Text">macro.paraContent =</text:p>
            <text:p text:style-name="Preformatted_20_Text">   ( text | model.gLike | model.phrase | model.inter | model.global | lg | l )*</text:p>
          </table:table-cell>
        </table:table-row>
      </table:table>
      <text:h text:outline-level="2"><text:bookmark text:name="TEI.macro.phraseSeq"/>macro.phraseSeq</text:h>
      <table:table table:name="table389" table:style-name="Table1">
        <table:table-column table:style-name="Table1.col1"/>
        <table:table-column table:style-name="Table2.col2"/>
        <table:table-row>
          <table:table-cell table:number-columns-spanned="2">
            <text:p><text:span text:style-name="Highlight">macro.phraseSeq</text:span> (<text:span>phrase sequence</text:span>) <text:span>defines a sequence of character data and phrase-level elements.</text:span> [<text:a xlink:type="simple" xlink:href="http://www.tei-c.org/release/doc/tei-p5-doc/en/html/ST.html#STECST">1.4.1. Standard Content Model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ddName addrLine affiliation author biblScope birth bloc citedRange country death distributor district edition editor education email extent faith floruit forename genName geoDecl label nameLink nationality occupation orgName persName placeName pubPlace publisher region residence roleName settlement sex socecStatus street surname</text:p>
          </table:table-cell>
        </table:table-row>
        <table:table-row>
          <table:table-cell>
            <text:p><text:span text:style-name="Highlight">Declaration</text:span></text:p>
          </table:table-cell>
          <table:table-cell>
            <text:p text:style-name="Preformatted_20_Text"/>
            <text:p text:style-name="Preformatted_20_Text">macro.phraseSeq = ( text | model.gLike | model.phrase | model.global )*</text:p>
          </table:table-cell>
        </table:table-row>
      </table:table>
      <text:h text:outline-level="2"><text:bookmark text:name="TEI.macro.phraseSeq.limited"/>macro.phraseSeq.limited</text:h>
      <table:table table:name="table390" table:style-name="Table1">
        <table:table-column table:style-name="Table1.col1"/>
        <table:table-column table:style-name="Table2.col2"/>
        <table:table-row>
          <table:table-cell table:number-columns-spanned="2">
            <text:p><text:span text:style-name="Highlight">macro.phraseSeq.limited</text:span> (<text:span>limited phrase sequence</text:span>) <text:span>defines a sequence of character data and those phrase-level elements that are not typically used for transcribing extant documents.</text:span> [<text:a xlink:type="simple" xlink:href="http://www.tei-c.org/release/doc/tei-p5-doc/en/html/ST.html#STECST">1.4.1. Standard Content Model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ge authority classCode funder langKnown language locale principal resp sponsor</text:p>
          </table:table-cell>
        </table:table-row>
        <table:table-row>
          <table:table-cell>
            <text:p><text:span text:style-name="Highlight">Declaration</text:span></text:p>
          </table:table-cell>
          <table:table-cell>
            <text:p text:style-name="Preformatted_20_Text"/>
            <text:p text:style-name="Preformatted_20_Text">macro.phraseSeq.limited = ( text | model.limitedPhrase | model.global )*</text:p>
          </table:table-cell>
        </table:table-row>
      </table:table>
      <text:h text:outline-level="2"><text:bookmark text:name="TEI.macro.specialPara"/>macro.specialPara</text:h>
      <table:table table:name="table391" table:style-name="Table1">
        <table:table-column table:style-name="Table1.col1"/>
        <table:table-column table:style-name="Table2.col2"/>
        <table:table-row>
          <table:table-cell table:number-columns-spanned="2">
            <text:p><text:span text:style-name="Highlight">macro.specialPara</text:span> (<text:span>'special' paragraph content</text:span>) <text:span>defines the content model of elements such as notes or list items, which either contain a series of component-level elements or else have the same structure as a paragraph, containing a series of phrase-level and inter-level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hange item licence note</text:p>
          </table:table-cell>
        </table:table-row>
        <table:table-row>
          <table:table-cell>
            <text:p><text:span text:style-name="Highlight">Declaration</text:span></text:p>
          </table:table-cell>
          <table:table-cell>
            <text:p text:style-name="Preformatted_20_Text"/>
            <text:p text:style-name="Preformatted_20_Text">macro.specialPara =</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divPart</text:p>
            <text:p text:style-name="Preformatted_20_Text">    | model.global</text:p>
            <text:p text:style-name="Preformatted_20_Text">   )*</text:p>
          </table:table-cell>
        </table:table-row>
      </table:table>
      <text:h text:outline-level="2"><text:bookmark text:name="TEI.macro.xtext"/>macro.xtext</text:h>
      <table:table table:name="table392" table:style-name="Table1">
        <table:table-column table:style-name="Table1.col1"/>
        <table:table-column table:style-name="Table2.col2"/>
        <table:table-row>
          <table:table-cell table:number-columns-spanned="2">
            <text:p><text:span text:style-name="Highlight">macro.xtext</text:span> (<text:span>extended text</text:span>) <text:span>defines a sequence of character data and gaiji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text:p>
          </table:table-cell>
        </table:table-row>
        <table:table-row>
          <table:table-cell>
            <text:p><text:span text:style-name="Highlight">Declaration</text:span></text:p>
          </table:table-cell>
          <table:table-cell>
            <text:p text:style-name="Preformatted_20_Text"/>
            <text:p text:style-name="Preformatted_20_Text">macro.xtext = ( text | model.gLike )*</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meta>
    <meta:generator>TEI to OpenOffice XSLT</meta:generator>
    <dc:title>Shema TEI za korpus SlovParl v repozitoriju CLARIN.SI — The TEI Schema for SlovParl corpus in CLARIN.SI repository</dc:title>
    <dc:description/>
    <dc:subject/>
    <meta:creation-date>2016-08-15</meta:creation-date>
    <dc:date>2016-08-28T13:21:55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